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1.74pt"/>
    </style:style>
    <style:style style:name="co3" style:family="table-column">
      <style:table-column-properties fo:break-before="auto" style:column-width="62.5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67.89pt"/>
    </style:style>
    <style:style style:name="co7" style:family="table-column">
      <style:table-column-properties fo:break-before="auto" style:column-width="60.21pt"/>
    </style:style>
    <style:style style:name="co8" style:family="table-column">
      <style:table-column-properties fo:break-before="auto" style:column-width="51.96pt"/>
    </style:style>
    <style:style style:name="co9" style:family="table-column">
      <style:table-column-properties fo:break-before="auto" style:column-width="87.99pt"/>
    </style:style>
    <style:style style:name="co10" style:family="table-column">
      <style:table-column-properties fo:break-before="auto" style:column-width="40.11pt"/>
    </style:style>
    <style:style style:name="co11" style:family="table-column">
      <style:table-column-properties fo:break-before="auto" style:column-width="53.6pt"/>
    </style:style>
    <style:style style:name="co12" style:family="table-column">
      <style:table-column-properties fo:break-before="auto" style:column-width="45.35pt"/>
    </style:style>
    <style:style style:name="co13" style:family="table-column">
      <style:table-column-properties fo:break-before="auto" style:column-width="50.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99pt groove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 fo:border="0.99pt groove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ffff99" style:text-align-source="fix" style:repeat-content="false" fo:border="0.99pt groove #000000"/>
      <style:paragraph-properties fo:text-align="center" fo:margin-left="0pt"/>
      <style:text-properties fo:font-size="11pt" style:font-size-asian="11pt" style:font-size-complex="11pt"/>
    </style:style>
    <style:style style:name="ce4" style:family="table-cell" style:parent-style-name="Default">
      <style:table-cell-properties fo:background-color="#00ccff" fo:border="0.06pt solid #000000"/>
    </style:style>
    <style:style style:name="ce5" style:family="table-cell" style:parent-style-name="Default">
      <style:table-cell-properties fo:background-color="transparent" fo:border="none"/>
    </style:style>
    <style:style style:name="ce6" style:family="table-cell" style:parent-style-name="Default">
      <style:table-cell-properties fo:background-color="#99ff66" fo:border="0.06pt solid #000000"/>
    </style:style>
    <style:style style:name="ce7" style:family="table-cell" style:parent-style-name="Default">
      <style:table-cell-properties fo:background-color="#ffff99" style:text-align-source="fix" style:repeat-content="false" fo:wrap-option="wrap" fo:border="0.99pt groove #000000" style:vertical-align="middle"/>
      <style:paragraph-properties fo:text-align="center" fo:margin-left="0pt"/>
      <style:text-properties fo:font-size="11pt" style:font-size-asian="11pt" style:font-size-complex="1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harts" table:style-name="ta1">
        <table:shapes>
          <draw:frame draw:z-index="0" draw:style-name="gr1" draw:text-style-name="P1" svg:width="598.93pt" svg:height="382.51pt" svg:x="86.34pt" svg:y="51.79pt">
            <loext:p draw:notify-on-update-of-ranges="Heapsort.A4:Heapsort.A4 Heapsort.A5:Heapsort.A33 Heapsort.B4:Heapsort.B33 Quicksort.B4:Quicksort.B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598.93pt" svg:height="382.51pt" svg:x="706.73pt" svg:y="52.13pt">
            <loext:p draw:notify-on-update-of-ranges="Heapsort.A5:Heapsort.A33 Heapsort.H4:Heapsort.H33 Quicksort.H4:Quicksort.H3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Heapsort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2" table:default-cell-style-name="ce5"/>
        <table:table-row table:style-name="ro2">
          <table:table-cell table:style-name="ce1" office:value-type="string" calcext:value-type="string" table:number-columns-spanned="15" table:number-rows-spanned="1">
            <text:p>Heapsort</text:p>
          </table:table-cell>
          <table:covered-table-cell table:number-columns-repeated="14" table:style-name="ce3"/>
        </table:table-row>
        <table:table-row table:style-name="ro3">
          <table:table-cell table:style-name="ce2" office:value-type="string" calcext:value-type="string" table:number-columns-spanned="6" table:number-rows-spanned="1">
            <text:p>Reals</text:p>
          </table:table-cell>
          <table:covered-table-cell table:number-columns-repeated="5" table:style-name="ce3"/>
          <table:table-cell table:style-name="ce2" office:value-type="string" calcext:value-type="string" table:number-columns-spanned="6" table:number-rows-spanned="1">
            <text:p>Dates</text:p>
          </table:table-cell>
          <table:covered-table-cell table:number-columns-repeated="5" table:style-name="ce3"/>
          <table:table-cell table:style-name="ce7" office:value-type="string" calcext:value-type="string" table:number-columns-spanned="1" table:number-rows-spanned="2">
            <text:p>Average Case Estimation</text:p>
          </table:table-cell>
          <table:table-cell table:style-name="ce2" office:value-type="string" calcext:value-type="string" table:number-columns-spanned="2" table:number-rows-spanned="1">
            <text:p>Scale Factors</text:p>
          </table:table-cell>
          <table:covered-table-cell table:style-name="ce3"/>
        </table:table-row>
        <table:table-row table:style-name="ro3">
          <table:table-cell table:style-name="ce3" office:value-type="string" calcext:value-type="string">
            <text:p>No Rec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Comparisons</text:p>
          </table:table-cell>
          <table:table-cell table:style-name="ce3" office:value-type="string" calcext:value-type="string">
            <text:p>Exchanges</text:p>
          </table:table-cell>
          <table:table-cell table:style-name="ce3" office:value-type="string" calcext:value-type="string">
            <text:p>Overhead</text:p>
          </table:table-cell>
          <table:table-cell table:style-name="ce3" office:value-type="string" calcext:value-type="string">
            <text:p>All Ops</text:p>
          </table:table-cell>
          <table:table-cell table:style-name="ce3" office:value-type="string" calcext:value-type="string">
            <text:p>No Rec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Comparisons</text:p>
          </table:table-cell>
          <table:table-cell table:style-name="ce3" office:value-type="string" calcext:value-type="string">
            <text:p>Exchanges</text:p>
          </table:table-cell>
          <table:table-cell table:style-name="ce3" office:value-type="string" calcext:value-type="string">
            <text:p>Overhead</text:p>
          </table:table-cell>
          <table:table-cell table:style-name="ce3" office:value-type="string" calcext:value-type="string">
            <text:p>All Ops</text:p>
          </table:table-cell>
          <table:covered-table-cell table:style-name="ce3"/>
          <table:table-cell table:style-name="ce3" office:value-type="string" calcext:value-type="string">
            <text:p>Reals</text:p>
          </table:table-cell>
          <table:table-cell table:style-name="ce3" office:value-type="string" calcext:value-type="string">
            <text:p>Dates</text:p>
          </table:table-cell>
        </table:table-row>
        <table:table-row table:style-name="ro1">
          <table:table-cell table:style-name="ce4" table:formula="of:=[heapsort_d.A1]" office:value-type="float" office:value="10000" calcext:value-type="float">
            <text:p>10000</text:p>
          </table:table-cell>
          <table:table-cell table:style-name="ce4" table:formula="of:=[heapsort_d.B1]" office:value-type="float" office:value="0.0070842" calcext:value-type="float">
            <text:p>0.0070842</text:p>
          </table:table-cell>
          <table:table-cell table:style-name="ce4" table:formula="of:=[heapsort_d.C1]" office:value-type="float" office:value="235371" calcext:value-type="float">
            <text:p>235371</text:p>
          </table:table-cell>
          <table:table-cell table:style-name="ce4" table:formula="of:=[heapsort_d.D1]" office:value-type="float" office:value="432789" calcext:value-type="float">
            <text:p>432789</text:p>
          </table:table-cell>
          <table:table-cell table:style-name="ce4" table:formula="of:=[heapsort_d.E1]" office:value-type="float" office:value="763568" calcext:value-type="float">
            <text:p>763568</text:p>
          </table:table-cell>
          <table:table-cell table:style-name="ce4" table:formula="of:=[.C4]+[.D4]+[.E4]" office:value-type="float" office:value="1431728" calcext:value-type="float">
            <text:p>1431728</text:p>
          </table:table-cell>
          <table:table-cell table:style-name="ce6" table:formula="of:=[heapsort_4date.A1]" office:value-type="float" office:value="10000" calcext:value-type="float">
            <text:p>10000</text:p>
          </table:table-cell>
          <table:table-cell table:style-name="ce6" table:formula="of:=[heapsort_4date.B1]" office:value-type="float" office:value="0.0089816" calcext:value-type="float">
            <text:p>0.0089816</text:p>
          </table:table-cell>
          <table:table-cell table:style-name="ce6" table:formula="of:=[heapsort_4date.C1]" office:value-type="float" office:value="235487" calcext:value-type="float">
            <text:p>235487</text:p>
          </table:table-cell>
          <table:table-cell table:style-name="ce6" table:formula="of:=[heapsort_4date.D1]" office:value-type="float" office:value="432585" calcext:value-type="float">
            <text:p>432585</text:p>
          </table:table-cell>
          <table:table-cell table:style-name="ce6" table:formula="of:=[heapsort_4date.E1]" office:value-type="float" office:value="763089" calcext:value-type="float">
            <text:p>763089</text:p>
          </table:table-cell>
          <table:table-cell table:style-name="ce6" table:formula="of:=[.I4]+[.J4]+[.K4]" office:value-type="float" office:value="1431161" calcext:value-type="float">
            <text:p>1431161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2]" office:value-type="float" office:value="20000" calcext:value-type="float">
            <text:p>20000</text:p>
          </table:table-cell>
          <table:table-cell table:style-name="ce4" table:formula="of:=[heapsort_d.B2]" office:value-type="float" office:value="0.013799" calcext:value-type="float">
            <text:p>0.013799</text:p>
          </table:table-cell>
          <table:table-cell table:style-name="ce4" table:formula="of:=[heapsort_d.C2]" office:value-type="float" office:value="510667" calcext:value-type="float">
            <text:p>510667</text:p>
          </table:table-cell>
          <table:table-cell table:style-name="ce4" table:formula="of:=[heapsort_d.D2]" office:value-type="float" office:value="924921" calcext:value-type="float">
            <text:p>924921</text:p>
          </table:table-cell>
          <table:table-cell table:style-name="ce4" table:formula="of:=[heapsort_d.E2]" office:value-type="float" office:value="1635810" calcext:value-type="float">
            <text:p>1635810</text:p>
          </table:table-cell>
          <table:table-cell table:style-name="ce4" table:formula="of:=[.C5]+[.D5]+[.E5]" office:value-type="float" office:value="3071398" calcext:value-type="float">
            <text:p>3071398</text:p>
          </table:table-cell>
          <table:table-cell table:style-name="ce6" table:formula="of:=[heapsort_4date.A2]" office:value-type="float" office:value="20000" calcext:value-type="float">
            <text:p>20000</text:p>
          </table:table-cell>
          <table:table-cell table:style-name="ce6" table:formula="of:=[heapsort_4date.B2]" office:value-type="float" office:value="0.0181841" calcext:value-type="float">
            <text:p>0.0181841</text:p>
          </table:table-cell>
          <table:table-cell table:style-name="ce6" table:formula="of:=[heapsort_4date.C2]" office:value-type="float" office:value="510606" calcext:value-type="float">
            <text:p>510606</text:p>
          </table:table-cell>
          <table:table-cell table:style-name="ce6" table:formula="of:=[heapsort_4date.D2]" office:value-type="float" office:value="924939" calcext:value-type="float">
            <text:p>924939</text:p>
          </table:table-cell>
          <table:table-cell table:style-name="ce6" table:formula="of:=[heapsort_4date.E2]" office:value-type="float" office:value="1636022" calcext:value-type="float">
            <text:p>1636022</text:p>
          </table:table-cell>
          <table:table-cell table:style-name="ce6" table:formula="of:=[.I5]+[.J5]+[.K5]" office:value-type="float" office:value="3071567" calcext:value-type="float">
            <text:p>3071567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3]" office:value-type="float" office:value="30000" calcext:value-type="float">
            <text:p>30000</text:p>
          </table:table-cell>
          <table:table-cell table:style-name="ce4" table:formula="of:=[heapsort_d.B3]" office:value-type="float" office:value="0.0213218" calcext:value-type="float">
            <text:p>0.0213218</text:p>
          </table:table-cell>
          <table:table-cell table:style-name="ce4" table:formula="of:=[heapsort_d.C3]" office:value-type="float" office:value="800794" calcext:value-type="float">
            <text:p>800794</text:p>
          </table:table-cell>
          <table:table-cell table:style-name="ce4" table:formula="of:=[heapsort_d.D3]" office:value-type="float" office:value="1439976" calcext:value-type="float">
            <text:p>1439976</text:p>
          </table:table-cell>
          <table:table-cell table:style-name="ce4" table:formula="of:=[heapsort_d.E3]" office:value-type="float" office:value="2550756" calcext:value-type="float">
            <text:p>2550756</text:p>
          </table:table-cell>
          <table:table-cell table:style-name="ce4" table:formula="of:=[.C6]+[.D6]+[.E6]" office:value-type="float" office:value="4791526" calcext:value-type="float">
            <text:p>4791526</text:p>
          </table:table-cell>
          <table:table-cell table:style-name="ce6" table:formula="of:=[heapsort_4date.A3]" office:value-type="float" office:value="30000" calcext:value-type="float">
            <text:p>30000</text:p>
          </table:table-cell>
          <table:table-cell table:style-name="ce6" table:formula="of:=[heapsort_4date.B3]" office:value-type="float" office:value="0.0287216" calcext:value-type="float">
            <text:p>0.0287216</text:p>
          </table:table-cell>
          <table:table-cell table:style-name="ce6" table:formula="of:=[heapsort_4date.C3]" office:value-type="float" office:value="800517" calcext:value-type="float">
            <text:p>800517</text:p>
          </table:table-cell>
          <table:table-cell table:style-name="ce6" table:formula="of:=[heapsort_4date.D3]" office:value-type="float" office:value="1439418" calcext:value-type="float">
            <text:p>1439418</text:p>
          </table:table-cell>
          <table:table-cell table:style-name="ce6" table:formula="of:=[heapsort_4date.E3]" office:value-type="float" office:value="2549828" calcext:value-type="float">
            <text:p>2549828</text:p>
          </table:table-cell>
          <table:table-cell table:style-name="ce6" table:formula="of:=[.I6]+[.J6]+[.K6]" office:value-type="float" office:value="4789763" calcext:value-type="float">
            <text:p>4789763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4]" office:value-type="float" office:value="40000" calcext:value-type="float">
            <text:p>40000</text:p>
          </table:table-cell>
          <table:table-cell table:style-name="ce4" table:formula="of:=[heapsort_d.B4]" office:value-type="float" office:value="0.0295102" calcext:value-type="float">
            <text:p>0.0295102</text:p>
          </table:table-cell>
          <table:table-cell table:style-name="ce4" table:formula="of:=[heapsort_d.C4]" office:value-type="float" office:value="1101629" calcext:value-type="float">
            <text:p>1101629</text:p>
          </table:table-cell>
          <table:table-cell table:style-name="ce4" table:formula="of:=[heapsort_d.D4]" office:value-type="float" office:value="1970805" calcext:value-type="float">
            <text:p>1970805</text:p>
          </table:table-cell>
          <table:table-cell table:style-name="ce4" table:formula="of:=[heapsort_d.E4]" office:value-type="float" office:value="3493411" calcext:value-type="float">
            <text:p>3493411</text:p>
          </table:table-cell>
          <table:table-cell table:style-name="ce4" table:formula="of:=[.C7]+[.D7]+[.E7]" office:value-type="float" office:value="6565845" calcext:value-type="float">
            <text:p>6565845</text:p>
          </table:table-cell>
          <table:table-cell table:style-name="ce6" table:formula="of:=[heapsort_4date.A4]" office:value-type="float" office:value="40000" calcext:value-type="float">
            <text:p>40000</text:p>
          </table:table-cell>
          <table:table-cell table:style-name="ce6" table:formula="of:=[heapsort_4date.B4]" office:value-type="float" office:value="0.0401581" calcext:value-type="float">
            <text:p>0.0401581</text:p>
          </table:table-cell>
          <table:table-cell table:style-name="ce6" table:formula="of:=[heapsort_4date.C4]" office:value-type="float" office:value="1101534" calcext:value-type="float">
            <text:p>1101534</text:p>
          </table:table-cell>
          <table:table-cell table:style-name="ce6" table:formula="of:=[heapsort_4date.D4]" office:value-type="float" office:value="1970670" calcext:value-type="float">
            <text:p>1970670</text:p>
          </table:table-cell>
          <table:table-cell table:style-name="ce6" table:formula="of:=[heapsort_4date.E4]" office:value-type="float" office:value="3493145" calcext:value-type="float">
            <text:p>3493145</text:p>
          </table:table-cell>
          <table:table-cell table:style-name="ce6" table:formula="of:=[.I7]+[.J7]+[.K7]" office:value-type="float" office:value="6565349" calcext:value-type="float">
            <text:p>6565349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5]" office:value-type="float" office:value="50000" calcext:value-type="float">
            <text:p>50000</text:p>
          </table:table-cell>
          <table:table-cell table:style-name="ce4" table:formula="of:=[heapsort_d.B5]" office:value-type="float" office:value="0.037327" calcext:value-type="float">
            <text:p>0.037327</text:p>
          </table:table-cell>
          <table:table-cell table:style-name="ce4" table:formula="of:=[heapsort_d.C5]" office:value-type="float" office:value="1409739" calcext:value-type="float">
            <text:p>1409739</text:p>
          </table:table-cell>
          <table:table-cell table:style-name="ce4" table:formula="of:=[heapsort_d.D5]" office:value-type="float" office:value="2512587" calcext:value-type="float">
            <text:p>2512587</text:p>
          </table:table-cell>
          <table:table-cell table:style-name="ce4" table:formula="of:=[heapsort_d.E5]" office:value-type="float" office:value="4457175" calcext:value-type="float">
            <text:p>4457175</text:p>
          </table:table-cell>
          <table:table-cell table:style-name="ce4" table:formula="of:=[.C8]+[.D8]+[.E8]" office:value-type="float" office:value="8379501" calcext:value-type="float">
            <text:p>8379501</text:p>
          </table:table-cell>
          <table:table-cell table:style-name="ce6" table:formula="of:=[heapsort_4date.A5]" office:value-type="float" office:value="50000" calcext:value-type="float">
            <text:p>50000</text:p>
          </table:table-cell>
          <table:table-cell table:style-name="ce6" table:formula="of:=[heapsort_4date.B5]" office:value-type="float" office:value="0.0498367" calcext:value-type="float">
            <text:p>0.0498367</text:p>
          </table:table-cell>
          <table:table-cell table:style-name="ce6" table:formula="of:=[heapsort_4date.C5]" office:value-type="float" office:value="1409684" calcext:value-type="float">
            <text:p>1409684</text:p>
          </table:table-cell>
          <table:table-cell table:style-name="ce6" table:formula="of:=[heapsort_4date.D5]" office:value-type="float" office:value="2512101" calcext:value-type="float">
            <text:p>2512101</text:p>
          </table:table-cell>
          <table:table-cell table:style-name="ce6" table:formula="of:=[heapsort_4date.E5]" office:value-type="float" office:value="4455537" calcext:value-type="float">
            <text:p>4455537</text:p>
          </table:table-cell>
          <table:table-cell table:style-name="ce6" table:formula="of:=[.I8]+[.J8]+[.K8]" office:value-type="float" office:value="8377322" calcext:value-type="float">
            <text:p>8377322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6]" office:value-type="float" office:value="60000" calcext:value-type="float">
            <text:p>60000</text:p>
          </table:table-cell>
          <table:table-cell table:style-name="ce4" table:formula="of:=[heapsort_d.B6]" office:value-type="float" office:value="0.0456455" calcext:value-type="float">
            <text:p>0.0456455</text:p>
          </table:table-cell>
          <table:table-cell table:style-name="ce4" table:formula="of:=[heapsort_d.C6]" office:value-type="float" office:value="1721126" calcext:value-type="float">
            <text:p>1721126</text:p>
          </table:table-cell>
          <table:table-cell table:style-name="ce4" table:formula="of:=[heapsort_d.D6]" office:value-type="float" office:value="3059292" calcext:value-type="float">
            <text:p>3059292</text:p>
          </table:table-cell>
          <table:table-cell table:style-name="ce4" table:formula="of:=[heapsort_d.E6]" office:value-type="float" office:value="5430774" calcext:value-type="float">
            <text:p>5430774</text:p>
          </table:table-cell>
          <table:table-cell table:style-name="ce4" table:formula="of:=[.C9]+[.D9]+[.E9]" office:value-type="float" office:value="10211192" calcext:value-type="float">
            <text:p>10211192</text:p>
          </table:table-cell>
          <table:table-cell table:style-name="ce6" table:formula="of:=[heapsort_4date.A6]" office:value-type="float" office:value="60000" calcext:value-type="float">
            <text:p>60000</text:p>
          </table:table-cell>
          <table:table-cell table:style-name="ce6" table:formula="of:=[heapsort_4date.B6]" office:value-type="float" office:value="0.0616578" calcext:value-type="float">
            <text:p>0.0616578</text:p>
          </table:table-cell>
          <table:table-cell table:style-name="ce6" table:formula="of:=[heapsort_4date.C6]" office:value-type="float" office:value="1720999" calcext:value-type="float">
            <text:p>1720999</text:p>
          </table:table-cell>
          <table:table-cell table:style-name="ce6" table:formula="of:=[heapsort_4date.D6]" office:value-type="float" office:value="3057744" calcext:value-type="float">
            <text:p>3057744</text:p>
          </table:table-cell>
          <table:table-cell table:style-name="ce6" table:formula="of:=[heapsort_4date.E6]" office:value-type="float" office:value="5427270" calcext:value-type="float">
            <text:p>5427270</text:p>
          </table:table-cell>
          <table:table-cell table:style-name="ce6" table:formula="of:=[.I9]+[.J9]+[.K9]" office:value-type="float" office:value="10206013" calcext:value-type="float">
            <text:p>10206013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7]" office:value-type="float" office:value="70000" calcext:value-type="float">
            <text:p>70000</text:p>
          </table:table-cell>
          <table:table-cell table:style-name="ce4" table:formula="of:=[heapsort_d.B7]" office:value-type="float" office:value="0.0538725" calcext:value-type="float">
            <text:p>0.0538725</text:p>
          </table:table-cell>
          <table:table-cell table:style-name="ce4" table:formula="of:=[heapsort_d.C7]" office:value-type="float" office:value="2038290" calcext:value-type="float">
            <text:p>2038290</text:p>
          </table:table-cell>
          <table:table-cell table:style-name="ce4" table:formula="of:=[heapsort_d.D7]" office:value-type="float" office:value="3614025" calcext:value-type="float">
            <text:p>3614025</text:p>
          </table:table-cell>
          <table:table-cell table:style-name="ce4" table:formula="of:=[heapsort_d.E7]" office:value-type="float" office:value="6418946" calcext:value-type="float">
            <text:p>6418946</text:p>
          </table:table-cell>
          <table:table-cell table:style-name="ce4" table:formula="of:=[.C10]+[.D10]+[.E10]" office:value-type="float" office:value="12071261" calcext:value-type="float">
            <text:p>12071261</text:p>
          </table:table-cell>
          <table:table-cell table:style-name="ce6" table:formula="of:=[heapsort_4date.A7]" office:value-type="float" office:value="70000" calcext:value-type="float">
            <text:p>70000</text:p>
          </table:table-cell>
          <table:table-cell table:style-name="ce6" table:formula="of:=[heapsort_4date.B7]" office:value-type="float" office:value="0.0726736" calcext:value-type="float">
            <text:p>0.0726736</text:p>
          </table:table-cell>
          <table:table-cell table:style-name="ce6" table:formula="of:=[heapsort_4date.C7]" office:value-type="float" office:value="2038575" calcext:value-type="float">
            <text:p>2038575</text:p>
          </table:table-cell>
          <table:table-cell table:style-name="ce6" table:formula="of:=[heapsort_4date.D7]" office:value-type="float" office:value="3614907" calcext:value-type="float">
            <text:p>3614907</text:p>
          </table:table-cell>
          <table:table-cell table:style-name="ce6" table:formula="of:=[heapsort_4date.E7]" office:value-type="float" office:value="6420334" calcext:value-type="float">
            <text:p>6420334</text:p>
          </table:table-cell>
          <table:table-cell table:style-name="ce6" table:formula="of:=[.I10]+[.J10]+[.K10]" office:value-type="float" office:value="12073816" calcext:value-type="float">
            <text:p>12073816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8]" office:value-type="float" office:value="80000" calcext:value-type="float">
            <text:p>80000</text:p>
          </table:table-cell>
          <table:table-cell table:style-name="ce4" table:formula="of:=[heapsort_d.B8]" office:value-type="float" office:value="0.0618997" calcext:value-type="float">
            <text:p>0.0618997</text:p>
          </table:table-cell>
          <table:table-cell table:style-name="ce4" table:formula="of:=[heapsort_d.C8]" office:value-type="float" office:value="2363071" calcext:value-type="float">
            <text:p>2363071</text:p>
          </table:table-cell>
          <table:table-cell table:style-name="ce4" table:formula="of:=[heapsort_d.D8]" office:value-type="float" office:value="4181280" calcext:value-type="float">
            <text:p>4181280</text:p>
          </table:table-cell>
          <table:table-cell table:style-name="ce4" table:formula="of:=[heapsort_d.E8]" office:value-type="float" office:value="7426594" calcext:value-type="float">
            <text:p>7426594</text:p>
          </table:table-cell>
          <table:table-cell table:style-name="ce4" table:formula="of:=[.C11]+[.D11]+[.E11]" office:value-type="float" office:value="13970945" calcext:value-type="float">
            <text:p>13970945</text:p>
          </table:table-cell>
          <table:table-cell table:style-name="ce6" table:formula="of:=[heapsort_4date.A8]" office:value-type="float" office:value="80000" calcext:value-type="float">
            <text:p>80000</text:p>
          </table:table-cell>
          <table:table-cell table:style-name="ce6" table:formula="of:=[heapsort_4date.B8]" office:value-type="float" office:value="0.0831661" calcext:value-type="float">
            <text:p>0.0831661</text:p>
          </table:table-cell>
          <table:table-cell table:style-name="ce6" table:formula="of:=[heapsort_4date.C8]" office:value-type="float" office:value="2362972" calcext:value-type="float">
            <text:p>2362972</text:p>
          </table:table-cell>
          <table:table-cell table:style-name="ce6" table:formula="of:=[heapsort_4date.D8]" office:value-type="float" office:value="4180617" calcext:value-type="float">
            <text:p>4180617</text:p>
          </table:table-cell>
          <table:table-cell table:style-name="ce6" table:formula="of:=[heapsort_4date.E8]" office:value-type="float" office:value="7424956" calcext:value-type="float">
            <text:p>7424956</text:p>
          </table:table-cell>
          <table:table-cell table:style-name="ce6" table:formula="of:=[.I11]+[.J11]+[.K11]" office:value-type="float" office:value="13968545" calcext:value-type="float">
            <text:p>13968545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9]" office:value-type="float" office:value="90000" calcext:value-type="float">
            <text:p>90000</text:p>
          </table:table-cell>
          <table:table-cell table:style-name="ce4" table:formula="of:=[heapsort_d.B9]" office:value-type="float" office:value="0.0732971" calcext:value-type="float">
            <text:p>0.0732971</text:p>
          </table:table-cell>
          <table:table-cell table:style-name="ce4" table:formula="of:=[heapsort_d.C9]" office:value-type="float" office:value="2690226" calcext:value-type="float">
            <text:p>2690226</text:p>
          </table:table-cell>
          <table:table-cell table:style-name="ce4" table:formula="of:=[heapsort_d.D9]" office:value-type="float" office:value="4751181" calcext:value-type="float">
            <text:p>4751181</text:p>
          </table:table-cell>
          <table:table-cell table:style-name="ce4" table:formula="of:=[heapsort_d.E9]" office:value-type="float" office:value="8440260" calcext:value-type="float">
            <text:p>8440260</text:p>
          </table:table-cell>
          <table:table-cell table:style-name="ce4" table:formula="of:=[.C12]+[.D12]+[.E12]" office:value-type="float" office:value="15881667" calcext:value-type="float">
            <text:p>15881667</text:p>
          </table:table-cell>
          <table:table-cell table:style-name="ce6" table:formula="of:=[heapsort_4date.A9]" office:value-type="float" office:value="90000" calcext:value-type="float">
            <text:p>90000</text:p>
          </table:table-cell>
          <table:table-cell table:style-name="ce6" table:formula="of:=[heapsort_4date.B9]" office:value-type="float" office:value="0.0977098" calcext:value-type="float">
            <text:p>0.0977098</text:p>
          </table:table-cell>
          <table:table-cell table:style-name="ce6" table:formula="of:=[heapsort_4date.C9]" office:value-type="float" office:value="2689814" calcext:value-type="float">
            <text:p>2689814</text:p>
          </table:table-cell>
          <table:table-cell table:style-name="ce6" table:formula="of:=[heapsort_4date.D9]" office:value-type="float" office:value="4750038" calcext:value-type="float">
            <text:p>4750038</text:p>
          </table:table-cell>
          <table:table-cell table:style-name="ce6" table:formula="of:=[heapsort_4date.E9]" office:value-type="float" office:value="8438337" calcext:value-type="float">
            <text:p>8438337</text:p>
          </table:table-cell>
          <table:table-cell table:style-name="ce6" table:formula="of:=[.I12]+[.J12]+[.K12]" office:value-type="float" office:value="15878189" calcext:value-type="float">
            <text:p>15878189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10]" office:value-type="float" office:value="100000" calcext:value-type="float">
            <text:p>100000</text:p>
          </table:table-cell>
          <table:table-cell table:style-name="ce4" table:formula="of:=[heapsort_d.B10]" office:value-type="float" office:value="0.0777492" calcext:value-type="float">
            <text:p>0.0777492</text:p>
          </table:table-cell>
          <table:table-cell table:style-name="ce4" table:formula="of:=[heapsort_d.C10]" office:value-type="float" office:value="3019591" calcext:value-type="float">
            <text:p>3019591</text:p>
          </table:table-cell>
          <table:table-cell table:style-name="ce4" table:formula="of:=[heapsort_d.D10]" office:value-type="float" office:value="5324721" calcext:value-type="float">
            <text:p>5324721</text:p>
          </table:table-cell>
          <table:table-cell table:style-name="ce4" table:formula="of:=[heapsort_d.E10]" office:value-type="float" office:value="9462554" calcext:value-type="float">
            <text:p>9462554</text:p>
          </table:table-cell>
          <table:table-cell table:style-name="ce4" table:formula="of:=[.C13]+[.D13]+[.E13]" office:value-type="float" office:value="17806866" calcext:value-type="float">
            <text:p>17806866</text:p>
          </table:table-cell>
          <table:table-cell table:style-name="ce6" table:formula="of:=[heapsort_4date.A10]" office:value-type="float" office:value="100000" calcext:value-type="float">
            <text:p>100000</text:p>
          </table:table-cell>
          <table:table-cell table:style-name="ce6" table:formula="of:=[heapsort_4date.B10]" office:value-type="float" office:value="0.105111" calcext:value-type="float">
            <text:p>0.105111</text:p>
          </table:table-cell>
          <table:table-cell table:style-name="ce6" table:formula="of:=[heapsort_4date.C10]" office:value-type="float" office:value="3019460" calcext:value-type="float">
            <text:p>3019460</text:p>
          </table:table-cell>
          <table:table-cell table:style-name="ce6" table:formula="of:=[heapsort_4date.D10]" office:value-type="float" office:value="5324421" calcext:value-type="float">
            <text:p>5324421</text:p>
          </table:table-cell>
          <table:table-cell table:style-name="ce6" table:formula="of:=[heapsort_4date.E10]" office:value-type="float" office:value="9462224" calcext:value-type="float">
            <text:p>9462224</text:p>
          </table:table-cell>
          <table:table-cell table:style-name="ce6" table:formula="of:=[.I13]+[.J13]+[.K13]" office:value-type="float" office:value="17806105" calcext:value-type="float">
            <text:p>17806105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11]" office:value-type="float" office:value="110000" calcext:value-type="float">
            <text:p>110000</text:p>
          </table:table-cell>
          <table:table-cell table:style-name="ce4" table:formula="of:=[heapsort_d.B11]" office:value-type="float" office:value="0.0870648" calcext:value-type="float">
            <text:p>0.0870648</text:p>
          </table:table-cell>
          <table:table-cell table:style-name="ce4" table:formula="of:=[heapsort_d.C11]" office:value-type="float" office:value="3350759" calcext:value-type="float">
            <text:p>3350759</text:p>
          </table:table-cell>
          <table:table-cell table:style-name="ce4" table:formula="of:=[heapsort_d.D11]" office:value-type="float" office:value="5901312" calcext:value-type="float">
            <text:p>5901312</text:p>
          </table:table-cell>
          <table:table-cell table:style-name="ce4" table:formula="of:=[heapsort_d.E11]" office:value-type="float" office:value="10489339" calcext:value-type="float">
            <text:p>10489339</text:p>
          </table:table-cell>
          <table:table-cell table:style-name="ce4" table:formula="of:=[.C14]+[.D14]+[.E14]" office:value-type="float" office:value="19741410" calcext:value-type="float">
            <text:p>19741410</text:p>
          </table:table-cell>
          <table:table-cell table:style-name="ce6" table:formula="of:=[heapsort_4date.A11]" office:value-type="float" office:value="110000" calcext:value-type="float">
            <text:p>110000</text:p>
          </table:table-cell>
          <table:table-cell table:style-name="ce6" table:formula="of:=[heapsort_4date.B11]" office:value-type="float" office:value="0.116362" calcext:value-type="float">
            <text:p>0.116362</text:p>
          </table:table-cell>
          <table:table-cell table:style-name="ce6" table:formula="of:=[heapsort_4date.C11]" office:value-type="float" office:value="3350280" calcext:value-type="float">
            <text:p>3350280</text:p>
          </table:table-cell>
          <table:table-cell table:style-name="ce6" table:formula="of:=[heapsort_4date.D11]" office:value-type="float" office:value="5899581" calcext:value-type="float">
            <text:p>5899581</text:p>
          </table:table-cell>
          <table:table-cell table:style-name="ce6" table:formula="of:=[heapsort_4date.E11]" office:value-type="float" office:value="10486294" calcext:value-type="float">
            <text:p>10486294</text:p>
          </table:table-cell>
          <table:table-cell table:style-name="ce6" table:formula="of:=[.I14]+[.J14]+[.K14]" office:value-type="float" office:value="19736155" calcext:value-type="float">
            <text:p>19736155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12]" office:value-type="float" office:value="120000" calcext:value-type="float">
            <text:p>120000</text:p>
          </table:table-cell>
          <table:table-cell table:style-name="ce4" table:formula="of:=[heapsort_d.B12]" office:value-type="float" office:value="0.0951191" calcext:value-type="float">
            <text:p>0.0951191</text:p>
          </table:table-cell>
          <table:table-cell table:style-name="ce4" table:formula="of:=[heapsort_d.C12]" office:value-type="float" office:value="3682624" calcext:value-type="float">
            <text:p>3682624</text:p>
          </table:table-cell>
          <table:table-cell table:style-name="ce4" table:formula="of:=[heapsort_d.D12]" office:value-type="float" office:value="6478980" calcext:value-type="float">
            <text:p>6478980</text:p>
          </table:table-cell>
          <table:table-cell table:style-name="ce4" table:formula="of:=[heapsort_d.E12]" office:value-type="float" office:value="11521115" calcext:value-type="float">
            <text:p>11521115</text:p>
          </table:table-cell>
          <table:table-cell table:style-name="ce4" table:formula="of:=[.C15]+[.D15]+[.E15]" office:value-type="float" office:value="21682719" calcext:value-type="float">
            <text:p>21682719</text:p>
          </table:table-cell>
          <table:table-cell table:style-name="ce6" table:formula="of:=[heapsort_4date.A12]" office:value-type="float" office:value="120000" calcext:value-type="float">
            <text:p>120000</text:p>
          </table:table-cell>
          <table:table-cell table:style-name="ce6" table:formula="of:=[heapsort_4date.B12]" office:value-type="float" office:value="0.127905" calcext:value-type="float">
            <text:p>0.127905</text:p>
          </table:table-cell>
          <table:table-cell table:style-name="ce6" table:formula="of:=[heapsort_4date.C12]" office:value-type="float" office:value="3682830" calcext:value-type="float">
            <text:p>3682830</text:p>
          </table:table-cell>
          <table:table-cell table:style-name="ce6" table:formula="of:=[heapsort_4date.D12]" office:value-type="float" office:value="6478245" calcext:value-type="float">
            <text:p>6478245</text:p>
          </table:table-cell>
          <table:table-cell table:style-name="ce6" table:formula="of:=[heapsort_4date.E12]" office:value-type="float" office:value="11520666" calcext:value-type="float">
            <text:p>11520666</text:p>
          </table:table-cell>
          <table:table-cell table:style-name="ce6" table:formula="of:=[.I15]+[.J15]+[.K15]" office:value-type="float" office:value="21681741" calcext:value-type="float">
            <text:p>21681741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13]" office:value-type="float" office:value="130000" calcext:value-type="float">
            <text:p>130000</text:p>
          </table:table-cell>
          <table:table-cell table:style-name="ce4" table:formula="of:=[heapsort_d.B13]" office:value-type="float" office:value="0.105048" calcext:value-type="float">
            <text:p>0.105048</text:p>
          </table:table-cell>
          <table:table-cell table:style-name="ce4" table:formula="of:=[heapsort_d.C13]" office:value-type="float" office:value="4016469" calcext:value-type="float">
            <text:p>4016469</text:p>
          </table:table-cell>
          <table:table-cell table:style-name="ce4" table:formula="of:=[heapsort_d.D13]" office:value-type="float" office:value="7058913" calcext:value-type="float">
            <text:p>7058913</text:p>
          </table:table-cell>
          <table:table-cell table:style-name="ce4" table:formula="of:=[heapsort_d.E13]" office:value-type="float" office:value="12560830" calcext:value-type="float">
            <text:p>12560830</text:p>
          </table:table-cell>
          <table:table-cell table:style-name="ce4" table:formula="of:=[.C16]+[.D16]+[.E16]" office:value-type="float" office:value="23636212" calcext:value-type="float">
            <text:p>23636212</text:p>
          </table:table-cell>
          <table:table-cell table:style-name="ce6" table:formula="of:=[heapsort_4date.A13]" office:value-type="float" office:value="130000" calcext:value-type="float">
            <text:p>130000</text:p>
          </table:table-cell>
          <table:table-cell table:style-name="ce6" table:formula="of:=[heapsort_4date.B13]" office:value-type="float" office:value="0.143546" calcext:value-type="float">
            <text:p>0.143546</text:p>
          </table:table-cell>
          <table:table-cell table:style-name="ce6" table:formula="of:=[heapsort_4date.C13]" office:value-type="float" office:value="4015253" calcext:value-type="float">
            <text:p>4015253</text:p>
          </table:table-cell>
          <table:table-cell table:style-name="ce6" table:formula="of:=[heapsort_4date.D13]" office:value-type="float" office:value="7056924" calcext:value-type="float">
            <text:p>7056924</text:p>
          </table:table-cell>
          <table:table-cell table:style-name="ce6" table:formula="of:=[heapsort_4date.E13]" office:value-type="float" office:value="12557317" calcext:value-type="float">
            <text:p>12557317</text:p>
          </table:table-cell>
          <table:table-cell table:style-name="ce6" table:formula="of:=[.I16]+[.J16]+[.K16]" office:value-type="float" office:value="23629494" calcext:value-type="float">
            <text:p>23629494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14]" office:value-type="float" office:value="140000" calcext:value-type="float">
            <text:p>140000</text:p>
          </table:table-cell>
          <table:table-cell table:style-name="ce4" table:formula="of:=[heapsort_d.B14]" office:value-type="float" office:value="0.112227" calcext:value-type="float">
            <text:p>0.112227</text:p>
          </table:table-cell>
          <table:table-cell table:style-name="ce4" table:formula="of:=[heapsort_d.C14]" office:value-type="float" office:value="4357155" calcext:value-type="float">
            <text:p>4357155</text:p>
          </table:table-cell>
          <table:table-cell table:style-name="ce4" table:formula="of:=[heapsort_d.D14]" office:value-type="float" office:value="7649454" calcext:value-type="float">
            <text:p>7649454</text:p>
          </table:table-cell>
          <table:table-cell table:style-name="ce4" table:formula="of:=[heapsort_d.E14]" office:value-type="float" office:value="13610104" calcext:value-type="float">
            <text:p>13610104</text:p>
          </table:table-cell>
          <table:table-cell table:style-name="ce4" table:formula="of:=[.C17]+[.D17]+[.E17]" office:value-type="float" office:value="25616713" calcext:value-type="float">
            <text:p>25616713</text:p>
          </table:table-cell>
          <table:table-cell table:style-name="ce6" table:formula="of:=[heapsort_4date.A14]" office:value-type="float" office:value="140000" calcext:value-type="float">
            <text:p>140000</text:p>
          </table:table-cell>
          <table:table-cell table:style-name="ce6" table:formula="of:=[heapsort_4date.B14]" office:value-type="float" office:value="0.151758" calcext:value-type="float">
            <text:p>0.151758</text:p>
          </table:table-cell>
          <table:table-cell table:style-name="ce6" table:formula="of:=[heapsort_4date.C14]" office:value-type="float" office:value="4356685" calcext:value-type="float">
            <text:p>4356685</text:p>
          </table:table-cell>
          <table:table-cell table:style-name="ce6" table:formula="of:=[heapsort_4date.D14]" office:value-type="float" office:value="7648707" calcext:value-type="float">
            <text:p>7648707</text:p>
          </table:table-cell>
          <table:table-cell table:style-name="ce6" table:formula="of:=[heapsort_4date.E14]" office:value-type="float" office:value="13608012" calcext:value-type="float">
            <text:p>13608012</text:p>
          </table:table-cell>
          <table:table-cell table:style-name="ce6" table:formula="of:=[.I17]+[.J17]+[.K17]" office:value-type="float" office:value="25613404" calcext:value-type="float">
            <text:p>25613404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15]" office:value-type="float" office:value="150000" calcext:value-type="float">
            <text:p>150000</text:p>
          </table:table-cell>
          <table:table-cell table:style-name="ce4" table:formula="of:=[heapsort_d.B15]" office:value-type="float" office:value="0.123047" calcext:value-type="float">
            <text:p>0.123047</text:p>
          </table:table-cell>
          <table:table-cell table:style-name="ce4" table:formula="of:=[heapsort_d.C15]" office:value-type="float" office:value="4700818" calcext:value-type="float">
            <text:p>4700818</text:p>
          </table:table-cell>
          <table:table-cell table:style-name="ce4" table:formula="of:=[heapsort_d.D15]" office:value-type="float" office:value="8244999" calcext:value-type="float">
            <text:p>8244999</text:p>
          </table:table-cell>
          <table:table-cell table:style-name="ce4" table:formula="of:=[heapsort_d.E15]" office:value-type="float" office:value="14669032" calcext:value-type="float">
            <text:p>14669032</text:p>
          </table:table-cell>
          <table:table-cell table:style-name="ce4" table:formula="of:=[.C18]+[.D18]+[.E18]" office:value-type="float" office:value="27614849" calcext:value-type="float">
            <text:p>27614849</text:p>
          </table:table-cell>
          <table:table-cell table:style-name="ce6" table:formula="of:=[heapsort_4date.A15]" office:value-type="float" office:value="150000" calcext:value-type="float">
            <text:p>150000</text:p>
          </table:table-cell>
          <table:table-cell table:style-name="ce6" table:formula="of:=[heapsort_4date.B15]" office:value-type="float" office:value="0.163464" calcext:value-type="float">
            <text:p>0.163464</text:p>
          </table:table-cell>
          <table:table-cell table:style-name="ce6" table:formula="of:=[heapsort_4date.C15]" office:value-type="float" office:value="4700302" calcext:value-type="float">
            <text:p>4700302</text:p>
          </table:table-cell>
          <table:table-cell table:style-name="ce6" table:formula="of:=[heapsort_4date.D15]" office:value-type="float" office:value="8242665" calcext:value-type="float">
            <text:p>8242665</text:p>
          </table:table-cell>
          <table:table-cell table:style-name="ce6" table:formula="of:=[heapsort_4date.E15]" office:value-type="float" office:value="14664597" calcext:value-type="float">
            <text:p>14664597</text:p>
          </table:table-cell>
          <table:table-cell table:style-name="ce6" table:formula="of:=[.I18]+[.J18]+[.K18]" office:value-type="float" office:value="27607564" calcext:value-type="float">
            <text:p>27607564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16]" office:value-type="float" office:value="160000" calcext:value-type="float">
            <text:p>160000</text:p>
          </table:table-cell>
          <table:table-cell table:style-name="ce4" table:formula="of:=[heapsort_d.B16]" office:value-type="float" office:value="0.131052" calcext:value-type="float">
            <text:p>0.131052</text:p>
          </table:table-cell>
          <table:table-cell table:style-name="ce4" table:formula="of:=[heapsort_d.C16]" office:value-type="float" office:value="5046233" calcext:value-type="float">
            <text:p>5046233</text:p>
          </table:table-cell>
          <table:table-cell table:style-name="ce4" table:formula="of:=[heapsort_d.D16]" office:value-type="float" office:value="8842302" calcext:value-type="float">
            <text:p>8842302</text:p>
          </table:table-cell>
          <table:table-cell table:style-name="ce4" table:formula="of:=[heapsort_d.E16]" office:value-type="float" office:value="15732033" calcext:value-type="float">
            <text:p>15732033</text:p>
          </table:table-cell>
          <table:table-cell table:style-name="ce4" table:formula="of:=[.C19]+[.D19]+[.E19]" office:value-type="float" office:value="29620568" calcext:value-type="float">
            <text:p>29620568</text:p>
          </table:table-cell>
          <table:table-cell table:style-name="ce6" table:formula="of:=[heapsort_4date.A16]" office:value-type="float" office:value="160000" calcext:value-type="float">
            <text:p>160000</text:p>
          </table:table-cell>
          <table:table-cell table:style-name="ce6" table:formula="of:=[heapsort_4date.B16]" office:value-type="float" office:value="0.175123" calcext:value-type="float">
            <text:p>0.175123</text:p>
          </table:table-cell>
          <table:table-cell table:style-name="ce6" table:formula="of:=[heapsort_4date.C16]" office:value-type="float" office:value="5045752" calcext:value-type="float">
            <text:p>5045752</text:p>
          </table:table-cell>
          <table:table-cell table:style-name="ce6" table:formula="of:=[heapsort_4date.D16]" office:value-type="float" office:value="8841066" calcext:value-type="float">
            <text:p>8841066</text:p>
          </table:table-cell>
          <table:table-cell table:style-name="ce6" table:formula="of:=[heapsort_4date.E16]" office:value-type="float" office:value="15730029" calcext:value-type="float">
            <text:p>15730029</text:p>
          </table:table-cell>
          <table:table-cell table:style-name="ce6" table:formula="of:=[.I19]+[.J19]+[.K19]" office:value-type="float" office:value="29616847" calcext:value-type="float">
            <text:p>29616847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17]" office:value-type="float" office:value="170000" calcext:value-type="float">
            <text:p>170000</text:p>
          </table:table-cell>
          <table:table-cell table:style-name="ce4" table:formula="of:=[heapsort_d.B17]" office:value-type="float" office:value="0.139332" calcext:value-type="float">
            <text:p>0.139332</text:p>
          </table:table-cell>
          <table:table-cell table:style-name="ce4" table:formula="of:=[heapsort_d.C17]" office:value-type="float" office:value="5392452" calcext:value-type="float">
            <text:p>5392452</text:p>
          </table:table-cell>
          <table:table-cell table:style-name="ce4" table:formula="of:=[heapsort_d.D17]" office:value-type="float" office:value="9441678" calcext:value-type="float">
            <text:p>9441678</text:p>
          </table:table-cell>
          <table:table-cell table:style-name="ce4" table:formula="of:=[heapsort_d.E17]" office:value-type="float" office:value="16798877" calcext:value-type="float">
            <text:p>16798877</text:p>
          </table:table-cell>
          <table:table-cell table:style-name="ce4" table:formula="of:=[.C20]+[.D20]+[.E20]" office:value-type="float" office:value="31633007" calcext:value-type="float">
            <text:p>31633007</text:p>
          </table:table-cell>
          <table:table-cell table:style-name="ce6" table:formula="of:=[heapsort_4date.A17]" office:value-type="float" office:value="170000" calcext:value-type="float">
            <text:p>170000</text:p>
          </table:table-cell>
          <table:table-cell table:style-name="ce6" table:formula="of:=[heapsort_4date.B17]" office:value-type="float" office:value="0.188417" calcext:value-type="float">
            <text:p>0.188417</text:p>
          </table:table-cell>
          <table:table-cell table:style-name="ce6" table:formula="of:=[heapsort_4date.C17]" office:value-type="float" office:value="5392469" calcext:value-type="float">
            <text:p>5392469</text:p>
          </table:table-cell>
          <table:table-cell table:style-name="ce6" table:formula="of:=[heapsort_4date.D17]" office:value-type="float" office:value="9441522" calcext:value-type="float">
            <text:p>9441522</text:p>
          </table:table-cell>
          <table:table-cell table:style-name="ce6" table:formula="of:=[heapsort_4date.E17]" office:value-type="float" office:value="16798067" calcext:value-type="float">
            <text:p>16798067</text:p>
          </table:table-cell>
          <table:table-cell table:style-name="ce6" table:formula="of:=[.I20]+[.J20]+[.K20]" office:value-type="float" office:value="31632058" calcext:value-type="float">
            <text:p>31632058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18]" office:value-type="float" office:value="180000" calcext:value-type="float">
            <text:p>180000</text:p>
          </table:table-cell>
          <table:table-cell table:style-name="ce4" table:formula="of:=[heapsort_d.B18]" office:value-type="float" office:value="0.148898" calcext:value-type="float">
            <text:p>0.148898</text:p>
          </table:table-cell>
          <table:table-cell table:style-name="ce4" table:formula="of:=[heapsort_d.C18]" office:value-type="float" office:value="5740029" calcext:value-type="float">
            <text:p>5740029</text:p>
          </table:table-cell>
          <table:table-cell table:style-name="ce4" table:formula="of:=[heapsort_d.D18]" office:value-type="float" office:value="10041711" calcext:value-type="float">
            <text:p>10041711</text:p>
          </table:table-cell>
          <table:table-cell table:style-name="ce4" table:formula="of:=[heapsort_d.E18]" office:value-type="float" office:value="17869394" calcext:value-type="float">
            <text:p>17869394</text:p>
          </table:table-cell>
          <table:table-cell table:style-name="ce4" table:formula="of:=[.C21]+[.D21]+[.E21]" office:value-type="float" office:value="33651134" calcext:value-type="float">
            <text:p>33651134</text:p>
          </table:table-cell>
          <table:table-cell table:style-name="ce6" table:formula="of:=[heapsort_4date.A18]" office:value-type="float" office:value="180000" calcext:value-type="float">
            <text:p>180000</text:p>
          </table:table-cell>
          <table:table-cell table:style-name="ce6" table:formula="of:=[heapsort_4date.B18]" office:value-type="float" office:value="0.200349" calcext:value-type="float">
            <text:p>0.200349</text:p>
          </table:table-cell>
          <table:table-cell table:style-name="ce6" table:formula="of:=[heapsort_4date.C18]" office:value-type="float" office:value="5740376" calcext:value-type="float">
            <text:p>5740376</text:p>
          </table:table-cell>
          <table:table-cell table:style-name="ce6" table:formula="of:=[heapsort_4date.D18]" office:value-type="float" office:value="10041801" calcext:value-type="float">
            <text:p>10041801</text:p>
          </table:table-cell>
          <table:table-cell table:style-name="ce6" table:formula="of:=[heapsort_4date.E18]" office:value-type="float" office:value="17868653" calcext:value-type="float">
            <text:p>17868653</text:p>
          </table:table-cell>
          <table:table-cell table:style-name="ce6" table:formula="of:=[.I21]+[.J21]+[.K21]" office:value-type="float" office:value="33650830" calcext:value-type="float">
            <text:p>3365083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19]" office:value-type="float" office:value="190000" calcext:value-type="float">
            <text:p>190000</text:p>
          </table:table-cell>
          <table:table-cell table:style-name="ce4" table:formula="of:=[heapsort_d.B19]" office:value-type="float" office:value="0.156692" calcext:value-type="float">
            <text:p>0.156692</text:p>
          </table:table-cell>
          <table:table-cell table:style-name="ce4" table:formula="of:=[heapsort_d.C19]" office:value-type="float" office:value="6089834" calcext:value-type="float">
            <text:p>6089834</text:p>
          </table:table-cell>
          <table:table-cell table:style-name="ce4" table:formula="of:=[heapsort_d.D19]" office:value-type="float" office:value="10645983" calcext:value-type="float">
            <text:p>10645983</text:p>
          </table:table-cell>
          <table:table-cell table:style-name="ce4" table:formula="of:=[heapsort_d.E19]" office:value-type="float" office:value="18947400" calcext:value-type="float">
            <text:p>18947400</text:p>
          </table:table-cell>
          <table:table-cell table:style-name="ce4" table:formula="of:=[.C22]+[.D22]+[.E22]" office:value-type="float" office:value="35683217" calcext:value-type="float">
            <text:p>35683217</text:p>
          </table:table-cell>
          <table:table-cell table:style-name="ce6" table:formula="of:=[heapsort_4date.A19]" office:value-type="float" office:value="190000" calcext:value-type="float">
            <text:p>190000</text:p>
          </table:table-cell>
          <table:table-cell table:style-name="ce6" table:formula="of:=[heapsort_4date.B19]" office:value-type="float" office:value="0.213902" calcext:value-type="float">
            <text:p>0.213902</text:p>
          </table:table-cell>
          <table:table-cell table:style-name="ce6" table:formula="of:=[heapsort_4date.C19]" office:value-type="float" office:value="6088715" calcext:value-type="float">
            <text:p>6088715</text:p>
          </table:table-cell>
          <table:table-cell table:style-name="ce6" table:formula="of:=[heapsort_4date.D19]" office:value-type="float" office:value="10643646" calcext:value-type="float">
            <text:p>10643646</text:p>
          </table:table-cell>
          <table:table-cell table:style-name="ce6" table:formula="of:=[heapsort_4date.E19]" office:value-type="float" office:value="18942648" calcext:value-type="float">
            <text:p>18942648</text:p>
          </table:table-cell>
          <table:table-cell table:style-name="ce6" table:formula="of:=[.I22]+[.J22]+[.K22]" office:value-type="float" office:value="35675009" calcext:value-type="float">
            <text:p>35675009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20]" office:value-type="float" office:value="200000" calcext:value-type="float">
            <text:p>200000</text:p>
          </table:table-cell>
          <table:table-cell table:style-name="ce4" table:formula="of:=[heapsort_d.B20]" office:value-type="float" office:value="0.16611" calcext:value-type="float">
            <text:p>0.16611</text:p>
          </table:table-cell>
          <table:table-cell table:style-name="ce4" table:formula="of:=[heapsort_d.C20]" office:value-type="float" office:value="6439551" calcext:value-type="float">
            <text:p>6439551</text:p>
          </table:table-cell>
          <table:table-cell table:style-name="ce4" table:formula="of:=[heapsort_d.D20]" office:value-type="float" office:value="11249991" calcext:value-type="float">
            <text:p>11249991</text:p>
          </table:table-cell>
          <table:table-cell table:style-name="ce4" table:formula="of:=[heapsort_d.E20]" office:value-type="float" office:value="20026167" calcext:value-type="float">
            <text:p>20026167</text:p>
          </table:table-cell>
          <table:table-cell table:style-name="ce4" table:formula="of:=[.C23]+[.D23]+[.E23]" office:value-type="float" office:value="37715709" calcext:value-type="float">
            <text:p>37715709</text:p>
          </table:table-cell>
          <table:table-cell table:style-name="ce6" table:formula="of:=[heapsort_4date.A20]" office:value-type="float" office:value="200000" calcext:value-type="float">
            <text:p>200000</text:p>
          </table:table-cell>
          <table:table-cell table:style-name="ce6" table:formula="of:=[heapsort_4date.B20]" office:value-type="float" office:value="0.22564" calcext:value-type="float">
            <text:p>0.22564</text:p>
          </table:table-cell>
          <table:table-cell table:style-name="ce6" table:formula="of:=[heapsort_4date.C20]" office:value-type="float" office:value="6439907" calcext:value-type="float">
            <text:p>6439907</text:p>
          </table:table-cell>
          <table:table-cell table:style-name="ce6" table:formula="of:=[heapsort_4date.D20]" office:value-type="float" office:value="11251206" calcext:value-type="float">
            <text:p>11251206</text:p>
          </table:table-cell>
          <table:table-cell table:style-name="ce6" table:formula="of:=[heapsort_4date.E20]" office:value-type="float" office:value="20027487" calcext:value-type="float">
            <text:p>20027487</text:p>
          </table:table-cell>
          <table:table-cell table:style-name="ce6" table:formula="of:=[.I23]+[.J23]+[.K23]" office:value-type="float" office:value="37718600" calcext:value-type="float">
            <text:p>3771860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21]" office:value-type="float" office:value="210000" calcext:value-type="float">
            <text:p>210000</text:p>
          </table:table-cell>
          <table:table-cell table:style-name="ce4" table:formula="of:=[heapsort_d.B21]" office:value-type="float" office:value="0.182808" calcext:value-type="float">
            <text:p>0.182808</text:p>
          </table:table-cell>
          <table:table-cell table:style-name="ce4" table:formula="of:=[heapsort_d.C21]" office:value-type="float" office:value="6789970" calcext:value-type="float">
            <text:p>6789970</text:p>
          </table:table-cell>
          <table:table-cell table:style-name="ce4" table:formula="of:=[heapsort_d.D21]" office:value-type="float" office:value="11854995" calcext:value-type="float">
            <text:p>11854995</text:p>
          </table:table-cell>
          <table:table-cell table:style-name="ce4" table:formula="of:=[heapsort_d.E21]" office:value-type="float" office:value="21104623" calcext:value-type="float">
            <text:p>21104623</text:p>
          </table:table-cell>
          <table:table-cell table:style-name="ce4" table:formula="of:=[.C24]+[.D24]+[.E24]" office:value-type="float" office:value="39749588" calcext:value-type="float">
            <text:p>39749588</text:p>
          </table:table-cell>
          <table:table-cell table:style-name="ce6" table:formula="of:=[heapsort_4date.A21]" office:value-type="float" office:value="210000" calcext:value-type="float">
            <text:p>210000</text:p>
          </table:table-cell>
          <table:table-cell table:style-name="ce6" table:formula="of:=[heapsort_4date.B21]" office:value-type="float" office:value="0.236671" calcext:value-type="float">
            <text:p>0.236671</text:p>
          </table:table-cell>
          <table:table-cell table:style-name="ce6" table:formula="of:=[heapsort_4date.C21]" office:value-type="float" office:value="6789165" calcext:value-type="float">
            <text:p>6789165</text:p>
          </table:table-cell>
          <table:table-cell table:style-name="ce6" table:formula="of:=[heapsort_4date.D21]" office:value-type="float" office:value="11851953" calcext:value-type="float">
            <text:p>11851953</text:p>
          </table:table-cell>
          <table:table-cell table:style-name="ce6" table:formula="of:=[heapsort_4date.E21]" office:value-type="float" office:value="21098538" calcext:value-type="float">
            <text:p>21098538</text:p>
          </table:table-cell>
          <table:table-cell table:style-name="ce6" table:formula="of:=[.I24]+[.J24]+[.K24]" office:value-type="float" office:value="39739656" calcext:value-type="float">
            <text:p>39739656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22]" office:value-type="float" office:value="220000" calcext:value-type="float">
            <text:p>220000</text:p>
          </table:table-cell>
          <table:table-cell table:style-name="ce4" table:formula="of:=[heapsort_d.B22]" office:value-type="float" office:value="0.184394" calcext:value-type="float">
            <text:p>0.184394</text:p>
          </table:table-cell>
          <table:table-cell table:style-name="ce4" table:formula="of:=[heapsort_d.C22]" office:value-type="float" office:value="7140843" calcext:value-type="float">
            <text:p>7140843</text:p>
          </table:table-cell>
          <table:table-cell table:style-name="ce4" table:formula="of:=[heapsort_d.D22]" office:value-type="float" office:value="12461067" calcext:value-type="float">
            <text:p>12461067</text:p>
          </table:table-cell>
          <table:table-cell table:style-name="ce4" table:formula="of:=[heapsort_d.E22]" office:value-type="float" office:value="22187566" calcext:value-type="float">
            <text:p>22187566</text:p>
          </table:table-cell>
          <table:table-cell table:style-name="ce4" table:formula="of:=[.C25]+[.D25]+[.E25]" office:value-type="float" office:value="41789476" calcext:value-type="float">
            <text:p>41789476</text:p>
          </table:table-cell>
          <table:table-cell table:style-name="ce6" table:formula="of:=[heapsort_4date.A22]" office:value-type="float" office:value="220000" calcext:value-type="float">
            <text:p>220000</text:p>
          </table:table-cell>
          <table:table-cell table:style-name="ce6" table:formula="of:=[heapsort_4date.B22]" office:value-type="float" office:value="0.248391" calcext:value-type="float">
            <text:p>0.248391</text:p>
          </table:table-cell>
          <table:table-cell table:style-name="ce6" table:formula="of:=[heapsort_4date.C22]" office:value-type="float" office:value="7140490" calcext:value-type="float">
            <text:p>7140490</text:p>
          </table:table-cell>
          <table:table-cell table:style-name="ce6" table:formula="of:=[heapsort_4date.D22]" office:value-type="float" office:value="12459918" calcext:value-type="float">
            <text:p>12459918</text:p>
          </table:table-cell>
          <table:table-cell table:style-name="ce6" table:formula="of:=[heapsort_4date.E22]" office:value-type="float" office:value="22184007" calcext:value-type="float">
            <text:p>22184007</text:p>
          </table:table-cell>
          <table:table-cell table:style-name="ce6" table:formula="of:=[.I25]+[.J25]+[.K25]" office:value-type="float" office:value="41784415" calcext:value-type="float">
            <text:p>41784415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23]" office:value-type="float" office:value="230000" calcext:value-type="float">
            <text:p>230000</text:p>
          </table:table-cell>
          <table:table-cell table:style-name="ce4" table:formula="of:=[heapsort_d.B23]" office:value-type="float" office:value="0.193457" calcext:value-type="float">
            <text:p>0.193457</text:p>
          </table:table-cell>
          <table:table-cell table:style-name="ce4" table:formula="of:=[heapsort_d.C23]" office:value-type="float" office:value="7493603" calcext:value-type="float">
            <text:p>7493603</text:p>
          </table:table-cell>
          <table:table-cell table:style-name="ce4" table:formula="of:=[heapsort_d.D23]" office:value-type="float" office:value="13069917" calcext:value-type="float">
            <text:p>13069917</text:p>
          </table:table-cell>
          <table:table-cell table:style-name="ce4" table:formula="of:=[heapsort_d.E23]" office:value-type="float" office:value="23276285" calcext:value-type="float">
            <text:p>23276285</text:p>
          </table:table-cell>
          <table:table-cell table:style-name="ce4" table:formula="of:=[.C26]+[.D26]+[.E26]" office:value-type="float" office:value="43839805" calcext:value-type="float">
            <text:p>43839805</text:p>
          </table:table-cell>
          <table:table-cell table:style-name="ce6" table:formula="of:=[heapsort_4date.A23]" office:value-type="float" office:value="230000" calcext:value-type="float">
            <text:p>230000</text:p>
          </table:table-cell>
          <table:table-cell table:style-name="ce6" table:formula="of:=[heapsort_4date.B23]" office:value-type="float" office:value="0.263076" calcext:value-type="float">
            <text:p>0.263076</text:p>
          </table:table-cell>
          <table:table-cell table:style-name="ce6" table:formula="of:=[heapsort_4date.C23]" office:value-type="float" office:value="7492474" calcext:value-type="float">
            <text:p>7492474</text:p>
          </table:table-cell>
          <table:table-cell table:style-name="ce6" table:formula="of:=[heapsort_4date.D23]" office:value-type="float" office:value="13067118" calcext:value-type="float">
            <text:p>13067118</text:p>
          </table:table-cell>
          <table:table-cell table:style-name="ce6" table:formula="of:=[heapsort_4date.E23]" office:value-type="float" office:value="23271019" calcext:value-type="float">
            <text:p>23271019</text:p>
          </table:table-cell>
          <table:table-cell table:style-name="ce6" table:formula="of:=[.I26]+[.J26]+[.K26]" office:value-type="float" office:value="43830611" calcext:value-type="float">
            <text:p>43830611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24]" office:value-type="float" office:value="240000" calcext:value-type="float">
            <text:p>240000</text:p>
          </table:table-cell>
          <table:table-cell table:style-name="ce4" table:formula="of:=[heapsort_d.B24]" office:value-type="float" office:value="0.20302" calcext:value-type="float">
            <text:p>0.20302</text:p>
          </table:table-cell>
          <table:table-cell table:style-name="ce4" table:formula="of:=[heapsort_d.C24]" office:value-type="float" office:value="7845486" calcext:value-type="float">
            <text:p>7845486</text:p>
          </table:table-cell>
          <table:table-cell table:style-name="ce4" table:formula="of:=[heapsort_d.D24]" office:value-type="float" office:value="13677666" calcext:value-type="float">
            <text:p>13677666</text:p>
          </table:table-cell>
          <table:table-cell table:style-name="ce4" table:formula="of:=[heapsort_d.E24]" office:value-type="float" office:value="24363557" calcext:value-type="float">
            <text:p>24363557</text:p>
          </table:table-cell>
          <table:table-cell table:style-name="ce4" table:formula="of:=[.C27]+[.D27]+[.E27]" office:value-type="float" office:value="45886709" calcext:value-type="float">
            <text:p>45886709</text:p>
          </table:table-cell>
          <table:table-cell table:style-name="ce6" table:formula="of:=[heapsort_4date.A24]" office:value-type="float" office:value="240000" calcext:value-type="float">
            <text:p>240000</text:p>
          </table:table-cell>
          <table:table-cell table:style-name="ce6" table:formula="of:=[heapsort_4date.B24]" office:value-type="float" office:value="0.273638" calcext:value-type="float">
            <text:p>0.273638</text:p>
          </table:table-cell>
          <table:table-cell table:style-name="ce6" table:formula="of:=[heapsort_4date.C24]" office:value-type="float" office:value="7844865" calcext:value-type="float">
            <text:p>7844865</text:p>
          </table:table-cell>
          <table:table-cell table:style-name="ce6" table:formula="of:=[heapsort_4date.D24]" office:value-type="float" office:value="13675554" calcext:value-type="float">
            <text:p>13675554</text:p>
          </table:table-cell>
          <table:table-cell table:style-name="ce6" table:formula="of:=[heapsort_4date.E24]" office:value-type="float" office:value="24357692" calcext:value-type="float">
            <text:p>24357692</text:p>
          </table:table-cell>
          <table:table-cell table:style-name="ce6" table:formula="of:=[.I27]+[.J27]+[.K27]" office:value-type="float" office:value="45878111" calcext:value-type="float">
            <text:p>45878111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25]" office:value-type="float" office:value="250000" calcext:value-type="float">
            <text:p>250000</text:p>
          </table:table-cell>
          <table:table-cell table:style-name="ce4" table:formula="of:=[heapsort_d.B25]" office:value-type="float" office:value="0.211752" calcext:value-type="float">
            <text:p>0.211752</text:p>
          </table:table-cell>
          <table:table-cell table:style-name="ce4" table:formula="of:=[heapsort_d.C25]" office:value-type="float" office:value="8198987" calcext:value-type="float">
            <text:p>8198987</text:p>
          </table:table-cell>
          <table:table-cell table:style-name="ce4" table:formula="of:=[heapsort_d.D25]" office:value-type="float" office:value="14286621" calcext:value-type="float">
            <text:p>14286621</text:p>
          </table:table-cell>
          <table:table-cell table:style-name="ce4" table:formula="of:=[heapsort_d.E25]" office:value-type="float" office:value="25452933" calcext:value-type="float">
            <text:p>25452933</text:p>
          </table:table-cell>
          <table:table-cell table:style-name="ce4" table:formula="of:=[.C28]+[.D28]+[.E28]" office:value-type="float" office:value="47938541" calcext:value-type="float">
            <text:p>47938541</text:p>
          </table:table-cell>
          <table:table-cell table:style-name="ce6" table:formula="of:=[heapsort_4date.A25]" office:value-type="float" office:value="250000" calcext:value-type="float">
            <text:p>250000</text:p>
          </table:table-cell>
          <table:table-cell table:style-name="ce6" table:formula="of:=[heapsort_4date.B25]" office:value-type="float" office:value="0.28599" calcext:value-type="float">
            <text:p>0.28599</text:p>
          </table:table-cell>
          <table:table-cell table:style-name="ce6" table:formula="of:=[heapsort_4date.C25]" office:value-type="float" office:value="8198084" calcext:value-type="float">
            <text:p>8198084</text:p>
          </table:table-cell>
          <table:table-cell table:style-name="ce6" table:formula="of:=[heapsort_4date.D25]" office:value-type="float" office:value="14285790" calcext:value-type="float">
            <text:p>14285790</text:p>
          </table:table-cell>
          <table:table-cell table:style-name="ce6" table:formula="of:=[heapsort_4date.E25]" office:value-type="float" office:value="25451869" calcext:value-type="float">
            <text:p>25451869</text:p>
          </table:table-cell>
          <table:table-cell table:style-name="ce6" table:formula="of:=[.I28]+[.J28]+[.K28]" office:value-type="float" office:value="47935743" calcext:value-type="float">
            <text:p>47935743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26]" office:value-type="float" office:value="260000" calcext:value-type="float">
            <text:p>260000</text:p>
          </table:table-cell>
          <table:table-cell table:style-name="ce4" table:formula="of:=[heapsort_d.B26]" office:value-type="float" office:value="0.225575" calcext:value-type="float">
            <text:p>0.225575</text:p>
          </table:table-cell>
          <table:table-cell table:style-name="ce4" table:formula="of:=[heapsort_d.C26]" office:value-type="float" office:value="8551745" calcext:value-type="float">
            <text:p>8551745</text:p>
          </table:table-cell>
          <table:table-cell table:style-name="ce4" table:formula="of:=[heapsort_d.D26]" office:value-type="float" office:value="14894904" calcext:value-type="float">
            <text:p>14894904</text:p>
          </table:table-cell>
          <table:table-cell table:style-name="ce4" table:formula="of:=[heapsort_d.E26]" office:value-type="float" office:value="26547283" calcext:value-type="float">
            <text:p>26547283</text:p>
          </table:table-cell>
          <table:table-cell table:style-name="ce4" table:formula="of:=[.C29]+[.D29]+[.E29]" office:value-type="float" office:value="49993932" calcext:value-type="float">
            <text:p>49993932</text:p>
          </table:table-cell>
          <table:table-cell table:style-name="ce6" table:formula="of:=[heapsort_4date.A26]" office:value-type="float" office:value="260000" calcext:value-type="float">
            <text:p>260000</text:p>
          </table:table-cell>
          <table:table-cell table:style-name="ce6" table:formula="of:=[heapsort_4date.B26]" office:value-type="float" office:value="0.301797" calcext:value-type="float">
            <text:p>0.301797</text:p>
          </table:table-cell>
          <table:table-cell table:style-name="ce6" table:formula="of:=[heapsort_4date.C26]" office:value-type="float" office:value="8551264" calcext:value-type="float">
            <text:p>8551264</text:p>
          </table:table-cell>
          <table:table-cell table:style-name="ce6" table:formula="of:=[heapsort_4date.D26]" office:value-type="float" office:value="14895201" calcext:value-type="float">
            <text:p>14895201</text:p>
          </table:table-cell>
          <table:table-cell table:style-name="ce6" table:formula="of:=[heapsort_4date.E26]" office:value-type="float" office:value="26546563" calcext:value-type="float">
            <text:p>26546563</text:p>
          </table:table-cell>
          <table:table-cell table:style-name="ce6" table:formula="of:=[.I29]+[.J29]+[.K29]" office:value-type="float" office:value="49993028" calcext:value-type="float">
            <text:p>49993028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27]" office:value-type="float" office:value="270000" calcext:value-type="float">
            <text:p>270000</text:p>
          </table:table-cell>
          <table:table-cell table:style-name="ce4" table:formula="of:=[heapsort_d.B27]" office:value-type="float" office:value="0.230696" calcext:value-type="float">
            <text:p>0.230696</text:p>
          </table:table-cell>
          <table:table-cell table:style-name="ce4" table:formula="of:=[heapsort_d.C27]" office:value-type="float" office:value="8911570" calcext:value-type="float">
            <text:p>8911570</text:p>
          </table:table-cell>
          <table:table-cell table:style-name="ce4" table:formula="of:=[heapsort_d.D27]" office:value-type="float" office:value="15514371" calcext:value-type="float">
            <text:p>15514371</text:p>
          </table:table-cell>
          <table:table-cell table:style-name="ce4" table:formula="of:=[heapsort_d.E27]" office:value-type="float" office:value="27650032" calcext:value-type="float">
            <text:p>27650032</text:p>
          </table:table-cell>
          <table:table-cell table:style-name="ce4" table:formula="of:=[.C30]+[.D30]+[.E30]" office:value-type="float" office:value="52075973" calcext:value-type="float">
            <text:p>52075973</text:p>
          </table:table-cell>
          <table:table-cell table:style-name="ce6" table:formula="of:=[heapsort_4date.A27]" office:value-type="float" office:value="270000" calcext:value-type="float">
            <text:p>270000</text:p>
          </table:table-cell>
          <table:table-cell table:style-name="ce6" table:formula="of:=[heapsort_4date.B27]" office:value-type="float" office:value="0.324818" calcext:value-type="float">
            <text:p>0.324818</text:p>
          </table:table-cell>
          <table:table-cell table:style-name="ce6" table:formula="of:=[heapsort_4date.C27]" office:value-type="float" office:value="8911885" calcext:value-type="float">
            <text:p>8911885</text:p>
          </table:table-cell>
          <table:table-cell table:style-name="ce6" table:formula="of:=[heapsort_4date.D27]" office:value-type="float" office:value="15514500" calcext:value-type="float">
            <text:p>15514500</text:p>
          </table:table-cell>
          <table:table-cell table:style-name="ce6" table:formula="of:=[heapsort_4date.E27]" office:value-type="float" office:value="27648422" calcext:value-type="float">
            <text:p>27648422</text:p>
          </table:table-cell>
          <table:table-cell table:style-name="ce6" table:formula="of:=[.I30]+[.J30]+[.K30]" office:value-type="float" office:value="52074807" calcext:value-type="float">
            <text:p>52074807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28]" office:value-type="float" office:value="280000" calcext:value-type="float">
            <text:p>280000</text:p>
          </table:table-cell>
          <table:table-cell table:style-name="ce4" table:formula="of:=[heapsort_d.B28]" office:value-type="float" office:value="0.239354" calcext:value-type="float">
            <text:p>0.239354</text:p>
          </table:table-cell>
          <table:table-cell table:style-name="ce4" table:formula="of:=[heapsort_d.C28]" office:value-type="float" office:value="9273894" calcext:value-type="float">
            <text:p>9273894</text:p>
          </table:table-cell>
          <table:table-cell table:style-name="ce4" table:formula="of:=[heapsort_d.D28]" office:value-type="float" office:value="16137432" calcext:value-type="float">
            <text:p>16137432</text:p>
          </table:table-cell>
          <table:table-cell table:style-name="ce4" table:formula="of:=[heapsort_d.E28]" office:value-type="float" office:value="28757857" calcext:value-type="float">
            <text:p>28757857</text:p>
          </table:table-cell>
          <table:table-cell table:style-name="ce4" table:formula="of:=[.C31]+[.D31]+[.E31]" office:value-type="float" office:value="54169183" calcext:value-type="float">
            <text:p>54169183</text:p>
          </table:table-cell>
          <table:table-cell table:style-name="ce6" table:formula="of:=[heapsort_4date.A28]" office:value-type="float" office:value="280000" calcext:value-type="float">
            <text:p>280000</text:p>
          </table:table-cell>
          <table:table-cell table:style-name="ce6" table:formula="of:=[heapsort_4date.B28]" office:value-type="float" office:value="0.328288" calcext:value-type="float">
            <text:p>0.328288</text:p>
          </table:table-cell>
          <table:table-cell table:style-name="ce6" table:formula="of:=[heapsort_4date.C28]" office:value-type="float" office:value="9272883" calcext:value-type="float">
            <text:p>9272883</text:p>
          </table:table-cell>
          <table:table-cell table:style-name="ce6" table:formula="of:=[heapsort_4date.D28]" office:value-type="float" office:value="16133430" calcext:value-type="float">
            <text:p>16133430</text:p>
          </table:table-cell>
          <table:table-cell table:style-name="ce6" table:formula="of:=[heapsort_4date.E28]" office:value-type="float" office:value="28749515" calcext:value-type="float">
            <text:p>28749515</text:p>
          </table:table-cell>
          <table:table-cell table:style-name="ce6" table:formula="of:=[.I31]+[.J31]+[.K31]" office:value-type="float" office:value="54155828" calcext:value-type="float">
            <text:p>54155828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29]" office:value-type="float" office:value="290000" calcext:value-type="float">
            <text:p>290000</text:p>
          </table:table-cell>
          <table:table-cell table:style-name="ce4" table:formula="of:=[heapsort_d.B29]" office:value-type="float" office:value="0.251901" calcext:value-type="float">
            <text:p>0.251901</text:p>
          </table:table-cell>
          <table:table-cell table:style-name="ce4" table:formula="of:=[heapsort_d.C29]" office:value-type="float" office:value="9636460" calcext:value-type="float">
            <text:p>9636460</text:p>
          </table:table-cell>
          <table:table-cell table:style-name="ce4" table:formula="of:=[heapsort_d.D29]" office:value-type="float" office:value="16761024" calcext:value-type="float">
            <text:p>16761024</text:p>
          </table:table-cell>
          <table:table-cell table:style-name="ce4" table:formula="of:=[heapsort_d.E29]" office:value-type="float" office:value="29866539" calcext:value-type="float">
            <text:p>29866539</text:p>
          </table:table-cell>
          <table:table-cell table:style-name="ce4" table:formula="of:=[.C32]+[.D32]+[.E32]" office:value-type="float" office:value="56264023" calcext:value-type="float">
            <text:p>56264023</text:p>
          </table:table-cell>
          <table:table-cell table:style-name="ce6" table:formula="of:=[heapsort_4date.A29]" office:value-type="float" office:value="290000" calcext:value-type="float">
            <text:p>290000</text:p>
          </table:table-cell>
          <table:table-cell table:style-name="ce6" table:formula="of:=[heapsort_4date.B29]" office:value-type="float" office:value="0.347336" calcext:value-type="float">
            <text:p>0.347336</text:p>
          </table:table-cell>
          <table:table-cell table:style-name="ce6" table:formula="of:=[heapsort_4date.C29]" office:value-type="float" office:value="9636932" calcext:value-type="float">
            <text:p>9636932</text:p>
          </table:table-cell>
          <table:table-cell table:style-name="ce6" table:formula="of:=[heapsort_4date.D29]" office:value-type="float" office:value="16762524" calcext:value-type="float">
            <text:p>16762524</text:p>
          </table:table-cell>
          <table:table-cell table:style-name="ce6" table:formula="of:=[heapsort_4date.E29]" office:value-type="float" office:value="29869080" calcext:value-type="float">
            <text:p>29869080</text:p>
          </table:table-cell>
          <table:table-cell table:style-name="ce6" table:formula="of:=[.I32]+[.J32]+[.K32]" office:value-type="float" office:value="56268536" calcext:value-type="float">
            <text:p>56268536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30]" office:value-type="float" office:value="300000" calcext:value-type="float">
            <text:p>300000</text:p>
          </table:table-cell>
          <table:table-cell table:style-name="ce4" table:formula="of:=[heapsort_d.B30]" office:value-type="float" office:value="0.259173" calcext:value-type="float">
            <text:p>0.259173</text:p>
          </table:table-cell>
          <table:table-cell table:style-name="ce4" table:formula="of:=[heapsort_d.C30]" office:value-type="float" office:value="10001710" calcext:value-type="float">
            <text:p>10001710</text:p>
          </table:table-cell>
          <table:table-cell table:style-name="ce4" table:formula="of:=[heapsort_d.D30]" office:value-type="float" office:value="17387838" calcext:value-type="float">
            <text:p>17387838</text:p>
          </table:table-cell>
          <table:table-cell table:style-name="ce4" table:formula="of:=[heapsort_d.E30]" office:value-type="float" office:value="30983506" calcext:value-type="float">
            <text:p>30983506</text:p>
          </table:table-cell>
          <table:table-cell table:style-name="ce4" table:formula="of:=[.C33]+[.D33]+[.E33]" office:value-type="float" office:value="58373054" calcext:value-type="float">
            <text:p>58373054</text:p>
          </table:table-cell>
          <table:table-cell table:style-name="ce6" table:formula="of:=[heapsort_4date.A30]" office:value-type="float" office:value="300000" calcext:value-type="float">
            <text:p>300000</text:p>
          </table:table-cell>
          <table:table-cell table:style-name="ce6" table:formula="of:=[heapsort_4date.B30]" office:value-type="float" office:value="0.359227" calcext:value-type="float">
            <text:p>0.359227</text:p>
          </table:table-cell>
          <table:table-cell table:style-name="ce6" table:formula="of:=[heapsort_4date.C30]" office:value-type="float" office:value="10000117" calcext:value-type="float">
            <text:p>10000117</text:p>
          </table:table-cell>
          <table:table-cell table:style-name="ce6" table:formula="of:=[heapsort_4date.D30]" office:value-type="float" office:value="17384010" calcext:value-type="float">
            <text:p>17384010</text:p>
          </table:table-cell>
          <table:table-cell table:style-name="ce6" table:formula="of:=[heapsort_4date.E30]" office:value-type="float" office:value="30976253" calcext:value-type="float">
            <text:p>30976253</text:p>
          </table:table-cell>
          <table:table-cell table:style-name="ce6" table:formula="of:=[.I33]+[.J33]+[.K33]" office:value-type="float" office:value="58360380" calcext:value-type="float">
            <text:p>5836038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31]" office:value-type="float" office:value="0" calcext:value-type="float">
            <text:p>0</text:p>
          </table:table-cell>
          <table:table-cell table:style-name="ce4" table:formula="of:=[heapsort_d.B31]" office:value-type="float" office:value="0" calcext:value-type="float">
            <text:p>0</text:p>
          </table:table-cell>
          <table:table-cell table:style-name="ce4" table:formula="of:=[heapsort_d.C31]" office:value-type="float" office:value="0" calcext:value-type="float">
            <text:p>0</text:p>
          </table:table-cell>
          <table:table-cell table:style-name="ce4" table:formula="of:=[heapsort_d.D31]" office:value-type="float" office:value="0" calcext:value-type="float">
            <text:p>0</text:p>
          </table:table-cell>
          <table:table-cell table:style-name="ce4" table:formula="of:=[heapsort_d.E31]" office:value-type="float" office:value="0" calcext:value-type="float">
            <text:p>0</text:p>
          </table:table-cell>
          <table:table-cell table:style-name="ce4" table:formula="of:=[.C34]+[.D34]+[.E34]" office:value-type="float" office:value="0" calcext:value-type="float">
            <text:p>0</text:p>
          </table:table-cell>
          <table:table-cell table:style-name="ce6" table:formula="of:=[heapsort_4date.A31]" office:value-type="float" office:value="0" calcext:value-type="float">
            <text:p>0</text:p>
          </table:table-cell>
          <table:table-cell table:style-name="ce6" table:formula="of:=[heapsort_4date.B31]" office:value-type="float" office:value="0" calcext:value-type="float">
            <text:p>0</text:p>
          </table:table-cell>
          <table:table-cell table:style-name="ce6" table:formula="of:=[heapsort_4date.C31]" office:value-type="float" office:value="0" calcext:value-type="float">
            <text:p>0</text:p>
          </table:table-cell>
          <table:table-cell table:style-name="ce6" table:formula="of:=[heapsort_4date.D31]" office:value-type="float" office:value="0" calcext:value-type="float">
            <text:p>0</text:p>
          </table:table-cell>
          <table:table-cell table:style-name="ce6" table:formula="of:=[heapsort_4date.E31]" office:value-type="float" office:value="0" calcext:value-type="float">
            <text:p>0</text:p>
          </table:table-cell>
          <table:table-cell table:style-name="ce6" table:formula="of:=[.I34]+[.J34]+[.K34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32]" office:value-type="float" office:value="0" calcext:value-type="float">
            <text:p>0</text:p>
          </table:table-cell>
          <table:table-cell table:style-name="ce4" table:formula="of:=[heapsort_d.B32]" office:value-type="float" office:value="0" calcext:value-type="float">
            <text:p>0</text:p>
          </table:table-cell>
          <table:table-cell table:style-name="ce4" table:formula="of:=[heapsort_d.C32]" office:value-type="float" office:value="0" calcext:value-type="float">
            <text:p>0</text:p>
          </table:table-cell>
          <table:table-cell table:style-name="ce4" table:formula="of:=[heapsort_d.D32]" office:value-type="float" office:value="0" calcext:value-type="float">
            <text:p>0</text:p>
          </table:table-cell>
          <table:table-cell table:style-name="ce4" table:formula="of:=[heapsort_d.E32]" office:value-type="float" office:value="0" calcext:value-type="float">
            <text:p>0</text:p>
          </table:table-cell>
          <table:table-cell table:style-name="ce4" table:formula="of:=[.C35]+[.D35]+[.E35]" office:value-type="float" office:value="0" calcext:value-type="float">
            <text:p>0</text:p>
          </table:table-cell>
          <table:table-cell table:style-name="ce6" table:formula="of:=[heapsort_4date.A32]" office:value-type="float" office:value="0" calcext:value-type="float">
            <text:p>0</text:p>
          </table:table-cell>
          <table:table-cell table:style-name="ce6" table:formula="of:=[heapsort_4date.B32]" office:value-type="float" office:value="0" calcext:value-type="float">
            <text:p>0</text:p>
          </table:table-cell>
          <table:table-cell table:style-name="ce6" table:formula="of:=[heapsort_4date.C32]" office:value-type="float" office:value="0" calcext:value-type="float">
            <text:p>0</text:p>
          </table:table-cell>
          <table:table-cell table:style-name="ce6" table:formula="of:=[heapsort_4date.D32]" office:value-type="float" office:value="0" calcext:value-type="float">
            <text:p>0</text:p>
          </table:table-cell>
          <table:table-cell table:style-name="ce6" table:formula="of:=[heapsort_4date.E32]" office:value-type="float" office:value="0" calcext:value-type="float">
            <text:p>0</text:p>
          </table:table-cell>
          <table:table-cell table:style-name="ce6" table:formula="of:=[.I35]+[.J35]+[.K35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33]" office:value-type="float" office:value="0" calcext:value-type="float">
            <text:p>0</text:p>
          </table:table-cell>
          <table:table-cell table:style-name="ce4" table:formula="of:=[heapsort_d.B33]" office:value-type="float" office:value="0" calcext:value-type="float">
            <text:p>0</text:p>
          </table:table-cell>
          <table:table-cell table:style-name="ce4" table:formula="of:=[heapsort_d.C33]" office:value-type="float" office:value="0" calcext:value-type="float">
            <text:p>0</text:p>
          </table:table-cell>
          <table:table-cell table:style-name="ce4" table:formula="of:=[heapsort_d.D33]" office:value-type="float" office:value="0" calcext:value-type="float">
            <text:p>0</text:p>
          </table:table-cell>
          <table:table-cell table:style-name="ce4" table:formula="of:=[heapsort_d.E33]" office:value-type="float" office:value="0" calcext:value-type="float">
            <text:p>0</text:p>
          </table:table-cell>
          <table:table-cell table:style-name="ce4" table:formula="of:=[.C36]+[.D36]+[.E36]" office:value-type="float" office:value="0" calcext:value-type="float">
            <text:p>0</text:p>
          </table:table-cell>
          <table:table-cell table:style-name="ce6" table:formula="of:=[heapsort_4date.A33]" office:value-type="float" office:value="0" calcext:value-type="float">
            <text:p>0</text:p>
          </table:table-cell>
          <table:table-cell table:style-name="ce6" table:formula="of:=[heapsort_4date.B33]" office:value-type="float" office:value="0" calcext:value-type="float">
            <text:p>0</text:p>
          </table:table-cell>
          <table:table-cell table:style-name="ce6" table:formula="of:=[heapsort_4date.C33]" office:value-type="float" office:value="0" calcext:value-type="float">
            <text:p>0</text:p>
          </table:table-cell>
          <table:table-cell table:style-name="ce6" table:formula="of:=[heapsort_4date.D33]" office:value-type="float" office:value="0" calcext:value-type="float">
            <text:p>0</text:p>
          </table:table-cell>
          <table:table-cell table:style-name="ce6" table:formula="of:=[heapsort_4date.E33]" office:value-type="float" office:value="0" calcext:value-type="float">
            <text:p>0</text:p>
          </table:table-cell>
          <table:table-cell table:style-name="ce6" table:formula="of:=[.I36]+[.J36]+[.K36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34]" office:value-type="float" office:value="0" calcext:value-type="float">
            <text:p>0</text:p>
          </table:table-cell>
          <table:table-cell table:style-name="ce4" table:formula="of:=[heapsort_d.B34]" office:value-type="float" office:value="0" calcext:value-type="float">
            <text:p>0</text:p>
          </table:table-cell>
          <table:table-cell table:style-name="ce4" table:formula="of:=[heapsort_d.C34]" office:value-type="float" office:value="0" calcext:value-type="float">
            <text:p>0</text:p>
          </table:table-cell>
          <table:table-cell table:style-name="ce4" table:formula="of:=[heapsort_d.D34]" office:value-type="float" office:value="0" calcext:value-type="float">
            <text:p>0</text:p>
          </table:table-cell>
          <table:table-cell table:style-name="ce4" table:formula="of:=[heapsort_d.E34]" office:value-type="float" office:value="0" calcext:value-type="float">
            <text:p>0</text:p>
          </table:table-cell>
          <table:table-cell table:style-name="ce4" table:formula="of:=[.C37]+[.D37]+[.E37]" office:value-type="float" office:value="0" calcext:value-type="float">
            <text:p>0</text:p>
          </table:table-cell>
          <table:table-cell table:style-name="ce6" table:formula="of:=[heapsort_4date.A34]" office:value-type="float" office:value="0" calcext:value-type="float">
            <text:p>0</text:p>
          </table:table-cell>
          <table:table-cell table:style-name="ce6" table:formula="of:=[heapsort_4date.B34]" office:value-type="float" office:value="0" calcext:value-type="float">
            <text:p>0</text:p>
          </table:table-cell>
          <table:table-cell table:style-name="ce6" table:formula="of:=[heapsort_4date.C34]" office:value-type="float" office:value="0" calcext:value-type="float">
            <text:p>0</text:p>
          </table:table-cell>
          <table:table-cell table:style-name="ce6" table:formula="of:=[heapsort_4date.D34]" office:value-type="float" office:value="0" calcext:value-type="float">
            <text:p>0</text:p>
          </table:table-cell>
          <table:table-cell table:style-name="ce6" table:formula="of:=[heapsort_4date.E34]" office:value-type="float" office:value="0" calcext:value-type="float">
            <text:p>0</text:p>
          </table:table-cell>
          <table:table-cell table:style-name="ce6" table:formula="of:=[.I37]+[.J37]+[.K37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35]" office:value-type="float" office:value="0" calcext:value-type="float">
            <text:p>0</text:p>
          </table:table-cell>
          <table:table-cell table:style-name="ce4" table:formula="of:=[heapsort_d.B35]" office:value-type="float" office:value="0" calcext:value-type="float">
            <text:p>0</text:p>
          </table:table-cell>
          <table:table-cell table:style-name="ce4" table:formula="of:=[heapsort_d.C35]" office:value-type="float" office:value="0" calcext:value-type="float">
            <text:p>0</text:p>
          </table:table-cell>
          <table:table-cell table:style-name="ce4" table:formula="of:=[heapsort_d.D35]" office:value-type="float" office:value="0" calcext:value-type="float">
            <text:p>0</text:p>
          </table:table-cell>
          <table:table-cell table:style-name="ce4" table:formula="of:=[heapsort_d.E35]" office:value-type="float" office:value="0" calcext:value-type="float">
            <text:p>0</text:p>
          </table:table-cell>
          <table:table-cell table:style-name="ce4" table:formula="of:=[.C38]+[.D38]+[.E38]" office:value-type="float" office:value="0" calcext:value-type="float">
            <text:p>0</text:p>
          </table:table-cell>
          <table:table-cell table:style-name="ce6" table:formula="of:=[heapsort_4date.A35]" office:value-type="float" office:value="0" calcext:value-type="float">
            <text:p>0</text:p>
          </table:table-cell>
          <table:table-cell table:style-name="ce6" table:formula="of:=[heapsort_4date.B35]" office:value-type="float" office:value="0" calcext:value-type="float">
            <text:p>0</text:p>
          </table:table-cell>
          <table:table-cell table:style-name="ce6" table:formula="of:=[heapsort_4date.C35]" office:value-type="float" office:value="0" calcext:value-type="float">
            <text:p>0</text:p>
          </table:table-cell>
          <table:table-cell table:style-name="ce6" table:formula="of:=[heapsort_4date.D35]" office:value-type="float" office:value="0" calcext:value-type="float">
            <text:p>0</text:p>
          </table:table-cell>
          <table:table-cell table:style-name="ce6" table:formula="of:=[heapsort_4date.E35]" office:value-type="float" office:value="0" calcext:value-type="float">
            <text:p>0</text:p>
          </table:table-cell>
          <table:table-cell table:style-name="ce6" table:formula="of:=[.I38]+[.J38]+[.K38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36]" office:value-type="float" office:value="0" calcext:value-type="float">
            <text:p>0</text:p>
          </table:table-cell>
          <table:table-cell table:style-name="ce4" table:formula="of:=[heapsort_d.B36]" office:value-type="float" office:value="0" calcext:value-type="float">
            <text:p>0</text:p>
          </table:table-cell>
          <table:table-cell table:style-name="ce4" table:formula="of:=[heapsort_d.C36]" office:value-type="float" office:value="0" calcext:value-type="float">
            <text:p>0</text:p>
          </table:table-cell>
          <table:table-cell table:style-name="ce4" table:formula="of:=[heapsort_d.D36]" office:value-type="float" office:value="0" calcext:value-type="float">
            <text:p>0</text:p>
          </table:table-cell>
          <table:table-cell table:style-name="ce4" table:formula="of:=[heapsort_d.E36]" office:value-type="float" office:value="0" calcext:value-type="float">
            <text:p>0</text:p>
          </table:table-cell>
          <table:table-cell table:style-name="ce4" table:formula="of:=[.C39]+[.D39]+[.E39]" office:value-type="float" office:value="0" calcext:value-type="float">
            <text:p>0</text:p>
          </table:table-cell>
          <table:table-cell table:style-name="ce6" table:formula="of:=[heapsort_4date.A36]" office:value-type="float" office:value="0" calcext:value-type="float">
            <text:p>0</text:p>
          </table:table-cell>
          <table:table-cell table:style-name="ce6" table:formula="of:=[heapsort_4date.B36]" office:value-type="float" office:value="0" calcext:value-type="float">
            <text:p>0</text:p>
          </table:table-cell>
          <table:table-cell table:style-name="ce6" table:formula="of:=[heapsort_4date.C36]" office:value-type="float" office:value="0" calcext:value-type="float">
            <text:p>0</text:p>
          </table:table-cell>
          <table:table-cell table:style-name="ce6" table:formula="of:=[heapsort_4date.D36]" office:value-type="float" office:value="0" calcext:value-type="float">
            <text:p>0</text:p>
          </table:table-cell>
          <table:table-cell table:style-name="ce6" table:formula="of:=[heapsort_4date.E36]" office:value-type="float" office:value="0" calcext:value-type="float">
            <text:p>0</text:p>
          </table:table-cell>
          <table:table-cell table:style-name="ce6" table:formula="of:=[.I39]+[.J39]+[.K39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37]" office:value-type="float" office:value="0" calcext:value-type="float">
            <text:p>0</text:p>
          </table:table-cell>
          <table:table-cell table:style-name="ce4" table:formula="of:=[heapsort_d.B37]" office:value-type="float" office:value="0" calcext:value-type="float">
            <text:p>0</text:p>
          </table:table-cell>
          <table:table-cell table:style-name="ce4" table:formula="of:=[heapsort_d.C37]" office:value-type="float" office:value="0" calcext:value-type="float">
            <text:p>0</text:p>
          </table:table-cell>
          <table:table-cell table:style-name="ce4" table:formula="of:=[heapsort_d.D37]" office:value-type="float" office:value="0" calcext:value-type="float">
            <text:p>0</text:p>
          </table:table-cell>
          <table:table-cell table:style-name="ce4" table:formula="of:=[heapsort_d.E37]" office:value-type="float" office:value="0" calcext:value-type="float">
            <text:p>0</text:p>
          </table:table-cell>
          <table:table-cell table:style-name="ce4" table:formula="of:=[.C40]+[.D40]+[.E40]" office:value-type="float" office:value="0" calcext:value-type="float">
            <text:p>0</text:p>
          </table:table-cell>
          <table:table-cell table:style-name="ce6" table:formula="of:=[heapsort_4date.A37]" office:value-type="float" office:value="0" calcext:value-type="float">
            <text:p>0</text:p>
          </table:table-cell>
          <table:table-cell table:style-name="ce6" table:formula="of:=[heapsort_4date.B37]" office:value-type="float" office:value="0" calcext:value-type="float">
            <text:p>0</text:p>
          </table:table-cell>
          <table:table-cell table:style-name="ce6" table:formula="of:=[heapsort_4date.C37]" office:value-type="float" office:value="0" calcext:value-type="float">
            <text:p>0</text:p>
          </table:table-cell>
          <table:table-cell table:style-name="ce6" table:formula="of:=[heapsort_4date.D37]" office:value-type="float" office:value="0" calcext:value-type="float">
            <text:p>0</text:p>
          </table:table-cell>
          <table:table-cell table:style-name="ce6" table:formula="of:=[heapsort_4date.E37]" office:value-type="float" office:value="0" calcext:value-type="float">
            <text:p>0</text:p>
          </table:table-cell>
          <table:table-cell table:style-name="ce6" table:formula="of:=[.I40]+[.J40]+[.K40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38]" office:value-type="float" office:value="0" calcext:value-type="float">
            <text:p>0</text:p>
          </table:table-cell>
          <table:table-cell table:style-name="ce4" table:formula="of:=[heapsort_d.B38]" office:value-type="float" office:value="0" calcext:value-type="float">
            <text:p>0</text:p>
          </table:table-cell>
          <table:table-cell table:style-name="ce4" table:formula="of:=[heapsort_d.C38]" office:value-type="float" office:value="0" calcext:value-type="float">
            <text:p>0</text:p>
          </table:table-cell>
          <table:table-cell table:style-name="ce4" table:formula="of:=[heapsort_d.D38]" office:value-type="float" office:value="0" calcext:value-type="float">
            <text:p>0</text:p>
          </table:table-cell>
          <table:table-cell table:style-name="ce4" table:formula="of:=[heapsort_d.E38]" office:value-type="float" office:value="0" calcext:value-type="float">
            <text:p>0</text:p>
          </table:table-cell>
          <table:table-cell table:style-name="ce4" table:formula="of:=[.C41]+[.D41]+[.E41]" office:value-type="float" office:value="0" calcext:value-type="float">
            <text:p>0</text:p>
          </table:table-cell>
          <table:table-cell table:style-name="ce6" table:formula="of:=[heapsort_4date.A38]" office:value-type="float" office:value="0" calcext:value-type="float">
            <text:p>0</text:p>
          </table:table-cell>
          <table:table-cell table:style-name="ce6" table:formula="of:=[heapsort_4date.B38]" office:value-type="float" office:value="0" calcext:value-type="float">
            <text:p>0</text:p>
          </table:table-cell>
          <table:table-cell table:style-name="ce6" table:formula="of:=[heapsort_4date.C38]" office:value-type="float" office:value="0" calcext:value-type="float">
            <text:p>0</text:p>
          </table:table-cell>
          <table:table-cell table:style-name="ce6" table:formula="of:=[heapsort_4date.D38]" office:value-type="float" office:value="0" calcext:value-type="float">
            <text:p>0</text:p>
          </table:table-cell>
          <table:table-cell table:style-name="ce6" table:formula="of:=[heapsort_4date.E38]" office:value-type="float" office:value="0" calcext:value-type="float">
            <text:p>0</text:p>
          </table:table-cell>
          <table:table-cell table:style-name="ce6" table:formula="of:=[.I41]+[.J41]+[.K41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39]" office:value-type="float" office:value="0" calcext:value-type="float">
            <text:p>0</text:p>
          </table:table-cell>
          <table:table-cell table:style-name="ce4" table:formula="of:=[heapsort_d.B39]" office:value-type="float" office:value="0" calcext:value-type="float">
            <text:p>0</text:p>
          </table:table-cell>
          <table:table-cell table:style-name="ce4" table:formula="of:=[heapsort_d.C39]" office:value-type="float" office:value="0" calcext:value-type="float">
            <text:p>0</text:p>
          </table:table-cell>
          <table:table-cell table:style-name="ce4" table:formula="of:=[heapsort_d.D39]" office:value-type="float" office:value="0" calcext:value-type="float">
            <text:p>0</text:p>
          </table:table-cell>
          <table:table-cell table:style-name="ce4" table:formula="of:=[heapsort_d.E39]" office:value-type="float" office:value="0" calcext:value-type="float">
            <text:p>0</text:p>
          </table:table-cell>
          <table:table-cell table:style-name="ce4" table:formula="of:=[.C42]+[.D42]+[.E42]" office:value-type="float" office:value="0" calcext:value-type="float">
            <text:p>0</text:p>
          </table:table-cell>
          <table:table-cell table:style-name="ce6" table:formula="of:=[heapsort_4date.A39]" office:value-type="float" office:value="0" calcext:value-type="float">
            <text:p>0</text:p>
          </table:table-cell>
          <table:table-cell table:style-name="ce6" table:formula="of:=[heapsort_4date.B39]" office:value-type="float" office:value="0" calcext:value-type="float">
            <text:p>0</text:p>
          </table:table-cell>
          <table:table-cell table:style-name="ce6" table:formula="of:=[heapsort_4date.C39]" office:value-type="float" office:value="0" calcext:value-type="float">
            <text:p>0</text:p>
          </table:table-cell>
          <table:table-cell table:style-name="ce6" table:formula="of:=[heapsort_4date.D39]" office:value-type="float" office:value="0" calcext:value-type="float">
            <text:p>0</text:p>
          </table:table-cell>
          <table:table-cell table:style-name="ce6" table:formula="of:=[heapsort_4date.E39]" office:value-type="float" office:value="0" calcext:value-type="float">
            <text:p>0</text:p>
          </table:table-cell>
          <table:table-cell table:style-name="ce6" table:formula="of:=[.I42]+[.J42]+[.K42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40]" office:value-type="float" office:value="0" calcext:value-type="float">
            <text:p>0</text:p>
          </table:table-cell>
          <table:table-cell table:style-name="ce4" table:formula="of:=[heapsort_d.B40]" office:value-type="float" office:value="0" calcext:value-type="float">
            <text:p>0</text:p>
          </table:table-cell>
          <table:table-cell table:style-name="ce4" table:formula="of:=[heapsort_d.C40]" office:value-type="float" office:value="0" calcext:value-type="float">
            <text:p>0</text:p>
          </table:table-cell>
          <table:table-cell table:style-name="ce4" table:formula="of:=[heapsort_d.D40]" office:value-type="float" office:value="0" calcext:value-type="float">
            <text:p>0</text:p>
          </table:table-cell>
          <table:table-cell table:style-name="ce4" table:formula="of:=[heapsort_d.E40]" office:value-type="float" office:value="0" calcext:value-type="float">
            <text:p>0</text:p>
          </table:table-cell>
          <table:table-cell table:style-name="ce4" table:formula="of:=[.C43]+[.D43]+[.E43]" office:value-type="float" office:value="0" calcext:value-type="float">
            <text:p>0</text:p>
          </table:table-cell>
          <table:table-cell table:style-name="ce6" table:formula="of:=[heapsort_4date.A40]" office:value-type="float" office:value="0" calcext:value-type="float">
            <text:p>0</text:p>
          </table:table-cell>
          <table:table-cell table:style-name="ce6" table:formula="of:=[heapsort_4date.B40]" office:value-type="float" office:value="0" calcext:value-type="float">
            <text:p>0</text:p>
          </table:table-cell>
          <table:table-cell table:style-name="ce6" table:formula="of:=[heapsort_4date.C40]" office:value-type="float" office:value="0" calcext:value-type="float">
            <text:p>0</text:p>
          </table:table-cell>
          <table:table-cell table:style-name="ce6" table:formula="of:=[heapsort_4date.D40]" office:value-type="float" office:value="0" calcext:value-type="float">
            <text:p>0</text:p>
          </table:table-cell>
          <table:table-cell table:style-name="ce6" table:formula="of:=[heapsort_4date.E40]" office:value-type="float" office:value="0" calcext:value-type="float">
            <text:p>0</text:p>
          </table:table-cell>
          <table:table-cell table:style-name="ce6" table:formula="of:=[.I43]+[.J43]+[.K43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41]" office:value-type="float" office:value="0" calcext:value-type="float">
            <text:p>0</text:p>
          </table:table-cell>
          <table:table-cell table:style-name="ce4" table:formula="of:=[heapsort_d.B41]" office:value-type="float" office:value="0" calcext:value-type="float">
            <text:p>0</text:p>
          </table:table-cell>
          <table:table-cell table:style-name="ce4" table:formula="of:=[heapsort_d.C41]" office:value-type="float" office:value="0" calcext:value-type="float">
            <text:p>0</text:p>
          </table:table-cell>
          <table:table-cell table:style-name="ce4" table:formula="of:=[heapsort_d.D41]" office:value-type="float" office:value="0" calcext:value-type="float">
            <text:p>0</text:p>
          </table:table-cell>
          <table:table-cell table:style-name="ce4" table:formula="of:=[heapsort_d.E41]" office:value-type="float" office:value="0" calcext:value-type="float">
            <text:p>0</text:p>
          </table:table-cell>
          <table:table-cell table:style-name="ce4" table:formula="of:=[.C44]+[.D44]+[.E44]" office:value-type="float" office:value="0" calcext:value-type="float">
            <text:p>0</text:p>
          </table:table-cell>
          <table:table-cell table:style-name="ce6" table:formula="of:=[heapsort_4date.A41]" office:value-type="float" office:value="0" calcext:value-type="float">
            <text:p>0</text:p>
          </table:table-cell>
          <table:table-cell table:style-name="ce6" table:formula="of:=[heapsort_4date.B41]" office:value-type="float" office:value="0" calcext:value-type="float">
            <text:p>0</text:p>
          </table:table-cell>
          <table:table-cell table:style-name="ce6" table:formula="of:=[heapsort_4date.C41]" office:value-type="float" office:value="0" calcext:value-type="float">
            <text:p>0</text:p>
          </table:table-cell>
          <table:table-cell table:style-name="ce6" table:formula="of:=[heapsort_4date.D41]" office:value-type="float" office:value="0" calcext:value-type="float">
            <text:p>0</text:p>
          </table:table-cell>
          <table:table-cell table:style-name="ce6" table:formula="of:=[heapsort_4date.E41]" office:value-type="float" office:value="0" calcext:value-type="float">
            <text:p>0</text:p>
          </table:table-cell>
          <table:table-cell table:style-name="ce6" table:formula="of:=[.I44]+[.J44]+[.K44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42]" office:value-type="float" office:value="0" calcext:value-type="float">
            <text:p>0</text:p>
          </table:table-cell>
          <table:table-cell table:style-name="ce4" table:formula="of:=[heapsort_d.B42]" office:value-type="float" office:value="0" calcext:value-type="float">
            <text:p>0</text:p>
          </table:table-cell>
          <table:table-cell table:style-name="ce4" table:formula="of:=[heapsort_d.C42]" office:value-type="float" office:value="0" calcext:value-type="float">
            <text:p>0</text:p>
          </table:table-cell>
          <table:table-cell table:style-name="ce4" table:formula="of:=[heapsort_d.D42]" office:value-type="float" office:value="0" calcext:value-type="float">
            <text:p>0</text:p>
          </table:table-cell>
          <table:table-cell table:style-name="ce4" table:formula="of:=[heapsort_d.E42]" office:value-type="float" office:value="0" calcext:value-type="float">
            <text:p>0</text:p>
          </table:table-cell>
          <table:table-cell table:style-name="ce4" table:formula="of:=[.C45]+[.D45]+[.E45]" office:value-type="float" office:value="0" calcext:value-type="float">
            <text:p>0</text:p>
          </table:table-cell>
          <table:table-cell table:style-name="ce6" table:formula="of:=[heapsort_4date.A42]" office:value-type="float" office:value="0" calcext:value-type="float">
            <text:p>0</text:p>
          </table:table-cell>
          <table:table-cell table:style-name="ce6" table:formula="of:=[heapsort_4date.B42]" office:value-type="float" office:value="0" calcext:value-type="float">
            <text:p>0</text:p>
          </table:table-cell>
          <table:table-cell table:style-name="ce6" table:formula="of:=[heapsort_4date.C42]" office:value-type="float" office:value="0" calcext:value-type="float">
            <text:p>0</text:p>
          </table:table-cell>
          <table:table-cell table:style-name="ce6" table:formula="of:=[heapsort_4date.D42]" office:value-type="float" office:value="0" calcext:value-type="float">
            <text:p>0</text:p>
          </table:table-cell>
          <table:table-cell table:style-name="ce6" table:formula="of:=[heapsort_4date.E42]" office:value-type="float" office:value="0" calcext:value-type="float">
            <text:p>0</text:p>
          </table:table-cell>
          <table:table-cell table:style-name="ce6" table:formula="of:=[.I45]+[.J45]+[.K45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43]" office:value-type="float" office:value="0" calcext:value-type="float">
            <text:p>0</text:p>
          </table:table-cell>
          <table:table-cell table:style-name="ce4" table:formula="of:=[heapsort_d.B43]" office:value-type="float" office:value="0" calcext:value-type="float">
            <text:p>0</text:p>
          </table:table-cell>
          <table:table-cell table:style-name="ce4" table:formula="of:=[heapsort_d.C43]" office:value-type="float" office:value="0" calcext:value-type="float">
            <text:p>0</text:p>
          </table:table-cell>
          <table:table-cell table:style-name="ce4" table:formula="of:=[heapsort_d.D43]" office:value-type="float" office:value="0" calcext:value-type="float">
            <text:p>0</text:p>
          </table:table-cell>
          <table:table-cell table:style-name="ce4" table:formula="of:=[heapsort_d.E43]" office:value-type="float" office:value="0" calcext:value-type="float">
            <text:p>0</text:p>
          </table:table-cell>
          <table:table-cell table:style-name="ce4" table:formula="of:=[.C46]+[.D46]+[.E46]" office:value-type="float" office:value="0" calcext:value-type="float">
            <text:p>0</text:p>
          </table:table-cell>
          <table:table-cell table:style-name="ce6" table:formula="of:=[heapsort_4date.A43]" office:value-type="float" office:value="0" calcext:value-type="float">
            <text:p>0</text:p>
          </table:table-cell>
          <table:table-cell table:style-name="ce6" table:formula="of:=[heapsort_4date.B43]" office:value-type="float" office:value="0" calcext:value-type="float">
            <text:p>0</text:p>
          </table:table-cell>
          <table:table-cell table:style-name="ce6" table:formula="of:=[heapsort_4date.C43]" office:value-type="float" office:value="0" calcext:value-type="float">
            <text:p>0</text:p>
          </table:table-cell>
          <table:table-cell table:style-name="ce6" table:formula="of:=[heapsort_4date.D43]" office:value-type="float" office:value="0" calcext:value-type="float">
            <text:p>0</text:p>
          </table:table-cell>
          <table:table-cell table:style-name="ce6" table:formula="of:=[heapsort_4date.E43]" office:value-type="float" office:value="0" calcext:value-type="float">
            <text:p>0</text:p>
          </table:table-cell>
          <table:table-cell table:style-name="ce6" table:formula="of:=[.I46]+[.J46]+[.K46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44]" office:value-type="float" office:value="0" calcext:value-type="float">
            <text:p>0</text:p>
          </table:table-cell>
          <table:table-cell table:style-name="ce4" table:formula="of:=[heapsort_d.B44]" office:value-type="float" office:value="0" calcext:value-type="float">
            <text:p>0</text:p>
          </table:table-cell>
          <table:table-cell table:style-name="ce4" table:formula="of:=[heapsort_d.C44]" office:value-type="float" office:value="0" calcext:value-type="float">
            <text:p>0</text:p>
          </table:table-cell>
          <table:table-cell table:style-name="ce4" table:formula="of:=[heapsort_d.D44]" office:value-type="float" office:value="0" calcext:value-type="float">
            <text:p>0</text:p>
          </table:table-cell>
          <table:table-cell table:style-name="ce4" table:formula="of:=[heapsort_d.E44]" office:value-type="float" office:value="0" calcext:value-type="float">
            <text:p>0</text:p>
          </table:table-cell>
          <table:table-cell table:style-name="ce4" table:formula="of:=[.C47]+[.D47]+[.E47]" office:value-type="float" office:value="0" calcext:value-type="float">
            <text:p>0</text:p>
          </table:table-cell>
          <table:table-cell table:style-name="ce6" table:formula="of:=[heapsort_4date.A44]" office:value-type="float" office:value="0" calcext:value-type="float">
            <text:p>0</text:p>
          </table:table-cell>
          <table:table-cell table:style-name="ce6" table:formula="of:=[heapsort_4date.B44]" office:value-type="float" office:value="0" calcext:value-type="float">
            <text:p>0</text:p>
          </table:table-cell>
          <table:table-cell table:style-name="ce6" table:formula="of:=[heapsort_4date.C44]" office:value-type="float" office:value="0" calcext:value-type="float">
            <text:p>0</text:p>
          </table:table-cell>
          <table:table-cell table:style-name="ce6" table:formula="of:=[heapsort_4date.D44]" office:value-type="float" office:value="0" calcext:value-type="float">
            <text:p>0</text:p>
          </table:table-cell>
          <table:table-cell table:style-name="ce6" table:formula="of:=[heapsort_4date.E44]" office:value-type="float" office:value="0" calcext:value-type="float">
            <text:p>0</text:p>
          </table:table-cell>
          <table:table-cell table:style-name="ce6" table:formula="of:=[.I47]+[.J47]+[.K47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45]" office:value-type="float" office:value="0" calcext:value-type="float">
            <text:p>0</text:p>
          </table:table-cell>
          <table:table-cell table:style-name="ce4" table:formula="of:=[heapsort_d.B45]" office:value-type="float" office:value="0" calcext:value-type="float">
            <text:p>0</text:p>
          </table:table-cell>
          <table:table-cell table:style-name="ce4" table:formula="of:=[heapsort_d.C45]" office:value-type="float" office:value="0" calcext:value-type="float">
            <text:p>0</text:p>
          </table:table-cell>
          <table:table-cell table:style-name="ce4" table:formula="of:=[heapsort_d.D45]" office:value-type="float" office:value="0" calcext:value-type="float">
            <text:p>0</text:p>
          </table:table-cell>
          <table:table-cell table:style-name="ce4" table:formula="of:=[heapsort_d.E45]" office:value-type="float" office:value="0" calcext:value-type="float">
            <text:p>0</text:p>
          </table:table-cell>
          <table:table-cell table:style-name="ce4" table:formula="of:=[.C48]+[.D48]+[.E48]" office:value-type="float" office:value="0" calcext:value-type="float">
            <text:p>0</text:p>
          </table:table-cell>
          <table:table-cell table:style-name="ce6" table:formula="of:=[heapsort_4date.A45]" office:value-type="float" office:value="0" calcext:value-type="float">
            <text:p>0</text:p>
          </table:table-cell>
          <table:table-cell table:style-name="ce6" table:formula="of:=[heapsort_4date.B45]" office:value-type="float" office:value="0" calcext:value-type="float">
            <text:p>0</text:p>
          </table:table-cell>
          <table:table-cell table:style-name="ce6" table:formula="of:=[heapsort_4date.C45]" office:value-type="float" office:value="0" calcext:value-type="float">
            <text:p>0</text:p>
          </table:table-cell>
          <table:table-cell table:style-name="ce6" table:formula="of:=[heapsort_4date.D45]" office:value-type="float" office:value="0" calcext:value-type="float">
            <text:p>0</text:p>
          </table:table-cell>
          <table:table-cell table:style-name="ce6" table:formula="of:=[heapsort_4date.E45]" office:value-type="float" office:value="0" calcext:value-type="float">
            <text:p>0</text:p>
          </table:table-cell>
          <table:table-cell table:style-name="ce6" table:formula="of:=[.I48]+[.J48]+[.K48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46]" office:value-type="float" office:value="0" calcext:value-type="float">
            <text:p>0</text:p>
          </table:table-cell>
          <table:table-cell table:style-name="ce4" table:formula="of:=[heapsort_d.B46]" office:value-type="float" office:value="0" calcext:value-type="float">
            <text:p>0</text:p>
          </table:table-cell>
          <table:table-cell table:style-name="ce4" table:formula="of:=[heapsort_d.C46]" office:value-type="float" office:value="0" calcext:value-type="float">
            <text:p>0</text:p>
          </table:table-cell>
          <table:table-cell table:style-name="ce4" table:formula="of:=[heapsort_d.D46]" office:value-type="float" office:value="0" calcext:value-type="float">
            <text:p>0</text:p>
          </table:table-cell>
          <table:table-cell table:style-name="ce4" table:formula="of:=[heapsort_d.E46]" office:value-type="float" office:value="0" calcext:value-type="float">
            <text:p>0</text:p>
          </table:table-cell>
          <table:table-cell table:style-name="ce4" table:formula="of:=[.C49]+[.D49]+[.E49]" office:value-type="float" office:value="0" calcext:value-type="float">
            <text:p>0</text:p>
          </table:table-cell>
          <table:table-cell table:style-name="ce6" table:formula="of:=[heapsort_4date.A46]" office:value-type="float" office:value="0" calcext:value-type="float">
            <text:p>0</text:p>
          </table:table-cell>
          <table:table-cell table:style-name="ce6" table:formula="of:=[heapsort_4date.B46]" office:value-type="float" office:value="0" calcext:value-type="float">
            <text:p>0</text:p>
          </table:table-cell>
          <table:table-cell table:style-name="ce6" table:formula="of:=[heapsort_4date.C46]" office:value-type="float" office:value="0" calcext:value-type="float">
            <text:p>0</text:p>
          </table:table-cell>
          <table:table-cell table:style-name="ce6" table:formula="of:=[heapsort_4date.D46]" office:value-type="float" office:value="0" calcext:value-type="float">
            <text:p>0</text:p>
          </table:table-cell>
          <table:table-cell table:style-name="ce6" table:formula="of:=[heapsort_4date.E46]" office:value-type="float" office:value="0" calcext:value-type="float">
            <text:p>0</text:p>
          </table:table-cell>
          <table:table-cell table:style-name="ce6" table:formula="of:=[.I49]+[.J49]+[.K49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47]" office:value-type="float" office:value="0" calcext:value-type="float">
            <text:p>0</text:p>
          </table:table-cell>
          <table:table-cell table:style-name="ce4" table:formula="of:=[heapsort_d.B47]" office:value-type="float" office:value="0" calcext:value-type="float">
            <text:p>0</text:p>
          </table:table-cell>
          <table:table-cell table:style-name="ce4" table:formula="of:=[heapsort_d.C47]" office:value-type="float" office:value="0" calcext:value-type="float">
            <text:p>0</text:p>
          </table:table-cell>
          <table:table-cell table:style-name="ce4" table:formula="of:=[heapsort_d.D47]" office:value-type="float" office:value="0" calcext:value-type="float">
            <text:p>0</text:p>
          </table:table-cell>
          <table:table-cell table:style-name="ce4" table:formula="of:=[heapsort_d.E47]" office:value-type="float" office:value="0" calcext:value-type="float">
            <text:p>0</text:p>
          </table:table-cell>
          <table:table-cell table:style-name="ce4" table:formula="of:=[.C50]+[.D50]+[.E50]" office:value-type="float" office:value="0" calcext:value-type="float">
            <text:p>0</text:p>
          </table:table-cell>
          <table:table-cell table:style-name="ce6" table:formula="of:=[heapsort_4date.A47]" office:value-type="float" office:value="0" calcext:value-type="float">
            <text:p>0</text:p>
          </table:table-cell>
          <table:table-cell table:style-name="ce6" table:formula="of:=[heapsort_4date.B47]" office:value-type="float" office:value="0" calcext:value-type="float">
            <text:p>0</text:p>
          </table:table-cell>
          <table:table-cell table:style-name="ce6" table:formula="of:=[heapsort_4date.C47]" office:value-type="float" office:value="0" calcext:value-type="float">
            <text:p>0</text:p>
          </table:table-cell>
          <table:table-cell table:style-name="ce6" table:formula="of:=[heapsort_4date.D47]" office:value-type="float" office:value="0" calcext:value-type="float">
            <text:p>0</text:p>
          </table:table-cell>
          <table:table-cell table:style-name="ce6" table:formula="of:=[heapsort_4date.E47]" office:value-type="float" office:value="0" calcext:value-type="float">
            <text:p>0</text:p>
          </table:table-cell>
          <table:table-cell table:style-name="ce6" table:formula="of:=[.I50]+[.J50]+[.K50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48]" office:value-type="float" office:value="0" calcext:value-type="float">
            <text:p>0</text:p>
          </table:table-cell>
          <table:table-cell table:style-name="ce4" table:formula="of:=[heapsort_d.B48]" office:value-type="float" office:value="0" calcext:value-type="float">
            <text:p>0</text:p>
          </table:table-cell>
          <table:table-cell table:style-name="ce4" table:formula="of:=[heapsort_d.C48]" office:value-type="float" office:value="0" calcext:value-type="float">
            <text:p>0</text:p>
          </table:table-cell>
          <table:table-cell table:style-name="ce4" table:formula="of:=[heapsort_d.D48]" office:value-type="float" office:value="0" calcext:value-type="float">
            <text:p>0</text:p>
          </table:table-cell>
          <table:table-cell table:style-name="ce4" table:formula="of:=[heapsort_d.E48]" office:value-type="float" office:value="0" calcext:value-type="float">
            <text:p>0</text:p>
          </table:table-cell>
          <table:table-cell table:style-name="ce4" table:formula="of:=[.C51]+[.D51]+[.E51]" office:value-type="float" office:value="0" calcext:value-type="float">
            <text:p>0</text:p>
          </table:table-cell>
          <table:table-cell table:style-name="ce6" table:formula="of:=[heapsort_4date.A48]" office:value-type="float" office:value="0" calcext:value-type="float">
            <text:p>0</text:p>
          </table:table-cell>
          <table:table-cell table:style-name="ce6" table:formula="of:=[heapsort_4date.B48]" office:value-type="float" office:value="0" calcext:value-type="float">
            <text:p>0</text:p>
          </table:table-cell>
          <table:table-cell table:style-name="ce6" table:formula="of:=[heapsort_4date.C48]" office:value-type="float" office:value="0" calcext:value-type="float">
            <text:p>0</text:p>
          </table:table-cell>
          <table:table-cell table:style-name="ce6" table:formula="of:=[heapsort_4date.D48]" office:value-type="float" office:value="0" calcext:value-type="float">
            <text:p>0</text:p>
          </table:table-cell>
          <table:table-cell table:style-name="ce6" table:formula="of:=[heapsort_4date.E48]" office:value-type="float" office:value="0" calcext:value-type="float">
            <text:p>0</text:p>
          </table:table-cell>
          <table:table-cell table:style-name="ce6" table:formula="of:=[.I51]+[.J51]+[.K51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49]" office:value-type="float" office:value="0" calcext:value-type="float">
            <text:p>0</text:p>
          </table:table-cell>
          <table:table-cell table:style-name="ce4" table:formula="of:=[heapsort_d.B49]" office:value-type="float" office:value="0" calcext:value-type="float">
            <text:p>0</text:p>
          </table:table-cell>
          <table:table-cell table:style-name="ce4" table:formula="of:=[heapsort_d.C49]" office:value-type="float" office:value="0" calcext:value-type="float">
            <text:p>0</text:p>
          </table:table-cell>
          <table:table-cell table:style-name="ce4" table:formula="of:=[heapsort_d.D49]" office:value-type="float" office:value="0" calcext:value-type="float">
            <text:p>0</text:p>
          </table:table-cell>
          <table:table-cell table:style-name="ce4" table:formula="of:=[heapsort_d.E49]" office:value-type="float" office:value="0" calcext:value-type="float">
            <text:p>0</text:p>
          </table:table-cell>
          <table:table-cell table:style-name="ce4" table:formula="of:=[.C52]+[.D52]+[.E52]" office:value-type="float" office:value="0" calcext:value-type="float">
            <text:p>0</text:p>
          </table:table-cell>
          <table:table-cell table:style-name="ce6" table:formula="of:=[heapsort_4date.A49]" office:value-type="float" office:value="0" calcext:value-type="float">
            <text:p>0</text:p>
          </table:table-cell>
          <table:table-cell table:style-name="ce6" table:formula="of:=[heapsort_4date.B49]" office:value-type="float" office:value="0" calcext:value-type="float">
            <text:p>0</text:p>
          </table:table-cell>
          <table:table-cell table:style-name="ce6" table:formula="of:=[heapsort_4date.C49]" office:value-type="float" office:value="0" calcext:value-type="float">
            <text:p>0</text:p>
          </table:table-cell>
          <table:table-cell table:style-name="ce6" table:formula="of:=[heapsort_4date.D49]" office:value-type="float" office:value="0" calcext:value-type="float">
            <text:p>0</text:p>
          </table:table-cell>
          <table:table-cell table:style-name="ce6" table:formula="of:=[heapsort_4date.E49]" office:value-type="float" office:value="0" calcext:value-type="float">
            <text:p>0</text:p>
          </table:table-cell>
          <table:table-cell table:style-name="ce6" table:formula="of:=[.I52]+[.J52]+[.K52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50]" office:value-type="float" office:value="0" calcext:value-type="float">
            <text:p>0</text:p>
          </table:table-cell>
          <table:table-cell table:style-name="ce4" table:formula="of:=[heapsort_d.B50]" office:value-type="float" office:value="0" calcext:value-type="float">
            <text:p>0</text:p>
          </table:table-cell>
          <table:table-cell table:style-name="ce4" table:formula="of:=[heapsort_d.C50]" office:value-type="float" office:value="0" calcext:value-type="float">
            <text:p>0</text:p>
          </table:table-cell>
          <table:table-cell table:style-name="ce4" table:formula="of:=[heapsort_d.D50]" office:value-type="float" office:value="0" calcext:value-type="float">
            <text:p>0</text:p>
          </table:table-cell>
          <table:table-cell table:style-name="ce4" table:formula="of:=[heapsort_d.E50]" office:value-type="float" office:value="0" calcext:value-type="float">
            <text:p>0</text:p>
          </table:table-cell>
          <table:table-cell table:style-name="ce4" table:formula="of:=[.C53]+[.D53]+[.E53]" office:value-type="float" office:value="0" calcext:value-type="float">
            <text:p>0</text:p>
          </table:table-cell>
          <table:table-cell table:style-name="ce6" table:formula="of:=[heapsort_4date.A50]" office:value-type="float" office:value="0" calcext:value-type="float">
            <text:p>0</text:p>
          </table:table-cell>
          <table:table-cell table:style-name="ce6" table:formula="of:=[heapsort_4date.B50]" office:value-type="float" office:value="0" calcext:value-type="float">
            <text:p>0</text:p>
          </table:table-cell>
          <table:table-cell table:style-name="ce6" table:formula="of:=[heapsort_4date.C50]" office:value-type="float" office:value="0" calcext:value-type="float">
            <text:p>0</text:p>
          </table:table-cell>
          <table:table-cell table:style-name="ce6" table:formula="of:=[heapsort_4date.D50]" office:value-type="float" office:value="0" calcext:value-type="float">
            <text:p>0</text:p>
          </table:table-cell>
          <table:table-cell table:style-name="ce6" table:formula="of:=[heapsort_4date.E50]" office:value-type="float" office:value="0" calcext:value-type="float">
            <text:p>0</text:p>
          </table:table-cell>
          <table:table-cell table:style-name="ce6" table:formula="of:=[.I53]+[.J53]+[.K53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51]" office:value-type="float" office:value="0" calcext:value-type="float">
            <text:p>0</text:p>
          </table:table-cell>
          <table:table-cell table:style-name="ce4" table:formula="of:=[heapsort_d.B51]" office:value-type="float" office:value="0" calcext:value-type="float">
            <text:p>0</text:p>
          </table:table-cell>
          <table:table-cell table:style-name="ce4" table:formula="of:=[heapsort_d.C51]" office:value-type="float" office:value="0" calcext:value-type="float">
            <text:p>0</text:p>
          </table:table-cell>
          <table:table-cell table:style-name="ce4" table:formula="of:=[heapsort_d.D51]" office:value-type="float" office:value="0" calcext:value-type="float">
            <text:p>0</text:p>
          </table:table-cell>
          <table:table-cell table:style-name="ce4" table:formula="of:=[heapsort_d.E51]" office:value-type="float" office:value="0" calcext:value-type="float">
            <text:p>0</text:p>
          </table:table-cell>
          <table:table-cell table:style-name="ce4" table:formula="of:=[.C54]+[.D54]+[.E54]" office:value-type="float" office:value="0" calcext:value-type="float">
            <text:p>0</text:p>
          </table:table-cell>
          <table:table-cell table:style-name="ce6" table:formula="of:=[heapsort_4date.A51]" office:value-type="float" office:value="0" calcext:value-type="float">
            <text:p>0</text:p>
          </table:table-cell>
          <table:table-cell table:style-name="ce6" table:formula="of:=[heapsort_4date.B51]" office:value-type="float" office:value="0" calcext:value-type="float">
            <text:p>0</text:p>
          </table:table-cell>
          <table:table-cell table:style-name="ce6" table:formula="of:=[heapsort_4date.C51]" office:value-type="float" office:value="0" calcext:value-type="float">
            <text:p>0</text:p>
          </table:table-cell>
          <table:table-cell table:style-name="ce6" table:formula="of:=[heapsort_4date.D51]" office:value-type="float" office:value="0" calcext:value-type="float">
            <text:p>0</text:p>
          </table:table-cell>
          <table:table-cell table:style-name="ce6" table:formula="of:=[heapsort_4date.E51]" office:value-type="float" office:value="0" calcext:value-type="float">
            <text:p>0</text:p>
          </table:table-cell>
          <table:table-cell table:style-name="ce6" table:formula="of:=[.I54]+[.J54]+[.K54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52]" office:value-type="float" office:value="0" calcext:value-type="float">
            <text:p>0</text:p>
          </table:table-cell>
          <table:table-cell table:style-name="ce4" table:formula="of:=[heapsort_d.B52]" office:value-type="float" office:value="0" calcext:value-type="float">
            <text:p>0</text:p>
          </table:table-cell>
          <table:table-cell table:style-name="ce4" table:formula="of:=[heapsort_d.C52]" office:value-type="float" office:value="0" calcext:value-type="float">
            <text:p>0</text:p>
          </table:table-cell>
          <table:table-cell table:style-name="ce4" table:formula="of:=[heapsort_d.D52]" office:value-type="float" office:value="0" calcext:value-type="float">
            <text:p>0</text:p>
          </table:table-cell>
          <table:table-cell table:style-name="ce4" table:formula="of:=[heapsort_d.E52]" office:value-type="float" office:value="0" calcext:value-type="float">
            <text:p>0</text:p>
          </table:table-cell>
          <table:table-cell table:style-name="ce4" table:formula="of:=[.C55]+[.D55]+[.E55]" office:value-type="float" office:value="0" calcext:value-type="float">
            <text:p>0</text:p>
          </table:table-cell>
          <table:table-cell table:style-name="ce6" table:formula="of:=[heapsort_4date.A52]" office:value-type="float" office:value="0" calcext:value-type="float">
            <text:p>0</text:p>
          </table:table-cell>
          <table:table-cell table:style-name="ce6" table:formula="of:=[heapsort_4date.B52]" office:value-type="float" office:value="0" calcext:value-type="float">
            <text:p>0</text:p>
          </table:table-cell>
          <table:table-cell table:style-name="ce6" table:formula="of:=[heapsort_4date.C52]" office:value-type="float" office:value="0" calcext:value-type="float">
            <text:p>0</text:p>
          </table:table-cell>
          <table:table-cell table:style-name="ce6" table:formula="of:=[heapsort_4date.D52]" office:value-type="float" office:value="0" calcext:value-type="float">
            <text:p>0</text:p>
          </table:table-cell>
          <table:table-cell table:style-name="ce6" table:formula="of:=[heapsort_4date.E52]" office:value-type="float" office:value="0" calcext:value-type="float">
            <text:p>0</text:p>
          </table:table-cell>
          <table:table-cell table:style-name="ce6" table:formula="of:=[.I55]+[.J55]+[.K55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53]" office:value-type="float" office:value="0" calcext:value-type="float">
            <text:p>0</text:p>
          </table:table-cell>
          <table:table-cell table:style-name="ce4" table:formula="of:=[heapsort_d.B53]" office:value-type="float" office:value="0" calcext:value-type="float">
            <text:p>0</text:p>
          </table:table-cell>
          <table:table-cell table:style-name="ce4" table:formula="of:=[heapsort_d.C53]" office:value-type="float" office:value="0" calcext:value-type="float">
            <text:p>0</text:p>
          </table:table-cell>
          <table:table-cell table:style-name="ce4" table:formula="of:=[heapsort_d.D53]" office:value-type="float" office:value="0" calcext:value-type="float">
            <text:p>0</text:p>
          </table:table-cell>
          <table:table-cell table:style-name="ce4" table:formula="of:=[heapsort_d.E53]" office:value-type="float" office:value="0" calcext:value-type="float">
            <text:p>0</text:p>
          </table:table-cell>
          <table:table-cell table:style-name="ce4" table:formula="of:=[.C56]+[.D56]+[.E56]" office:value-type="float" office:value="0" calcext:value-type="float">
            <text:p>0</text:p>
          </table:table-cell>
          <table:table-cell table:style-name="ce6" table:formula="of:=[heapsort_4date.A53]" office:value-type="float" office:value="0" calcext:value-type="float">
            <text:p>0</text:p>
          </table:table-cell>
          <table:table-cell table:style-name="ce6" table:formula="of:=[heapsort_4date.B53]" office:value-type="float" office:value="0" calcext:value-type="float">
            <text:p>0</text:p>
          </table:table-cell>
          <table:table-cell table:style-name="ce6" table:formula="of:=[heapsort_4date.C53]" office:value-type="float" office:value="0" calcext:value-type="float">
            <text:p>0</text:p>
          </table:table-cell>
          <table:table-cell table:style-name="ce6" table:formula="of:=[heapsort_4date.D53]" office:value-type="float" office:value="0" calcext:value-type="float">
            <text:p>0</text:p>
          </table:table-cell>
          <table:table-cell table:style-name="ce6" table:formula="of:=[heapsort_4date.E53]" office:value-type="float" office:value="0" calcext:value-type="float">
            <text:p>0</text:p>
          </table:table-cell>
          <table:table-cell table:style-name="ce6" table:formula="of:=[.I56]+[.J56]+[.K56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54]" office:value-type="float" office:value="0" calcext:value-type="float">
            <text:p>0</text:p>
          </table:table-cell>
          <table:table-cell table:style-name="ce4" table:formula="of:=[heapsort_d.B54]" office:value-type="float" office:value="0" calcext:value-type="float">
            <text:p>0</text:p>
          </table:table-cell>
          <table:table-cell table:style-name="ce4" table:formula="of:=[heapsort_d.C54]" office:value-type="float" office:value="0" calcext:value-type="float">
            <text:p>0</text:p>
          </table:table-cell>
          <table:table-cell table:style-name="ce4" table:formula="of:=[heapsort_d.D54]" office:value-type="float" office:value="0" calcext:value-type="float">
            <text:p>0</text:p>
          </table:table-cell>
          <table:table-cell table:style-name="ce4" table:formula="of:=[heapsort_d.E54]" office:value-type="float" office:value="0" calcext:value-type="float">
            <text:p>0</text:p>
          </table:table-cell>
          <table:table-cell table:style-name="ce4" table:formula="of:=[.C57]+[.D57]+[.E57]" office:value-type="float" office:value="0" calcext:value-type="float">
            <text:p>0</text:p>
          </table:table-cell>
          <table:table-cell table:style-name="ce6" table:formula="of:=[heapsort_4date.A54]" office:value-type="float" office:value="0" calcext:value-type="float">
            <text:p>0</text:p>
          </table:table-cell>
          <table:table-cell table:style-name="ce6" table:formula="of:=[heapsort_4date.B54]" office:value-type="float" office:value="0" calcext:value-type="float">
            <text:p>0</text:p>
          </table:table-cell>
          <table:table-cell table:style-name="ce6" table:formula="of:=[heapsort_4date.C54]" office:value-type="float" office:value="0" calcext:value-type="float">
            <text:p>0</text:p>
          </table:table-cell>
          <table:table-cell table:style-name="ce6" table:formula="of:=[heapsort_4date.D54]" office:value-type="float" office:value="0" calcext:value-type="float">
            <text:p>0</text:p>
          </table:table-cell>
          <table:table-cell table:style-name="ce6" table:formula="of:=[heapsort_4date.E54]" office:value-type="float" office:value="0" calcext:value-type="float">
            <text:p>0</text:p>
          </table:table-cell>
          <table:table-cell table:style-name="ce6" table:formula="of:=[.I57]+[.J57]+[.K57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55]" office:value-type="float" office:value="0" calcext:value-type="float">
            <text:p>0</text:p>
          </table:table-cell>
          <table:table-cell table:style-name="ce4" table:formula="of:=[heapsort_d.B55]" office:value-type="float" office:value="0" calcext:value-type="float">
            <text:p>0</text:p>
          </table:table-cell>
          <table:table-cell table:style-name="ce4" table:formula="of:=[heapsort_d.C55]" office:value-type="float" office:value="0" calcext:value-type="float">
            <text:p>0</text:p>
          </table:table-cell>
          <table:table-cell table:style-name="ce4" table:formula="of:=[heapsort_d.D55]" office:value-type="float" office:value="0" calcext:value-type="float">
            <text:p>0</text:p>
          </table:table-cell>
          <table:table-cell table:style-name="ce4" table:formula="of:=[heapsort_d.E55]" office:value-type="float" office:value="0" calcext:value-type="float">
            <text:p>0</text:p>
          </table:table-cell>
          <table:table-cell table:style-name="ce4" table:formula="of:=[.C58]+[.D58]+[.E58]" office:value-type="float" office:value="0" calcext:value-type="float">
            <text:p>0</text:p>
          </table:table-cell>
          <table:table-cell table:style-name="ce6" table:formula="of:=[heapsort_4date.A55]" office:value-type="float" office:value="0" calcext:value-type="float">
            <text:p>0</text:p>
          </table:table-cell>
          <table:table-cell table:style-name="ce6" table:formula="of:=[heapsort_4date.B55]" office:value-type="float" office:value="0" calcext:value-type="float">
            <text:p>0</text:p>
          </table:table-cell>
          <table:table-cell table:style-name="ce6" table:formula="of:=[heapsort_4date.C55]" office:value-type="float" office:value="0" calcext:value-type="float">
            <text:p>0</text:p>
          </table:table-cell>
          <table:table-cell table:style-name="ce6" table:formula="of:=[heapsort_4date.D55]" office:value-type="float" office:value="0" calcext:value-type="float">
            <text:p>0</text:p>
          </table:table-cell>
          <table:table-cell table:style-name="ce6" table:formula="of:=[heapsort_4date.E55]" office:value-type="float" office:value="0" calcext:value-type="float">
            <text:p>0</text:p>
          </table:table-cell>
          <table:table-cell table:style-name="ce6" table:formula="of:=[.I58]+[.J58]+[.K58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56]" office:value-type="float" office:value="0" calcext:value-type="float">
            <text:p>0</text:p>
          </table:table-cell>
          <table:table-cell table:style-name="ce4" table:formula="of:=[heapsort_d.B56]" office:value-type="float" office:value="0" calcext:value-type="float">
            <text:p>0</text:p>
          </table:table-cell>
          <table:table-cell table:style-name="ce4" table:formula="of:=[heapsort_d.C56]" office:value-type="float" office:value="0" calcext:value-type="float">
            <text:p>0</text:p>
          </table:table-cell>
          <table:table-cell table:style-name="ce4" table:formula="of:=[heapsort_d.D56]" office:value-type="float" office:value="0" calcext:value-type="float">
            <text:p>0</text:p>
          </table:table-cell>
          <table:table-cell table:style-name="ce4" table:formula="of:=[heapsort_d.E56]" office:value-type="float" office:value="0" calcext:value-type="float">
            <text:p>0</text:p>
          </table:table-cell>
          <table:table-cell table:style-name="ce4" table:formula="of:=[.C59]+[.D59]+[.E59]" office:value-type="float" office:value="0" calcext:value-type="float">
            <text:p>0</text:p>
          </table:table-cell>
          <table:table-cell table:style-name="ce6" table:formula="of:=[heapsort_4date.A56]" office:value-type="float" office:value="0" calcext:value-type="float">
            <text:p>0</text:p>
          </table:table-cell>
          <table:table-cell table:style-name="ce6" table:formula="of:=[heapsort_4date.B56]" office:value-type="float" office:value="0" calcext:value-type="float">
            <text:p>0</text:p>
          </table:table-cell>
          <table:table-cell table:style-name="ce6" table:formula="of:=[heapsort_4date.C56]" office:value-type="float" office:value="0" calcext:value-type="float">
            <text:p>0</text:p>
          </table:table-cell>
          <table:table-cell table:style-name="ce6" table:formula="of:=[heapsort_4date.D56]" office:value-type="float" office:value="0" calcext:value-type="float">
            <text:p>0</text:p>
          </table:table-cell>
          <table:table-cell table:style-name="ce6" table:formula="of:=[heapsort_4date.E56]" office:value-type="float" office:value="0" calcext:value-type="float">
            <text:p>0</text:p>
          </table:table-cell>
          <table:table-cell table:style-name="ce6" table:formula="of:=[.I59]+[.J59]+[.K59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57]" office:value-type="float" office:value="0" calcext:value-type="float">
            <text:p>0</text:p>
          </table:table-cell>
          <table:table-cell table:style-name="ce4" table:formula="of:=[heapsort_d.B57]" office:value-type="float" office:value="0" calcext:value-type="float">
            <text:p>0</text:p>
          </table:table-cell>
          <table:table-cell table:style-name="ce4" table:formula="of:=[heapsort_d.C57]" office:value-type="float" office:value="0" calcext:value-type="float">
            <text:p>0</text:p>
          </table:table-cell>
          <table:table-cell table:style-name="ce4" table:formula="of:=[heapsort_d.D57]" office:value-type="float" office:value="0" calcext:value-type="float">
            <text:p>0</text:p>
          </table:table-cell>
          <table:table-cell table:style-name="ce4" table:formula="of:=[heapsort_d.E57]" office:value-type="float" office:value="0" calcext:value-type="float">
            <text:p>0</text:p>
          </table:table-cell>
          <table:table-cell table:style-name="ce4" table:formula="of:=[.C60]+[.D60]+[.E60]" office:value-type="float" office:value="0" calcext:value-type="float">
            <text:p>0</text:p>
          </table:table-cell>
          <table:table-cell table:style-name="ce6" table:formula="of:=[heapsort_4date.A57]" office:value-type="float" office:value="0" calcext:value-type="float">
            <text:p>0</text:p>
          </table:table-cell>
          <table:table-cell table:style-name="ce6" table:formula="of:=[heapsort_4date.B57]" office:value-type="float" office:value="0" calcext:value-type="float">
            <text:p>0</text:p>
          </table:table-cell>
          <table:table-cell table:style-name="ce6" table:formula="of:=[heapsort_4date.C57]" office:value-type="float" office:value="0" calcext:value-type="float">
            <text:p>0</text:p>
          </table:table-cell>
          <table:table-cell table:style-name="ce6" table:formula="of:=[heapsort_4date.D57]" office:value-type="float" office:value="0" calcext:value-type="float">
            <text:p>0</text:p>
          </table:table-cell>
          <table:table-cell table:style-name="ce6" table:formula="of:=[heapsort_4date.E57]" office:value-type="float" office:value="0" calcext:value-type="float">
            <text:p>0</text:p>
          </table:table-cell>
          <table:table-cell table:style-name="ce6" table:formula="of:=[.I60]+[.J60]+[.K60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58]" office:value-type="float" office:value="0" calcext:value-type="float">
            <text:p>0</text:p>
          </table:table-cell>
          <table:table-cell table:style-name="ce4" table:formula="of:=[heapsort_d.B58]" office:value-type="float" office:value="0" calcext:value-type="float">
            <text:p>0</text:p>
          </table:table-cell>
          <table:table-cell table:style-name="ce4" table:formula="of:=[heapsort_d.C58]" office:value-type="float" office:value="0" calcext:value-type="float">
            <text:p>0</text:p>
          </table:table-cell>
          <table:table-cell table:style-name="ce4" table:formula="of:=[heapsort_d.D58]" office:value-type="float" office:value="0" calcext:value-type="float">
            <text:p>0</text:p>
          </table:table-cell>
          <table:table-cell table:style-name="ce4" table:formula="of:=[heapsort_d.E58]" office:value-type="float" office:value="0" calcext:value-type="float">
            <text:p>0</text:p>
          </table:table-cell>
          <table:table-cell table:style-name="ce4" table:formula="of:=[.C61]+[.D61]+[.E61]" office:value-type="float" office:value="0" calcext:value-type="float">
            <text:p>0</text:p>
          </table:table-cell>
          <table:table-cell table:style-name="ce6" table:formula="of:=[heapsort_4date.A58]" office:value-type="float" office:value="0" calcext:value-type="float">
            <text:p>0</text:p>
          </table:table-cell>
          <table:table-cell table:style-name="ce6" table:formula="of:=[heapsort_4date.B58]" office:value-type="float" office:value="0" calcext:value-type="float">
            <text:p>0</text:p>
          </table:table-cell>
          <table:table-cell table:style-name="ce6" table:formula="of:=[heapsort_4date.C58]" office:value-type="float" office:value="0" calcext:value-type="float">
            <text:p>0</text:p>
          </table:table-cell>
          <table:table-cell table:style-name="ce6" table:formula="of:=[heapsort_4date.D58]" office:value-type="float" office:value="0" calcext:value-type="float">
            <text:p>0</text:p>
          </table:table-cell>
          <table:table-cell table:style-name="ce6" table:formula="of:=[heapsort_4date.E58]" office:value-type="float" office:value="0" calcext:value-type="float">
            <text:p>0</text:p>
          </table:table-cell>
          <table:table-cell table:style-name="ce6" table:formula="of:=[.I61]+[.J61]+[.K61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59]" office:value-type="float" office:value="0" calcext:value-type="float">
            <text:p>0</text:p>
          </table:table-cell>
          <table:table-cell table:style-name="ce4" table:formula="of:=[heapsort_d.B59]" office:value-type="float" office:value="0" calcext:value-type="float">
            <text:p>0</text:p>
          </table:table-cell>
          <table:table-cell table:style-name="ce4" table:formula="of:=[heapsort_d.C59]" office:value-type="float" office:value="0" calcext:value-type="float">
            <text:p>0</text:p>
          </table:table-cell>
          <table:table-cell table:style-name="ce4" table:formula="of:=[heapsort_d.D59]" office:value-type="float" office:value="0" calcext:value-type="float">
            <text:p>0</text:p>
          </table:table-cell>
          <table:table-cell table:style-name="ce4" table:formula="of:=[heapsort_d.E59]" office:value-type="float" office:value="0" calcext:value-type="float">
            <text:p>0</text:p>
          </table:table-cell>
          <table:table-cell table:style-name="ce4" table:formula="of:=[.C62]+[.D62]+[.E62]" office:value-type="float" office:value="0" calcext:value-type="float">
            <text:p>0</text:p>
          </table:table-cell>
          <table:table-cell table:style-name="ce6" table:formula="of:=[heapsort_4date.A59]" office:value-type="float" office:value="0" calcext:value-type="float">
            <text:p>0</text:p>
          </table:table-cell>
          <table:table-cell table:style-name="ce6" table:formula="of:=[heapsort_4date.B59]" office:value-type="float" office:value="0" calcext:value-type="float">
            <text:p>0</text:p>
          </table:table-cell>
          <table:table-cell table:style-name="ce6" table:formula="of:=[heapsort_4date.C59]" office:value-type="float" office:value="0" calcext:value-type="float">
            <text:p>0</text:p>
          </table:table-cell>
          <table:table-cell table:style-name="ce6" table:formula="of:=[heapsort_4date.D59]" office:value-type="float" office:value="0" calcext:value-type="float">
            <text:p>0</text:p>
          </table:table-cell>
          <table:table-cell table:style-name="ce6" table:formula="of:=[heapsort_4date.E59]" office:value-type="float" office:value="0" calcext:value-type="float">
            <text:p>0</text:p>
          </table:table-cell>
          <table:table-cell table:style-name="ce6" table:formula="of:=[.I62]+[.J62]+[.K62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60]" office:value-type="float" office:value="0" calcext:value-type="float">
            <text:p>0</text:p>
          </table:table-cell>
          <table:table-cell table:style-name="ce4" table:formula="of:=[heapsort_d.B60]" office:value-type="float" office:value="0" calcext:value-type="float">
            <text:p>0</text:p>
          </table:table-cell>
          <table:table-cell table:style-name="ce4" table:formula="of:=[heapsort_d.C60]" office:value-type="float" office:value="0" calcext:value-type="float">
            <text:p>0</text:p>
          </table:table-cell>
          <table:table-cell table:style-name="ce4" table:formula="of:=[heapsort_d.D60]" office:value-type="float" office:value="0" calcext:value-type="float">
            <text:p>0</text:p>
          </table:table-cell>
          <table:table-cell table:style-name="ce4" table:formula="of:=[heapsort_d.E60]" office:value-type="float" office:value="0" calcext:value-type="float">
            <text:p>0</text:p>
          </table:table-cell>
          <table:table-cell table:style-name="ce4" table:formula="of:=[.C63]+[.D63]+[.E63]" office:value-type="float" office:value="0" calcext:value-type="float">
            <text:p>0</text:p>
          </table:table-cell>
          <table:table-cell table:style-name="ce6" table:formula="of:=[heapsort_4date.A60]" office:value-type="float" office:value="0" calcext:value-type="float">
            <text:p>0</text:p>
          </table:table-cell>
          <table:table-cell table:style-name="ce6" table:formula="of:=[heapsort_4date.B60]" office:value-type="float" office:value="0" calcext:value-type="float">
            <text:p>0</text:p>
          </table:table-cell>
          <table:table-cell table:style-name="ce6" table:formula="of:=[heapsort_4date.C60]" office:value-type="float" office:value="0" calcext:value-type="float">
            <text:p>0</text:p>
          </table:table-cell>
          <table:table-cell table:style-name="ce6" table:formula="of:=[heapsort_4date.D60]" office:value-type="float" office:value="0" calcext:value-type="float">
            <text:p>0</text:p>
          </table:table-cell>
          <table:table-cell table:style-name="ce6" table:formula="of:=[heapsort_4date.E60]" office:value-type="float" office:value="0" calcext:value-type="float">
            <text:p>0</text:p>
          </table:table-cell>
          <table:table-cell table:style-name="ce6" table:formula="of:=[.I63]+[.J63]+[.K63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61]" office:value-type="float" office:value="0" calcext:value-type="float">
            <text:p>0</text:p>
          </table:table-cell>
          <table:table-cell table:style-name="ce4" table:formula="of:=[heapsort_d.B61]" office:value-type="float" office:value="0" calcext:value-type="float">
            <text:p>0</text:p>
          </table:table-cell>
          <table:table-cell table:style-name="ce4" table:formula="of:=[heapsort_d.C61]" office:value-type="float" office:value="0" calcext:value-type="float">
            <text:p>0</text:p>
          </table:table-cell>
          <table:table-cell table:style-name="ce4" table:formula="of:=[heapsort_d.D61]" office:value-type="float" office:value="0" calcext:value-type="float">
            <text:p>0</text:p>
          </table:table-cell>
          <table:table-cell table:style-name="ce4" table:formula="of:=[heapsort_d.E61]" office:value-type="float" office:value="0" calcext:value-type="float">
            <text:p>0</text:p>
          </table:table-cell>
          <table:table-cell table:style-name="ce4" table:formula="of:=[.C64]+[.D64]+[.E64]" office:value-type="float" office:value="0" calcext:value-type="float">
            <text:p>0</text:p>
          </table:table-cell>
          <table:table-cell table:style-name="ce6" table:formula="of:=[heapsort_4date.A61]" office:value-type="float" office:value="0" calcext:value-type="float">
            <text:p>0</text:p>
          </table:table-cell>
          <table:table-cell table:style-name="ce6" table:formula="of:=[heapsort_4date.B61]" office:value-type="float" office:value="0" calcext:value-type="float">
            <text:p>0</text:p>
          </table:table-cell>
          <table:table-cell table:style-name="ce6" table:formula="of:=[heapsort_4date.C61]" office:value-type="float" office:value="0" calcext:value-type="float">
            <text:p>0</text:p>
          </table:table-cell>
          <table:table-cell table:style-name="ce6" table:formula="of:=[heapsort_4date.D61]" office:value-type="float" office:value="0" calcext:value-type="float">
            <text:p>0</text:p>
          </table:table-cell>
          <table:table-cell table:style-name="ce6" table:formula="of:=[heapsort_4date.E61]" office:value-type="float" office:value="0" calcext:value-type="float">
            <text:p>0</text:p>
          </table:table-cell>
          <table:table-cell table:style-name="ce6" table:formula="of:=[.I64]+[.J64]+[.K64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62]" office:value-type="float" office:value="0" calcext:value-type="float">
            <text:p>0</text:p>
          </table:table-cell>
          <table:table-cell table:style-name="ce4" table:formula="of:=[heapsort_d.B62]" office:value-type="float" office:value="0" calcext:value-type="float">
            <text:p>0</text:p>
          </table:table-cell>
          <table:table-cell table:style-name="ce4" table:formula="of:=[heapsort_d.C62]" office:value-type="float" office:value="0" calcext:value-type="float">
            <text:p>0</text:p>
          </table:table-cell>
          <table:table-cell table:style-name="ce4" table:formula="of:=[heapsort_d.D62]" office:value-type="float" office:value="0" calcext:value-type="float">
            <text:p>0</text:p>
          </table:table-cell>
          <table:table-cell table:style-name="ce4" table:formula="of:=[heapsort_d.E62]" office:value-type="float" office:value="0" calcext:value-type="float">
            <text:p>0</text:p>
          </table:table-cell>
          <table:table-cell table:style-name="ce4" table:formula="of:=[.C65]+[.D65]+[.E65]" office:value-type="float" office:value="0" calcext:value-type="float">
            <text:p>0</text:p>
          </table:table-cell>
          <table:table-cell table:style-name="ce6" table:formula="of:=[heapsort_4date.A62]" office:value-type="float" office:value="0" calcext:value-type="float">
            <text:p>0</text:p>
          </table:table-cell>
          <table:table-cell table:style-name="ce6" table:formula="of:=[heapsort_4date.B62]" office:value-type="float" office:value="0" calcext:value-type="float">
            <text:p>0</text:p>
          </table:table-cell>
          <table:table-cell table:style-name="ce6" table:formula="of:=[heapsort_4date.C62]" office:value-type="float" office:value="0" calcext:value-type="float">
            <text:p>0</text:p>
          </table:table-cell>
          <table:table-cell table:style-name="ce6" table:formula="of:=[heapsort_4date.D62]" office:value-type="float" office:value="0" calcext:value-type="float">
            <text:p>0</text:p>
          </table:table-cell>
          <table:table-cell table:style-name="ce6" table:formula="of:=[heapsort_4date.E62]" office:value-type="float" office:value="0" calcext:value-type="float">
            <text:p>0</text:p>
          </table:table-cell>
          <table:table-cell table:style-name="ce6" table:formula="of:=[.I65]+[.J65]+[.K65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63]" office:value-type="float" office:value="0" calcext:value-type="float">
            <text:p>0</text:p>
          </table:table-cell>
          <table:table-cell table:style-name="ce4" table:formula="of:=[heapsort_d.B63]" office:value-type="float" office:value="0" calcext:value-type="float">
            <text:p>0</text:p>
          </table:table-cell>
          <table:table-cell table:style-name="ce4" table:formula="of:=[heapsort_d.C63]" office:value-type="float" office:value="0" calcext:value-type="float">
            <text:p>0</text:p>
          </table:table-cell>
          <table:table-cell table:style-name="ce4" table:formula="of:=[heapsort_d.D63]" office:value-type="float" office:value="0" calcext:value-type="float">
            <text:p>0</text:p>
          </table:table-cell>
          <table:table-cell table:style-name="ce4" table:formula="of:=[heapsort_d.E63]" office:value-type="float" office:value="0" calcext:value-type="float">
            <text:p>0</text:p>
          </table:table-cell>
          <table:table-cell table:style-name="ce4" table:formula="of:=[.C66]+[.D66]+[.E66]" office:value-type="float" office:value="0" calcext:value-type="float">
            <text:p>0</text:p>
          </table:table-cell>
          <table:table-cell table:style-name="ce6" table:formula="of:=[heapsort_4date.A63]" office:value-type="float" office:value="0" calcext:value-type="float">
            <text:p>0</text:p>
          </table:table-cell>
          <table:table-cell table:style-name="ce6" table:formula="of:=[heapsort_4date.B63]" office:value-type="float" office:value="0" calcext:value-type="float">
            <text:p>0</text:p>
          </table:table-cell>
          <table:table-cell table:style-name="ce6" table:formula="of:=[heapsort_4date.C63]" office:value-type="float" office:value="0" calcext:value-type="float">
            <text:p>0</text:p>
          </table:table-cell>
          <table:table-cell table:style-name="ce6" table:formula="of:=[heapsort_4date.D63]" office:value-type="float" office:value="0" calcext:value-type="float">
            <text:p>0</text:p>
          </table:table-cell>
          <table:table-cell table:style-name="ce6" table:formula="of:=[heapsort_4date.E63]" office:value-type="float" office:value="0" calcext:value-type="float">
            <text:p>0</text:p>
          </table:table-cell>
          <table:table-cell table:style-name="ce6" table:formula="of:=[.I66]+[.J66]+[.K66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64]" office:value-type="float" office:value="0" calcext:value-type="float">
            <text:p>0</text:p>
          </table:table-cell>
          <table:table-cell table:style-name="ce4" table:formula="of:=[heapsort_d.B64]" office:value-type="float" office:value="0" calcext:value-type="float">
            <text:p>0</text:p>
          </table:table-cell>
          <table:table-cell table:style-name="ce4" table:formula="of:=[heapsort_d.C64]" office:value-type="float" office:value="0" calcext:value-type="float">
            <text:p>0</text:p>
          </table:table-cell>
          <table:table-cell table:style-name="ce4" table:formula="of:=[heapsort_d.D64]" office:value-type="float" office:value="0" calcext:value-type="float">
            <text:p>0</text:p>
          </table:table-cell>
          <table:table-cell table:style-name="ce4" table:formula="of:=[heapsort_d.E64]" office:value-type="float" office:value="0" calcext:value-type="float">
            <text:p>0</text:p>
          </table:table-cell>
          <table:table-cell table:style-name="ce4" table:formula="of:=[.C67]+[.D67]+[.E67]" office:value-type="float" office:value="0" calcext:value-type="float">
            <text:p>0</text:p>
          </table:table-cell>
          <table:table-cell table:style-name="ce6" table:formula="of:=[heapsort_4date.A64]" office:value-type="float" office:value="0" calcext:value-type="float">
            <text:p>0</text:p>
          </table:table-cell>
          <table:table-cell table:style-name="ce6" table:formula="of:=[heapsort_4date.B64]" office:value-type="float" office:value="0" calcext:value-type="float">
            <text:p>0</text:p>
          </table:table-cell>
          <table:table-cell table:style-name="ce6" table:formula="of:=[heapsort_4date.C64]" office:value-type="float" office:value="0" calcext:value-type="float">
            <text:p>0</text:p>
          </table:table-cell>
          <table:table-cell table:style-name="ce6" table:formula="of:=[heapsort_4date.D64]" office:value-type="float" office:value="0" calcext:value-type="float">
            <text:p>0</text:p>
          </table:table-cell>
          <table:table-cell table:style-name="ce6" table:formula="of:=[heapsort_4date.E64]" office:value-type="float" office:value="0" calcext:value-type="float">
            <text:p>0</text:p>
          </table:table-cell>
          <table:table-cell table:style-name="ce6" table:formula="of:=[.I67]+[.J67]+[.K67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65]" office:value-type="float" office:value="0" calcext:value-type="float">
            <text:p>0</text:p>
          </table:table-cell>
          <table:table-cell table:style-name="ce4" table:formula="of:=[heapsort_d.B65]" office:value-type="float" office:value="0" calcext:value-type="float">
            <text:p>0</text:p>
          </table:table-cell>
          <table:table-cell table:style-name="ce4" table:formula="of:=[heapsort_d.C65]" office:value-type="float" office:value="0" calcext:value-type="float">
            <text:p>0</text:p>
          </table:table-cell>
          <table:table-cell table:style-name="ce4" table:formula="of:=[heapsort_d.D65]" office:value-type="float" office:value="0" calcext:value-type="float">
            <text:p>0</text:p>
          </table:table-cell>
          <table:table-cell table:style-name="ce4" table:formula="of:=[heapsort_d.E65]" office:value-type="float" office:value="0" calcext:value-type="float">
            <text:p>0</text:p>
          </table:table-cell>
          <table:table-cell table:style-name="ce4" table:formula="of:=[.C68]+[.D68]+[.E68]" office:value-type="float" office:value="0" calcext:value-type="float">
            <text:p>0</text:p>
          </table:table-cell>
          <table:table-cell table:style-name="ce6" table:formula="of:=[heapsort_4date.A65]" office:value-type="float" office:value="0" calcext:value-type="float">
            <text:p>0</text:p>
          </table:table-cell>
          <table:table-cell table:style-name="ce6" table:formula="of:=[heapsort_4date.B65]" office:value-type="float" office:value="0" calcext:value-type="float">
            <text:p>0</text:p>
          </table:table-cell>
          <table:table-cell table:style-name="ce6" table:formula="of:=[heapsort_4date.C65]" office:value-type="float" office:value="0" calcext:value-type="float">
            <text:p>0</text:p>
          </table:table-cell>
          <table:table-cell table:style-name="ce6" table:formula="of:=[heapsort_4date.D65]" office:value-type="float" office:value="0" calcext:value-type="float">
            <text:p>0</text:p>
          </table:table-cell>
          <table:table-cell table:style-name="ce6" table:formula="of:=[heapsort_4date.E65]" office:value-type="float" office:value="0" calcext:value-type="float">
            <text:p>0</text:p>
          </table:table-cell>
          <table:table-cell table:style-name="ce6" table:formula="of:=[.I68]+[.J68]+[.K68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66]" office:value-type="float" office:value="0" calcext:value-type="float">
            <text:p>0</text:p>
          </table:table-cell>
          <table:table-cell table:style-name="ce4" table:formula="of:=[heapsort_d.B66]" office:value-type="float" office:value="0" calcext:value-type="float">
            <text:p>0</text:p>
          </table:table-cell>
          <table:table-cell table:style-name="ce4" table:formula="of:=[heapsort_d.C66]" office:value-type="float" office:value="0" calcext:value-type="float">
            <text:p>0</text:p>
          </table:table-cell>
          <table:table-cell table:style-name="ce4" table:formula="of:=[heapsort_d.D66]" office:value-type="float" office:value="0" calcext:value-type="float">
            <text:p>0</text:p>
          </table:table-cell>
          <table:table-cell table:style-name="ce4" table:formula="of:=[heapsort_d.E66]" office:value-type="float" office:value="0" calcext:value-type="float">
            <text:p>0</text:p>
          </table:table-cell>
          <table:table-cell table:style-name="ce4" table:formula="of:=[.C69]+[.D69]+[.E69]" office:value-type="float" office:value="0" calcext:value-type="float">
            <text:p>0</text:p>
          </table:table-cell>
          <table:table-cell table:style-name="ce6" table:formula="of:=[heapsort_4date.A66]" office:value-type="float" office:value="0" calcext:value-type="float">
            <text:p>0</text:p>
          </table:table-cell>
          <table:table-cell table:style-name="ce6" table:formula="of:=[heapsort_4date.B66]" office:value-type="float" office:value="0" calcext:value-type="float">
            <text:p>0</text:p>
          </table:table-cell>
          <table:table-cell table:style-name="ce6" table:formula="of:=[heapsort_4date.C66]" office:value-type="float" office:value="0" calcext:value-type="float">
            <text:p>0</text:p>
          </table:table-cell>
          <table:table-cell table:style-name="ce6" table:formula="of:=[heapsort_4date.D66]" office:value-type="float" office:value="0" calcext:value-type="float">
            <text:p>0</text:p>
          </table:table-cell>
          <table:table-cell table:style-name="ce6" table:formula="of:=[heapsort_4date.E66]" office:value-type="float" office:value="0" calcext:value-type="float">
            <text:p>0</text:p>
          </table:table-cell>
          <table:table-cell table:style-name="ce6" table:formula="of:=[.I69]+[.J69]+[.K69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67]" office:value-type="float" office:value="0" calcext:value-type="float">
            <text:p>0</text:p>
          </table:table-cell>
          <table:table-cell table:style-name="ce4" table:formula="of:=[heapsort_d.B67]" office:value-type="float" office:value="0" calcext:value-type="float">
            <text:p>0</text:p>
          </table:table-cell>
          <table:table-cell table:style-name="ce4" table:formula="of:=[heapsort_d.C67]" office:value-type="float" office:value="0" calcext:value-type="float">
            <text:p>0</text:p>
          </table:table-cell>
          <table:table-cell table:style-name="ce4" table:formula="of:=[heapsort_d.D67]" office:value-type="float" office:value="0" calcext:value-type="float">
            <text:p>0</text:p>
          </table:table-cell>
          <table:table-cell table:style-name="ce4" table:formula="of:=[heapsort_d.E67]" office:value-type="float" office:value="0" calcext:value-type="float">
            <text:p>0</text:p>
          </table:table-cell>
          <table:table-cell table:style-name="ce4" table:formula="of:=[.C70]+[.D70]+[.E70]" office:value-type="float" office:value="0" calcext:value-type="float">
            <text:p>0</text:p>
          </table:table-cell>
          <table:table-cell table:style-name="ce6" table:formula="of:=[heapsort_4date.A67]" office:value-type="float" office:value="0" calcext:value-type="float">
            <text:p>0</text:p>
          </table:table-cell>
          <table:table-cell table:style-name="ce6" table:formula="of:=[heapsort_4date.B67]" office:value-type="float" office:value="0" calcext:value-type="float">
            <text:p>0</text:p>
          </table:table-cell>
          <table:table-cell table:style-name="ce6" table:formula="of:=[heapsort_4date.C67]" office:value-type="float" office:value="0" calcext:value-type="float">
            <text:p>0</text:p>
          </table:table-cell>
          <table:table-cell table:style-name="ce6" table:formula="of:=[heapsort_4date.D67]" office:value-type="float" office:value="0" calcext:value-type="float">
            <text:p>0</text:p>
          </table:table-cell>
          <table:table-cell table:style-name="ce6" table:formula="of:=[heapsort_4date.E67]" office:value-type="float" office:value="0" calcext:value-type="float">
            <text:p>0</text:p>
          </table:table-cell>
          <table:table-cell table:style-name="ce6" table:formula="of:=[.I70]+[.J70]+[.K70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68]" office:value-type="float" office:value="0" calcext:value-type="float">
            <text:p>0</text:p>
          </table:table-cell>
          <table:table-cell table:style-name="ce4" table:formula="of:=[heapsort_d.B68]" office:value-type="float" office:value="0" calcext:value-type="float">
            <text:p>0</text:p>
          </table:table-cell>
          <table:table-cell table:style-name="ce4" table:formula="of:=[heapsort_d.C68]" office:value-type="float" office:value="0" calcext:value-type="float">
            <text:p>0</text:p>
          </table:table-cell>
          <table:table-cell table:style-name="ce4" table:formula="of:=[heapsort_d.D68]" office:value-type="float" office:value="0" calcext:value-type="float">
            <text:p>0</text:p>
          </table:table-cell>
          <table:table-cell table:style-name="ce4" table:formula="of:=[heapsort_d.E68]" office:value-type="float" office:value="0" calcext:value-type="float">
            <text:p>0</text:p>
          </table:table-cell>
          <table:table-cell table:style-name="ce4" table:formula="of:=[.C71]+[.D71]+[.E71]" office:value-type="float" office:value="0" calcext:value-type="float">
            <text:p>0</text:p>
          </table:table-cell>
          <table:table-cell table:style-name="ce6" table:formula="of:=[heapsort_4date.A68]" office:value-type="float" office:value="0" calcext:value-type="float">
            <text:p>0</text:p>
          </table:table-cell>
          <table:table-cell table:style-name="ce6" table:formula="of:=[heapsort_4date.B68]" office:value-type="float" office:value="0" calcext:value-type="float">
            <text:p>0</text:p>
          </table:table-cell>
          <table:table-cell table:style-name="ce6" table:formula="of:=[heapsort_4date.C68]" office:value-type="float" office:value="0" calcext:value-type="float">
            <text:p>0</text:p>
          </table:table-cell>
          <table:table-cell table:style-name="ce6" table:formula="of:=[heapsort_4date.D68]" office:value-type="float" office:value="0" calcext:value-type="float">
            <text:p>0</text:p>
          </table:table-cell>
          <table:table-cell table:style-name="ce6" table:formula="of:=[heapsort_4date.E68]" office:value-type="float" office:value="0" calcext:value-type="float">
            <text:p>0</text:p>
          </table:table-cell>
          <table:table-cell table:style-name="ce6" table:formula="of:=[.I71]+[.J71]+[.K71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69]" office:value-type="float" office:value="0" calcext:value-type="float">
            <text:p>0</text:p>
          </table:table-cell>
          <table:table-cell table:style-name="ce4" table:formula="of:=[heapsort_d.B69]" office:value-type="float" office:value="0" calcext:value-type="float">
            <text:p>0</text:p>
          </table:table-cell>
          <table:table-cell table:style-name="ce4" table:formula="of:=[heapsort_d.C69]" office:value-type="float" office:value="0" calcext:value-type="float">
            <text:p>0</text:p>
          </table:table-cell>
          <table:table-cell table:style-name="ce4" table:formula="of:=[heapsort_d.D69]" office:value-type="float" office:value="0" calcext:value-type="float">
            <text:p>0</text:p>
          </table:table-cell>
          <table:table-cell table:style-name="ce4" table:formula="of:=[heapsort_d.E69]" office:value-type="float" office:value="0" calcext:value-type="float">
            <text:p>0</text:p>
          </table:table-cell>
          <table:table-cell table:style-name="ce4" table:formula="of:=[.C72]+[.D72]+[.E72]" office:value-type="float" office:value="0" calcext:value-type="float">
            <text:p>0</text:p>
          </table:table-cell>
          <table:table-cell table:style-name="ce6" table:formula="of:=[heapsort_4date.A69]" office:value-type="float" office:value="0" calcext:value-type="float">
            <text:p>0</text:p>
          </table:table-cell>
          <table:table-cell table:style-name="ce6" table:formula="of:=[heapsort_4date.B69]" office:value-type="float" office:value="0" calcext:value-type="float">
            <text:p>0</text:p>
          </table:table-cell>
          <table:table-cell table:style-name="ce6" table:formula="of:=[heapsort_4date.C69]" office:value-type="float" office:value="0" calcext:value-type="float">
            <text:p>0</text:p>
          </table:table-cell>
          <table:table-cell table:style-name="ce6" table:formula="of:=[heapsort_4date.D69]" office:value-type="float" office:value="0" calcext:value-type="float">
            <text:p>0</text:p>
          </table:table-cell>
          <table:table-cell table:style-name="ce6" table:formula="of:=[heapsort_4date.E69]" office:value-type="float" office:value="0" calcext:value-type="float">
            <text:p>0</text:p>
          </table:table-cell>
          <table:table-cell table:style-name="ce6" table:formula="of:=[.I72]+[.J72]+[.K72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70]" office:value-type="float" office:value="0" calcext:value-type="float">
            <text:p>0</text:p>
          </table:table-cell>
          <table:table-cell table:style-name="ce4" table:formula="of:=[heapsort_d.B70]" office:value-type="float" office:value="0" calcext:value-type="float">
            <text:p>0</text:p>
          </table:table-cell>
          <table:table-cell table:style-name="ce4" table:formula="of:=[heapsort_d.C70]" office:value-type="float" office:value="0" calcext:value-type="float">
            <text:p>0</text:p>
          </table:table-cell>
          <table:table-cell table:style-name="ce4" table:formula="of:=[heapsort_d.D70]" office:value-type="float" office:value="0" calcext:value-type="float">
            <text:p>0</text:p>
          </table:table-cell>
          <table:table-cell table:style-name="ce4" table:formula="of:=[heapsort_d.E70]" office:value-type="float" office:value="0" calcext:value-type="float">
            <text:p>0</text:p>
          </table:table-cell>
          <table:table-cell table:style-name="ce4" table:formula="of:=[.C73]+[.D73]+[.E73]" office:value-type="float" office:value="0" calcext:value-type="float">
            <text:p>0</text:p>
          </table:table-cell>
          <table:table-cell table:style-name="ce6" table:formula="of:=[heapsort_4date.A70]" office:value-type="float" office:value="0" calcext:value-type="float">
            <text:p>0</text:p>
          </table:table-cell>
          <table:table-cell table:style-name="ce6" table:formula="of:=[heapsort_4date.B70]" office:value-type="float" office:value="0" calcext:value-type="float">
            <text:p>0</text:p>
          </table:table-cell>
          <table:table-cell table:style-name="ce6" table:formula="of:=[heapsort_4date.C70]" office:value-type="float" office:value="0" calcext:value-type="float">
            <text:p>0</text:p>
          </table:table-cell>
          <table:table-cell table:style-name="ce6" table:formula="of:=[heapsort_4date.D70]" office:value-type="float" office:value="0" calcext:value-type="float">
            <text:p>0</text:p>
          </table:table-cell>
          <table:table-cell table:style-name="ce6" table:formula="of:=[heapsort_4date.E70]" office:value-type="float" office:value="0" calcext:value-type="float">
            <text:p>0</text:p>
          </table:table-cell>
          <table:table-cell table:style-name="ce6" table:formula="of:=[.I73]+[.J73]+[.K73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71]" office:value-type="float" office:value="0" calcext:value-type="float">
            <text:p>0</text:p>
          </table:table-cell>
          <table:table-cell table:style-name="ce4" table:formula="of:=[heapsort_d.B71]" office:value-type="float" office:value="0" calcext:value-type="float">
            <text:p>0</text:p>
          </table:table-cell>
          <table:table-cell table:style-name="ce4" table:formula="of:=[heapsort_d.C71]" office:value-type="float" office:value="0" calcext:value-type="float">
            <text:p>0</text:p>
          </table:table-cell>
          <table:table-cell table:style-name="ce4" table:formula="of:=[heapsort_d.D71]" office:value-type="float" office:value="0" calcext:value-type="float">
            <text:p>0</text:p>
          </table:table-cell>
          <table:table-cell table:style-name="ce4" table:formula="of:=[heapsort_d.E71]" office:value-type="float" office:value="0" calcext:value-type="float">
            <text:p>0</text:p>
          </table:table-cell>
          <table:table-cell table:style-name="ce4" table:formula="of:=[.C74]+[.D74]+[.E74]" office:value-type="float" office:value="0" calcext:value-type="float">
            <text:p>0</text:p>
          </table:table-cell>
          <table:table-cell table:style-name="ce6" table:formula="of:=[heapsort_4date.A71]" office:value-type="float" office:value="0" calcext:value-type="float">
            <text:p>0</text:p>
          </table:table-cell>
          <table:table-cell table:style-name="ce6" table:formula="of:=[heapsort_4date.B71]" office:value-type="float" office:value="0" calcext:value-type="float">
            <text:p>0</text:p>
          </table:table-cell>
          <table:table-cell table:style-name="ce6" table:formula="of:=[heapsort_4date.C71]" office:value-type="float" office:value="0" calcext:value-type="float">
            <text:p>0</text:p>
          </table:table-cell>
          <table:table-cell table:style-name="ce6" table:formula="of:=[heapsort_4date.D71]" office:value-type="float" office:value="0" calcext:value-type="float">
            <text:p>0</text:p>
          </table:table-cell>
          <table:table-cell table:style-name="ce6" table:formula="of:=[heapsort_4date.E71]" office:value-type="float" office:value="0" calcext:value-type="float">
            <text:p>0</text:p>
          </table:table-cell>
          <table:table-cell table:style-name="ce6" table:formula="of:=[.I74]+[.J74]+[.K74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72]" office:value-type="float" office:value="0" calcext:value-type="float">
            <text:p>0</text:p>
          </table:table-cell>
          <table:table-cell table:style-name="ce4" table:formula="of:=[heapsort_d.B72]" office:value-type="float" office:value="0" calcext:value-type="float">
            <text:p>0</text:p>
          </table:table-cell>
          <table:table-cell table:style-name="ce4" table:formula="of:=[heapsort_d.C72]" office:value-type="float" office:value="0" calcext:value-type="float">
            <text:p>0</text:p>
          </table:table-cell>
          <table:table-cell table:style-name="ce4" table:formula="of:=[heapsort_d.D72]" office:value-type="float" office:value="0" calcext:value-type="float">
            <text:p>0</text:p>
          </table:table-cell>
          <table:table-cell table:style-name="ce4" table:formula="of:=[heapsort_d.E72]" office:value-type="float" office:value="0" calcext:value-type="float">
            <text:p>0</text:p>
          </table:table-cell>
          <table:table-cell table:style-name="ce4" table:formula="of:=[.C75]+[.D75]+[.E75]" office:value-type="float" office:value="0" calcext:value-type="float">
            <text:p>0</text:p>
          </table:table-cell>
          <table:table-cell table:style-name="ce6" table:formula="of:=[heapsort_4date.A72]" office:value-type="float" office:value="0" calcext:value-type="float">
            <text:p>0</text:p>
          </table:table-cell>
          <table:table-cell table:style-name="ce6" table:formula="of:=[heapsort_4date.B72]" office:value-type="float" office:value="0" calcext:value-type="float">
            <text:p>0</text:p>
          </table:table-cell>
          <table:table-cell table:style-name="ce6" table:formula="of:=[heapsort_4date.C72]" office:value-type="float" office:value="0" calcext:value-type="float">
            <text:p>0</text:p>
          </table:table-cell>
          <table:table-cell table:style-name="ce6" table:formula="of:=[heapsort_4date.D72]" office:value-type="float" office:value="0" calcext:value-type="float">
            <text:p>0</text:p>
          </table:table-cell>
          <table:table-cell table:style-name="ce6" table:formula="of:=[heapsort_4date.E72]" office:value-type="float" office:value="0" calcext:value-type="float">
            <text:p>0</text:p>
          </table:table-cell>
          <table:table-cell table:style-name="ce6" table:formula="of:=[.I75]+[.J75]+[.K75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73]" office:value-type="float" office:value="0" calcext:value-type="float">
            <text:p>0</text:p>
          </table:table-cell>
          <table:table-cell table:style-name="ce4" table:formula="of:=[heapsort_d.B73]" office:value-type="float" office:value="0" calcext:value-type="float">
            <text:p>0</text:p>
          </table:table-cell>
          <table:table-cell table:style-name="ce4" table:formula="of:=[heapsort_d.C73]" office:value-type="float" office:value="0" calcext:value-type="float">
            <text:p>0</text:p>
          </table:table-cell>
          <table:table-cell table:style-name="ce4" table:formula="of:=[heapsort_d.D73]" office:value-type="float" office:value="0" calcext:value-type="float">
            <text:p>0</text:p>
          </table:table-cell>
          <table:table-cell table:style-name="ce4" table:formula="of:=[heapsort_d.E73]" office:value-type="float" office:value="0" calcext:value-type="float">
            <text:p>0</text:p>
          </table:table-cell>
          <table:table-cell table:style-name="ce4" table:formula="of:=[.C76]+[.D76]+[.E76]" office:value-type="float" office:value="0" calcext:value-type="float">
            <text:p>0</text:p>
          </table:table-cell>
          <table:table-cell table:style-name="ce6" table:formula="of:=[heapsort_4date.A73]" office:value-type="float" office:value="0" calcext:value-type="float">
            <text:p>0</text:p>
          </table:table-cell>
          <table:table-cell table:style-name="ce6" table:formula="of:=[heapsort_4date.B73]" office:value-type="float" office:value="0" calcext:value-type="float">
            <text:p>0</text:p>
          </table:table-cell>
          <table:table-cell table:style-name="ce6" table:formula="of:=[heapsort_4date.C73]" office:value-type="float" office:value="0" calcext:value-type="float">
            <text:p>0</text:p>
          </table:table-cell>
          <table:table-cell table:style-name="ce6" table:formula="of:=[heapsort_4date.D73]" office:value-type="float" office:value="0" calcext:value-type="float">
            <text:p>0</text:p>
          </table:table-cell>
          <table:table-cell table:style-name="ce6" table:formula="of:=[heapsort_4date.E73]" office:value-type="float" office:value="0" calcext:value-type="float">
            <text:p>0</text:p>
          </table:table-cell>
          <table:table-cell table:style-name="ce6" table:formula="of:=[.I76]+[.J76]+[.K76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74]" office:value-type="float" office:value="0" calcext:value-type="float">
            <text:p>0</text:p>
          </table:table-cell>
          <table:table-cell table:style-name="ce4" table:formula="of:=[heapsort_d.B74]" office:value-type="float" office:value="0" calcext:value-type="float">
            <text:p>0</text:p>
          </table:table-cell>
          <table:table-cell table:style-name="ce4" table:formula="of:=[heapsort_d.C74]" office:value-type="float" office:value="0" calcext:value-type="float">
            <text:p>0</text:p>
          </table:table-cell>
          <table:table-cell table:style-name="ce4" table:formula="of:=[heapsort_d.D74]" office:value-type="float" office:value="0" calcext:value-type="float">
            <text:p>0</text:p>
          </table:table-cell>
          <table:table-cell table:style-name="ce4" table:formula="of:=[heapsort_d.E74]" office:value-type="float" office:value="0" calcext:value-type="float">
            <text:p>0</text:p>
          </table:table-cell>
          <table:table-cell table:style-name="ce4" table:formula="of:=[.C77]+[.D77]+[.E77]" office:value-type="float" office:value="0" calcext:value-type="float">
            <text:p>0</text:p>
          </table:table-cell>
          <table:table-cell table:style-name="ce6" table:formula="of:=[heapsort_4date.A74]" office:value-type="float" office:value="0" calcext:value-type="float">
            <text:p>0</text:p>
          </table:table-cell>
          <table:table-cell table:style-name="ce6" table:formula="of:=[heapsort_4date.B74]" office:value-type="float" office:value="0" calcext:value-type="float">
            <text:p>0</text:p>
          </table:table-cell>
          <table:table-cell table:style-name="ce6" table:formula="of:=[heapsort_4date.C74]" office:value-type="float" office:value="0" calcext:value-type="float">
            <text:p>0</text:p>
          </table:table-cell>
          <table:table-cell table:style-name="ce6" table:formula="of:=[heapsort_4date.D74]" office:value-type="float" office:value="0" calcext:value-type="float">
            <text:p>0</text:p>
          </table:table-cell>
          <table:table-cell table:style-name="ce6" table:formula="of:=[heapsort_4date.E74]" office:value-type="float" office:value="0" calcext:value-type="float">
            <text:p>0</text:p>
          </table:table-cell>
          <table:table-cell table:style-name="ce6" table:formula="of:=[.I77]+[.J77]+[.K77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75]" office:value-type="float" office:value="0" calcext:value-type="float">
            <text:p>0</text:p>
          </table:table-cell>
          <table:table-cell table:style-name="ce4" table:formula="of:=[heapsort_d.B75]" office:value-type="float" office:value="0" calcext:value-type="float">
            <text:p>0</text:p>
          </table:table-cell>
          <table:table-cell table:style-name="ce4" table:formula="of:=[heapsort_d.C75]" office:value-type="float" office:value="0" calcext:value-type="float">
            <text:p>0</text:p>
          </table:table-cell>
          <table:table-cell table:style-name="ce4" table:formula="of:=[heapsort_d.D75]" office:value-type="float" office:value="0" calcext:value-type="float">
            <text:p>0</text:p>
          </table:table-cell>
          <table:table-cell table:style-name="ce4" table:formula="of:=[heapsort_d.E75]" office:value-type="float" office:value="0" calcext:value-type="float">
            <text:p>0</text:p>
          </table:table-cell>
          <table:table-cell table:style-name="ce4" table:formula="of:=[.C78]+[.D78]+[.E78]" office:value-type="float" office:value="0" calcext:value-type="float">
            <text:p>0</text:p>
          </table:table-cell>
          <table:table-cell table:style-name="ce6" table:formula="of:=[heapsort_4date.A75]" office:value-type="float" office:value="0" calcext:value-type="float">
            <text:p>0</text:p>
          </table:table-cell>
          <table:table-cell table:style-name="ce6" table:formula="of:=[heapsort_4date.B75]" office:value-type="float" office:value="0" calcext:value-type="float">
            <text:p>0</text:p>
          </table:table-cell>
          <table:table-cell table:style-name="ce6" table:formula="of:=[heapsort_4date.C75]" office:value-type="float" office:value="0" calcext:value-type="float">
            <text:p>0</text:p>
          </table:table-cell>
          <table:table-cell table:style-name="ce6" table:formula="of:=[heapsort_4date.D75]" office:value-type="float" office:value="0" calcext:value-type="float">
            <text:p>0</text:p>
          </table:table-cell>
          <table:table-cell table:style-name="ce6" table:formula="of:=[heapsort_4date.E75]" office:value-type="float" office:value="0" calcext:value-type="float">
            <text:p>0</text:p>
          </table:table-cell>
          <table:table-cell table:style-name="ce6" table:formula="of:=[.I78]+[.J78]+[.K78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76]" office:value-type="float" office:value="0" calcext:value-type="float">
            <text:p>0</text:p>
          </table:table-cell>
          <table:table-cell table:style-name="ce4" table:formula="of:=[heapsort_d.B76]" office:value-type="float" office:value="0" calcext:value-type="float">
            <text:p>0</text:p>
          </table:table-cell>
          <table:table-cell table:style-name="ce4" table:formula="of:=[heapsort_d.C76]" office:value-type="float" office:value="0" calcext:value-type="float">
            <text:p>0</text:p>
          </table:table-cell>
          <table:table-cell table:style-name="ce4" table:formula="of:=[heapsort_d.D76]" office:value-type="float" office:value="0" calcext:value-type="float">
            <text:p>0</text:p>
          </table:table-cell>
          <table:table-cell table:style-name="ce4" table:formula="of:=[heapsort_d.E76]" office:value-type="float" office:value="0" calcext:value-type="float">
            <text:p>0</text:p>
          </table:table-cell>
          <table:table-cell table:style-name="ce4" table:formula="of:=[.C79]+[.D79]+[.E79]" office:value-type="float" office:value="0" calcext:value-type="float">
            <text:p>0</text:p>
          </table:table-cell>
          <table:table-cell table:style-name="ce6" table:formula="of:=[heapsort_4date.A76]" office:value-type="float" office:value="0" calcext:value-type="float">
            <text:p>0</text:p>
          </table:table-cell>
          <table:table-cell table:style-name="ce6" table:formula="of:=[heapsort_4date.B76]" office:value-type="float" office:value="0" calcext:value-type="float">
            <text:p>0</text:p>
          </table:table-cell>
          <table:table-cell table:style-name="ce6" table:formula="of:=[heapsort_4date.C76]" office:value-type="float" office:value="0" calcext:value-type="float">
            <text:p>0</text:p>
          </table:table-cell>
          <table:table-cell table:style-name="ce6" table:formula="of:=[heapsort_4date.D76]" office:value-type="float" office:value="0" calcext:value-type="float">
            <text:p>0</text:p>
          </table:table-cell>
          <table:table-cell table:style-name="ce6" table:formula="of:=[heapsort_4date.E76]" office:value-type="float" office:value="0" calcext:value-type="float">
            <text:p>0</text:p>
          </table:table-cell>
          <table:table-cell table:style-name="ce6" table:formula="of:=[.I79]+[.J79]+[.K79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77]" office:value-type="float" office:value="0" calcext:value-type="float">
            <text:p>0</text:p>
          </table:table-cell>
          <table:table-cell table:style-name="ce4" table:formula="of:=[heapsort_d.B77]" office:value-type="float" office:value="0" calcext:value-type="float">
            <text:p>0</text:p>
          </table:table-cell>
          <table:table-cell table:style-name="ce4" table:formula="of:=[heapsort_d.C77]" office:value-type="float" office:value="0" calcext:value-type="float">
            <text:p>0</text:p>
          </table:table-cell>
          <table:table-cell table:style-name="ce4" table:formula="of:=[heapsort_d.D77]" office:value-type="float" office:value="0" calcext:value-type="float">
            <text:p>0</text:p>
          </table:table-cell>
          <table:table-cell table:style-name="ce4" table:formula="of:=[heapsort_d.E77]" office:value-type="float" office:value="0" calcext:value-type="float">
            <text:p>0</text:p>
          </table:table-cell>
          <table:table-cell table:style-name="ce4" table:formula="of:=[.C80]+[.D80]+[.E80]" office:value-type="float" office:value="0" calcext:value-type="float">
            <text:p>0</text:p>
          </table:table-cell>
          <table:table-cell table:style-name="ce6" table:formula="of:=[heapsort_4date.A77]" office:value-type="float" office:value="0" calcext:value-type="float">
            <text:p>0</text:p>
          </table:table-cell>
          <table:table-cell table:style-name="ce6" table:formula="of:=[heapsort_4date.B77]" office:value-type="float" office:value="0" calcext:value-type="float">
            <text:p>0</text:p>
          </table:table-cell>
          <table:table-cell table:style-name="ce6" table:formula="of:=[heapsort_4date.C77]" office:value-type="float" office:value="0" calcext:value-type="float">
            <text:p>0</text:p>
          </table:table-cell>
          <table:table-cell table:style-name="ce6" table:formula="of:=[heapsort_4date.D77]" office:value-type="float" office:value="0" calcext:value-type="float">
            <text:p>0</text:p>
          </table:table-cell>
          <table:table-cell table:style-name="ce6" table:formula="of:=[heapsort_4date.E77]" office:value-type="float" office:value="0" calcext:value-type="float">
            <text:p>0</text:p>
          </table:table-cell>
          <table:table-cell table:style-name="ce6" table:formula="of:=[.I80]+[.J80]+[.K80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78]" office:value-type="float" office:value="0" calcext:value-type="float">
            <text:p>0</text:p>
          </table:table-cell>
          <table:table-cell table:style-name="ce4" table:formula="of:=[heapsort_d.B78]" office:value-type="float" office:value="0" calcext:value-type="float">
            <text:p>0</text:p>
          </table:table-cell>
          <table:table-cell table:style-name="ce4" table:formula="of:=[heapsort_d.C78]" office:value-type="float" office:value="0" calcext:value-type="float">
            <text:p>0</text:p>
          </table:table-cell>
          <table:table-cell table:style-name="ce4" table:formula="of:=[heapsort_d.D78]" office:value-type="float" office:value="0" calcext:value-type="float">
            <text:p>0</text:p>
          </table:table-cell>
          <table:table-cell table:style-name="ce4" table:formula="of:=[heapsort_d.E78]" office:value-type="float" office:value="0" calcext:value-type="float">
            <text:p>0</text:p>
          </table:table-cell>
          <table:table-cell table:style-name="ce4" table:formula="of:=[.C81]+[.D81]+[.E81]" office:value-type="float" office:value="0" calcext:value-type="float">
            <text:p>0</text:p>
          </table:table-cell>
          <table:table-cell table:style-name="ce6" table:formula="of:=[heapsort_4date.A78]" office:value-type="float" office:value="0" calcext:value-type="float">
            <text:p>0</text:p>
          </table:table-cell>
          <table:table-cell table:style-name="ce6" table:formula="of:=[heapsort_4date.B78]" office:value-type="float" office:value="0" calcext:value-type="float">
            <text:p>0</text:p>
          </table:table-cell>
          <table:table-cell table:style-name="ce6" table:formula="of:=[heapsort_4date.C78]" office:value-type="float" office:value="0" calcext:value-type="float">
            <text:p>0</text:p>
          </table:table-cell>
          <table:table-cell table:style-name="ce6" table:formula="of:=[heapsort_4date.D78]" office:value-type="float" office:value="0" calcext:value-type="float">
            <text:p>0</text:p>
          </table:table-cell>
          <table:table-cell table:style-name="ce6" table:formula="of:=[heapsort_4date.E78]" office:value-type="float" office:value="0" calcext:value-type="float">
            <text:p>0</text:p>
          </table:table-cell>
          <table:table-cell table:style-name="ce6" table:formula="of:=[.I81]+[.J81]+[.K81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79]" office:value-type="float" office:value="0" calcext:value-type="float">
            <text:p>0</text:p>
          </table:table-cell>
          <table:table-cell table:style-name="ce4" table:formula="of:=[heapsort_d.B79]" office:value-type="float" office:value="0" calcext:value-type="float">
            <text:p>0</text:p>
          </table:table-cell>
          <table:table-cell table:style-name="ce4" table:formula="of:=[heapsort_d.C79]" office:value-type="float" office:value="0" calcext:value-type="float">
            <text:p>0</text:p>
          </table:table-cell>
          <table:table-cell table:style-name="ce4" table:formula="of:=[heapsort_d.D79]" office:value-type="float" office:value="0" calcext:value-type="float">
            <text:p>0</text:p>
          </table:table-cell>
          <table:table-cell table:style-name="ce4" table:formula="of:=[heapsort_d.E79]" office:value-type="float" office:value="0" calcext:value-type="float">
            <text:p>0</text:p>
          </table:table-cell>
          <table:table-cell table:style-name="ce4" table:formula="of:=[.C82]+[.D82]+[.E82]" office:value-type="float" office:value="0" calcext:value-type="float">
            <text:p>0</text:p>
          </table:table-cell>
          <table:table-cell table:style-name="ce6" table:formula="of:=[heapsort_4date.A79]" office:value-type="float" office:value="0" calcext:value-type="float">
            <text:p>0</text:p>
          </table:table-cell>
          <table:table-cell table:style-name="ce6" table:formula="of:=[heapsort_4date.B79]" office:value-type="float" office:value="0" calcext:value-type="float">
            <text:p>0</text:p>
          </table:table-cell>
          <table:table-cell table:style-name="ce6" table:formula="of:=[heapsort_4date.C79]" office:value-type="float" office:value="0" calcext:value-type="float">
            <text:p>0</text:p>
          </table:table-cell>
          <table:table-cell table:style-name="ce6" table:formula="of:=[heapsort_4date.D79]" office:value-type="float" office:value="0" calcext:value-type="float">
            <text:p>0</text:p>
          </table:table-cell>
          <table:table-cell table:style-name="ce6" table:formula="of:=[heapsort_4date.E79]" office:value-type="float" office:value="0" calcext:value-type="float">
            <text:p>0</text:p>
          </table:table-cell>
          <table:table-cell table:style-name="ce6" table:formula="of:=[.I82]+[.J82]+[.K82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80]" office:value-type="float" office:value="0" calcext:value-type="float">
            <text:p>0</text:p>
          </table:table-cell>
          <table:table-cell table:style-name="ce4" table:formula="of:=[heapsort_d.B80]" office:value-type="float" office:value="0" calcext:value-type="float">
            <text:p>0</text:p>
          </table:table-cell>
          <table:table-cell table:style-name="ce4" table:formula="of:=[heapsort_d.C80]" office:value-type="float" office:value="0" calcext:value-type="float">
            <text:p>0</text:p>
          </table:table-cell>
          <table:table-cell table:style-name="ce4" table:formula="of:=[heapsort_d.D80]" office:value-type="float" office:value="0" calcext:value-type="float">
            <text:p>0</text:p>
          </table:table-cell>
          <table:table-cell table:style-name="ce4" table:formula="of:=[heapsort_d.E80]" office:value-type="float" office:value="0" calcext:value-type="float">
            <text:p>0</text:p>
          </table:table-cell>
          <table:table-cell table:style-name="ce4" table:formula="of:=[.C83]+[.D83]+[.E83]" office:value-type="float" office:value="0" calcext:value-type="float">
            <text:p>0</text:p>
          </table:table-cell>
          <table:table-cell table:style-name="ce6" table:formula="of:=[heapsort_4date.A80]" office:value-type="float" office:value="0" calcext:value-type="float">
            <text:p>0</text:p>
          </table:table-cell>
          <table:table-cell table:style-name="ce6" table:formula="of:=[heapsort_4date.B80]" office:value-type="float" office:value="0" calcext:value-type="float">
            <text:p>0</text:p>
          </table:table-cell>
          <table:table-cell table:style-name="ce6" table:formula="of:=[heapsort_4date.C80]" office:value-type="float" office:value="0" calcext:value-type="float">
            <text:p>0</text:p>
          </table:table-cell>
          <table:table-cell table:style-name="ce6" table:formula="of:=[heapsort_4date.D80]" office:value-type="float" office:value="0" calcext:value-type="float">
            <text:p>0</text:p>
          </table:table-cell>
          <table:table-cell table:style-name="ce6" table:formula="of:=[heapsort_4date.E80]" office:value-type="float" office:value="0" calcext:value-type="float">
            <text:p>0</text:p>
          </table:table-cell>
          <table:table-cell table:style-name="ce6" table:formula="of:=[.I83]+[.J83]+[.K83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81]" office:value-type="float" office:value="0" calcext:value-type="float">
            <text:p>0</text:p>
          </table:table-cell>
          <table:table-cell table:style-name="ce4" table:formula="of:=[heapsort_d.B81]" office:value-type="float" office:value="0" calcext:value-type="float">
            <text:p>0</text:p>
          </table:table-cell>
          <table:table-cell table:style-name="ce4" table:formula="of:=[heapsort_d.C81]" office:value-type="float" office:value="0" calcext:value-type="float">
            <text:p>0</text:p>
          </table:table-cell>
          <table:table-cell table:style-name="ce4" table:formula="of:=[heapsort_d.D81]" office:value-type="float" office:value="0" calcext:value-type="float">
            <text:p>0</text:p>
          </table:table-cell>
          <table:table-cell table:style-name="ce4" table:formula="of:=[heapsort_d.E81]" office:value-type="float" office:value="0" calcext:value-type="float">
            <text:p>0</text:p>
          </table:table-cell>
          <table:table-cell table:style-name="ce4" table:formula="of:=[.C84]+[.D84]+[.E84]" office:value-type="float" office:value="0" calcext:value-type="float">
            <text:p>0</text:p>
          </table:table-cell>
          <table:table-cell table:style-name="ce6" table:formula="of:=[heapsort_4date.A81]" office:value-type="float" office:value="0" calcext:value-type="float">
            <text:p>0</text:p>
          </table:table-cell>
          <table:table-cell table:style-name="ce6" table:formula="of:=[heapsort_4date.B81]" office:value-type="float" office:value="0" calcext:value-type="float">
            <text:p>0</text:p>
          </table:table-cell>
          <table:table-cell table:style-name="ce6" table:formula="of:=[heapsort_4date.C81]" office:value-type="float" office:value="0" calcext:value-type="float">
            <text:p>0</text:p>
          </table:table-cell>
          <table:table-cell table:style-name="ce6" table:formula="of:=[heapsort_4date.D81]" office:value-type="float" office:value="0" calcext:value-type="float">
            <text:p>0</text:p>
          </table:table-cell>
          <table:table-cell table:style-name="ce6" table:formula="of:=[heapsort_4date.E81]" office:value-type="float" office:value="0" calcext:value-type="float">
            <text:p>0</text:p>
          </table:table-cell>
          <table:table-cell table:style-name="ce6" table:formula="of:=[.I84]+[.J84]+[.K84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82]" office:value-type="float" office:value="0" calcext:value-type="float">
            <text:p>0</text:p>
          </table:table-cell>
          <table:table-cell table:style-name="ce4" table:formula="of:=[heapsort_d.B82]" office:value-type="float" office:value="0" calcext:value-type="float">
            <text:p>0</text:p>
          </table:table-cell>
          <table:table-cell table:style-name="ce4" table:formula="of:=[heapsort_d.C82]" office:value-type="float" office:value="0" calcext:value-type="float">
            <text:p>0</text:p>
          </table:table-cell>
          <table:table-cell table:style-name="ce4" table:formula="of:=[heapsort_d.D82]" office:value-type="float" office:value="0" calcext:value-type="float">
            <text:p>0</text:p>
          </table:table-cell>
          <table:table-cell table:style-name="ce4" table:formula="of:=[heapsort_d.E82]" office:value-type="float" office:value="0" calcext:value-type="float">
            <text:p>0</text:p>
          </table:table-cell>
          <table:table-cell table:style-name="ce4" table:formula="of:=[.C85]+[.D85]+[.E85]" office:value-type="float" office:value="0" calcext:value-type="float">
            <text:p>0</text:p>
          </table:table-cell>
          <table:table-cell table:style-name="ce6" table:formula="of:=[heapsort_4date.A82]" office:value-type="float" office:value="0" calcext:value-type="float">
            <text:p>0</text:p>
          </table:table-cell>
          <table:table-cell table:style-name="ce6" table:formula="of:=[heapsort_4date.B82]" office:value-type="float" office:value="0" calcext:value-type="float">
            <text:p>0</text:p>
          </table:table-cell>
          <table:table-cell table:style-name="ce6" table:formula="of:=[heapsort_4date.C82]" office:value-type="float" office:value="0" calcext:value-type="float">
            <text:p>0</text:p>
          </table:table-cell>
          <table:table-cell table:style-name="ce6" table:formula="of:=[heapsort_4date.D82]" office:value-type="float" office:value="0" calcext:value-type="float">
            <text:p>0</text:p>
          </table:table-cell>
          <table:table-cell table:style-name="ce6" table:formula="of:=[heapsort_4date.E82]" office:value-type="float" office:value="0" calcext:value-type="float">
            <text:p>0</text:p>
          </table:table-cell>
          <table:table-cell table:style-name="ce6" table:formula="of:=[.I85]+[.J85]+[.K85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83]" office:value-type="float" office:value="0" calcext:value-type="float">
            <text:p>0</text:p>
          </table:table-cell>
          <table:table-cell table:style-name="ce4" table:formula="of:=[heapsort_d.B83]" office:value-type="float" office:value="0" calcext:value-type="float">
            <text:p>0</text:p>
          </table:table-cell>
          <table:table-cell table:style-name="ce4" table:formula="of:=[heapsort_d.C83]" office:value-type="float" office:value="0" calcext:value-type="float">
            <text:p>0</text:p>
          </table:table-cell>
          <table:table-cell table:style-name="ce4" table:formula="of:=[heapsort_d.D83]" office:value-type="float" office:value="0" calcext:value-type="float">
            <text:p>0</text:p>
          </table:table-cell>
          <table:table-cell table:style-name="ce4" table:formula="of:=[heapsort_d.E83]" office:value-type="float" office:value="0" calcext:value-type="float">
            <text:p>0</text:p>
          </table:table-cell>
          <table:table-cell table:style-name="ce4" table:formula="of:=[.C86]+[.D86]+[.E86]" office:value-type="float" office:value="0" calcext:value-type="float">
            <text:p>0</text:p>
          </table:table-cell>
          <table:table-cell table:style-name="ce6" table:formula="of:=[heapsort_4date.A83]" office:value-type="float" office:value="0" calcext:value-type="float">
            <text:p>0</text:p>
          </table:table-cell>
          <table:table-cell table:style-name="ce6" table:formula="of:=[heapsort_4date.B83]" office:value-type="float" office:value="0" calcext:value-type="float">
            <text:p>0</text:p>
          </table:table-cell>
          <table:table-cell table:style-name="ce6" table:formula="of:=[heapsort_4date.C83]" office:value-type="float" office:value="0" calcext:value-type="float">
            <text:p>0</text:p>
          </table:table-cell>
          <table:table-cell table:style-name="ce6" table:formula="of:=[heapsort_4date.D83]" office:value-type="float" office:value="0" calcext:value-type="float">
            <text:p>0</text:p>
          </table:table-cell>
          <table:table-cell table:style-name="ce6" table:formula="of:=[heapsort_4date.E83]" office:value-type="float" office:value="0" calcext:value-type="float">
            <text:p>0</text:p>
          </table:table-cell>
          <table:table-cell table:style-name="ce6" table:formula="of:=[.I86]+[.J86]+[.K86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84]" office:value-type="float" office:value="0" calcext:value-type="float">
            <text:p>0</text:p>
          </table:table-cell>
          <table:table-cell table:style-name="ce4" table:formula="of:=[heapsort_d.B84]" office:value-type="float" office:value="0" calcext:value-type="float">
            <text:p>0</text:p>
          </table:table-cell>
          <table:table-cell table:style-name="ce4" table:formula="of:=[heapsort_d.C84]" office:value-type="float" office:value="0" calcext:value-type="float">
            <text:p>0</text:p>
          </table:table-cell>
          <table:table-cell table:style-name="ce4" table:formula="of:=[heapsort_d.D84]" office:value-type="float" office:value="0" calcext:value-type="float">
            <text:p>0</text:p>
          </table:table-cell>
          <table:table-cell table:style-name="ce4" table:formula="of:=[heapsort_d.E84]" office:value-type="float" office:value="0" calcext:value-type="float">
            <text:p>0</text:p>
          </table:table-cell>
          <table:table-cell table:style-name="ce4" table:formula="of:=[.C87]+[.D87]+[.E87]" office:value-type="float" office:value="0" calcext:value-type="float">
            <text:p>0</text:p>
          </table:table-cell>
          <table:table-cell table:style-name="ce6" table:formula="of:=[heapsort_4date.A84]" office:value-type="float" office:value="0" calcext:value-type="float">
            <text:p>0</text:p>
          </table:table-cell>
          <table:table-cell table:style-name="ce6" table:formula="of:=[heapsort_4date.B84]" office:value-type="float" office:value="0" calcext:value-type="float">
            <text:p>0</text:p>
          </table:table-cell>
          <table:table-cell table:style-name="ce6" table:formula="of:=[heapsort_4date.C84]" office:value-type="float" office:value="0" calcext:value-type="float">
            <text:p>0</text:p>
          </table:table-cell>
          <table:table-cell table:style-name="ce6" table:formula="of:=[heapsort_4date.D84]" office:value-type="float" office:value="0" calcext:value-type="float">
            <text:p>0</text:p>
          </table:table-cell>
          <table:table-cell table:style-name="ce6" table:formula="of:=[heapsort_4date.E84]" office:value-type="float" office:value="0" calcext:value-type="float">
            <text:p>0</text:p>
          </table:table-cell>
          <table:table-cell table:style-name="ce6" table:formula="of:=[.I87]+[.J87]+[.K87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85]" office:value-type="float" office:value="0" calcext:value-type="float">
            <text:p>0</text:p>
          </table:table-cell>
          <table:table-cell table:style-name="ce4" table:formula="of:=[heapsort_d.B85]" office:value-type="float" office:value="0" calcext:value-type="float">
            <text:p>0</text:p>
          </table:table-cell>
          <table:table-cell table:style-name="ce4" table:formula="of:=[heapsort_d.C85]" office:value-type="float" office:value="0" calcext:value-type="float">
            <text:p>0</text:p>
          </table:table-cell>
          <table:table-cell table:style-name="ce4" table:formula="of:=[heapsort_d.D85]" office:value-type="float" office:value="0" calcext:value-type="float">
            <text:p>0</text:p>
          </table:table-cell>
          <table:table-cell table:style-name="ce4" table:formula="of:=[heapsort_d.E85]" office:value-type="float" office:value="0" calcext:value-type="float">
            <text:p>0</text:p>
          </table:table-cell>
          <table:table-cell table:style-name="ce4" table:formula="of:=[.C88]+[.D88]+[.E88]" office:value-type="float" office:value="0" calcext:value-type="float">
            <text:p>0</text:p>
          </table:table-cell>
          <table:table-cell table:style-name="ce6" table:formula="of:=[heapsort_4date.A85]" office:value-type="float" office:value="0" calcext:value-type="float">
            <text:p>0</text:p>
          </table:table-cell>
          <table:table-cell table:style-name="ce6" table:formula="of:=[heapsort_4date.B85]" office:value-type="float" office:value="0" calcext:value-type="float">
            <text:p>0</text:p>
          </table:table-cell>
          <table:table-cell table:style-name="ce6" table:formula="of:=[heapsort_4date.C85]" office:value-type="float" office:value="0" calcext:value-type="float">
            <text:p>0</text:p>
          </table:table-cell>
          <table:table-cell table:style-name="ce6" table:formula="of:=[heapsort_4date.D85]" office:value-type="float" office:value="0" calcext:value-type="float">
            <text:p>0</text:p>
          </table:table-cell>
          <table:table-cell table:style-name="ce6" table:formula="of:=[heapsort_4date.E85]" office:value-type="float" office:value="0" calcext:value-type="float">
            <text:p>0</text:p>
          </table:table-cell>
          <table:table-cell table:style-name="ce6" table:formula="of:=[.I88]+[.J88]+[.K88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86]" office:value-type="float" office:value="0" calcext:value-type="float">
            <text:p>0</text:p>
          </table:table-cell>
          <table:table-cell table:style-name="ce4" table:formula="of:=[heapsort_d.B86]" office:value-type="float" office:value="0" calcext:value-type="float">
            <text:p>0</text:p>
          </table:table-cell>
          <table:table-cell table:style-name="ce4" table:formula="of:=[heapsort_d.C86]" office:value-type="float" office:value="0" calcext:value-type="float">
            <text:p>0</text:p>
          </table:table-cell>
          <table:table-cell table:style-name="ce4" table:formula="of:=[heapsort_d.D86]" office:value-type="float" office:value="0" calcext:value-type="float">
            <text:p>0</text:p>
          </table:table-cell>
          <table:table-cell table:style-name="ce4" table:formula="of:=[heapsort_d.E86]" office:value-type="float" office:value="0" calcext:value-type="float">
            <text:p>0</text:p>
          </table:table-cell>
          <table:table-cell table:style-name="ce4" table:formula="of:=[.C89]+[.D89]+[.E89]" office:value-type="float" office:value="0" calcext:value-type="float">
            <text:p>0</text:p>
          </table:table-cell>
          <table:table-cell table:style-name="ce6" table:formula="of:=[heapsort_4date.A86]" office:value-type="float" office:value="0" calcext:value-type="float">
            <text:p>0</text:p>
          </table:table-cell>
          <table:table-cell table:style-name="ce6" table:formula="of:=[heapsort_4date.B86]" office:value-type="float" office:value="0" calcext:value-type="float">
            <text:p>0</text:p>
          </table:table-cell>
          <table:table-cell table:style-name="ce6" table:formula="of:=[heapsort_4date.C86]" office:value-type="float" office:value="0" calcext:value-type="float">
            <text:p>0</text:p>
          </table:table-cell>
          <table:table-cell table:style-name="ce6" table:formula="of:=[heapsort_4date.D86]" office:value-type="float" office:value="0" calcext:value-type="float">
            <text:p>0</text:p>
          </table:table-cell>
          <table:table-cell table:style-name="ce6" table:formula="of:=[heapsort_4date.E86]" office:value-type="float" office:value="0" calcext:value-type="float">
            <text:p>0</text:p>
          </table:table-cell>
          <table:table-cell table:style-name="ce6" table:formula="of:=[.I89]+[.J89]+[.K89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87]" office:value-type="float" office:value="0" calcext:value-type="float">
            <text:p>0</text:p>
          </table:table-cell>
          <table:table-cell table:style-name="ce4" table:formula="of:=[heapsort_d.B87]" office:value-type="float" office:value="0" calcext:value-type="float">
            <text:p>0</text:p>
          </table:table-cell>
          <table:table-cell table:style-name="ce4" table:formula="of:=[heapsort_d.C87]" office:value-type="float" office:value="0" calcext:value-type="float">
            <text:p>0</text:p>
          </table:table-cell>
          <table:table-cell table:style-name="ce4" table:formula="of:=[heapsort_d.D87]" office:value-type="float" office:value="0" calcext:value-type="float">
            <text:p>0</text:p>
          </table:table-cell>
          <table:table-cell table:style-name="ce4" table:formula="of:=[heapsort_d.E87]" office:value-type="float" office:value="0" calcext:value-type="float">
            <text:p>0</text:p>
          </table:table-cell>
          <table:table-cell table:style-name="ce4" table:formula="of:=[.C90]+[.D90]+[.E90]" office:value-type="float" office:value="0" calcext:value-type="float">
            <text:p>0</text:p>
          </table:table-cell>
          <table:table-cell table:style-name="ce6" table:formula="of:=[heapsort_4date.A87]" office:value-type="float" office:value="0" calcext:value-type="float">
            <text:p>0</text:p>
          </table:table-cell>
          <table:table-cell table:style-name="ce6" table:formula="of:=[heapsort_4date.B87]" office:value-type="float" office:value="0" calcext:value-type="float">
            <text:p>0</text:p>
          </table:table-cell>
          <table:table-cell table:style-name="ce6" table:formula="of:=[heapsort_4date.C87]" office:value-type="float" office:value="0" calcext:value-type="float">
            <text:p>0</text:p>
          </table:table-cell>
          <table:table-cell table:style-name="ce6" table:formula="of:=[heapsort_4date.D87]" office:value-type="float" office:value="0" calcext:value-type="float">
            <text:p>0</text:p>
          </table:table-cell>
          <table:table-cell table:style-name="ce6" table:formula="of:=[heapsort_4date.E87]" office:value-type="float" office:value="0" calcext:value-type="float">
            <text:p>0</text:p>
          </table:table-cell>
          <table:table-cell table:style-name="ce6" table:formula="of:=[.I90]+[.J90]+[.K90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88]" office:value-type="float" office:value="0" calcext:value-type="float">
            <text:p>0</text:p>
          </table:table-cell>
          <table:table-cell table:style-name="ce4" table:formula="of:=[heapsort_d.B88]" office:value-type="float" office:value="0" calcext:value-type="float">
            <text:p>0</text:p>
          </table:table-cell>
          <table:table-cell table:style-name="ce4" table:formula="of:=[heapsort_d.C88]" office:value-type="float" office:value="0" calcext:value-type="float">
            <text:p>0</text:p>
          </table:table-cell>
          <table:table-cell table:style-name="ce4" table:formula="of:=[heapsort_d.D88]" office:value-type="float" office:value="0" calcext:value-type="float">
            <text:p>0</text:p>
          </table:table-cell>
          <table:table-cell table:style-name="ce4" table:formula="of:=[heapsort_d.E88]" office:value-type="float" office:value="0" calcext:value-type="float">
            <text:p>0</text:p>
          </table:table-cell>
          <table:table-cell table:style-name="ce4" table:formula="of:=[.C91]+[.D91]+[.E91]" office:value-type="float" office:value="0" calcext:value-type="float">
            <text:p>0</text:p>
          </table:table-cell>
          <table:table-cell table:style-name="ce6" table:formula="of:=[heapsort_4date.A88]" office:value-type="float" office:value="0" calcext:value-type="float">
            <text:p>0</text:p>
          </table:table-cell>
          <table:table-cell table:style-name="ce6" table:formula="of:=[heapsort_4date.B88]" office:value-type="float" office:value="0" calcext:value-type="float">
            <text:p>0</text:p>
          </table:table-cell>
          <table:table-cell table:style-name="ce6" table:formula="of:=[heapsort_4date.C88]" office:value-type="float" office:value="0" calcext:value-type="float">
            <text:p>0</text:p>
          </table:table-cell>
          <table:table-cell table:style-name="ce6" table:formula="of:=[heapsort_4date.D88]" office:value-type="float" office:value="0" calcext:value-type="float">
            <text:p>0</text:p>
          </table:table-cell>
          <table:table-cell table:style-name="ce6" table:formula="of:=[heapsort_4date.E88]" office:value-type="float" office:value="0" calcext:value-type="float">
            <text:p>0</text:p>
          </table:table-cell>
          <table:table-cell table:style-name="ce6" table:formula="of:=[.I91]+[.J91]+[.K91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89]" office:value-type="float" office:value="0" calcext:value-type="float">
            <text:p>0</text:p>
          </table:table-cell>
          <table:table-cell table:style-name="ce4" table:formula="of:=[heapsort_d.B89]" office:value-type="float" office:value="0" calcext:value-type="float">
            <text:p>0</text:p>
          </table:table-cell>
          <table:table-cell table:style-name="ce4" table:formula="of:=[heapsort_d.C89]" office:value-type="float" office:value="0" calcext:value-type="float">
            <text:p>0</text:p>
          </table:table-cell>
          <table:table-cell table:style-name="ce4" table:formula="of:=[heapsort_d.D89]" office:value-type="float" office:value="0" calcext:value-type="float">
            <text:p>0</text:p>
          </table:table-cell>
          <table:table-cell table:style-name="ce4" table:formula="of:=[heapsort_d.E89]" office:value-type="float" office:value="0" calcext:value-type="float">
            <text:p>0</text:p>
          </table:table-cell>
          <table:table-cell table:style-name="ce4" table:formula="of:=[.C92]+[.D92]+[.E92]" office:value-type="float" office:value="0" calcext:value-type="float">
            <text:p>0</text:p>
          </table:table-cell>
          <table:table-cell table:style-name="ce6" table:formula="of:=[heapsort_4date.A89]" office:value-type="float" office:value="0" calcext:value-type="float">
            <text:p>0</text:p>
          </table:table-cell>
          <table:table-cell table:style-name="ce6" table:formula="of:=[heapsort_4date.B89]" office:value-type="float" office:value="0" calcext:value-type="float">
            <text:p>0</text:p>
          </table:table-cell>
          <table:table-cell table:style-name="ce6" table:formula="of:=[heapsort_4date.C89]" office:value-type="float" office:value="0" calcext:value-type="float">
            <text:p>0</text:p>
          </table:table-cell>
          <table:table-cell table:style-name="ce6" table:formula="of:=[heapsort_4date.D89]" office:value-type="float" office:value="0" calcext:value-type="float">
            <text:p>0</text:p>
          </table:table-cell>
          <table:table-cell table:style-name="ce6" table:formula="of:=[heapsort_4date.E89]" office:value-type="float" office:value="0" calcext:value-type="float">
            <text:p>0</text:p>
          </table:table-cell>
          <table:table-cell table:style-name="ce6" table:formula="of:=[.I92]+[.J92]+[.K92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90]" office:value-type="float" office:value="0" calcext:value-type="float">
            <text:p>0</text:p>
          </table:table-cell>
          <table:table-cell table:style-name="ce4" table:formula="of:=[heapsort_d.B90]" office:value-type="float" office:value="0" calcext:value-type="float">
            <text:p>0</text:p>
          </table:table-cell>
          <table:table-cell table:style-name="ce4" table:formula="of:=[heapsort_d.C90]" office:value-type="float" office:value="0" calcext:value-type="float">
            <text:p>0</text:p>
          </table:table-cell>
          <table:table-cell table:style-name="ce4" table:formula="of:=[heapsort_d.D90]" office:value-type="float" office:value="0" calcext:value-type="float">
            <text:p>0</text:p>
          </table:table-cell>
          <table:table-cell table:style-name="ce4" table:formula="of:=[heapsort_d.E90]" office:value-type="float" office:value="0" calcext:value-type="float">
            <text:p>0</text:p>
          </table:table-cell>
          <table:table-cell table:style-name="ce4" table:formula="of:=[.C93]+[.D93]+[.E93]" office:value-type="float" office:value="0" calcext:value-type="float">
            <text:p>0</text:p>
          </table:table-cell>
          <table:table-cell table:style-name="ce6" table:formula="of:=[heapsort_4date.A90]" office:value-type="float" office:value="0" calcext:value-type="float">
            <text:p>0</text:p>
          </table:table-cell>
          <table:table-cell table:style-name="ce6" table:formula="of:=[heapsort_4date.B90]" office:value-type="float" office:value="0" calcext:value-type="float">
            <text:p>0</text:p>
          </table:table-cell>
          <table:table-cell table:style-name="ce6" table:formula="of:=[heapsort_4date.C90]" office:value-type="float" office:value="0" calcext:value-type="float">
            <text:p>0</text:p>
          </table:table-cell>
          <table:table-cell table:style-name="ce6" table:formula="of:=[heapsort_4date.D90]" office:value-type="float" office:value="0" calcext:value-type="float">
            <text:p>0</text:p>
          </table:table-cell>
          <table:table-cell table:style-name="ce6" table:formula="of:=[heapsort_4date.E90]" office:value-type="float" office:value="0" calcext:value-type="float">
            <text:p>0</text:p>
          </table:table-cell>
          <table:table-cell table:style-name="ce6" table:formula="of:=[.I93]+[.J93]+[.K93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91]" office:value-type="float" office:value="0" calcext:value-type="float">
            <text:p>0</text:p>
          </table:table-cell>
          <table:table-cell table:style-name="ce4" table:formula="of:=[heapsort_d.B91]" office:value-type="float" office:value="0" calcext:value-type="float">
            <text:p>0</text:p>
          </table:table-cell>
          <table:table-cell table:style-name="ce4" table:formula="of:=[heapsort_d.C91]" office:value-type="float" office:value="0" calcext:value-type="float">
            <text:p>0</text:p>
          </table:table-cell>
          <table:table-cell table:style-name="ce4" table:formula="of:=[heapsort_d.D91]" office:value-type="float" office:value="0" calcext:value-type="float">
            <text:p>0</text:p>
          </table:table-cell>
          <table:table-cell table:style-name="ce4" table:formula="of:=[heapsort_d.E91]" office:value-type="float" office:value="0" calcext:value-type="float">
            <text:p>0</text:p>
          </table:table-cell>
          <table:table-cell table:style-name="ce4" table:formula="of:=[.C94]+[.D94]+[.E94]" office:value-type="float" office:value="0" calcext:value-type="float">
            <text:p>0</text:p>
          </table:table-cell>
          <table:table-cell table:style-name="ce6" table:formula="of:=[heapsort_4date.A91]" office:value-type="float" office:value="0" calcext:value-type="float">
            <text:p>0</text:p>
          </table:table-cell>
          <table:table-cell table:style-name="ce6" table:formula="of:=[heapsort_4date.B91]" office:value-type="float" office:value="0" calcext:value-type="float">
            <text:p>0</text:p>
          </table:table-cell>
          <table:table-cell table:style-name="ce6" table:formula="of:=[heapsort_4date.C91]" office:value-type="float" office:value="0" calcext:value-type="float">
            <text:p>0</text:p>
          </table:table-cell>
          <table:table-cell table:style-name="ce6" table:formula="of:=[heapsort_4date.D91]" office:value-type="float" office:value="0" calcext:value-type="float">
            <text:p>0</text:p>
          </table:table-cell>
          <table:table-cell table:style-name="ce6" table:formula="of:=[heapsort_4date.E91]" office:value-type="float" office:value="0" calcext:value-type="float">
            <text:p>0</text:p>
          </table:table-cell>
          <table:table-cell table:style-name="ce6" table:formula="of:=[.I94]+[.J94]+[.K94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92]" office:value-type="float" office:value="0" calcext:value-type="float">
            <text:p>0</text:p>
          </table:table-cell>
          <table:table-cell table:style-name="ce4" table:formula="of:=[heapsort_d.B92]" office:value-type="float" office:value="0" calcext:value-type="float">
            <text:p>0</text:p>
          </table:table-cell>
          <table:table-cell table:style-name="ce4" table:formula="of:=[heapsort_d.C92]" office:value-type="float" office:value="0" calcext:value-type="float">
            <text:p>0</text:p>
          </table:table-cell>
          <table:table-cell table:style-name="ce4" table:formula="of:=[heapsort_d.D92]" office:value-type="float" office:value="0" calcext:value-type="float">
            <text:p>0</text:p>
          </table:table-cell>
          <table:table-cell table:style-name="ce4" table:formula="of:=[heapsort_d.E92]" office:value-type="float" office:value="0" calcext:value-type="float">
            <text:p>0</text:p>
          </table:table-cell>
          <table:table-cell table:style-name="ce4" table:formula="of:=[.C95]+[.D95]+[.E95]" office:value-type="float" office:value="0" calcext:value-type="float">
            <text:p>0</text:p>
          </table:table-cell>
          <table:table-cell table:style-name="ce6" table:formula="of:=[heapsort_4date.A92]" office:value-type="float" office:value="0" calcext:value-type="float">
            <text:p>0</text:p>
          </table:table-cell>
          <table:table-cell table:style-name="ce6" table:formula="of:=[heapsort_4date.B92]" office:value-type="float" office:value="0" calcext:value-type="float">
            <text:p>0</text:p>
          </table:table-cell>
          <table:table-cell table:style-name="ce6" table:formula="of:=[heapsort_4date.C92]" office:value-type="float" office:value="0" calcext:value-type="float">
            <text:p>0</text:p>
          </table:table-cell>
          <table:table-cell table:style-name="ce6" table:formula="of:=[heapsort_4date.D92]" office:value-type="float" office:value="0" calcext:value-type="float">
            <text:p>0</text:p>
          </table:table-cell>
          <table:table-cell table:style-name="ce6" table:formula="of:=[heapsort_4date.E92]" office:value-type="float" office:value="0" calcext:value-type="float">
            <text:p>0</text:p>
          </table:table-cell>
          <table:table-cell table:style-name="ce6" table:formula="of:=[.I95]+[.J95]+[.K95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93]" office:value-type="float" office:value="0" calcext:value-type="float">
            <text:p>0</text:p>
          </table:table-cell>
          <table:table-cell table:style-name="ce4" table:formula="of:=[heapsort_d.B93]" office:value-type="float" office:value="0" calcext:value-type="float">
            <text:p>0</text:p>
          </table:table-cell>
          <table:table-cell table:style-name="ce4" table:formula="of:=[heapsort_d.C93]" office:value-type="float" office:value="0" calcext:value-type="float">
            <text:p>0</text:p>
          </table:table-cell>
          <table:table-cell table:style-name="ce4" table:formula="of:=[heapsort_d.D93]" office:value-type="float" office:value="0" calcext:value-type="float">
            <text:p>0</text:p>
          </table:table-cell>
          <table:table-cell table:style-name="ce4" table:formula="of:=[heapsort_d.E93]" office:value-type="float" office:value="0" calcext:value-type="float">
            <text:p>0</text:p>
          </table:table-cell>
          <table:table-cell table:style-name="ce4" table:formula="of:=[.C96]+[.D96]+[.E96]" office:value-type="float" office:value="0" calcext:value-type="float">
            <text:p>0</text:p>
          </table:table-cell>
          <table:table-cell table:style-name="ce6" table:formula="of:=[heapsort_4date.A93]" office:value-type="float" office:value="0" calcext:value-type="float">
            <text:p>0</text:p>
          </table:table-cell>
          <table:table-cell table:style-name="ce6" table:formula="of:=[heapsort_4date.B93]" office:value-type="float" office:value="0" calcext:value-type="float">
            <text:p>0</text:p>
          </table:table-cell>
          <table:table-cell table:style-name="ce6" table:formula="of:=[heapsort_4date.C93]" office:value-type="float" office:value="0" calcext:value-type="float">
            <text:p>0</text:p>
          </table:table-cell>
          <table:table-cell table:style-name="ce6" table:formula="of:=[heapsort_4date.D93]" office:value-type="float" office:value="0" calcext:value-type="float">
            <text:p>0</text:p>
          </table:table-cell>
          <table:table-cell table:style-name="ce6" table:formula="of:=[heapsort_4date.E93]" office:value-type="float" office:value="0" calcext:value-type="float">
            <text:p>0</text:p>
          </table:table-cell>
          <table:table-cell table:style-name="ce6" table:formula="of:=[.I96]+[.J96]+[.K96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94]" office:value-type="float" office:value="0" calcext:value-type="float">
            <text:p>0</text:p>
          </table:table-cell>
          <table:table-cell table:style-name="ce4" table:formula="of:=[heapsort_d.B94]" office:value-type="float" office:value="0" calcext:value-type="float">
            <text:p>0</text:p>
          </table:table-cell>
          <table:table-cell table:style-name="ce4" table:formula="of:=[heapsort_d.C94]" office:value-type="float" office:value="0" calcext:value-type="float">
            <text:p>0</text:p>
          </table:table-cell>
          <table:table-cell table:style-name="ce4" table:formula="of:=[heapsort_d.D94]" office:value-type="float" office:value="0" calcext:value-type="float">
            <text:p>0</text:p>
          </table:table-cell>
          <table:table-cell table:style-name="ce4" table:formula="of:=[heapsort_d.E94]" office:value-type="float" office:value="0" calcext:value-type="float">
            <text:p>0</text:p>
          </table:table-cell>
          <table:table-cell table:style-name="ce4" table:formula="of:=[.C97]+[.D97]+[.E97]" office:value-type="float" office:value="0" calcext:value-type="float">
            <text:p>0</text:p>
          </table:table-cell>
          <table:table-cell table:style-name="ce6" table:formula="of:=[heapsort_4date.A94]" office:value-type="float" office:value="0" calcext:value-type="float">
            <text:p>0</text:p>
          </table:table-cell>
          <table:table-cell table:style-name="ce6" table:formula="of:=[heapsort_4date.B94]" office:value-type="float" office:value="0" calcext:value-type="float">
            <text:p>0</text:p>
          </table:table-cell>
          <table:table-cell table:style-name="ce6" table:formula="of:=[heapsort_4date.C94]" office:value-type="float" office:value="0" calcext:value-type="float">
            <text:p>0</text:p>
          </table:table-cell>
          <table:table-cell table:style-name="ce6" table:formula="of:=[heapsort_4date.D94]" office:value-type="float" office:value="0" calcext:value-type="float">
            <text:p>0</text:p>
          </table:table-cell>
          <table:table-cell table:style-name="ce6" table:formula="of:=[heapsort_4date.E94]" office:value-type="float" office:value="0" calcext:value-type="float">
            <text:p>0</text:p>
          </table:table-cell>
          <table:table-cell table:style-name="ce6" table:formula="of:=[.I97]+[.J97]+[.K97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95]" office:value-type="float" office:value="0" calcext:value-type="float">
            <text:p>0</text:p>
          </table:table-cell>
          <table:table-cell table:style-name="ce4" table:formula="of:=[heapsort_d.B95]" office:value-type="float" office:value="0" calcext:value-type="float">
            <text:p>0</text:p>
          </table:table-cell>
          <table:table-cell table:style-name="ce4" table:formula="of:=[heapsort_d.C95]" office:value-type="float" office:value="0" calcext:value-type="float">
            <text:p>0</text:p>
          </table:table-cell>
          <table:table-cell table:style-name="ce4" table:formula="of:=[heapsort_d.D95]" office:value-type="float" office:value="0" calcext:value-type="float">
            <text:p>0</text:p>
          </table:table-cell>
          <table:table-cell table:style-name="ce4" table:formula="of:=[heapsort_d.E95]" office:value-type="float" office:value="0" calcext:value-type="float">
            <text:p>0</text:p>
          </table:table-cell>
          <table:table-cell table:style-name="ce4" table:formula="of:=[.C98]+[.D98]+[.E98]" office:value-type="float" office:value="0" calcext:value-type="float">
            <text:p>0</text:p>
          </table:table-cell>
          <table:table-cell table:style-name="ce6" table:formula="of:=[heapsort_4date.A95]" office:value-type="float" office:value="0" calcext:value-type="float">
            <text:p>0</text:p>
          </table:table-cell>
          <table:table-cell table:style-name="ce6" table:formula="of:=[heapsort_4date.B95]" office:value-type="float" office:value="0" calcext:value-type="float">
            <text:p>0</text:p>
          </table:table-cell>
          <table:table-cell table:style-name="ce6" table:formula="of:=[heapsort_4date.C95]" office:value-type="float" office:value="0" calcext:value-type="float">
            <text:p>0</text:p>
          </table:table-cell>
          <table:table-cell table:style-name="ce6" table:formula="of:=[heapsort_4date.D95]" office:value-type="float" office:value="0" calcext:value-type="float">
            <text:p>0</text:p>
          </table:table-cell>
          <table:table-cell table:style-name="ce6" table:formula="of:=[heapsort_4date.E95]" office:value-type="float" office:value="0" calcext:value-type="float">
            <text:p>0</text:p>
          </table:table-cell>
          <table:table-cell table:style-name="ce6" table:formula="of:=[.I98]+[.J98]+[.K98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heapsort_d.A96]" office:value-type="float" office:value="0" calcext:value-type="float">
            <text:p>0</text:p>
          </table:table-cell>
          <table:table-cell table:style-name="ce4" table:formula="of:=[heapsort_d.B96]" office:value-type="float" office:value="0" calcext:value-type="float">
            <text:p>0</text:p>
          </table:table-cell>
          <table:table-cell table:style-name="ce4" table:formula="of:=[heapsort_d.C96]" office:value-type="float" office:value="0" calcext:value-type="float">
            <text:p>0</text:p>
          </table:table-cell>
          <table:table-cell table:style-name="ce4" table:formula="of:=[heapsort_d.D96]" office:value-type="float" office:value="0" calcext:value-type="float">
            <text:p>0</text:p>
          </table:table-cell>
          <table:table-cell table:style-name="ce4" table:formula="of:=[heapsort_d.E96]" office:value-type="float" office:value="0" calcext:value-type="float">
            <text:p>0</text:p>
          </table:table-cell>
          <table:table-cell table:style-name="ce4" table:formula="of:=[.C99]+[.D99]+[.E99]" office:value-type="float" office:value="0" calcext:value-type="float">
            <text:p>0</text:p>
          </table:table-cell>
          <table:table-cell table:style-name="ce6" table:formula="of:=[heapsort_4date.A96]" office:value-type="float" office:value="0" calcext:value-type="float">
            <text:p>0</text:p>
          </table:table-cell>
          <table:table-cell table:style-name="ce6" table:formula="of:=[heapsort_4date.B96]" office:value-type="float" office:value="0" calcext:value-type="float">
            <text:p>0</text:p>
          </table:table-cell>
          <table:table-cell table:style-name="ce6" table:formula="of:=[heapsort_4date.C96]" office:value-type="float" office:value="0" calcext:value-type="float">
            <text:p>0</text:p>
          </table:table-cell>
          <table:table-cell table:style-name="ce6" table:formula="of:=[heapsort_4date.D96]" office:value-type="float" office:value="0" calcext:value-type="float">
            <text:p>0</text:p>
          </table:table-cell>
          <table:table-cell table:style-name="ce6" table:formula="of:=[heapsort_4date.E96]" office:value-type="float" office:value="0" calcext:value-type="float">
            <text:p>0</text:p>
          </table:table-cell>
          <table:table-cell table:style-name="ce6" table:formula="of:=[.I99]+[.J99]+[.K99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 table:number-rows-repeated="1048476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Quicksort" table:style-name="ta1">
        <table:table-column table:style-name="co1" table:number-columns-repeated="2" table:default-cell-style-name="ce5"/>
        <table:table-column table:style-name="co2" table:default-cell-style-name="ce5"/>
        <table:table-column table:style-name="co1" table:default-cell-style-name="ce5"/>
        <table:table-column table:style-name="co3" table:default-cell-style-name="ce5"/>
        <table:table-column table:style-name="co1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" table:number-columns-repeated="2" table:default-cell-style-name="ce5"/>
        <table:table-row table:style-name="ro2">
          <table:table-cell table:style-name="ce1" office:value-type="string" calcext:value-type="string" table:number-columns-spanned="15" table:number-rows-spanned="1">
            <text:p>Quicksort</text:p>
          </table:table-cell>
          <table:covered-table-cell table:number-columns-repeated="14" table:style-name="ce3"/>
        </table:table-row>
        <table:table-row table:style-name="ro3">
          <table:table-cell table:style-name="ce2" office:value-type="string" calcext:value-type="string" table:number-columns-spanned="6" table:number-rows-spanned="1">
            <text:p>Reals</text:p>
          </table:table-cell>
          <table:covered-table-cell table:number-columns-repeated="5" table:style-name="ce3"/>
          <table:table-cell table:style-name="ce2" office:value-type="string" calcext:value-type="string" table:number-columns-spanned="6" table:number-rows-spanned="1">
            <text:p>Dates</text:p>
          </table:table-cell>
          <table:covered-table-cell table:number-columns-repeated="5" table:style-name="ce3"/>
          <table:table-cell table:style-name="ce7" office:value-type="string" calcext:value-type="string" table:number-columns-spanned="1" table:number-rows-spanned="2">
            <text:p>Average Case Estimation</text:p>
          </table:table-cell>
          <table:table-cell table:style-name="ce2" office:value-type="string" calcext:value-type="string" table:number-columns-spanned="2" table:number-rows-spanned="1">
            <text:p>Scale Factors</text:p>
          </table:table-cell>
          <table:covered-table-cell table:style-name="ce3"/>
        </table:table-row>
        <table:table-row table:style-name="ro3">
          <table:table-cell table:style-name="ce3" office:value-type="string" calcext:value-type="string">
            <text:p>No Rec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Comparisons</text:p>
          </table:table-cell>
          <table:table-cell table:style-name="ce3" office:value-type="string" calcext:value-type="string">
            <text:p>Exchanges</text:p>
          </table:table-cell>
          <table:table-cell table:style-name="ce3" office:value-type="string" calcext:value-type="string">
            <text:p>Overhead</text:p>
          </table:table-cell>
          <table:table-cell table:style-name="ce3" office:value-type="string" calcext:value-type="string">
            <text:p>All Ops</text:p>
          </table:table-cell>
          <table:table-cell table:style-name="ce3" office:value-type="string" calcext:value-type="string">
            <text:p>No Recs</text:p>
          </table:table-cell>
          <table:table-cell table:style-name="ce3" office:value-type="string" calcext:value-type="string">
            <text:p>Time</text:p>
          </table:table-cell>
          <table:table-cell table:style-name="ce3" office:value-type="string" calcext:value-type="string">
            <text:p>Comparisons</text:p>
          </table:table-cell>
          <table:table-cell table:style-name="ce3" office:value-type="string" calcext:value-type="string">
            <text:p>Exchanges</text:p>
          </table:table-cell>
          <table:table-cell table:style-name="ce3" office:value-type="string" calcext:value-type="string">
            <text:p>Overhead</text:p>
          </table:table-cell>
          <table:table-cell table:style-name="ce3" office:value-type="string" calcext:value-type="string">
            <text:p>All Ops</text:p>
          </table:table-cell>
          <table:covered-table-cell table:style-name="ce3"/>
          <table:table-cell table:style-name="ce3" office:value-type="string" calcext:value-type="string">
            <text:p>Reals</text:p>
          </table:table-cell>
          <table:table-cell table:style-name="ce3" office:value-type="string" calcext:value-type="string">
            <text:p>Dates</text:p>
          </table:table-cell>
        </table:table-row>
        <table:table-row table:style-name="ro1">
          <table:table-cell table:style-name="ce4" table:formula="of:=[quicksort_d.A1]" office:value-type="float" office:value="10000" calcext:value-type="float">
            <text:p>10000</text:p>
          </table:table-cell>
          <table:table-cell table:style-name="ce4" table:formula="of:=[quicksort_d.B1]" office:value-type="float" office:value="0.0065814" calcext:value-type="float">
            <text:p>0.0065814</text:p>
          </table:table-cell>
          <table:table-cell table:style-name="ce4" table:formula="of:=[quicksort_d.C1]" office:value-type="float" office:value="174921" calcext:value-type="float">
            <text:p>174921</text:p>
          </table:table-cell>
          <table:table-cell table:style-name="ce4" table:formula="of:=[quicksort_d.D1]" office:value-type="float" office:value="101088" calcext:value-type="float">
            <text:p>101088</text:p>
          </table:table-cell>
          <table:table-cell table:style-name="ce4" table:formula="of:=[quicksort_d.E1]" office:value-type="float" office:value="295701" calcext:value-type="float">
            <text:p>295701</text:p>
          </table:table-cell>
          <table:table-cell table:style-name="ce4" table:formula="of:=[.C4]+[.D4]+[.E4]" office:value-type="float" office:value="571710" calcext:value-type="float">
            <text:p>571710</text:p>
          </table:table-cell>
          <table:table-cell table:style-name="ce6" table:formula="of:=[quicksort_4date.A1]" office:value-type="float" office:value="10000" calcext:value-type="float">
            <text:p>10000</text:p>
          </table:table-cell>
          <table:table-cell table:style-name="ce6" table:formula="of:=[quicksort_4date.B1]" office:value-type="float" office:value="0.0068134" calcext:value-type="float">
            <text:p>0.0068134</text:p>
          </table:table-cell>
          <table:table-cell table:style-name="ce6" table:formula="of:=[quicksort_4date.C1]" office:value-type="float" office:value="178070" calcext:value-type="float">
            <text:p>178070</text:p>
          </table:table-cell>
          <table:table-cell table:style-name="ce6" table:formula="of:=[quicksort_4date.D1]" office:value-type="float" office:value="103911" calcext:value-type="float">
            <text:p>103911</text:p>
          </table:table-cell>
          <table:table-cell table:style-name="ce6" table:formula="of:=[quicksort_4date.E1]" office:value-type="float" office:value="298440" calcext:value-type="float">
            <text:p>298440</text:p>
          </table:table-cell>
          <table:table-cell table:style-name="ce6" table:formula="of:=[.I4]+[.J4]+[.K4]" office:value-type="float" office:value="580421" calcext:value-type="float">
            <text:p>580421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2]" office:value-type="float" office:value="20000" calcext:value-type="float">
            <text:p>20000</text:p>
          </table:table-cell>
          <table:table-cell table:style-name="ce4" table:formula="of:=[quicksort_d.B2]" office:value-type="float" office:value="0.006774" calcext:value-type="float">
            <text:p>0.006774</text:p>
          </table:table-cell>
          <table:table-cell table:style-name="ce4" table:formula="of:=[quicksort_d.C2]" office:value-type="float" office:value="381005" calcext:value-type="float">
            <text:p>381005</text:p>
          </table:table-cell>
          <table:table-cell table:style-name="ce4" table:formula="of:=[quicksort_d.D2]" office:value-type="float" office:value="215184" calcext:value-type="float">
            <text:p>215184</text:p>
          </table:table-cell>
          <table:table-cell table:style-name="ce4" table:formula="of:=[quicksort_d.E2]" office:value-type="float" office:value="630967" calcext:value-type="float">
            <text:p>630967</text:p>
          </table:table-cell>
          <table:table-cell table:style-name="ce4" table:formula="of:=[.C5]+[.D5]+[.E5]" office:value-type="float" office:value="1227156" calcext:value-type="float">
            <text:p>1227156</text:p>
          </table:table-cell>
          <table:table-cell table:style-name="ce6" table:formula="of:=[quicksort_4date.A2]" office:value-type="float" office:value="20000" calcext:value-type="float">
            <text:p>20000</text:p>
          </table:table-cell>
          <table:table-cell table:style-name="ce6" table:formula="of:=[quicksort_4date.B2]" office:value-type="float" office:value="0.0104165" calcext:value-type="float">
            <text:p>0.0104165</text:p>
          </table:table-cell>
          <table:table-cell table:style-name="ce6" table:formula="of:=[quicksort_4date.C2]" office:value-type="float" office:value="380298" calcext:value-type="float">
            <text:p>380298</text:p>
          </table:table-cell>
          <table:table-cell table:style-name="ce6" table:formula="of:=[quicksort_4date.D2]" office:value-type="float" office:value="227454" calcext:value-type="float">
            <text:p>227454</text:p>
          </table:table-cell>
          <table:table-cell table:style-name="ce6" table:formula="of:=[quicksort_4date.E2]" office:value-type="float" office:value="630358" calcext:value-type="float">
            <text:p>630358</text:p>
          </table:table-cell>
          <table:table-cell table:style-name="ce6" table:formula="of:=[.I5]+[.J5]+[.K5]" office:value-type="float" office:value="1238110" calcext:value-type="float">
            <text:p>123811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3]" office:value-type="float" office:value="30000" calcext:value-type="float">
            <text:p>30000</text:p>
          </table:table-cell>
          <table:table-cell table:style-name="ce4" table:formula="of:=[quicksort_d.B3]" office:value-type="float" office:value="0.0109204" calcext:value-type="float">
            <text:p>0.0109204</text:p>
          </table:table-cell>
          <table:table-cell table:style-name="ce4" table:formula="of:=[quicksort_d.C3]" office:value-type="float" office:value="649509" calcext:value-type="float">
            <text:p>649509</text:p>
          </table:table-cell>
          <table:table-cell table:style-name="ce4" table:formula="of:=[quicksort_d.D3]" office:value-type="float" office:value="329889" calcext:value-type="float">
            <text:p>329889</text:p>
          </table:table-cell>
          <table:table-cell table:style-name="ce4" table:formula="of:=[quicksort_d.E3]" office:value-type="float" office:value="1030139" calcext:value-type="float">
            <text:p>1030139</text:p>
          </table:table-cell>
          <table:table-cell table:style-name="ce4" table:formula="of:=[.C6]+[.D6]+[.E6]" office:value-type="float" office:value="2009537" calcext:value-type="float">
            <text:p>2009537</text:p>
          </table:table-cell>
          <table:table-cell table:style-name="ce6" table:formula="of:=[quicksort_4date.A3]" office:value-type="float" office:value="30000" calcext:value-type="float">
            <text:p>30000</text:p>
          </table:table-cell>
          <table:table-cell table:style-name="ce6" table:formula="of:=[quicksort_4date.B3]" office:value-type="float" office:value="0.0154633" calcext:value-type="float">
            <text:p>0.0154633</text:p>
          </table:table-cell>
          <table:table-cell table:style-name="ce6" table:formula="of:=[quicksort_4date.C3]" office:value-type="float" office:value="552756" calcext:value-type="float">
            <text:p>552756</text:p>
          </table:table-cell>
          <table:table-cell table:style-name="ce6" table:formula="of:=[quicksort_4date.D3]" office:value-type="float" office:value="366105" calcext:value-type="float">
            <text:p>366105</text:p>
          </table:table-cell>
          <table:table-cell table:style-name="ce6" table:formula="of:=[quicksort_4date.E3]" office:value-type="float" office:value="942026" calcext:value-type="float">
            <text:p>942026</text:p>
          </table:table-cell>
          <table:table-cell table:style-name="ce6" table:formula="of:=[.I6]+[.J6]+[.K6]" office:value-type="float" office:value="1860887" calcext:value-type="float">
            <text:p>1860887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4]" office:value-type="float" office:value="40000" calcext:value-type="float">
            <text:p>40000</text:p>
          </table:table-cell>
          <table:table-cell table:style-name="ce4" table:formula="of:=[quicksort_d.B4]" office:value-type="float" office:value="0.0145556" calcext:value-type="float">
            <text:p>0.0145556</text:p>
          </table:table-cell>
          <table:table-cell table:style-name="ce4" table:formula="of:=[quicksort_d.C4]" office:value-type="float" office:value="859280" calcext:value-type="float">
            <text:p>859280</text:p>
          </table:table-cell>
          <table:table-cell table:style-name="ce4" table:formula="of:=[quicksort_d.D4]" office:value-type="float" office:value="453798" calcext:value-type="float">
            <text:p>453798</text:p>
          </table:table-cell>
          <table:table-cell table:style-name="ce4" table:formula="of:=[quicksort_d.E4]" office:value-type="float" office:value="1375784" calcext:value-type="float">
            <text:p>1375784</text:p>
          </table:table-cell>
          <table:table-cell table:style-name="ce4" table:formula="of:=[.C7]+[.D7]+[.E7]" office:value-type="float" office:value="2688862" calcext:value-type="float">
            <text:p>2688862</text:p>
          </table:table-cell>
          <table:table-cell table:style-name="ce6" table:formula="of:=[quicksort_4date.A4]" office:value-type="float" office:value="40000" calcext:value-type="float">
            <text:p>40000</text:p>
          </table:table-cell>
          <table:table-cell table:style-name="ce6" table:formula="of:=[quicksort_4date.B4]" office:value-type="float" office:value="0.0209935" calcext:value-type="float">
            <text:p>0.0209935</text:p>
          </table:table-cell>
          <table:table-cell table:style-name="ce6" table:formula="of:=[quicksort_4date.C4]" office:value-type="float" office:value="802556" calcext:value-type="float">
            <text:p>802556</text:p>
          </table:table-cell>
          <table:table-cell table:style-name="ce6" table:formula="of:=[quicksort_4date.D4]" office:value-type="float" office:value="502164" calcext:value-type="float">
            <text:p>502164</text:p>
          </table:table-cell>
          <table:table-cell table:style-name="ce6" table:formula="of:=[quicksort_4date.E4]" office:value-type="float" office:value="1327340" calcext:value-type="float">
            <text:p>1327340</text:p>
          </table:table-cell>
          <table:table-cell table:style-name="ce6" table:formula="of:=[.I7]+[.J7]+[.K7]" office:value-type="float" office:value="2632060" calcext:value-type="float">
            <text:p>263206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5]" office:value-type="float" office:value="50000" calcext:value-type="float">
            <text:p>50000</text:p>
          </table:table-cell>
          <table:table-cell table:style-name="ce4" table:formula="of:=[quicksort_d.B5]" office:value-type="float" office:value="0.0185375" calcext:value-type="float">
            <text:p>0.0185375</text:p>
          </table:table-cell>
          <table:table-cell table:style-name="ce4" table:formula="of:=[quicksort_d.C5]" office:value-type="float" office:value="1061513" calcext:value-type="float">
            <text:p>1061513</text:p>
          </table:table-cell>
          <table:table-cell table:style-name="ce4" table:formula="of:=[quicksort_d.D5]" office:value-type="float" office:value="579912" calcext:value-type="float">
            <text:p>579912</text:p>
          </table:table-cell>
          <table:table-cell table:style-name="ce4" table:formula="of:=[quicksort_d.E5]" office:value-type="float" office:value="1714965" calcext:value-type="float">
            <text:p>1714965</text:p>
          </table:table-cell>
          <table:table-cell table:style-name="ce4" table:formula="of:=[.C8]+[.D8]+[.E8]" office:value-type="float" office:value="3356390" calcext:value-type="float">
            <text:p>3356390</text:p>
          </table:table-cell>
          <table:table-cell table:style-name="ce6" table:formula="of:=[quicksort_4date.A5]" office:value-type="float" office:value="50000" calcext:value-type="float">
            <text:p>50000</text:p>
          </table:table-cell>
          <table:table-cell table:style-name="ce6" table:formula="of:=[quicksort_4date.B5]" office:value-type="float" office:value="0.0265899" calcext:value-type="float">
            <text:p>0.0265899</text:p>
          </table:table-cell>
          <table:table-cell table:style-name="ce6" table:formula="of:=[quicksort_4date.C5]" office:value-type="float" office:value="958866" calcext:value-type="float">
            <text:p>958866</text:p>
          </table:table-cell>
          <table:table-cell table:style-name="ce6" table:formula="of:=[quicksort_4date.D5]" office:value-type="float" office:value="651462" calcext:value-type="float">
            <text:p>651462</text:p>
          </table:table-cell>
          <table:table-cell table:style-name="ce6" table:formula="of:=[quicksort_4date.E5]" office:value-type="float" office:value="1627954" calcext:value-type="float">
            <text:p>1627954</text:p>
          </table:table-cell>
          <table:table-cell table:style-name="ce6" table:formula="of:=[.I8]+[.J8]+[.K8]" office:value-type="float" office:value="3238282" calcext:value-type="float">
            <text:p>3238282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6]" office:value-type="float" office:value="60000" calcext:value-type="float">
            <text:p>60000</text:p>
          </table:table-cell>
          <table:table-cell table:style-name="ce4" table:formula="of:=[quicksort_d.B6]" office:value-type="float" office:value="0.0227595" calcext:value-type="float">
            <text:p>0.0227595</text:p>
          </table:table-cell>
          <table:table-cell table:style-name="ce4" table:formula="of:=[quicksort_d.C6]" office:value-type="float" office:value="1272956" calcext:value-type="float">
            <text:p>1272956</text:p>
          </table:table-cell>
          <table:table-cell table:style-name="ce4" table:formula="of:=[quicksort_d.D6]" office:value-type="float" office:value="714378" calcext:value-type="float">
            <text:p>714378</text:p>
          </table:table-cell>
          <table:table-cell table:style-name="ce4" table:formula="of:=[quicksort_d.E6]" office:value-type="float" office:value="2069590" calcext:value-type="float">
            <text:p>2069590</text:p>
          </table:table-cell>
          <table:table-cell table:style-name="ce4" table:formula="of:=[.C9]+[.D9]+[.E9]" office:value-type="float" office:value="4056924" calcext:value-type="float">
            <text:p>4056924</text:p>
          </table:table-cell>
          <table:table-cell table:style-name="ce6" table:formula="of:=[quicksort_4date.A6]" office:value-type="float" office:value="60000" calcext:value-type="float">
            <text:p>60000</text:p>
          </table:table-cell>
          <table:table-cell table:style-name="ce6" table:formula="of:=[quicksort_4date.B6]" office:value-type="float" office:value="0.0321281" calcext:value-type="float">
            <text:p>0.0321281</text:p>
          </table:table-cell>
          <table:table-cell table:style-name="ce6" table:formula="of:=[quicksort_4date.C6]" office:value-type="float" office:value="1181598" calcext:value-type="float">
            <text:p>1181598</text:p>
          </table:table-cell>
          <table:table-cell table:style-name="ce6" table:formula="of:=[quicksort_4date.D6]" office:value-type="float" office:value="797445" calcext:value-type="float">
            <text:p>797445</text:p>
          </table:table-cell>
          <table:table-cell table:style-name="ce6" table:formula="of:=[quicksort_4date.E6]" office:value-type="float" office:value="1991640" calcext:value-type="float">
            <text:p>1991640</text:p>
          </table:table-cell>
          <table:table-cell table:style-name="ce6" table:formula="of:=[.I9]+[.J9]+[.K9]" office:value-type="float" office:value="3970683" calcext:value-type="float">
            <text:p>3970683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7]" office:value-type="float" office:value="70000" calcext:value-type="float">
            <text:p>70000</text:p>
          </table:table-cell>
          <table:table-cell table:style-name="ce4" table:formula="of:=[quicksort_d.B7]" office:value-type="float" office:value="0.0260402" calcext:value-type="float">
            <text:p>0.0260402</text:p>
          </table:table-cell>
          <table:table-cell table:style-name="ce4" table:formula="of:=[quicksort_d.C7]" office:value-type="float" office:value="1536183" calcext:value-type="float">
            <text:p>1536183</text:p>
          </table:table-cell>
          <table:table-cell table:style-name="ce4" table:formula="of:=[quicksort_d.D7]" office:value-type="float" office:value="835401" calcext:value-type="float">
            <text:p>835401</text:p>
          </table:table-cell>
          <table:table-cell table:style-name="ce4" table:formula="of:=[quicksort_d.E7]" office:value-type="float" office:value="2467499" calcext:value-type="float">
            <text:p>2467499</text:p>
          </table:table-cell>
          <table:table-cell table:style-name="ce4" table:formula="of:=[.C10]+[.D10]+[.E10]" office:value-type="float" office:value="4839083" calcext:value-type="float">
            <text:p>4839083</text:p>
          </table:table-cell>
          <table:table-cell table:style-name="ce6" table:formula="of:=[quicksort_4date.A7]" office:value-type="float" office:value="70000" calcext:value-type="float">
            <text:p>70000</text:p>
          </table:table-cell>
          <table:table-cell table:style-name="ce6" table:formula="of:=[quicksort_4date.B7]" office:value-type="float" office:value="0.0386153" calcext:value-type="float">
            <text:p>0.0386153</text:p>
          </table:table-cell>
          <table:table-cell table:style-name="ce6" table:formula="of:=[quicksort_4date.C7]" office:value-type="float" office:value="1386687" calcext:value-type="float">
            <text:p>1386687</text:p>
          </table:table-cell>
          <table:table-cell table:style-name="ce6" table:formula="of:=[quicksort_4date.D7]" office:value-type="float" office:value="956847" calcext:value-type="float">
            <text:p>956847</text:p>
          </table:table-cell>
          <table:table-cell table:style-name="ce6" table:formula="of:=[quicksort_4date.E7]" office:value-type="float" office:value="2348303" calcext:value-type="float">
            <text:p>2348303</text:p>
          </table:table-cell>
          <table:table-cell table:style-name="ce6" table:formula="of:=[.I10]+[.J10]+[.K10]" office:value-type="float" office:value="4691837" calcext:value-type="float">
            <text:p>4691837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8]" office:value-type="float" office:value="80000" calcext:value-type="float">
            <text:p>80000</text:p>
          </table:table-cell>
          <table:table-cell table:style-name="ce4" table:formula="of:=[quicksort_d.B8]" office:value-type="float" office:value="0.030287" calcext:value-type="float">
            <text:p>0.030287</text:p>
          </table:table-cell>
          <table:table-cell table:style-name="ce4" table:formula="of:=[quicksort_d.C8]" office:value-type="float" office:value="1789222" calcext:value-type="float">
            <text:p>1789222</text:p>
          </table:table-cell>
          <table:table-cell table:style-name="ce4" table:formula="of:=[quicksort_d.D8]" office:value-type="float" office:value="970014" calcext:value-type="float">
            <text:p>970014</text:p>
          </table:table-cell>
          <table:table-cell table:style-name="ce4" table:formula="of:=[quicksort_d.E8]" office:value-type="float" office:value="2864058" calcext:value-type="float">
            <text:p>2864058</text:p>
          </table:table-cell>
          <table:table-cell table:style-name="ce4" table:formula="of:=[.C11]+[.D11]+[.E11]" office:value-type="float" office:value="5623294" calcext:value-type="float">
            <text:p>5623294</text:p>
          </table:table-cell>
          <table:table-cell table:style-name="ce6" table:formula="of:=[quicksort_4date.A8]" office:value-type="float" office:value="80000" calcext:value-type="float">
            <text:p>80000</text:p>
          </table:table-cell>
          <table:table-cell table:style-name="ce6" table:formula="of:=[quicksort_4date.B8]" office:value-type="float" office:value="0.0430475" calcext:value-type="float">
            <text:p>0.0430475</text:p>
          </table:table-cell>
          <table:table-cell table:style-name="ce6" table:formula="of:=[quicksort_4date.C8]" office:value-type="float" office:value="1598083" calcext:value-type="float">
            <text:p>1598083</text:p>
          </table:table-cell>
          <table:table-cell table:style-name="ce6" table:formula="of:=[quicksort_4date.D8]" office:value-type="float" office:value="1104669" calcext:value-type="float">
            <text:p>1104669</text:p>
          </table:table-cell>
          <table:table-cell table:style-name="ce6" table:formula="of:=[quicksort_4date.E8]" office:value-type="float" office:value="2702731" calcext:value-type="float">
            <text:p>2702731</text:p>
          </table:table-cell>
          <table:table-cell table:style-name="ce6" table:formula="of:=[.I11]+[.J11]+[.K11]" office:value-type="float" office:value="5405483" calcext:value-type="float">
            <text:p>5405483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9]" office:value-type="float" office:value="90000" calcext:value-type="float">
            <text:p>90000</text:p>
          </table:table-cell>
          <table:table-cell table:style-name="ce4" table:formula="of:=[quicksort_d.B9]" office:value-type="float" office:value="0.0340185" calcext:value-type="float">
            <text:p>0.0340185</text:p>
          </table:table-cell>
          <table:table-cell table:style-name="ce4" table:formula="of:=[quicksort_d.C9]" office:value-type="float" office:value="2007334" calcext:value-type="float">
            <text:p>2007334</text:p>
          </table:table-cell>
          <table:table-cell table:style-name="ce4" table:formula="of:=[quicksort_d.D9]" office:value-type="float" office:value="1107081" calcext:value-type="float">
            <text:p>1107081</text:p>
          </table:table-cell>
          <table:table-cell table:style-name="ce4" table:formula="of:=[quicksort_d.E9]" office:value-type="float" office:value="3226714" calcext:value-type="float">
            <text:p>3226714</text:p>
          </table:table-cell>
          <table:table-cell table:style-name="ce4" table:formula="of:=[.C12]+[.D12]+[.E12]" office:value-type="float" office:value="6341129" calcext:value-type="float">
            <text:p>6341129</text:p>
          </table:table-cell>
          <table:table-cell table:style-name="ce6" table:formula="of:=[quicksort_4date.A9]" office:value-type="float" office:value="90000" calcext:value-type="float">
            <text:p>90000</text:p>
          </table:table-cell>
          <table:table-cell table:style-name="ce6" table:formula="of:=[quicksort_4date.B9]" office:value-type="float" office:value="0.0492687" calcext:value-type="float">
            <text:p>0.0492687</text:p>
          </table:table-cell>
          <table:table-cell table:style-name="ce6" table:formula="of:=[quicksort_4date.C9]" office:value-type="float" office:value="1876939" calcext:value-type="float">
            <text:p>1876939</text:p>
          </table:table-cell>
          <table:table-cell table:style-name="ce6" table:formula="of:=[quicksort_4date.D9]" office:value-type="float" office:value="1261644" calcext:value-type="float">
            <text:p>1261644</text:p>
          </table:table-cell>
          <table:table-cell table:style-name="ce6" table:formula="of:=[quicksort_4date.E9]" office:value-type="float" office:value="3129311" calcext:value-type="float">
            <text:p>3129311</text:p>
          </table:table-cell>
          <table:table-cell table:style-name="ce6" table:formula="of:=[.I12]+[.J12]+[.K12]" office:value-type="float" office:value="6267894" calcext:value-type="float">
            <text:p>6267894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10]" office:value-type="float" office:value="100000" calcext:value-type="float">
            <text:p>100000</text:p>
          </table:table-cell>
          <table:table-cell table:style-name="ce4" table:formula="of:=[quicksort_d.B10]" office:value-type="float" office:value="0.0374098" calcext:value-type="float">
            <text:p>0.0374098</text:p>
          </table:table-cell>
          <table:table-cell table:style-name="ce4" table:formula="of:=[quicksort_d.C10]" office:value-type="float" office:value="2164526" calcext:value-type="float">
            <text:p>2164526</text:p>
          </table:table-cell>
          <table:table-cell table:style-name="ce4" table:formula="of:=[quicksort_d.D10]" office:value-type="float" office:value="1244001" calcext:value-type="float">
            <text:p>1244001</text:p>
          </table:table-cell>
          <table:table-cell table:style-name="ce4" table:formula="of:=[quicksort_d.E10]" office:value-type="float" office:value="3527536" calcext:value-type="float">
            <text:p>3527536</text:p>
          </table:table-cell>
          <table:table-cell table:style-name="ce4" table:formula="of:=[.C13]+[.D13]+[.E13]" office:value-type="float" office:value="6936063" calcext:value-type="float">
            <text:p>6936063</text:p>
          </table:table-cell>
          <table:table-cell table:style-name="ce6" table:formula="of:=[quicksort_4date.A10]" office:value-type="float" office:value="100000" calcext:value-type="float">
            <text:p>100000</text:p>
          </table:table-cell>
          <table:table-cell table:style-name="ce6" table:formula="of:=[quicksort_4date.B10]" office:value-type="float" office:value="0.0540392" calcext:value-type="float">
            <text:p>0.0540392</text:p>
          </table:table-cell>
          <table:table-cell table:style-name="ce6" table:formula="of:=[quicksort_4date.C10]" office:value-type="float" office:value="2071772" calcext:value-type="float">
            <text:p>2071772</text:p>
          </table:table-cell>
          <table:table-cell table:style-name="ce6" table:formula="of:=[quicksort_4date.D10]" office:value-type="float" office:value="1422249" calcext:value-type="float">
            <text:p>1422249</text:p>
          </table:table-cell>
          <table:table-cell table:style-name="ce6" table:formula="of:=[quicksort_4date.E10]" office:value-type="float" office:value="3476502" calcext:value-type="float">
            <text:p>3476502</text:p>
          </table:table-cell>
          <table:table-cell table:style-name="ce6" table:formula="of:=[.I13]+[.J13]+[.K13]" office:value-type="float" office:value="6970523" calcext:value-type="float">
            <text:p>6970523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11]" office:value-type="float" office:value="110000" calcext:value-type="float">
            <text:p>110000</text:p>
          </table:table-cell>
          <table:table-cell table:style-name="ce4" table:formula="of:=[quicksort_d.B11]" office:value-type="float" office:value="0.042836" calcext:value-type="float">
            <text:p>0.042836</text:p>
          </table:table-cell>
          <table:table-cell table:style-name="ce4" table:formula="of:=[quicksort_d.C11]" office:value-type="float" office:value="2607325" calcext:value-type="float">
            <text:p>2607325</text:p>
          </table:table-cell>
          <table:table-cell table:style-name="ce4" table:formula="of:=[quicksort_d.D11]" office:value-type="float" office:value="1366923" calcext:value-type="float">
            <text:p>1366923</text:p>
          </table:table-cell>
          <table:table-cell table:style-name="ce4" table:formula="of:=[quicksort_d.E11]" office:value-type="float" office:value="4105629" calcext:value-type="float">
            <text:p>4105629</text:p>
          </table:table-cell>
          <table:table-cell table:style-name="ce4" table:formula="of:=[.C14]+[.D14]+[.E14]" office:value-type="float" office:value="8079877" calcext:value-type="float">
            <text:p>8079877</text:p>
          </table:table-cell>
          <table:table-cell table:style-name="ce6" table:formula="of:=[quicksort_4date.A11]" office:value-type="float" office:value="110000" calcext:value-type="float">
            <text:p>110000</text:p>
          </table:table-cell>
          <table:table-cell table:style-name="ce6" table:formula="of:=[quicksort_4date.B11]" office:value-type="float" office:value="0.0607221" calcext:value-type="float">
            <text:p>0.0607221</text:p>
          </table:table-cell>
          <table:table-cell table:style-name="ce6" table:formula="of:=[quicksort_4date.C11]" office:value-type="float" office:value="2388654" calcext:value-type="float">
            <text:p>2388654</text:p>
          </table:table-cell>
          <table:table-cell table:style-name="ce6" table:formula="of:=[quicksort_4date.D11]" office:value-type="float" office:value="1572891" calcext:value-type="float">
            <text:p>1572891</text:p>
          </table:table-cell>
          <table:table-cell table:style-name="ce6" table:formula="of:=[quicksort_4date.E11]" office:value-type="float" office:value="3937330" calcext:value-type="float">
            <text:p>3937330</text:p>
          </table:table-cell>
          <table:table-cell table:style-name="ce6" table:formula="of:=[.I14]+[.J14]+[.K14]" office:value-type="float" office:value="7898875" calcext:value-type="float">
            <text:p>7898875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12]" office:value-type="float" office:value="120000" calcext:value-type="float">
            <text:p>120000</text:p>
          </table:table-cell>
          <table:table-cell table:style-name="ce4" table:formula="of:=[quicksort_d.B12]" office:value-type="float" office:value="0.0461537" calcext:value-type="float">
            <text:p>0.0461537</text:p>
          </table:table-cell>
          <table:table-cell table:style-name="ce4" table:formula="of:=[quicksort_d.C12]" office:value-type="float" office:value="2661453" calcext:value-type="float">
            <text:p>2661453</text:p>
          </table:table-cell>
          <table:table-cell table:style-name="ce4" table:formula="of:=[quicksort_d.D12]" office:value-type="float" office:value="1515525" calcext:value-type="float">
            <text:p>1515525</text:p>
          </table:table-cell>
          <table:table-cell table:style-name="ce4" table:formula="of:=[quicksort_d.E12]" office:value-type="float" office:value="4312579" calcext:value-type="float">
            <text:p>4312579</text:p>
          </table:table-cell>
          <table:table-cell table:style-name="ce4" table:formula="of:=[.C15]+[.D15]+[.E15]" office:value-type="float" office:value="8489557" calcext:value-type="float">
            <text:p>8489557</text:p>
          </table:table-cell>
          <table:table-cell table:style-name="ce6" table:formula="of:=[quicksort_4date.A12]" office:value-type="float" office:value="120000" calcext:value-type="float">
            <text:p>120000</text:p>
          </table:table-cell>
          <table:table-cell table:style-name="ce6" table:formula="of:=[quicksort_4date.B12]" office:value-type="float" office:value="0.0658438" calcext:value-type="float">
            <text:p>0.0658438</text:p>
          </table:table-cell>
          <table:table-cell table:style-name="ce6" table:formula="of:=[quicksort_4date.C12]" office:value-type="float" office:value="2583888" calcext:value-type="float">
            <text:p>2583888</text:p>
          </table:table-cell>
          <table:table-cell table:style-name="ce6" table:formula="of:=[quicksort_4date.D12]" office:value-type="float" office:value="1744557" calcext:value-type="float">
            <text:p>1744557</text:p>
          </table:table-cell>
          <table:table-cell table:style-name="ce6" table:formula="of:=[quicksort_4date.E12]" office:value-type="float" office:value="4290718" calcext:value-type="float">
            <text:p>4290718</text:p>
          </table:table-cell>
          <table:table-cell table:style-name="ce6" table:formula="of:=[.I15]+[.J15]+[.K15]" office:value-type="float" office:value="8619163" calcext:value-type="float">
            <text:p>8619163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13]" office:value-type="float" office:value="130000" calcext:value-type="float">
            <text:p>130000</text:p>
          </table:table-cell>
          <table:table-cell table:style-name="ce4" table:formula="of:=[quicksort_d.B13]" office:value-type="float" office:value="0.0499649" calcext:value-type="float">
            <text:p>0.0499649</text:p>
          </table:table-cell>
          <table:table-cell table:style-name="ce4" table:formula="of:=[quicksort_d.C13]" office:value-type="float" office:value="2979281" calcext:value-type="float">
            <text:p>2979281</text:p>
          </table:table-cell>
          <table:table-cell table:style-name="ce4" table:formula="of:=[quicksort_d.D13]" office:value-type="float" office:value="1645335" calcext:value-type="float">
            <text:p>1645335</text:p>
          </table:table-cell>
          <table:table-cell table:style-name="ce4" table:formula="of:=[quicksort_d.E13]" office:value-type="float" office:value="4771277" calcext:value-type="float">
            <text:p>4771277</text:p>
          </table:table-cell>
          <table:table-cell table:style-name="ce4" table:formula="of:=[.C16]+[.D16]+[.E16]" office:value-type="float" office:value="9395893" calcext:value-type="float">
            <text:p>9395893</text:p>
          </table:table-cell>
          <table:table-cell table:style-name="ce6" table:formula="of:=[quicksort_4date.A13]" office:value-type="float" office:value="130000" calcext:value-type="float">
            <text:p>130000</text:p>
          </table:table-cell>
          <table:table-cell table:style-name="ce6" table:formula="of:=[quicksort_4date.B13]" office:value-type="float" office:value="0.0701642" calcext:value-type="float">
            <text:p>0.0701642</text:p>
          </table:table-cell>
          <table:table-cell table:style-name="ce6" table:formula="of:=[quicksort_4date.C13]" office:value-type="float" office:value="2727260" calcext:value-type="float">
            <text:p>2727260</text:p>
          </table:table-cell>
          <table:table-cell table:style-name="ce6" table:formula="of:=[quicksort_4date.D13]" office:value-type="float" office:value="1915323" calcext:value-type="float">
            <text:p>1915323</text:p>
          </table:table-cell>
          <table:table-cell table:style-name="ce6" table:formula="of:=[quicksort_4date.E13]" office:value-type="float" office:value="4590018" calcext:value-type="float">
            <text:p>4590018</text:p>
          </table:table-cell>
          <table:table-cell table:style-name="ce6" table:formula="of:=[.I16]+[.J16]+[.K16]" office:value-type="float" office:value="9232601" calcext:value-type="float">
            <text:p>9232601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14]" office:value-type="float" office:value="140000" calcext:value-type="float">
            <text:p>140000</text:p>
          </table:table-cell>
          <table:table-cell table:style-name="ce4" table:formula="of:=[quicksort_d.B14]" office:value-type="float" office:value="0.0538472" calcext:value-type="float">
            <text:p>0.0538472</text:p>
          </table:table-cell>
          <table:table-cell table:style-name="ce4" table:formula="of:=[quicksort_d.C14]" office:value-type="float" office:value="3101883" calcext:value-type="float">
            <text:p>3101883</text:p>
          </table:table-cell>
          <table:table-cell table:style-name="ce4" table:formula="of:=[quicksort_d.D14]" office:value-type="float" office:value="1798827" calcext:value-type="float">
            <text:p>1798827</text:p>
          </table:table-cell>
          <table:table-cell table:style-name="ce4" table:formula="of:=[quicksort_d.E14]" office:value-type="float" office:value="5048947" calcext:value-type="float">
            <text:p>5048947</text:p>
          </table:table-cell>
          <table:table-cell table:style-name="ce4" table:formula="of:=[.C17]+[.D17]+[.E17]" office:value-type="float" office:value="9949657" calcext:value-type="float">
            <text:p>9949657</text:p>
          </table:table-cell>
          <table:table-cell table:style-name="ce6" table:formula="of:=[quicksort_4date.A14]" office:value-type="float" office:value="140000" calcext:value-type="float">
            <text:p>140000</text:p>
          </table:table-cell>
          <table:table-cell table:style-name="ce6" table:formula="of:=[quicksort_4date.B14]" office:value-type="float" office:value="0.0765165" calcext:value-type="float">
            <text:p>0.0765165</text:p>
          </table:table-cell>
          <table:table-cell table:style-name="ce6" table:formula="of:=[quicksort_4date.C14]" office:value-type="float" office:value="3018247" calcext:value-type="float">
            <text:p>3018247</text:p>
          </table:table-cell>
          <table:table-cell table:style-name="ce6" table:formula="of:=[quicksort_4date.D14]" office:value-type="float" office:value="2070645" calcext:value-type="float">
            <text:p>2070645</text:p>
          </table:table-cell>
          <table:table-cell table:style-name="ce6" table:formula="of:=[quicksort_4date.E14]" office:value-type="float" office:value="5028161" calcext:value-type="float">
            <text:p>5028161</text:p>
          </table:table-cell>
          <table:table-cell table:style-name="ce6" table:formula="of:=[.I17]+[.J17]+[.K17]" office:value-type="float" office:value="10117053" calcext:value-type="float">
            <text:p>10117053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15]" office:value-type="float" office:value="150000" calcext:value-type="float">
            <text:p>150000</text:p>
          </table:table-cell>
          <table:table-cell table:style-name="ce4" table:formula="of:=[quicksort_d.B15]" office:value-type="float" office:value="0.0595739" calcext:value-type="float">
            <text:p>0.0595739</text:p>
          </table:table-cell>
          <table:table-cell table:style-name="ce4" table:formula="of:=[quicksort_d.C15]" office:value-type="float" office:value="3612820" calcext:value-type="float">
            <text:p>3612820</text:p>
          </table:table-cell>
          <table:table-cell table:style-name="ce4" table:formula="of:=[quicksort_d.D15]" office:value-type="float" office:value="1907502" calcext:value-type="float">
            <text:p>1907502</text:p>
          </table:table-cell>
          <table:table-cell table:style-name="ce4" table:formula="of:=[quicksort_d.E15]" office:value-type="float" office:value="5686352" calcext:value-type="float">
            <text:p>5686352</text:p>
          </table:table-cell>
          <table:table-cell table:style-name="ce4" table:formula="of:=[.C18]+[.D18]+[.E18]" office:value-type="float" office:value="11206674" calcext:value-type="float">
            <text:p>11206674</text:p>
          </table:table-cell>
          <table:table-cell table:style-name="ce6" table:formula="of:=[quicksort_4date.A15]" office:value-type="float" office:value="150000" calcext:value-type="float">
            <text:p>150000</text:p>
          </table:table-cell>
          <table:table-cell table:style-name="ce6" table:formula="of:=[quicksort_4date.B15]" office:value-type="float" office:value="0.0838573" calcext:value-type="float">
            <text:p>0.0838573</text:p>
          </table:table-cell>
          <table:table-cell table:style-name="ce6" table:formula="of:=[quicksort_4date.C15]" office:value-type="float" office:value="3199253" calcext:value-type="float">
            <text:p>3199253</text:p>
          </table:table-cell>
          <table:table-cell table:style-name="ce6" table:formula="of:=[quicksort_4date.D15]" office:value-type="float" office:value="2252445" calcext:value-type="float">
            <text:p>2252445</text:p>
          </table:table-cell>
          <table:table-cell table:style-name="ce6" table:formula="of:=[quicksort_4date.E15]" office:value-type="float" office:value="5375607" calcext:value-type="float">
            <text:p>5375607</text:p>
          </table:table-cell>
          <table:table-cell table:style-name="ce6" table:formula="of:=[.I18]+[.J18]+[.K18]" office:value-type="float" office:value="10827305" calcext:value-type="float">
            <text:p>10827305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16]" office:value-type="float" office:value="160000" calcext:value-type="float">
            <text:p>160000</text:p>
          </table:table-cell>
          <table:table-cell table:style-name="ce4" table:formula="of:=[quicksort_d.B16]" office:value-type="float" office:value="0.0620945" calcext:value-type="float">
            <text:p>0.0620945</text:p>
          </table:table-cell>
          <table:table-cell table:style-name="ce4" table:formula="of:=[quicksort_d.C16]" office:value-type="float" office:value="3807332" calcext:value-type="float">
            <text:p>3807332</text:p>
          </table:table-cell>
          <table:table-cell table:style-name="ce4" table:formula="of:=[quicksort_d.D16]" office:value-type="float" office:value="2038107" calcext:value-type="float">
            <text:p>2038107</text:p>
          </table:table-cell>
          <table:table-cell table:style-name="ce4" table:formula="of:=[quicksort_d.E16]" office:value-type="float" office:value="6020914" calcext:value-type="float">
            <text:p>6020914</text:p>
          </table:table-cell>
          <table:table-cell table:style-name="ce4" table:formula="of:=[.C19]+[.D19]+[.E19]" office:value-type="float" office:value="11866353" calcext:value-type="float">
            <text:p>11866353</text:p>
          </table:table-cell>
          <table:table-cell table:style-name="ce6" table:formula="of:=[quicksort_4date.A16]" office:value-type="float" office:value="160000" calcext:value-type="float">
            <text:p>160000</text:p>
          </table:table-cell>
          <table:table-cell table:style-name="ce6" table:formula="of:=[quicksort_4date.B16]" office:value-type="float" office:value="0.0861858" calcext:value-type="float">
            <text:p>0.0861858</text:p>
          </table:table-cell>
          <table:table-cell table:style-name="ce6" table:formula="of:=[quicksort_4date.C16]" office:value-type="float" office:value="3323997" calcext:value-type="float">
            <text:p>3323997</text:p>
          </table:table-cell>
          <table:table-cell table:style-name="ce6" table:formula="of:=[quicksort_4date.D16]" office:value-type="float" office:value="2430699" calcext:value-type="float">
            <text:p>2430699</text:p>
          </table:table-cell>
          <table:table-cell table:style-name="ce6" table:formula="of:=[quicksort_4date.E16]" office:value-type="float" office:value="5660749" calcext:value-type="float">
            <text:p>5660749</text:p>
          </table:table-cell>
          <table:table-cell table:style-name="ce6" table:formula="of:=[.I19]+[.J19]+[.K19]" office:value-type="float" office:value="11415445" calcext:value-type="float">
            <text:p>11415445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17]" office:value-type="float" office:value="170000" calcext:value-type="float">
            <text:p>170000</text:p>
          </table:table-cell>
          <table:table-cell table:style-name="ce4" table:formula="of:=[quicksort_d.B17]" office:value-type="float" office:value="0.0671266" calcext:value-type="float">
            <text:p>0.0671266</text:p>
          </table:table-cell>
          <table:table-cell table:style-name="ce4" table:formula="of:=[quicksort_d.C17]" office:value-type="float" office:value="3943325" calcext:value-type="float">
            <text:p>3943325</text:p>
          </table:table-cell>
          <table:table-cell table:style-name="ce4" table:formula="of:=[quicksort_d.D17]" office:value-type="float" office:value="2200074" calcext:value-type="float">
            <text:p>2200074</text:p>
          </table:table-cell>
          <table:table-cell table:style-name="ce4" table:formula="of:=[quicksort_d.E17]" office:value-type="float" office:value="6317205" calcext:value-type="float">
            <text:p>6317205</text:p>
          </table:table-cell>
          <table:table-cell table:style-name="ce4" table:formula="of:=[.C20]+[.D20]+[.E20]" office:value-type="float" office:value="12460604" calcext:value-type="float">
            <text:p>12460604</text:p>
          </table:table-cell>
          <table:table-cell table:style-name="ce6" table:formula="of:=[quicksort_4date.A17]" office:value-type="float" office:value="170000" calcext:value-type="float">
            <text:p>170000</text:p>
          </table:table-cell>
          <table:table-cell table:style-name="ce6" table:formula="of:=[quicksort_4date.B17]" office:value-type="float" office:value="0.0927657" calcext:value-type="float">
            <text:p>0.0927657</text:p>
          </table:table-cell>
          <table:table-cell table:style-name="ce6" table:formula="of:=[quicksort_4date.C17]" office:value-type="float" office:value="3569419" calcext:value-type="float">
            <text:p>3569419</text:p>
          </table:table-cell>
          <table:table-cell table:style-name="ce6" table:formula="of:=[quicksort_4date.D17]" office:value-type="float" office:value="2601927" calcext:value-type="float">
            <text:p>2601927</text:p>
          </table:table-cell>
          <table:table-cell table:style-name="ce6" table:formula="of:=[quicksort_4date.E17]" office:value-type="float" office:value="6064711" calcext:value-type="float">
            <text:p>6064711</text:p>
          </table:table-cell>
          <table:table-cell table:style-name="ce6" table:formula="of:=[.I20]+[.J20]+[.K20]" office:value-type="float" office:value="12236057" calcext:value-type="float">
            <text:p>12236057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18]" office:value-type="float" office:value="180000" calcext:value-type="float">
            <text:p>180000</text:p>
          </table:table-cell>
          <table:table-cell table:style-name="ce4" table:formula="of:=[quicksort_d.B18]" office:value-type="float" office:value="0.0714346" calcext:value-type="float">
            <text:p>0.0714346</text:p>
          </table:table-cell>
          <table:table-cell table:style-name="ce4" table:formula="of:=[quicksort_d.C18]" office:value-type="float" office:value="4306629" calcext:value-type="float">
            <text:p>4306629</text:p>
          </table:table-cell>
          <table:table-cell table:style-name="ce4" table:formula="of:=[quicksort_d.D18]" office:value-type="float" office:value="2319681" calcext:value-type="float">
            <text:p>2319681</text:p>
          </table:table-cell>
          <table:table-cell table:style-name="ce4" table:formula="of:=[quicksort_d.E18]" office:value-type="float" office:value="6815003" calcext:value-type="float">
            <text:p>6815003</text:p>
          </table:table-cell>
          <table:table-cell table:style-name="ce4" table:formula="of:=[.C21]+[.D21]+[.E21]" office:value-type="float" office:value="13441313" calcext:value-type="float">
            <text:p>13441313</text:p>
          </table:table-cell>
          <table:table-cell table:style-name="ce6" table:formula="of:=[quicksort_4date.A18]" office:value-type="float" office:value="180000" calcext:value-type="float">
            <text:p>180000</text:p>
          </table:table-cell>
          <table:table-cell table:style-name="ce6" table:formula="of:=[quicksort_4date.B18]" office:value-type="float" office:value="0.098641" calcext:value-type="float">
            <text:p>0.098641</text:p>
          </table:table-cell>
          <table:table-cell table:style-name="ce6" table:formula="of:=[quicksort_4date.C18]" office:value-type="float" office:value="3887669" calcext:value-type="float">
            <text:p>3887669</text:p>
          </table:table-cell>
          <table:table-cell table:style-name="ce6" table:formula="of:=[quicksort_4date.D18]" office:value-type="float" office:value="2762244" calcext:value-type="float">
            <text:p>2762244</text:p>
          </table:table-cell>
          <table:table-cell table:style-name="ce6" table:formula="of:=[quicksort_4date.E18]" office:value-type="float" office:value="6535133" calcext:value-type="float">
            <text:p>6535133</text:p>
          </table:table-cell>
          <table:table-cell table:style-name="ce6" table:formula="of:=[.I21]+[.J21]+[.K21]" office:value-type="float" office:value="13185046" calcext:value-type="float">
            <text:p>13185046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19]" office:value-type="float" office:value="190000" calcext:value-type="float">
            <text:p>190000</text:p>
          </table:table-cell>
          <table:table-cell table:style-name="ce4" table:formula="of:=[quicksort_d.B19]" office:value-type="float" office:value="0.0754951" calcext:value-type="float">
            <text:p>0.0754951</text:p>
          </table:table-cell>
          <table:table-cell table:style-name="ce4" table:formula="of:=[quicksort_d.C19]" office:value-type="float" office:value="4507391" calcext:value-type="float">
            <text:p>4507391</text:p>
          </table:table-cell>
          <table:table-cell table:style-name="ce4" table:formula="of:=[quicksort_d.D19]" office:value-type="float" office:value="2476557" calcext:value-type="float">
            <text:p>2476557</text:p>
          </table:table-cell>
          <table:table-cell table:style-name="ce4" table:formula="of:=[quicksort_d.E19]" office:value-type="float" office:value="7171547" calcext:value-type="float">
            <text:p>7171547</text:p>
          </table:table-cell>
          <table:table-cell table:style-name="ce4" table:formula="of:=[.C22]+[.D22]+[.E22]" office:value-type="float" office:value="14155495" calcext:value-type="float">
            <text:p>14155495</text:p>
          </table:table-cell>
          <table:table-cell table:style-name="ce6" table:formula="of:=[quicksort_4date.A19]" office:value-type="float" office:value="190000" calcext:value-type="float">
            <text:p>190000</text:p>
          </table:table-cell>
          <table:table-cell table:style-name="ce6" table:formula="of:=[quicksort_4date.B19]" office:value-type="float" office:value="0.110019" calcext:value-type="float">
            <text:p>0.110019</text:p>
          </table:table-cell>
          <table:table-cell table:style-name="ce6" table:formula="of:=[quicksort_4date.C19]" office:value-type="float" office:value="3972372" calcext:value-type="float">
            <text:p>3972372</text:p>
          </table:table-cell>
          <table:table-cell table:style-name="ce6" table:formula="of:=[quicksort_4date.D19]" office:value-type="float" office:value="2964150" calcext:value-type="float">
            <text:p>2964150</text:p>
          </table:table-cell>
          <table:table-cell table:style-name="ce6" table:formula="of:=[quicksort_4date.E19]" office:value-type="float" office:value="6799860" calcext:value-type="float">
            <text:p>6799860</text:p>
          </table:table-cell>
          <table:table-cell table:style-name="ce6" table:formula="of:=[.I22]+[.J22]+[.K22]" office:value-type="float" office:value="13736382" calcext:value-type="float">
            <text:p>13736382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20]" office:value-type="float" office:value="200000" calcext:value-type="float">
            <text:p>200000</text:p>
          </table:table-cell>
          <table:table-cell table:style-name="ce4" table:formula="of:=[quicksort_d.B20]" office:value-type="float" office:value="0.0787836" calcext:value-type="float">
            <text:p>0.0787836</text:p>
          </table:table-cell>
          <table:table-cell table:style-name="ce4" table:formula="of:=[quicksort_d.C20]" office:value-type="float" office:value="4764288" calcext:value-type="float">
            <text:p>4764288</text:p>
          </table:table-cell>
          <table:table-cell table:style-name="ce4" table:formula="of:=[quicksort_d.D20]" office:value-type="float" office:value="2617056" calcext:value-type="float">
            <text:p>2617056</text:p>
          </table:table-cell>
          <table:table-cell table:style-name="ce4" table:formula="of:=[quicksort_d.E20]" office:value-type="float" office:value="7578720" calcext:value-type="float">
            <text:p>7578720</text:p>
          </table:table-cell>
          <table:table-cell table:style-name="ce4" table:formula="of:=[.C23]+[.D23]+[.E23]" office:value-type="float" office:value="14960064" calcext:value-type="float">
            <text:p>14960064</text:p>
          </table:table-cell>
          <table:table-cell table:style-name="ce6" table:formula="of:=[quicksort_4date.A20]" office:value-type="float" office:value="200000" calcext:value-type="float">
            <text:p>200000</text:p>
          </table:table-cell>
          <table:table-cell table:style-name="ce6" table:formula="of:=[quicksort_4date.B20]" office:value-type="float" office:value="0.110732" calcext:value-type="float">
            <text:p>0.110732</text:p>
          </table:table-cell>
          <table:table-cell table:style-name="ce6" table:formula="of:=[quicksort_4date.C20]" office:value-type="float" office:value="4284987" calcext:value-type="float">
            <text:p>4284987</text:p>
          </table:table-cell>
          <table:table-cell table:style-name="ce6" table:formula="of:=[quicksort_4date.D20]" office:value-type="float" office:value="3120804" calcext:value-type="float">
            <text:p>3120804</text:p>
          </table:table-cell>
          <table:table-cell table:style-name="ce6" table:formula="of:=[quicksort_4date.E20]" office:value-type="float" office:value="7262739" calcext:value-type="float">
            <text:p>7262739</text:p>
          </table:table-cell>
          <table:table-cell table:style-name="ce6" table:formula="of:=[.I23]+[.J23]+[.K23]" office:value-type="float" office:value="14668530" calcext:value-type="float">
            <text:p>1466853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21]" office:value-type="float" office:value="210000" calcext:value-type="float">
            <text:p>210000</text:p>
          </table:table-cell>
          <table:table-cell table:style-name="ce4" table:formula="of:=[quicksort_d.B21]" office:value-type="float" office:value="0.0864474" calcext:value-type="float">
            <text:p>0.0864474</text:p>
          </table:table-cell>
          <table:table-cell table:style-name="ce4" table:formula="of:=[quicksort_d.C21]" office:value-type="float" office:value="5333569" calcext:value-type="float">
            <text:p>5333569</text:p>
          </table:table-cell>
          <table:table-cell table:style-name="ce4" table:formula="of:=[quicksort_d.D21]" office:value-type="float" office:value="2747562" calcext:value-type="float">
            <text:p>2747562</text:p>
          </table:table-cell>
          <table:table-cell table:style-name="ce4" table:formula="of:=[quicksort_d.E21]" office:value-type="float" office:value="8286023" calcext:value-type="float">
            <text:p>8286023</text:p>
          </table:table-cell>
          <table:table-cell table:style-name="ce4" table:formula="of:=[.C24]+[.D24]+[.E24]" office:value-type="float" office:value="16367154" calcext:value-type="float">
            <text:p>16367154</text:p>
          </table:table-cell>
          <table:table-cell table:style-name="ce6" table:formula="of:=[quicksort_4date.A21]" office:value-type="float" office:value="210000" calcext:value-type="float">
            <text:p>210000</text:p>
          </table:table-cell>
          <table:table-cell table:style-name="ce6" table:formula="of:=[quicksort_4date.B21]" office:value-type="float" office:value="0.116529" calcext:value-type="float">
            <text:p>0.116529</text:p>
          </table:table-cell>
          <table:table-cell table:style-name="ce6" table:formula="of:=[quicksort_4date.C21]" office:value-type="float" office:value="4438483" calcext:value-type="float">
            <text:p>4438483</text:p>
          </table:table-cell>
          <table:table-cell table:style-name="ce6" table:formula="of:=[quicksort_4date.D21]" office:value-type="float" office:value="3300468" calcext:value-type="float">
            <text:p>3300468</text:p>
          </table:table-cell>
          <table:table-cell table:style-name="ce6" table:formula="of:=[quicksort_4date.E21]" office:value-type="float" office:value="7579199" calcext:value-type="float">
            <text:p>7579199</text:p>
          </table:table-cell>
          <table:table-cell table:style-name="ce6" table:formula="of:=[.I24]+[.J24]+[.K24]" office:value-type="float" office:value="15318150" calcext:value-type="float">
            <text:p>1531815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22]" office:value-type="float" office:value="220000" calcext:value-type="float">
            <text:p>220000</text:p>
          </table:table-cell>
          <table:table-cell table:style-name="ce4" table:formula="of:=[quicksort_d.B22]" office:value-type="float" office:value="0.0879884" calcext:value-type="float">
            <text:p>0.0879884</text:p>
          </table:table-cell>
          <table:table-cell table:style-name="ce4" table:formula="of:=[quicksort_d.C22]" office:value-type="float" office:value="5419819" calcext:value-type="float">
            <text:p>5419819</text:p>
          </table:table-cell>
          <table:table-cell table:style-name="ce4" table:formula="of:=[quicksort_d.D22]" office:value-type="float" office:value="2889921" calcext:value-type="float">
            <text:p>2889921</text:p>
          </table:table-cell>
          <table:table-cell table:style-name="ce4" table:formula="of:=[quicksort_d.E22]" office:value-type="float" office:value="8522109" calcext:value-type="float">
            <text:p>8522109</text:p>
          </table:table-cell>
          <table:table-cell table:style-name="ce4" table:formula="of:=[.C25]+[.D25]+[.E25]" office:value-type="float" office:value="16831849" calcext:value-type="float">
            <text:p>16831849</text:p>
          </table:table-cell>
          <table:table-cell table:style-name="ce6" table:formula="of:=[quicksort_4date.A22]" office:value-type="float" office:value="220000" calcext:value-type="float">
            <text:p>220000</text:p>
          </table:table-cell>
          <table:table-cell table:style-name="ce6" table:formula="of:=[quicksort_4date.B22]" office:value-type="float" office:value="0.122475" calcext:value-type="float">
            <text:p>0.122475</text:p>
          </table:table-cell>
          <table:table-cell table:style-name="ce6" table:formula="of:=[quicksort_4date.C22]" office:value-type="float" office:value="4814930" calcext:value-type="float">
            <text:p>4814930</text:p>
          </table:table-cell>
          <table:table-cell table:style-name="ce6" table:formula="of:=[quicksort_4date.D22]" office:value-type="float" office:value="3458511" calcext:value-type="float">
            <text:p>3458511</text:p>
          </table:table-cell>
          <table:table-cell table:style-name="ce6" table:formula="of:=[quicksort_4date.E22]" office:value-type="float" office:value="8104424" calcext:value-type="float">
            <text:p>8104424</text:p>
          </table:table-cell>
          <table:table-cell table:style-name="ce6" table:formula="of:=[.I25]+[.J25]+[.K25]" office:value-type="float" office:value="16377865" calcext:value-type="float">
            <text:p>16377865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23]" office:value-type="float" office:value="230000" calcext:value-type="float">
            <text:p>230000</text:p>
          </table:table-cell>
          <table:table-cell table:style-name="ce4" table:formula="of:=[quicksort_d.B23]" office:value-type="float" office:value="0.0896709" calcext:value-type="float">
            <text:p>0.0896709</text:p>
          </table:table-cell>
          <table:table-cell table:style-name="ce4" table:formula="of:=[quicksort_d.C23]" office:value-type="float" office:value="5340922" calcext:value-type="float">
            <text:p>5340922</text:p>
          </table:table-cell>
          <table:table-cell table:style-name="ce4" table:formula="of:=[quicksort_d.D23]" office:value-type="float" office:value="3059484" calcext:value-type="float">
            <text:p>3059484</text:p>
          </table:table-cell>
          <table:table-cell table:style-name="ce4" table:formula="of:=[quicksort_d.E23]" office:value-type="float" office:value="8608580" calcext:value-type="float">
            <text:p>8608580</text:p>
          </table:table-cell>
          <table:table-cell table:style-name="ce4" table:formula="of:=[.C26]+[.D26]+[.E26]" office:value-type="float" office:value="17008986" calcext:value-type="float">
            <text:p>17008986</text:p>
          </table:table-cell>
          <table:table-cell table:style-name="ce6" table:formula="of:=[quicksort_4date.A23]" office:value-type="float" office:value="230000" calcext:value-type="float">
            <text:p>230000</text:p>
          </table:table-cell>
          <table:table-cell table:style-name="ce6" table:formula="of:=[quicksort_4date.B23]" office:value-type="float" office:value="0.126533" calcext:value-type="float">
            <text:p>0.126533</text:p>
          </table:table-cell>
          <table:table-cell table:style-name="ce6" table:formula="of:=[quicksort_4date.C23]" office:value-type="float" office:value="5018375" calcext:value-type="float">
            <text:p>5018375</text:p>
          </table:table-cell>
          <table:table-cell table:style-name="ce6" table:formula="of:=[quicksort_4date.D23]" office:value-type="float" office:value="3640314" calcext:value-type="float">
            <text:p>3640314</text:p>
          </table:table-cell>
          <table:table-cell table:style-name="ce6" table:formula="of:=[quicksort_4date.E23]" office:value-type="float" office:value="8467255" calcext:value-type="float">
            <text:p>8467255</text:p>
          </table:table-cell>
          <table:table-cell table:style-name="ce6" table:formula="of:=[.I26]+[.J26]+[.K26]" office:value-type="float" office:value="17125944" calcext:value-type="float">
            <text:p>17125944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24]" office:value-type="float" office:value="240000" calcext:value-type="float">
            <text:p>240000</text:p>
          </table:table-cell>
          <table:table-cell table:style-name="ce4" table:formula="of:=[quicksort_d.B24]" office:value-type="float" office:value="0.0972765" calcext:value-type="float">
            <text:p>0.0972765</text:p>
          </table:table-cell>
          <table:table-cell table:style-name="ce4" table:formula="of:=[quicksort_d.C24]" office:value-type="float" office:value="5980805" calcext:value-type="float">
            <text:p>5980805</text:p>
          </table:table-cell>
          <table:table-cell table:style-name="ce4" table:formula="of:=[quicksort_d.D24]" office:value-type="float" office:value="3179340" calcext:value-type="float">
            <text:p>3179340</text:p>
          </table:table-cell>
          <table:table-cell table:style-name="ce4" table:formula="of:=[quicksort_d.E24]" office:value-type="float" office:value="9382247" calcext:value-type="float">
            <text:p>9382247</text:p>
          </table:table-cell>
          <table:table-cell table:style-name="ce4" table:formula="of:=[.C27]+[.D27]+[.E27]" office:value-type="float" office:value="18542392" calcext:value-type="float">
            <text:p>18542392</text:p>
          </table:table-cell>
          <table:table-cell table:style-name="ce6" table:formula="of:=[quicksort_4date.A24]" office:value-type="float" office:value="240000" calcext:value-type="float">
            <text:p>240000</text:p>
          </table:table-cell>
          <table:table-cell table:style-name="ce6" table:formula="of:=[quicksort_4date.B24]" office:value-type="float" office:value="0.130691" calcext:value-type="float">
            <text:p>0.130691</text:p>
          </table:table-cell>
          <table:table-cell table:style-name="ce6" table:formula="of:=[quicksort_4date.C24]" office:value-type="float" office:value="4995651" calcext:value-type="float">
            <text:p>4995651</text:p>
          </table:table-cell>
          <table:table-cell table:style-name="ce6" table:formula="of:=[quicksort_4date.D24]" office:value-type="float" office:value="3855894" calcext:value-type="float">
            <text:p>3855894</text:p>
          </table:table-cell>
          <table:table-cell table:style-name="ce6" table:formula="of:=[quicksort_4date.E24]" office:value-type="float" office:value="8637235" calcext:value-type="float">
            <text:p>8637235</text:p>
          </table:table-cell>
          <table:table-cell table:style-name="ce6" table:formula="of:=[.I27]+[.J27]+[.K27]" office:value-type="float" office:value="17488780" calcext:value-type="float">
            <text:p>1748878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25]" office:value-type="float" office:value="250000" calcext:value-type="float">
            <text:p>250000</text:p>
          </table:table-cell>
          <table:table-cell table:style-name="ce4" table:formula="of:=[quicksort_d.B25]" office:value-type="float" office:value="0.100185" calcext:value-type="float">
            <text:p>0.100185</text:p>
          </table:table-cell>
          <table:table-cell table:style-name="ce4" table:formula="of:=[quicksort_d.C25]" office:value-type="float" office:value="6217894" calcext:value-type="float">
            <text:p>6217894</text:p>
          </table:table-cell>
          <table:table-cell table:style-name="ce4" table:formula="of:=[quicksort_d.D25]" office:value-type="float" office:value="3305619" calcext:value-type="float">
            <text:p>3305619</text:p>
          </table:table-cell>
          <table:table-cell table:style-name="ce4" table:formula="of:=[quicksort_d.E25]" office:value-type="float" office:value="9758260" calcext:value-type="float">
            <text:p>9758260</text:p>
          </table:table-cell>
          <table:table-cell table:style-name="ce4" table:formula="of:=[.C28]+[.D28]+[.E28]" office:value-type="float" office:value="19281773" calcext:value-type="float">
            <text:p>19281773</text:p>
          </table:table-cell>
          <table:table-cell table:style-name="ce6" table:formula="of:=[quicksort_4date.A25]" office:value-type="float" office:value="250000" calcext:value-type="float">
            <text:p>250000</text:p>
          </table:table-cell>
          <table:table-cell table:style-name="ce6" table:formula="of:=[quicksort_4date.B25]" office:value-type="float" office:value="0.138617" calcext:value-type="float">
            <text:p>0.138617</text:p>
          </table:table-cell>
          <table:table-cell table:style-name="ce6" table:formula="of:=[quicksort_4date.C25]" office:value-type="float" office:value="5417601" calcext:value-type="float">
            <text:p>5417601</text:p>
          </table:table-cell>
          <table:table-cell table:style-name="ce6" table:formula="of:=[quicksort_4date.D25]" office:value-type="float" office:value="4015281" calcext:value-type="float">
            <text:p>4015281</text:p>
          </table:table-cell>
          <table:table-cell table:style-name="ce6" table:formula="of:=[quicksort_4date.E25]" office:value-type="float" office:value="9205331" calcext:value-type="float">
            <text:p>9205331</text:p>
          </table:table-cell>
          <table:table-cell table:style-name="ce6" table:formula="of:=[.I28]+[.J28]+[.K28]" office:value-type="float" office:value="18638213" calcext:value-type="float">
            <text:p>18638213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26]" office:value-type="float" office:value="260000" calcext:value-type="float">
            <text:p>260000</text:p>
          </table:table-cell>
          <table:table-cell table:style-name="ce4" table:formula="of:=[quicksort_d.B26]" office:value-type="float" office:value="0.10344" calcext:value-type="float">
            <text:p>0.10344</text:p>
          </table:table-cell>
          <table:table-cell table:style-name="ce4" table:formula="of:=[quicksort_d.C26]" office:value-type="float" office:value="6222245" calcext:value-type="float">
            <text:p>6222245</text:p>
          </table:table-cell>
          <table:table-cell table:style-name="ce4" table:formula="of:=[quicksort_d.D26]" office:value-type="float" office:value="3477783" calcext:value-type="float">
            <text:p>3477783</text:p>
          </table:table-cell>
          <table:table-cell table:style-name="ce4" table:formula="of:=[quicksort_d.E26]" office:value-type="float" office:value="9930067" calcext:value-type="float">
            <text:p>9930067</text:p>
          </table:table-cell>
          <table:table-cell table:style-name="ce4" table:formula="of:=[.C29]+[.D29]+[.E29]" office:value-type="float" office:value="19630095" calcext:value-type="float">
            <text:p>19630095</text:p>
          </table:table-cell>
          <table:table-cell table:style-name="ce6" table:formula="of:=[quicksort_4date.A26]" office:value-type="float" office:value="260000" calcext:value-type="float">
            <text:p>260000</text:p>
          </table:table-cell>
          <table:table-cell table:style-name="ce6" table:formula="of:=[quicksort_4date.B26]" office:value-type="float" office:value="0.142881" calcext:value-type="float">
            <text:p>0.142881</text:p>
          </table:table-cell>
          <table:table-cell table:style-name="ce6" table:formula="of:=[quicksort_4date.C26]" office:value-type="float" office:value="5545039" calcext:value-type="float">
            <text:p>5545039</text:p>
          </table:table-cell>
          <table:table-cell table:style-name="ce6" table:formula="of:=[quicksort_4date.D26]" office:value-type="float" office:value="4195647" calcext:value-type="float">
            <text:p>4195647</text:p>
          </table:table-cell>
          <table:table-cell table:style-name="ce6" table:formula="of:=[quicksort_4date.E26]" office:value-type="float" office:value="9495397" calcext:value-type="float">
            <text:p>9495397</text:p>
          </table:table-cell>
          <table:table-cell table:style-name="ce6" table:formula="of:=[.I29]+[.J29]+[.K29]" office:value-type="float" office:value="19236083" calcext:value-type="float">
            <text:p>19236083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27]" office:value-type="float" office:value="270000" calcext:value-type="float">
            <text:p>270000</text:p>
          </table:table-cell>
          <table:table-cell table:style-name="ce4" table:formula="of:=[quicksort_d.B27]" office:value-type="float" office:value="0.108544" calcext:value-type="float">
            <text:p>0.108544</text:p>
          </table:table-cell>
          <table:table-cell table:style-name="ce4" table:formula="of:=[quicksort_d.C27]" office:value-type="float" office:value="6867000" calcext:value-type="float">
            <text:p>6867000</text:p>
          </table:table-cell>
          <table:table-cell table:style-name="ce4" table:formula="of:=[quicksort_d.D27]" office:value-type="float" office:value="3564441" calcext:value-type="float">
            <text:p>3564441</text:p>
          </table:table-cell>
          <table:table-cell table:style-name="ce4" table:formula="of:=[quicksort_d.E27]" office:value-type="float" office:value="10685778" calcext:value-type="float">
            <text:p>10685778</text:p>
          </table:table-cell>
          <table:table-cell table:style-name="ce4" table:formula="of:=[.C30]+[.D30]+[.E30]" office:value-type="float" office:value="21117219" calcext:value-type="float">
            <text:p>21117219</text:p>
          </table:table-cell>
          <table:table-cell table:style-name="ce6" table:formula="of:=[quicksort_4date.A27]" office:value-type="float" office:value="270000" calcext:value-type="float">
            <text:p>270000</text:p>
          </table:table-cell>
          <table:table-cell table:style-name="ce6" table:formula="of:=[quicksort_4date.B27]" office:value-type="float" office:value="0.148753" calcext:value-type="float">
            <text:p>0.148753</text:p>
          </table:table-cell>
          <table:table-cell table:style-name="ce6" table:formula="of:=[quicksort_4date.C27]" office:value-type="float" office:value="5762632" calcext:value-type="float">
            <text:p>5762632</text:p>
          </table:table-cell>
          <table:table-cell table:style-name="ce6" table:formula="of:=[quicksort_4date.D27]" office:value-type="float" office:value="4380246" calcext:value-type="float">
            <text:p>4380246</text:p>
          </table:table-cell>
          <table:table-cell table:style-name="ce6" table:formula="of:=[quicksort_4date.E27]" office:value-type="float" office:value="9874264" calcext:value-type="float">
            <text:p>9874264</text:p>
          </table:table-cell>
          <table:table-cell table:style-name="ce6" table:formula="of:=[.I30]+[.J30]+[.K30]" office:value-type="float" office:value="20017142" calcext:value-type="float">
            <text:p>20017142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28]" office:value-type="float" office:value="280000" calcext:value-type="float">
            <text:p>280000</text:p>
          </table:table-cell>
          <table:table-cell table:style-name="ce4" table:formula="of:=[quicksort_d.B28]" office:value-type="float" office:value="0.119897" calcext:value-type="float">
            <text:p>0.119897</text:p>
          </table:table-cell>
          <table:table-cell table:style-name="ce4" table:formula="of:=[quicksort_d.C28]" office:value-type="float" office:value="6819596" calcext:value-type="float">
            <text:p>6819596</text:p>
          </table:table-cell>
          <table:table-cell table:style-name="ce4" table:formula="of:=[quicksort_d.D28]" office:value-type="float" office:value="3759885" calcext:value-type="float">
            <text:p>3759885</text:p>
          </table:table-cell>
          <table:table-cell table:style-name="ce4" table:formula="of:=[quicksort_d.E28]" office:value-type="float" office:value="10822370" calcext:value-type="float">
            <text:p>10822370</text:p>
          </table:table-cell>
          <table:table-cell table:style-name="ce4" table:formula="of:=[.C31]+[.D31]+[.E31]" office:value-type="float" office:value="21401851" calcext:value-type="float">
            <text:p>21401851</text:p>
          </table:table-cell>
          <table:table-cell table:style-name="ce6" table:formula="of:=[quicksort_4date.A28]" office:value-type="float" office:value="280000" calcext:value-type="float">
            <text:p>280000</text:p>
          </table:table-cell>
          <table:table-cell table:style-name="ce6" table:formula="of:=[quicksort_4date.B28]" office:value-type="float" office:value="0.159034" calcext:value-type="float">
            <text:p>0.159034</text:p>
          </table:table-cell>
          <table:table-cell table:style-name="ce6" table:formula="of:=[quicksort_4date.C28]" office:value-type="float" office:value="6263263" calcext:value-type="float">
            <text:p>6263263</text:p>
          </table:table-cell>
          <table:table-cell table:style-name="ce6" table:formula="of:=[quicksort_4date.D28]" office:value-type="float" office:value="4548060" calcext:value-type="float">
            <text:p>4548060</text:p>
          </table:table-cell>
          <table:table-cell table:style-name="ce6" table:formula="of:=[quicksort_4date.E28]" office:value-type="float" office:value="10532329" calcext:value-type="float">
            <text:p>10532329</text:p>
          </table:table-cell>
          <table:table-cell table:style-name="ce6" table:formula="of:=[.I31]+[.J31]+[.K31]" office:value-type="float" office:value="21343652" calcext:value-type="float">
            <text:p>21343652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29]" office:value-type="float" office:value="290000" calcext:value-type="float">
            <text:p>290000</text:p>
          </table:table-cell>
          <table:table-cell table:style-name="ce4" table:formula="of:=[quicksort_d.B29]" office:value-type="float" office:value="0.116433" calcext:value-type="float">
            <text:p>0.116433</text:p>
          </table:table-cell>
          <table:table-cell table:style-name="ce4" table:formula="of:=[quicksort_d.C29]" office:value-type="float" office:value="7015537" calcext:value-type="float">
            <text:p>7015537</text:p>
          </table:table-cell>
          <table:table-cell table:style-name="ce4" table:formula="of:=[quicksort_d.D29]" office:value-type="float" office:value="3909801" calcext:value-type="float">
            <text:p>3909801</text:p>
          </table:table-cell>
          <table:table-cell table:style-name="ce4" table:formula="of:=[quicksort_d.E29]" office:value-type="float" office:value="11170833" calcext:value-type="float">
            <text:p>11170833</text:p>
          </table:table-cell>
          <table:table-cell table:style-name="ce4" table:formula="of:=[.C32]+[.D32]+[.E32]" office:value-type="float" office:value="22096171" calcext:value-type="float">
            <text:p>22096171</text:p>
          </table:table-cell>
          <table:table-cell table:style-name="ce6" table:formula="of:=[quicksort_4date.A29]" office:value-type="float" office:value="290000" calcext:value-type="float">
            <text:p>290000</text:p>
          </table:table-cell>
          <table:table-cell table:style-name="ce6" table:formula="of:=[quicksort_4date.B29]" office:value-type="float" office:value="0.16901" calcext:value-type="float">
            <text:p>0.16901</text:p>
          </table:table-cell>
          <table:table-cell table:style-name="ce6" table:formula="of:=[quicksort_4date.C29]" office:value-type="float" office:value="6776615" calcext:value-type="float">
            <text:p>6776615</text:p>
          </table:table-cell>
          <table:table-cell table:style-name="ce6" table:formula="of:=[quicksort_4date.D29]" office:value-type="float" office:value="4709484" calcext:value-type="float">
            <text:p>4709484</text:p>
          </table:table-cell>
          <table:table-cell table:style-name="ce6" table:formula="of:=[quicksort_4date.E29]" office:value-type="float" office:value="11192561" calcext:value-type="float">
            <text:p>11192561</text:p>
          </table:table-cell>
          <table:table-cell table:style-name="ce6" table:formula="of:=[.I32]+[.J32]+[.K32]" office:value-type="float" office:value="22678660" calcext:value-type="float">
            <text:p>2267866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30]" office:value-type="float" office:value="300000" calcext:value-type="float">
            <text:p>300000</text:p>
          </table:table-cell>
          <table:table-cell table:style-name="ce4" table:formula="of:=[quicksort_d.B30]" office:value-type="float" office:value="0.133527" calcext:value-type="float">
            <text:p>0.133527</text:p>
          </table:table-cell>
          <table:table-cell table:style-name="ce4" table:formula="of:=[quicksort_d.C30]" office:value-type="float" office:value="7852403" calcext:value-type="float">
            <text:p>7852403</text:p>
          </table:table-cell>
          <table:table-cell table:style-name="ce4" table:formula="of:=[quicksort_d.D30]" office:value-type="float" office:value="4012995" calcext:value-type="float">
            <text:p>4012995</text:p>
          </table:table-cell>
          <table:table-cell table:style-name="ce4" table:formula="of:=[quicksort_d.E30]" office:value-type="float" office:value="12131575" calcext:value-type="float">
            <text:p>12131575</text:p>
          </table:table-cell>
          <table:table-cell table:style-name="ce4" table:formula="of:=[.C33]+[.D33]+[.E33]" office:value-type="float" office:value="23996973" calcext:value-type="float">
            <text:p>23996973</text:p>
          </table:table-cell>
          <table:table-cell table:style-name="ce6" table:formula="of:=[quicksort_4date.A30]" office:value-type="float" office:value="300000" calcext:value-type="float">
            <text:p>300000</text:p>
          </table:table-cell>
          <table:table-cell table:style-name="ce6" table:formula="of:=[quicksort_4date.B30]" office:value-type="float" office:value="0.173065" calcext:value-type="float">
            <text:p>0.173065</text:p>
          </table:table-cell>
          <table:table-cell table:style-name="ce6" table:formula="of:=[quicksort_4date.C30]" office:value-type="float" office:value="6945822" calcext:value-type="float">
            <text:p>6945822</text:p>
          </table:table-cell>
          <table:table-cell table:style-name="ce6" table:formula="of:=[quicksort_4date.D30]" office:value-type="float" office:value="4865319" calcext:value-type="float">
            <text:p>4865319</text:p>
          </table:table-cell>
          <table:table-cell table:style-name="ce6" table:formula="of:=[quicksort_4date.E30]" office:value-type="float" office:value="11510862" calcext:value-type="float">
            <text:p>11510862</text:p>
          </table:table-cell>
          <table:table-cell table:style-name="ce6" table:formula="of:=[.I33]+[.J33]+[.K33]" office:value-type="float" office:value="23322003" calcext:value-type="float">
            <text:p>23322003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31]" office:value-type="float" office:value="0" calcext:value-type="float">
            <text:p>0</text:p>
          </table:table-cell>
          <table:table-cell table:style-name="ce4" table:formula="of:=[quicksort_d.B31]" office:value-type="float" office:value="0" calcext:value-type="float">
            <text:p>0</text:p>
          </table:table-cell>
          <table:table-cell table:style-name="ce4" table:formula="of:=[quicksort_d.C31]" office:value-type="float" office:value="0" calcext:value-type="float">
            <text:p>0</text:p>
          </table:table-cell>
          <table:table-cell table:style-name="ce4" table:formula="of:=[quicksort_d.D31]" office:value-type="float" office:value="0" calcext:value-type="float">
            <text:p>0</text:p>
          </table:table-cell>
          <table:table-cell table:style-name="ce4" table:formula="of:=[quicksort_d.E31]" office:value-type="float" office:value="0" calcext:value-type="float">
            <text:p>0</text:p>
          </table:table-cell>
          <table:table-cell table:style-name="ce4" table:formula="of:=[.C34]+[.D34]+[.E34]" office:value-type="float" office:value="0" calcext:value-type="float">
            <text:p>0</text:p>
          </table:table-cell>
          <table:table-cell table:style-name="ce6" table:formula="of:=[quicksort_4date.A31]" office:value-type="float" office:value="0" calcext:value-type="float">
            <text:p>0</text:p>
          </table:table-cell>
          <table:table-cell table:style-name="ce6" table:formula="of:=[quicksort_4date.B31]" office:value-type="float" office:value="0" calcext:value-type="float">
            <text:p>0</text:p>
          </table:table-cell>
          <table:table-cell table:style-name="ce6" table:formula="of:=[quicksort_4date.C31]" office:value-type="float" office:value="0" calcext:value-type="float">
            <text:p>0</text:p>
          </table:table-cell>
          <table:table-cell table:style-name="ce6" table:formula="of:=[quicksort_4date.D31]" office:value-type="float" office:value="0" calcext:value-type="float">
            <text:p>0</text:p>
          </table:table-cell>
          <table:table-cell table:style-name="ce6" table:formula="of:=[quicksort_4date.E31]" office:value-type="float" office:value="0" calcext:value-type="float">
            <text:p>0</text:p>
          </table:table-cell>
          <table:table-cell table:style-name="ce6" table:formula="of:=[.I34]+[.J34]+[.K34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32]" office:value-type="float" office:value="0" calcext:value-type="float">
            <text:p>0</text:p>
          </table:table-cell>
          <table:table-cell table:style-name="ce4" table:formula="of:=[quicksort_d.B32]" office:value-type="float" office:value="0" calcext:value-type="float">
            <text:p>0</text:p>
          </table:table-cell>
          <table:table-cell table:style-name="ce4" table:formula="of:=[quicksort_d.C32]" office:value-type="float" office:value="0" calcext:value-type="float">
            <text:p>0</text:p>
          </table:table-cell>
          <table:table-cell table:style-name="ce4" table:formula="of:=[quicksort_d.D32]" office:value-type="float" office:value="0" calcext:value-type="float">
            <text:p>0</text:p>
          </table:table-cell>
          <table:table-cell table:style-name="ce4" table:formula="of:=[quicksort_d.E32]" office:value-type="float" office:value="0" calcext:value-type="float">
            <text:p>0</text:p>
          </table:table-cell>
          <table:table-cell table:style-name="ce4" table:formula="of:=[.C35]+[.D35]+[.E35]" office:value-type="float" office:value="0" calcext:value-type="float">
            <text:p>0</text:p>
          </table:table-cell>
          <table:table-cell table:style-name="ce6" table:formula="of:=[quicksort_4date.A32]" office:value-type="float" office:value="0" calcext:value-type="float">
            <text:p>0</text:p>
          </table:table-cell>
          <table:table-cell table:style-name="ce6" table:formula="of:=[quicksort_4date.B32]" office:value-type="float" office:value="0" calcext:value-type="float">
            <text:p>0</text:p>
          </table:table-cell>
          <table:table-cell table:style-name="ce6" table:formula="of:=[quicksort_4date.C32]" office:value-type="float" office:value="0" calcext:value-type="float">
            <text:p>0</text:p>
          </table:table-cell>
          <table:table-cell table:style-name="ce6" table:formula="of:=[quicksort_4date.D32]" office:value-type="float" office:value="0" calcext:value-type="float">
            <text:p>0</text:p>
          </table:table-cell>
          <table:table-cell table:style-name="ce6" table:formula="of:=[quicksort_4date.E32]" office:value-type="float" office:value="0" calcext:value-type="float">
            <text:p>0</text:p>
          </table:table-cell>
          <table:table-cell table:style-name="ce6" table:formula="of:=[.I35]+[.J35]+[.K35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33]" office:value-type="float" office:value="0" calcext:value-type="float">
            <text:p>0</text:p>
          </table:table-cell>
          <table:table-cell table:style-name="ce4" table:formula="of:=[quicksort_d.B33]" office:value-type="float" office:value="0" calcext:value-type="float">
            <text:p>0</text:p>
          </table:table-cell>
          <table:table-cell table:style-name="ce4" table:formula="of:=[quicksort_d.C33]" office:value-type="float" office:value="0" calcext:value-type="float">
            <text:p>0</text:p>
          </table:table-cell>
          <table:table-cell table:style-name="ce4" table:formula="of:=[quicksort_d.D33]" office:value-type="float" office:value="0" calcext:value-type="float">
            <text:p>0</text:p>
          </table:table-cell>
          <table:table-cell table:style-name="ce4" table:formula="of:=[quicksort_d.E33]" office:value-type="float" office:value="0" calcext:value-type="float">
            <text:p>0</text:p>
          </table:table-cell>
          <table:table-cell table:style-name="ce4" table:formula="of:=[.C36]+[.D36]+[.E36]" office:value-type="float" office:value="0" calcext:value-type="float">
            <text:p>0</text:p>
          </table:table-cell>
          <table:table-cell table:style-name="ce6" table:formula="of:=[quicksort_4date.A33]" office:value-type="float" office:value="0" calcext:value-type="float">
            <text:p>0</text:p>
          </table:table-cell>
          <table:table-cell table:style-name="ce6" table:formula="of:=[quicksort_4date.B33]" office:value-type="float" office:value="0" calcext:value-type="float">
            <text:p>0</text:p>
          </table:table-cell>
          <table:table-cell table:style-name="ce6" table:formula="of:=[quicksort_4date.C33]" office:value-type="float" office:value="0" calcext:value-type="float">
            <text:p>0</text:p>
          </table:table-cell>
          <table:table-cell table:style-name="ce6" table:formula="of:=[quicksort_4date.D33]" office:value-type="float" office:value="0" calcext:value-type="float">
            <text:p>0</text:p>
          </table:table-cell>
          <table:table-cell table:style-name="ce6" table:formula="of:=[quicksort_4date.E33]" office:value-type="float" office:value="0" calcext:value-type="float">
            <text:p>0</text:p>
          </table:table-cell>
          <table:table-cell table:style-name="ce6" table:formula="of:=[.I36]+[.J36]+[.K36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34]" office:value-type="float" office:value="0" calcext:value-type="float">
            <text:p>0</text:p>
          </table:table-cell>
          <table:table-cell table:style-name="ce4" table:formula="of:=[quicksort_d.B34]" office:value-type="float" office:value="0" calcext:value-type="float">
            <text:p>0</text:p>
          </table:table-cell>
          <table:table-cell table:style-name="ce4" table:formula="of:=[quicksort_d.C34]" office:value-type="float" office:value="0" calcext:value-type="float">
            <text:p>0</text:p>
          </table:table-cell>
          <table:table-cell table:style-name="ce4" table:formula="of:=[quicksort_d.D34]" office:value-type="float" office:value="0" calcext:value-type="float">
            <text:p>0</text:p>
          </table:table-cell>
          <table:table-cell table:style-name="ce4" table:formula="of:=[quicksort_d.E34]" office:value-type="float" office:value="0" calcext:value-type="float">
            <text:p>0</text:p>
          </table:table-cell>
          <table:table-cell table:style-name="ce4" table:formula="of:=[.C37]+[.D37]+[.E37]" office:value-type="float" office:value="0" calcext:value-type="float">
            <text:p>0</text:p>
          </table:table-cell>
          <table:table-cell table:style-name="ce6" table:formula="of:=[quicksort_4date.A34]" office:value-type="float" office:value="0" calcext:value-type="float">
            <text:p>0</text:p>
          </table:table-cell>
          <table:table-cell table:style-name="ce6" table:formula="of:=[quicksort_4date.B34]" office:value-type="float" office:value="0" calcext:value-type="float">
            <text:p>0</text:p>
          </table:table-cell>
          <table:table-cell table:style-name="ce6" table:formula="of:=[quicksort_4date.C34]" office:value-type="float" office:value="0" calcext:value-type="float">
            <text:p>0</text:p>
          </table:table-cell>
          <table:table-cell table:style-name="ce6" table:formula="of:=[quicksort_4date.D34]" office:value-type="float" office:value="0" calcext:value-type="float">
            <text:p>0</text:p>
          </table:table-cell>
          <table:table-cell table:style-name="ce6" table:formula="of:=[quicksort_4date.E34]" office:value-type="float" office:value="0" calcext:value-type="float">
            <text:p>0</text:p>
          </table:table-cell>
          <table:table-cell table:style-name="ce6" table:formula="of:=[.I37]+[.J37]+[.K37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35]" office:value-type="float" office:value="0" calcext:value-type="float">
            <text:p>0</text:p>
          </table:table-cell>
          <table:table-cell table:style-name="ce4" table:formula="of:=[quicksort_d.B35]" office:value-type="float" office:value="0" calcext:value-type="float">
            <text:p>0</text:p>
          </table:table-cell>
          <table:table-cell table:style-name="ce4" table:formula="of:=[quicksort_d.C35]" office:value-type="float" office:value="0" calcext:value-type="float">
            <text:p>0</text:p>
          </table:table-cell>
          <table:table-cell table:style-name="ce4" table:formula="of:=[quicksort_d.D35]" office:value-type="float" office:value="0" calcext:value-type="float">
            <text:p>0</text:p>
          </table:table-cell>
          <table:table-cell table:style-name="ce4" table:formula="of:=[quicksort_d.E35]" office:value-type="float" office:value="0" calcext:value-type="float">
            <text:p>0</text:p>
          </table:table-cell>
          <table:table-cell table:style-name="ce4" table:formula="of:=[.C38]+[.D38]+[.E38]" office:value-type="float" office:value="0" calcext:value-type="float">
            <text:p>0</text:p>
          </table:table-cell>
          <table:table-cell table:style-name="ce6" table:formula="of:=[quicksort_4date.A35]" office:value-type="float" office:value="0" calcext:value-type="float">
            <text:p>0</text:p>
          </table:table-cell>
          <table:table-cell table:style-name="ce6" table:formula="of:=[quicksort_4date.B35]" office:value-type="float" office:value="0" calcext:value-type="float">
            <text:p>0</text:p>
          </table:table-cell>
          <table:table-cell table:style-name="ce6" table:formula="of:=[quicksort_4date.C35]" office:value-type="float" office:value="0" calcext:value-type="float">
            <text:p>0</text:p>
          </table:table-cell>
          <table:table-cell table:style-name="ce6" table:formula="of:=[quicksort_4date.D35]" office:value-type="float" office:value="0" calcext:value-type="float">
            <text:p>0</text:p>
          </table:table-cell>
          <table:table-cell table:style-name="ce6" table:formula="of:=[quicksort_4date.E35]" office:value-type="float" office:value="0" calcext:value-type="float">
            <text:p>0</text:p>
          </table:table-cell>
          <table:table-cell table:style-name="ce6" table:formula="of:=[.I38]+[.J38]+[.K38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36]" office:value-type="float" office:value="0" calcext:value-type="float">
            <text:p>0</text:p>
          </table:table-cell>
          <table:table-cell table:style-name="ce4" table:formula="of:=[quicksort_d.B36]" office:value-type="float" office:value="0" calcext:value-type="float">
            <text:p>0</text:p>
          </table:table-cell>
          <table:table-cell table:style-name="ce4" table:formula="of:=[quicksort_d.C36]" office:value-type="float" office:value="0" calcext:value-type="float">
            <text:p>0</text:p>
          </table:table-cell>
          <table:table-cell table:style-name="ce4" table:formula="of:=[quicksort_d.D36]" office:value-type="float" office:value="0" calcext:value-type="float">
            <text:p>0</text:p>
          </table:table-cell>
          <table:table-cell table:style-name="ce4" table:formula="of:=[quicksort_d.E36]" office:value-type="float" office:value="0" calcext:value-type="float">
            <text:p>0</text:p>
          </table:table-cell>
          <table:table-cell table:style-name="ce4" table:formula="of:=[.C39]+[.D39]+[.E39]" office:value-type="float" office:value="0" calcext:value-type="float">
            <text:p>0</text:p>
          </table:table-cell>
          <table:table-cell table:style-name="ce6" table:formula="of:=[quicksort_4date.A36]" office:value-type="float" office:value="0" calcext:value-type="float">
            <text:p>0</text:p>
          </table:table-cell>
          <table:table-cell table:style-name="ce6" table:formula="of:=[quicksort_4date.B36]" office:value-type="float" office:value="0" calcext:value-type="float">
            <text:p>0</text:p>
          </table:table-cell>
          <table:table-cell table:style-name="ce6" table:formula="of:=[quicksort_4date.C36]" office:value-type="float" office:value="0" calcext:value-type="float">
            <text:p>0</text:p>
          </table:table-cell>
          <table:table-cell table:style-name="ce6" table:formula="of:=[quicksort_4date.D36]" office:value-type="float" office:value="0" calcext:value-type="float">
            <text:p>0</text:p>
          </table:table-cell>
          <table:table-cell table:style-name="ce6" table:formula="of:=[quicksort_4date.E36]" office:value-type="float" office:value="0" calcext:value-type="float">
            <text:p>0</text:p>
          </table:table-cell>
          <table:table-cell table:style-name="ce6" table:formula="of:=[.I39]+[.J39]+[.K39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37]" office:value-type="float" office:value="0" calcext:value-type="float">
            <text:p>0</text:p>
          </table:table-cell>
          <table:table-cell table:style-name="ce4" table:formula="of:=[quicksort_d.B37]" office:value-type="float" office:value="0" calcext:value-type="float">
            <text:p>0</text:p>
          </table:table-cell>
          <table:table-cell table:style-name="ce4" table:formula="of:=[quicksort_d.C37]" office:value-type="float" office:value="0" calcext:value-type="float">
            <text:p>0</text:p>
          </table:table-cell>
          <table:table-cell table:style-name="ce4" table:formula="of:=[quicksort_d.D37]" office:value-type="float" office:value="0" calcext:value-type="float">
            <text:p>0</text:p>
          </table:table-cell>
          <table:table-cell table:style-name="ce4" table:formula="of:=[quicksort_d.E37]" office:value-type="float" office:value="0" calcext:value-type="float">
            <text:p>0</text:p>
          </table:table-cell>
          <table:table-cell table:style-name="ce4" table:formula="of:=[.C40]+[.D40]+[.E40]" office:value-type="float" office:value="0" calcext:value-type="float">
            <text:p>0</text:p>
          </table:table-cell>
          <table:table-cell table:style-name="ce6" table:formula="of:=[quicksort_4date.A37]" office:value-type="float" office:value="0" calcext:value-type="float">
            <text:p>0</text:p>
          </table:table-cell>
          <table:table-cell table:style-name="ce6" table:formula="of:=[quicksort_4date.B37]" office:value-type="float" office:value="0" calcext:value-type="float">
            <text:p>0</text:p>
          </table:table-cell>
          <table:table-cell table:style-name="ce6" table:formula="of:=[quicksort_4date.C37]" office:value-type="float" office:value="0" calcext:value-type="float">
            <text:p>0</text:p>
          </table:table-cell>
          <table:table-cell table:style-name="ce6" table:formula="of:=[quicksort_4date.D37]" office:value-type="float" office:value="0" calcext:value-type="float">
            <text:p>0</text:p>
          </table:table-cell>
          <table:table-cell table:style-name="ce6" table:formula="of:=[quicksort_4date.E37]" office:value-type="float" office:value="0" calcext:value-type="float">
            <text:p>0</text:p>
          </table:table-cell>
          <table:table-cell table:style-name="ce6" table:formula="of:=[.I40]+[.J40]+[.K40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38]" office:value-type="float" office:value="0" calcext:value-type="float">
            <text:p>0</text:p>
          </table:table-cell>
          <table:table-cell table:style-name="ce4" table:formula="of:=[quicksort_d.B38]" office:value-type="float" office:value="0" calcext:value-type="float">
            <text:p>0</text:p>
          </table:table-cell>
          <table:table-cell table:style-name="ce4" table:formula="of:=[quicksort_d.C38]" office:value-type="float" office:value="0" calcext:value-type="float">
            <text:p>0</text:p>
          </table:table-cell>
          <table:table-cell table:style-name="ce4" table:formula="of:=[quicksort_d.D38]" office:value-type="float" office:value="0" calcext:value-type="float">
            <text:p>0</text:p>
          </table:table-cell>
          <table:table-cell table:style-name="ce4" table:formula="of:=[quicksort_d.E38]" office:value-type="float" office:value="0" calcext:value-type="float">
            <text:p>0</text:p>
          </table:table-cell>
          <table:table-cell table:style-name="ce4" table:formula="of:=[.C41]+[.D41]+[.E41]" office:value-type="float" office:value="0" calcext:value-type="float">
            <text:p>0</text:p>
          </table:table-cell>
          <table:table-cell table:style-name="ce6" table:formula="of:=[quicksort_4date.A38]" office:value-type="float" office:value="0" calcext:value-type="float">
            <text:p>0</text:p>
          </table:table-cell>
          <table:table-cell table:style-name="ce6" table:formula="of:=[quicksort_4date.B38]" office:value-type="float" office:value="0" calcext:value-type="float">
            <text:p>0</text:p>
          </table:table-cell>
          <table:table-cell table:style-name="ce6" table:formula="of:=[quicksort_4date.C38]" office:value-type="float" office:value="0" calcext:value-type="float">
            <text:p>0</text:p>
          </table:table-cell>
          <table:table-cell table:style-name="ce6" table:formula="of:=[quicksort_4date.D38]" office:value-type="float" office:value="0" calcext:value-type="float">
            <text:p>0</text:p>
          </table:table-cell>
          <table:table-cell table:style-name="ce6" table:formula="of:=[quicksort_4date.E38]" office:value-type="float" office:value="0" calcext:value-type="float">
            <text:p>0</text:p>
          </table:table-cell>
          <table:table-cell table:style-name="ce6" table:formula="of:=[.I41]+[.J41]+[.K41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39]" office:value-type="float" office:value="0" calcext:value-type="float">
            <text:p>0</text:p>
          </table:table-cell>
          <table:table-cell table:style-name="ce4" table:formula="of:=[quicksort_d.B39]" office:value-type="float" office:value="0" calcext:value-type="float">
            <text:p>0</text:p>
          </table:table-cell>
          <table:table-cell table:style-name="ce4" table:formula="of:=[quicksort_d.C39]" office:value-type="float" office:value="0" calcext:value-type="float">
            <text:p>0</text:p>
          </table:table-cell>
          <table:table-cell table:style-name="ce4" table:formula="of:=[quicksort_d.D39]" office:value-type="float" office:value="0" calcext:value-type="float">
            <text:p>0</text:p>
          </table:table-cell>
          <table:table-cell table:style-name="ce4" table:formula="of:=[quicksort_d.E39]" office:value-type="float" office:value="0" calcext:value-type="float">
            <text:p>0</text:p>
          </table:table-cell>
          <table:table-cell table:style-name="ce4" table:formula="of:=[.C42]+[.D42]+[.E42]" office:value-type="float" office:value="0" calcext:value-type="float">
            <text:p>0</text:p>
          </table:table-cell>
          <table:table-cell table:style-name="ce6" table:formula="of:=[quicksort_4date.A39]" office:value-type="float" office:value="0" calcext:value-type="float">
            <text:p>0</text:p>
          </table:table-cell>
          <table:table-cell table:style-name="ce6" table:formula="of:=[quicksort_4date.B39]" office:value-type="float" office:value="0" calcext:value-type="float">
            <text:p>0</text:p>
          </table:table-cell>
          <table:table-cell table:style-name="ce6" table:formula="of:=[quicksort_4date.C39]" office:value-type="float" office:value="0" calcext:value-type="float">
            <text:p>0</text:p>
          </table:table-cell>
          <table:table-cell table:style-name="ce6" table:formula="of:=[quicksort_4date.D39]" office:value-type="float" office:value="0" calcext:value-type="float">
            <text:p>0</text:p>
          </table:table-cell>
          <table:table-cell table:style-name="ce6" table:formula="of:=[quicksort_4date.E39]" office:value-type="float" office:value="0" calcext:value-type="float">
            <text:p>0</text:p>
          </table:table-cell>
          <table:table-cell table:style-name="ce6" table:formula="of:=[.I42]+[.J42]+[.K42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40]" office:value-type="float" office:value="0" calcext:value-type="float">
            <text:p>0</text:p>
          </table:table-cell>
          <table:table-cell table:style-name="ce4" table:formula="of:=[quicksort_d.B40]" office:value-type="float" office:value="0" calcext:value-type="float">
            <text:p>0</text:p>
          </table:table-cell>
          <table:table-cell table:style-name="ce4" table:formula="of:=[quicksort_d.C40]" office:value-type="float" office:value="0" calcext:value-type="float">
            <text:p>0</text:p>
          </table:table-cell>
          <table:table-cell table:style-name="ce4" table:formula="of:=[quicksort_d.D40]" office:value-type="float" office:value="0" calcext:value-type="float">
            <text:p>0</text:p>
          </table:table-cell>
          <table:table-cell table:style-name="ce4" table:formula="of:=[quicksort_d.E40]" office:value-type="float" office:value="0" calcext:value-type="float">
            <text:p>0</text:p>
          </table:table-cell>
          <table:table-cell table:style-name="ce4" table:formula="of:=[.C43]+[.D43]+[.E43]" office:value-type="float" office:value="0" calcext:value-type="float">
            <text:p>0</text:p>
          </table:table-cell>
          <table:table-cell table:style-name="ce6" table:formula="of:=[quicksort_4date.A40]" office:value-type="float" office:value="0" calcext:value-type="float">
            <text:p>0</text:p>
          </table:table-cell>
          <table:table-cell table:style-name="ce6" table:formula="of:=[quicksort_4date.B40]" office:value-type="float" office:value="0" calcext:value-type="float">
            <text:p>0</text:p>
          </table:table-cell>
          <table:table-cell table:style-name="ce6" table:formula="of:=[quicksort_4date.C40]" office:value-type="float" office:value="0" calcext:value-type="float">
            <text:p>0</text:p>
          </table:table-cell>
          <table:table-cell table:style-name="ce6" table:formula="of:=[quicksort_4date.D40]" office:value-type="float" office:value="0" calcext:value-type="float">
            <text:p>0</text:p>
          </table:table-cell>
          <table:table-cell table:style-name="ce6" table:formula="of:=[quicksort_4date.E40]" office:value-type="float" office:value="0" calcext:value-type="float">
            <text:p>0</text:p>
          </table:table-cell>
          <table:table-cell table:style-name="ce6" table:formula="of:=[.I43]+[.J43]+[.K43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41]" office:value-type="float" office:value="0" calcext:value-type="float">
            <text:p>0</text:p>
          </table:table-cell>
          <table:table-cell table:style-name="ce4" table:formula="of:=[quicksort_d.B41]" office:value-type="float" office:value="0" calcext:value-type="float">
            <text:p>0</text:p>
          </table:table-cell>
          <table:table-cell table:style-name="ce4" table:formula="of:=[quicksort_d.C41]" office:value-type="float" office:value="0" calcext:value-type="float">
            <text:p>0</text:p>
          </table:table-cell>
          <table:table-cell table:style-name="ce4" table:formula="of:=[quicksort_d.D41]" office:value-type="float" office:value="0" calcext:value-type="float">
            <text:p>0</text:p>
          </table:table-cell>
          <table:table-cell table:style-name="ce4" table:formula="of:=[quicksort_d.E41]" office:value-type="float" office:value="0" calcext:value-type="float">
            <text:p>0</text:p>
          </table:table-cell>
          <table:table-cell table:style-name="ce4" table:formula="of:=[.C44]+[.D44]+[.E44]" office:value-type="float" office:value="0" calcext:value-type="float">
            <text:p>0</text:p>
          </table:table-cell>
          <table:table-cell table:style-name="ce6" table:formula="of:=[quicksort_4date.A41]" office:value-type="float" office:value="0" calcext:value-type="float">
            <text:p>0</text:p>
          </table:table-cell>
          <table:table-cell table:style-name="ce6" table:formula="of:=[quicksort_4date.B41]" office:value-type="float" office:value="0" calcext:value-type="float">
            <text:p>0</text:p>
          </table:table-cell>
          <table:table-cell table:style-name="ce6" table:formula="of:=[quicksort_4date.C41]" office:value-type="float" office:value="0" calcext:value-type="float">
            <text:p>0</text:p>
          </table:table-cell>
          <table:table-cell table:style-name="ce6" table:formula="of:=[quicksort_4date.D41]" office:value-type="float" office:value="0" calcext:value-type="float">
            <text:p>0</text:p>
          </table:table-cell>
          <table:table-cell table:style-name="ce6" table:formula="of:=[quicksort_4date.E41]" office:value-type="float" office:value="0" calcext:value-type="float">
            <text:p>0</text:p>
          </table:table-cell>
          <table:table-cell table:style-name="ce6" table:formula="of:=[.I44]+[.J44]+[.K44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42]" office:value-type="float" office:value="0" calcext:value-type="float">
            <text:p>0</text:p>
          </table:table-cell>
          <table:table-cell table:style-name="ce4" table:formula="of:=[quicksort_d.B42]" office:value-type="float" office:value="0" calcext:value-type="float">
            <text:p>0</text:p>
          </table:table-cell>
          <table:table-cell table:style-name="ce4" table:formula="of:=[quicksort_d.C42]" office:value-type="float" office:value="0" calcext:value-type="float">
            <text:p>0</text:p>
          </table:table-cell>
          <table:table-cell table:style-name="ce4" table:formula="of:=[quicksort_d.D42]" office:value-type="float" office:value="0" calcext:value-type="float">
            <text:p>0</text:p>
          </table:table-cell>
          <table:table-cell table:style-name="ce4" table:formula="of:=[quicksort_d.E42]" office:value-type="float" office:value="0" calcext:value-type="float">
            <text:p>0</text:p>
          </table:table-cell>
          <table:table-cell table:style-name="ce4" table:formula="of:=[.C45]+[.D45]+[.E45]" office:value-type="float" office:value="0" calcext:value-type="float">
            <text:p>0</text:p>
          </table:table-cell>
          <table:table-cell table:style-name="ce6" table:formula="of:=[quicksort_4date.A42]" office:value-type="float" office:value="0" calcext:value-type="float">
            <text:p>0</text:p>
          </table:table-cell>
          <table:table-cell table:style-name="ce6" table:formula="of:=[quicksort_4date.B42]" office:value-type="float" office:value="0" calcext:value-type="float">
            <text:p>0</text:p>
          </table:table-cell>
          <table:table-cell table:style-name="ce6" table:formula="of:=[quicksort_4date.C42]" office:value-type="float" office:value="0" calcext:value-type="float">
            <text:p>0</text:p>
          </table:table-cell>
          <table:table-cell table:style-name="ce6" table:formula="of:=[quicksort_4date.D42]" office:value-type="float" office:value="0" calcext:value-type="float">
            <text:p>0</text:p>
          </table:table-cell>
          <table:table-cell table:style-name="ce6" table:formula="of:=[quicksort_4date.E42]" office:value-type="float" office:value="0" calcext:value-type="float">
            <text:p>0</text:p>
          </table:table-cell>
          <table:table-cell table:style-name="ce6" table:formula="of:=[.I45]+[.J45]+[.K45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43]" office:value-type="float" office:value="0" calcext:value-type="float">
            <text:p>0</text:p>
          </table:table-cell>
          <table:table-cell table:style-name="ce4" table:formula="of:=[quicksort_d.B43]" office:value-type="float" office:value="0" calcext:value-type="float">
            <text:p>0</text:p>
          </table:table-cell>
          <table:table-cell table:style-name="ce4" table:formula="of:=[quicksort_d.C43]" office:value-type="float" office:value="0" calcext:value-type="float">
            <text:p>0</text:p>
          </table:table-cell>
          <table:table-cell table:style-name="ce4" table:formula="of:=[quicksort_d.D43]" office:value-type="float" office:value="0" calcext:value-type="float">
            <text:p>0</text:p>
          </table:table-cell>
          <table:table-cell table:style-name="ce4" table:formula="of:=[quicksort_d.E43]" office:value-type="float" office:value="0" calcext:value-type="float">
            <text:p>0</text:p>
          </table:table-cell>
          <table:table-cell table:style-name="ce4" table:formula="of:=[.C46]+[.D46]+[.E46]" office:value-type="float" office:value="0" calcext:value-type="float">
            <text:p>0</text:p>
          </table:table-cell>
          <table:table-cell table:style-name="ce6" table:formula="of:=[quicksort_4date.A43]" office:value-type="float" office:value="0" calcext:value-type="float">
            <text:p>0</text:p>
          </table:table-cell>
          <table:table-cell table:style-name="ce6" table:formula="of:=[quicksort_4date.B43]" office:value-type="float" office:value="0" calcext:value-type="float">
            <text:p>0</text:p>
          </table:table-cell>
          <table:table-cell table:style-name="ce6" table:formula="of:=[quicksort_4date.C43]" office:value-type="float" office:value="0" calcext:value-type="float">
            <text:p>0</text:p>
          </table:table-cell>
          <table:table-cell table:style-name="ce6" table:formula="of:=[quicksort_4date.D43]" office:value-type="float" office:value="0" calcext:value-type="float">
            <text:p>0</text:p>
          </table:table-cell>
          <table:table-cell table:style-name="ce6" table:formula="of:=[quicksort_4date.E43]" office:value-type="float" office:value="0" calcext:value-type="float">
            <text:p>0</text:p>
          </table:table-cell>
          <table:table-cell table:style-name="ce6" table:formula="of:=[.I46]+[.J46]+[.K46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44]" office:value-type="float" office:value="0" calcext:value-type="float">
            <text:p>0</text:p>
          </table:table-cell>
          <table:table-cell table:style-name="ce4" table:formula="of:=[quicksort_d.B44]" office:value-type="float" office:value="0" calcext:value-type="float">
            <text:p>0</text:p>
          </table:table-cell>
          <table:table-cell table:style-name="ce4" table:formula="of:=[quicksort_d.C44]" office:value-type="float" office:value="0" calcext:value-type="float">
            <text:p>0</text:p>
          </table:table-cell>
          <table:table-cell table:style-name="ce4" table:formula="of:=[quicksort_d.D44]" office:value-type="float" office:value="0" calcext:value-type="float">
            <text:p>0</text:p>
          </table:table-cell>
          <table:table-cell table:style-name="ce4" table:formula="of:=[quicksort_d.E44]" office:value-type="float" office:value="0" calcext:value-type="float">
            <text:p>0</text:p>
          </table:table-cell>
          <table:table-cell table:style-name="ce4" table:formula="of:=[.C47]+[.D47]+[.E47]" office:value-type="float" office:value="0" calcext:value-type="float">
            <text:p>0</text:p>
          </table:table-cell>
          <table:table-cell table:style-name="ce6" table:formula="of:=[quicksort_4date.A44]" office:value-type="float" office:value="0" calcext:value-type="float">
            <text:p>0</text:p>
          </table:table-cell>
          <table:table-cell table:style-name="ce6" table:formula="of:=[quicksort_4date.B44]" office:value-type="float" office:value="0" calcext:value-type="float">
            <text:p>0</text:p>
          </table:table-cell>
          <table:table-cell table:style-name="ce6" table:formula="of:=[quicksort_4date.C44]" office:value-type="float" office:value="0" calcext:value-type="float">
            <text:p>0</text:p>
          </table:table-cell>
          <table:table-cell table:style-name="ce6" table:formula="of:=[quicksort_4date.D44]" office:value-type="float" office:value="0" calcext:value-type="float">
            <text:p>0</text:p>
          </table:table-cell>
          <table:table-cell table:style-name="ce6" table:formula="of:=[quicksort_4date.E44]" office:value-type="float" office:value="0" calcext:value-type="float">
            <text:p>0</text:p>
          </table:table-cell>
          <table:table-cell table:style-name="ce6" table:formula="of:=[.I47]+[.J47]+[.K47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45]" office:value-type="float" office:value="0" calcext:value-type="float">
            <text:p>0</text:p>
          </table:table-cell>
          <table:table-cell table:style-name="ce4" table:formula="of:=[quicksort_d.B45]" office:value-type="float" office:value="0" calcext:value-type="float">
            <text:p>0</text:p>
          </table:table-cell>
          <table:table-cell table:style-name="ce4" table:formula="of:=[quicksort_d.C45]" office:value-type="float" office:value="0" calcext:value-type="float">
            <text:p>0</text:p>
          </table:table-cell>
          <table:table-cell table:style-name="ce4" table:formula="of:=[quicksort_d.D45]" office:value-type="float" office:value="0" calcext:value-type="float">
            <text:p>0</text:p>
          </table:table-cell>
          <table:table-cell table:style-name="ce4" table:formula="of:=[quicksort_d.E45]" office:value-type="float" office:value="0" calcext:value-type="float">
            <text:p>0</text:p>
          </table:table-cell>
          <table:table-cell table:style-name="ce4" table:formula="of:=[.C48]+[.D48]+[.E48]" office:value-type="float" office:value="0" calcext:value-type="float">
            <text:p>0</text:p>
          </table:table-cell>
          <table:table-cell table:style-name="ce6" table:formula="of:=[quicksort_4date.A45]" office:value-type="float" office:value="0" calcext:value-type="float">
            <text:p>0</text:p>
          </table:table-cell>
          <table:table-cell table:style-name="ce6" table:formula="of:=[quicksort_4date.B45]" office:value-type="float" office:value="0" calcext:value-type="float">
            <text:p>0</text:p>
          </table:table-cell>
          <table:table-cell table:style-name="ce6" table:formula="of:=[quicksort_4date.C45]" office:value-type="float" office:value="0" calcext:value-type="float">
            <text:p>0</text:p>
          </table:table-cell>
          <table:table-cell table:style-name="ce6" table:formula="of:=[quicksort_4date.D45]" office:value-type="float" office:value="0" calcext:value-type="float">
            <text:p>0</text:p>
          </table:table-cell>
          <table:table-cell table:style-name="ce6" table:formula="of:=[quicksort_4date.E45]" office:value-type="float" office:value="0" calcext:value-type="float">
            <text:p>0</text:p>
          </table:table-cell>
          <table:table-cell table:style-name="ce6" table:formula="of:=[.I48]+[.J48]+[.K48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46]" office:value-type="float" office:value="0" calcext:value-type="float">
            <text:p>0</text:p>
          </table:table-cell>
          <table:table-cell table:style-name="ce4" table:formula="of:=[quicksort_d.B46]" office:value-type="float" office:value="0" calcext:value-type="float">
            <text:p>0</text:p>
          </table:table-cell>
          <table:table-cell table:style-name="ce4" table:formula="of:=[quicksort_d.C46]" office:value-type="float" office:value="0" calcext:value-type="float">
            <text:p>0</text:p>
          </table:table-cell>
          <table:table-cell table:style-name="ce4" table:formula="of:=[quicksort_d.D46]" office:value-type="float" office:value="0" calcext:value-type="float">
            <text:p>0</text:p>
          </table:table-cell>
          <table:table-cell table:style-name="ce4" table:formula="of:=[quicksort_d.E46]" office:value-type="float" office:value="0" calcext:value-type="float">
            <text:p>0</text:p>
          </table:table-cell>
          <table:table-cell table:style-name="ce4" table:formula="of:=[.C49]+[.D49]+[.E49]" office:value-type="float" office:value="0" calcext:value-type="float">
            <text:p>0</text:p>
          </table:table-cell>
          <table:table-cell table:style-name="ce6" table:formula="of:=[quicksort_4date.A46]" office:value-type="float" office:value="0" calcext:value-type="float">
            <text:p>0</text:p>
          </table:table-cell>
          <table:table-cell table:style-name="ce6" table:formula="of:=[quicksort_4date.B46]" office:value-type="float" office:value="0" calcext:value-type="float">
            <text:p>0</text:p>
          </table:table-cell>
          <table:table-cell table:style-name="ce6" table:formula="of:=[quicksort_4date.C46]" office:value-type="float" office:value="0" calcext:value-type="float">
            <text:p>0</text:p>
          </table:table-cell>
          <table:table-cell table:style-name="ce6" table:formula="of:=[quicksort_4date.D46]" office:value-type="float" office:value="0" calcext:value-type="float">
            <text:p>0</text:p>
          </table:table-cell>
          <table:table-cell table:style-name="ce6" table:formula="of:=[quicksort_4date.E46]" office:value-type="float" office:value="0" calcext:value-type="float">
            <text:p>0</text:p>
          </table:table-cell>
          <table:table-cell table:style-name="ce6" table:formula="of:=[.I49]+[.J49]+[.K49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47]" office:value-type="float" office:value="0" calcext:value-type="float">
            <text:p>0</text:p>
          </table:table-cell>
          <table:table-cell table:style-name="ce4" table:formula="of:=[quicksort_d.B47]" office:value-type="float" office:value="0" calcext:value-type="float">
            <text:p>0</text:p>
          </table:table-cell>
          <table:table-cell table:style-name="ce4" table:formula="of:=[quicksort_d.C47]" office:value-type="float" office:value="0" calcext:value-type="float">
            <text:p>0</text:p>
          </table:table-cell>
          <table:table-cell table:style-name="ce4" table:formula="of:=[quicksort_d.D47]" office:value-type="float" office:value="0" calcext:value-type="float">
            <text:p>0</text:p>
          </table:table-cell>
          <table:table-cell table:style-name="ce4" table:formula="of:=[quicksort_d.E47]" office:value-type="float" office:value="0" calcext:value-type="float">
            <text:p>0</text:p>
          </table:table-cell>
          <table:table-cell table:style-name="ce4" table:formula="of:=[.C50]+[.D50]+[.E50]" office:value-type="float" office:value="0" calcext:value-type="float">
            <text:p>0</text:p>
          </table:table-cell>
          <table:table-cell table:style-name="ce6" table:formula="of:=[quicksort_4date.A47]" office:value-type="float" office:value="0" calcext:value-type="float">
            <text:p>0</text:p>
          </table:table-cell>
          <table:table-cell table:style-name="ce6" table:formula="of:=[quicksort_4date.B47]" office:value-type="float" office:value="0" calcext:value-type="float">
            <text:p>0</text:p>
          </table:table-cell>
          <table:table-cell table:style-name="ce6" table:formula="of:=[quicksort_4date.C47]" office:value-type="float" office:value="0" calcext:value-type="float">
            <text:p>0</text:p>
          </table:table-cell>
          <table:table-cell table:style-name="ce6" table:formula="of:=[quicksort_4date.D47]" office:value-type="float" office:value="0" calcext:value-type="float">
            <text:p>0</text:p>
          </table:table-cell>
          <table:table-cell table:style-name="ce6" table:formula="of:=[quicksort_4date.E47]" office:value-type="float" office:value="0" calcext:value-type="float">
            <text:p>0</text:p>
          </table:table-cell>
          <table:table-cell table:style-name="ce6" table:formula="of:=[.I50]+[.J50]+[.K50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48]" office:value-type="float" office:value="0" calcext:value-type="float">
            <text:p>0</text:p>
          </table:table-cell>
          <table:table-cell table:style-name="ce4" table:formula="of:=[quicksort_d.B48]" office:value-type="float" office:value="0" calcext:value-type="float">
            <text:p>0</text:p>
          </table:table-cell>
          <table:table-cell table:style-name="ce4" table:formula="of:=[quicksort_d.C48]" office:value-type="float" office:value="0" calcext:value-type="float">
            <text:p>0</text:p>
          </table:table-cell>
          <table:table-cell table:style-name="ce4" table:formula="of:=[quicksort_d.D48]" office:value-type="float" office:value="0" calcext:value-type="float">
            <text:p>0</text:p>
          </table:table-cell>
          <table:table-cell table:style-name="ce4" table:formula="of:=[quicksort_d.E48]" office:value-type="float" office:value="0" calcext:value-type="float">
            <text:p>0</text:p>
          </table:table-cell>
          <table:table-cell table:style-name="ce4" table:formula="of:=[.C51]+[.D51]+[.E51]" office:value-type="float" office:value="0" calcext:value-type="float">
            <text:p>0</text:p>
          </table:table-cell>
          <table:table-cell table:style-name="ce6" table:formula="of:=[quicksort_4date.A48]" office:value-type="float" office:value="0" calcext:value-type="float">
            <text:p>0</text:p>
          </table:table-cell>
          <table:table-cell table:style-name="ce6" table:formula="of:=[quicksort_4date.B48]" office:value-type="float" office:value="0" calcext:value-type="float">
            <text:p>0</text:p>
          </table:table-cell>
          <table:table-cell table:style-name="ce6" table:formula="of:=[quicksort_4date.C48]" office:value-type="float" office:value="0" calcext:value-type="float">
            <text:p>0</text:p>
          </table:table-cell>
          <table:table-cell table:style-name="ce6" table:formula="of:=[quicksort_4date.D48]" office:value-type="float" office:value="0" calcext:value-type="float">
            <text:p>0</text:p>
          </table:table-cell>
          <table:table-cell table:style-name="ce6" table:formula="of:=[quicksort_4date.E48]" office:value-type="float" office:value="0" calcext:value-type="float">
            <text:p>0</text:p>
          </table:table-cell>
          <table:table-cell table:style-name="ce6" table:formula="of:=[.I51]+[.J51]+[.K51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49]" office:value-type="float" office:value="0" calcext:value-type="float">
            <text:p>0</text:p>
          </table:table-cell>
          <table:table-cell table:style-name="ce4" table:formula="of:=[quicksort_d.B49]" office:value-type="float" office:value="0" calcext:value-type="float">
            <text:p>0</text:p>
          </table:table-cell>
          <table:table-cell table:style-name="ce4" table:formula="of:=[quicksort_d.C49]" office:value-type="float" office:value="0" calcext:value-type="float">
            <text:p>0</text:p>
          </table:table-cell>
          <table:table-cell table:style-name="ce4" table:formula="of:=[quicksort_d.D49]" office:value-type="float" office:value="0" calcext:value-type="float">
            <text:p>0</text:p>
          </table:table-cell>
          <table:table-cell table:style-name="ce4" table:formula="of:=[quicksort_d.E49]" office:value-type="float" office:value="0" calcext:value-type="float">
            <text:p>0</text:p>
          </table:table-cell>
          <table:table-cell table:style-name="ce4" table:formula="of:=[.C52]+[.D52]+[.E52]" office:value-type="float" office:value="0" calcext:value-type="float">
            <text:p>0</text:p>
          </table:table-cell>
          <table:table-cell table:style-name="ce6" table:formula="of:=[quicksort_4date.A49]" office:value-type="float" office:value="0" calcext:value-type="float">
            <text:p>0</text:p>
          </table:table-cell>
          <table:table-cell table:style-name="ce6" table:formula="of:=[quicksort_4date.B49]" office:value-type="float" office:value="0" calcext:value-type="float">
            <text:p>0</text:p>
          </table:table-cell>
          <table:table-cell table:style-name="ce6" table:formula="of:=[quicksort_4date.C49]" office:value-type="float" office:value="0" calcext:value-type="float">
            <text:p>0</text:p>
          </table:table-cell>
          <table:table-cell table:style-name="ce6" table:formula="of:=[quicksort_4date.D49]" office:value-type="float" office:value="0" calcext:value-type="float">
            <text:p>0</text:p>
          </table:table-cell>
          <table:table-cell table:style-name="ce6" table:formula="of:=[quicksort_4date.E49]" office:value-type="float" office:value="0" calcext:value-type="float">
            <text:p>0</text:p>
          </table:table-cell>
          <table:table-cell table:style-name="ce6" table:formula="of:=[.I52]+[.J52]+[.K52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50]" office:value-type="float" office:value="0" calcext:value-type="float">
            <text:p>0</text:p>
          </table:table-cell>
          <table:table-cell table:style-name="ce4" table:formula="of:=[quicksort_d.B50]" office:value-type="float" office:value="0" calcext:value-type="float">
            <text:p>0</text:p>
          </table:table-cell>
          <table:table-cell table:style-name="ce4" table:formula="of:=[quicksort_d.C50]" office:value-type="float" office:value="0" calcext:value-type="float">
            <text:p>0</text:p>
          </table:table-cell>
          <table:table-cell table:style-name="ce4" table:formula="of:=[quicksort_d.D50]" office:value-type="float" office:value="0" calcext:value-type="float">
            <text:p>0</text:p>
          </table:table-cell>
          <table:table-cell table:style-name="ce4" table:formula="of:=[quicksort_d.E50]" office:value-type="float" office:value="0" calcext:value-type="float">
            <text:p>0</text:p>
          </table:table-cell>
          <table:table-cell table:style-name="ce4" table:formula="of:=[.C53]+[.D53]+[.E53]" office:value-type="float" office:value="0" calcext:value-type="float">
            <text:p>0</text:p>
          </table:table-cell>
          <table:table-cell table:style-name="ce6" table:formula="of:=[quicksort_4date.A50]" office:value-type="float" office:value="0" calcext:value-type="float">
            <text:p>0</text:p>
          </table:table-cell>
          <table:table-cell table:style-name="ce6" table:formula="of:=[quicksort_4date.B50]" office:value-type="float" office:value="0" calcext:value-type="float">
            <text:p>0</text:p>
          </table:table-cell>
          <table:table-cell table:style-name="ce6" table:formula="of:=[quicksort_4date.C50]" office:value-type="float" office:value="0" calcext:value-type="float">
            <text:p>0</text:p>
          </table:table-cell>
          <table:table-cell table:style-name="ce6" table:formula="of:=[quicksort_4date.D50]" office:value-type="float" office:value="0" calcext:value-type="float">
            <text:p>0</text:p>
          </table:table-cell>
          <table:table-cell table:style-name="ce6" table:formula="of:=[quicksort_4date.E50]" office:value-type="float" office:value="0" calcext:value-type="float">
            <text:p>0</text:p>
          </table:table-cell>
          <table:table-cell table:style-name="ce6" table:formula="of:=[.I53]+[.J53]+[.K53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51]" office:value-type="float" office:value="0" calcext:value-type="float">
            <text:p>0</text:p>
          </table:table-cell>
          <table:table-cell table:style-name="ce4" table:formula="of:=[quicksort_d.B51]" office:value-type="float" office:value="0" calcext:value-type="float">
            <text:p>0</text:p>
          </table:table-cell>
          <table:table-cell table:style-name="ce4" table:formula="of:=[quicksort_d.C51]" office:value-type="float" office:value="0" calcext:value-type="float">
            <text:p>0</text:p>
          </table:table-cell>
          <table:table-cell table:style-name="ce4" table:formula="of:=[quicksort_d.D51]" office:value-type="float" office:value="0" calcext:value-type="float">
            <text:p>0</text:p>
          </table:table-cell>
          <table:table-cell table:style-name="ce4" table:formula="of:=[quicksort_d.E51]" office:value-type="float" office:value="0" calcext:value-type="float">
            <text:p>0</text:p>
          </table:table-cell>
          <table:table-cell table:style-name="ce4" table:formula="of:=[.C54]+[.D54]+[.E54]" office:value-type="float" office:value="0" calcext:value-type="float">
            <text:p>0</text:p>
          </table:table-cell>
          <table:table-cell table:style-name="ce6" table:formula="of:=[quicksort_4date.A51]" office:value-type="float" office:value="0" calcext:value-type="float">
            <text:p>0</text:p>
          </table:table-cell>
          <table:table-cell table:style-name="ce6" table:formula="of:=[quicksort_4date.B51]" office:value-type="float" office:value="0" calcext:value-type="float">
            <text:p>0</text:p>
          </table:table-cell>
          <table:table-cell table:style-name="ce6" table:formula="of:=[quicksort_4date.C51]" office:value-type="float" office:value="0" calcext:value-type="float">
            <text:p>0</text:p>
          </table:table-cell>
          <table:table-cell table:style-name="ce6" table:formula="of:=[quicksort_4date.D51]" office:value-type="float" office:value="0" calcext:value-type="float">
            <text:p>0</text:p>
          </table:table-cell>
          <table:table-cell table:style-name="ce6" table:formula="of:=[quicksort_4date.E51]" office:value-type="float" office:value="0" calcext:value-type="float">
            <text:p>0</text:p>
          </table:table-cell>
          <table:table-cell table:style-name="ce6" table:formula="of:=[.I54]+[.J54]+[.K54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52]" office:value-type="float" office:value="0" calcext:value-type="float">
            <text:p>0</text:p>
          </table:table-cell>
          <table:table-cell table:style-name="ce4" table:formula="of:=[quicksort_d.B52]" office:value-type="float" office:value="0" calcext:value-type="float">
            <text:p>0</text:p>
          </table:table-cell>
          <table:table-cell table:style-name="ce4" table:formula="of:=[quicksort_d.C52]" office:value-type="float" office:value="0" calcext:value-type="float">
            <text:p>0</text:p>
          </table:table-cell>
          <table:table-cell table:style-name="ce4" table:formula="of:=[quicksort_d.D52]" office:value-type="float" office:value="0" calcext:value-type="float">
            <text:p>0</text:p>
          </table:table-cell>
          <table:table-cell table:style-name="ce4" table:formula="of:=[quicksort_d.E52]" office:value-type="float" office:value="0" calcext:value-type="float">
            <text:p>0</text:p>
          </table:table-cell>
          <table:table-cell table:style-name="ce4" table:formula="of:=[.C55]+[.D55]+[.E55]" office:value-type="float" office:value="0" calcext:value-type="float">
            <text:p>0</text:p>
          </table:table-cell>
          <table:table-cell table:style-name="ce6" table:formula="of:=[quicksort_4date.A52]" office:value-type="float" office:value="0" calcext:value-type="float">
            <text:p>0</text:p>
          </table:table-cell>
          <table:table-cell table:style-name="ce6" table:formula="of:=[quicksort_4date.B52]" office:value-type="float" office:value="0" calcext:value-type="float">
            <text:p>0</text:p>
          </table:table-cell>
          <table:table-cell table:style-name="ce6" table:formula="of:=[quicksort_4date.C52]" office:value-type="float" office:value="0" calcext:value-type="float">
            <text:p>0</text:p>
          </table:table-cell>
          <table:table-cell table:style-name="ce6" table:formula="of:=[quicksort_4date.D52]" office:value-type="float" office:value="0" calcext:value-type="float">
            <text:p>0</text:p>
          </table:table-cell>
          <table:table-cell table:style-name="ce6" table:formula="of:=[quicksort_4date.E52]" office:value-type="float" office:value="0" calcext:value-type="float">
            <text:p>0</text:p>
          </table:table-cell>
          <table:table-cell table:style-name="ce6" table:formula="of:=[.I55]+[.J55]+[.K55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53]" office:value-type="float" office:value="0" calcext:value-type="float">
            <text:p>0</text:p>
          </table:table-cell>
          <table:table-cell table:style-name="ce4" table:formula="of:=[quicksort_d.B53]" office:value-type="float" office:value="0" calcext:value-type="float">
            <text:p>0</text:p>
          </table:table-cell>
          <table:table-cell table:style-name="ce4" table:formula="of:=[quicksort_d.C53]" office:value-type="float" office:value="0" calcext:value-type="float">
            <text:p>0</text:p>
          </table:table-cell>
          <table:table-cell table:style-name="ce4" table:formula="of:=[quicksort_d.D53]" office:value-type="float" office:value="0" calcext:value-type="float">
            <text:p>0</text:p>
          </table:table-cell>
          <table:table-cell table:style-name="ce4" table:formula="of:=[quicksort_d.E53]" office:value-type="float" office:value="0" calcext:value-type="float">
            <text:p>0</text:p>
          </table:table-cell>
          <table:table-cell table:style-name="ce4" table:formula="of:=[.C56]+[.D56]+[.E56]" office:value-type="float" office:value="0" calcext:value-type="float">
            <text:p>0</text:p>
          </table:table-cell>
          <table:table-cell table:style-name="ce6" table:formula="of:=[quicksort_4date.A53]" office:value-type="float" office:value="0" calcext:value-type="float">
            <text:p>0</text:p>
          </table:table-cell>
          <table:table-cell table:style-name="ce6" table:formula="of:=[quicksort_4date.B53]" office:value-type="float" office:value="0" calcext:value-type="float">
            <text:p>0</text:p>
          </table:table-cell>
          <table:table-cell table:style-name="ce6" table:formula="of:=[quicksort_4date.C53]" office:value-type="float" office:value="0" calcext:value-type="float">
            <text:p>0</text:p>
          </table:table-cell>
          <table:table-cell table:style-name="ce6" table:formula="of:=[quicksort_4date.D53]" office:value-type="float" office:value="0" calcext:value-type="float">
            <text:p>0</text:p>
          </table:table-cell>
          <table:table-cell table:style-name="ce6" table:formula="of:=[quicksort_4date.E53]" office:value-type="float" office:value="0" calcext:value-type="float">
            <text:p>0</text:p>
          </table:table-cell>
          <table:table-cell table:style-name="ce6" table:formula="of:=[.I56]+[.J56]+[.K56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54]" office:value-type="float" office:value="0" calcext:value-type="float">
            <text:p>0</text:p>
          </table:table-cell>
          <table:table-cell table:style-name="ce4" table:formula="of:=[quicksort_d.B54]" office:value-type="float" office:value="0" calcext:value-type="float">
            <text:p>0</text:p>
          </table:table-cell>
          <table:table-cell table:style-name="ce4" table:formula="of:=[quicksort_d.C54]" office:value-type="float" office:value="0" calcext:value-type="float">
            <text:p>0</text:p>
          </table:table-cell>
          <table:table-cell table:style-name="ce4" table:formula="of:=[quicksort_d.D54]" office:value-type="float" office:value="0" calcext:value-type="float">
            <text:p>0</text:p>
          </table:table-cell>
          <table:table-cell table:style-name="ce4" table:formula="of:=[quicksort_d.E54]" office:value-type="float" office:value="0" calcext:value-type="float">
            <text:p>0</text:p>
          </table:table-cell>
          <table:table-cell table:style-name="ce4" table:formula="of:=[.C57]+[.D57]+[.E57]" office:value-type="float" office:value="0" calcext:value-type="float">
            <text:p>0</text:p>
          </table:table-cell>
          <table:table-cell table:style-name="ce6" table:formula="of:=[quicksort_4date.A54]" office:value-type="float" office:value="0" calcext:value-type="float">
            <text:p>0</text:p>
          </table:table-cell>
          <table:table-cell table:style-name="ce6" table:formula="of:=[quicksort_4date.B54]" office:value-type="float" office:value="0" calcext:value-type="float">
            <text:p>0</text:p>
          </table:table-cell>
          <table:table-cell table:style-name="ce6" table:formula="of:=[quicksort_4date.C54]" office:value-type="float" office:value="0" calcext:value-type="float">
            <text:p>0</text:p>
          </table:table-cell>
          <table:table-cell table:style-name="ce6" table:formula="of:=[quicksort_4date.D54]" office:value-type="float" office:value="0" calcext:value-type="float">
            <text:p>0</text:p>
          </table:table-cell>
          <table:table-cell table:style-name="ce6" table:formula="of:=[quicksort_4date.E54]" office:value-type="float" office:value="0" calcext:value-type="float">
            <text:p>0</text:p>
          </table:table-cell>
          <table:table-cell table:style-name="ce6" table:formula="of:=[.I57]+[.J57]+[.K57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55]" office:value-type="float" office:value="0" calcext:value-type="float">
            <text:p>0</text:p>
          </table:table-cell>
          <table:table-cell table:style-name="ce4" table:formula="of:=[quicksort_d.B55]" office:value-type="float" office:value="0" calcext:value-type="float">
            <text:p>0</text:p>
          </table:table-cell>
          <table:table-cell table:style-name="ce4" table:formula="of:=[quicksort_d.C55]" office:value-type="float" office:value="0" calcext:value-type="float">
            <text:p>0</text:p>
          </table:table-cell>
          <table:table-cell table:style-name="ce4" table:formula="of:=[quicksort_d.D55]" office:value-type="float" office:value="0" calcext:value-type="float">
            <text:p>0</text:p>
          </table:table-cell>
          <table:table-cell table:style-name="ce4" table:formula="of:=[quicksort_d.E55]" office:value-type="float" office:value="0" calcext:value-type="float">
            <text:p>0</text:p>
          </table:table-cell>
          <table:table-cell table:style-name="ce4" table:formula="of:=[.C58]+[.D58]+[.E58]" office:value-type="float" office:value="0" calcext:value-type="float">
            <text:p>0</text:p>
          </table:table-cell>
          <table:table-cell table:style-name="ce6" table:formula="of:=[quicksort_4date.A55]" office:value-type="float" office:value="0" calcext:value-type="float">
            <text:p>0</text:p>
          </table:table-cell>
          <table:table-cell table:style-name="ce6" table:formula="of:=[quicksort_4date.B55]" office:value-type="float" office:value="0" calcext:value-type="float">
            <text:p>0</text:p>
          </table:table-cell>
          <table:table-cell table:style-name="ce6" table:formula="of:=[quicksort_4date.C55]" office:value-type="float" office:value="0" calcext:value-type="float">
            <text:p>0</text:p>
          </table:table-cell>
          <table:table-cell table:style-name="ce6" table:formula="of:=[quicksort_4date.D55]" office:value-type="float" office:value="0" calcext:value-type="float">
            <text:p>0</text:p>
          </table:table-cell>
          <table:table-cell table:style-name="ce6" table:formula="of:=[quicksort_4date.E55]" office:value-type="float" office:value="0" calcext:value-type="float">
            <text:p>0</text:p>
          </table:table-cell>
          <table:table-cell table:style-name="ce6" table:formula="of:=[.I58]+[.J58]+[.K58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56]" office:value-type="float" office:value="0" calcext:value-type="float">
            <text:p>0</text:p>
          </table:table-cell>
          <table:table-cell table:style-name="ce4" table:formula="of:=[quicksort_d.B56]" office:value-type="float" office:value="0" calcext:value-type="float">
            <text:p>0</text:p>
          </table:table-cell>
          <table:table-cell table:style-name="ce4" table:formula="of:=[quicksort_d.C56]" office:value-type="float" office:value="0" calcext:value-type="float">
            <text:p>0</text:p>
          </table:table-cell>
          <table:table-cell table:style-name="ce4" table:formula="of:=[quicksort_d.D56]" office:value-type="float" office:value="0" calcext:value-type="float">
            <text:p>0</text:p>
          </table:table-cell>
          <table:table-cell table:style-name="ce4" table:formula="of:=[quicksort_d.E56]" office:value-type="float" office:value="0" calcext:value-type="float">
            <text:p>0</text:p>
          </table:table-cell>
          <table:table-cell table:style-name="ce4" table:formula="of:=[.C59]+[.D59]+[.E59]" office:value-type="float" office:value="0" calcext:value-type="float">
            <text:p>0</text:p>
          </table:table-cell>
          <table:table-cell table:style-name="ce6" table:formula="of:=[quicksort_4date.A56]" office:value-type="float" office:value="0" calcext:value-type="float">
            <text:p>0</text:p>
          </table:table-cell>
          <table:table-cell table:style-name="ce6" table:formula="of:=[quicksort_4date.B56]" office:value-type="float" office:value="0" calcext:value-type="float">
            <text:p>0</text:p>
          </table:table-cell>
          <table:table-cell table:style-name="ce6" table:formula="of:=[quicksort_4date.C56]" office:value-type="float" office:value="0" calcext:value-type="float">
            <text:p>0</text:p>
          </table:table-cell>
          <table:table-cell table:style-name="ce6" table:formula="of:=[quicksort_4date.D56]" office:value-type="float" office:value="0" calcext:value-type="float">
            <text:p>0</text:p>
          </table:table-cell>
          <table:table-cell table:style-name="ce6" table:formula="of:=[quicksort_4date.E56]" office:value-type="float" office:value="0" calcext:value-type="float">
            <text:p>0</text:p>
          </table:table-cell>
          <table:table-cell table:style-name="ce6" table:formula="of:=[.I59]+[.J59]+[.K59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57]" office:value-type="float" office:value="0" calcext:value-type="float">
            <text:p>0</text:p>
          </table:table-cell>
          <table:table-cell table:style-name="ce4" table:formula="of:=[quicksort_d.B57]" office:value-type="float" office:value="0" calcext:value-type="float">
            <text:p>0</text:p>
          </table:table-cell>
          <table:table-cell table:style-name="ce4" table:formula="of:=[quicksort_d.C57]" office:value-type="float" office:value="0" calcext:value-type="float">
            <text:p>0</text:p>
          </table:table-cell>
          <table:table-cell table:style-name="ce4" table:formula="of:=[quicksort_d.D57]" office:value-type="float" office:value="0" calcext:value-type="float">
            <text:p>0</text:p>
          </table:table-cell>
          <table:table-cell table:style-name="ce4" table:formula="of:=[quicksort_d.E57]" office:value-type="float" office:value="0" calcext:value-type="float">
            <text:p>0</text:p>
          </table:table-cell>
          <table:table-cell table:style-name="ce4" table:formula="of:=[.C60]+[.D60]+[.E60]" office:value-type="float" office:value="0" calcext:value-type="float">
            <text:p>0</text:p>
          </table:table-cell>
          <table:table-cell table:style-name="ce6" table:formula="of:=[quicksort_4date.A57]" office:value-type="float" office:value="0" calcext:value-type="float">
            <text:p>0</text:p>
          </table:table-cell>
          <table:table-cell table:style-name="ce6" table:formula="of:=[quicksort_4date.B57]" office:value-type="float" office:value="0" calcext:value-type="float">
            <text:p>0</text:p>
          </table:table-cell>
          <table:table-cell table:style-name="ce6" table:formula="of:=[quicksort_4date.C57]" office:value-type="float" office:value="0" calcext:value-type="float">
            <text:p>0</text:p>
          </table:table-cell>
          <table:table-cell table:style-name="ce6" table:formula="of:=[quicksort_4date.D57]" office:value-type="float" office:value="0" calcext:value-type="float">
            <text:p>0</text:p>
          </table:table-cell>
          <table:table-cell table:style-name="ce6" table:formula="of:=[quicksort_4date.E57]" office:value-type="float" office:value="0" calcext:value-type="float">
            <text:p>0</text:p>
          </table:table-cell>
          <table:table-cell table:style-name="ce6" table:formula="of:=[.I60]+[.J60]+[.K60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58]" office:value-type="float" office:value="0" calcext:value-type="float">
            <text:p>0</text:p>
          </table:table-cell>
          <table:table-cell table:style-name="ce4" table:formula="of:=[quicksort_d.B58]" office:value-type="float" office:value="0" calcext:value-type="float">
            <text:p>0</text:p>
          </table:table-cell>
          <table:table-cell table:style-name="ce4" table:formula="of:=[quicksort_d.C58]" office:value-type="float" office:value="0" calcext:value-type="float">
            <text:p>0</text:p>
          </table:table-cell>
          <table:table-cell table:style-name="ce4" table:formula="of:=[quicksort_d.D58]" office:value-type="float" office:value="0" calcext:value-type="float">
            <text:p>0</text:p>
          </table:table-cell>
          <table:table-cell table:style-name="ce4" table:formula="of:=[quicksort_d.E58]" office:value-type="float" office:value="0" calcext:value-type="float">
            <text:p>0</text:p>
          </table:table-cell>
          <table:table-cell table:style-name="ce4" table:formula="of:=[.C61]+[.D61]+[.E61]" office:value-type="float" office:value="0" calcext:value-type="float">
            <text:p>0</text:p>
          </table:table-cell>
          <table:table-cell table:style-name="ce6" table:formula="of:=[quicksort_4date.A58]" office:value-type="float" office:value="0" calcext:value-type="float">
            <text:p>0</text:p>
          </table:table-cell>
          <table:table-cell table:style-name="ce6" table:formula="of:=[quicksort_4date.B58]" office:value-type="float" office:value="0" calcext:value-type="float">
            <text:p>0</text:p>
          </table:table-cell>
          <table:table-cell table:style-name="ce6" table:formula="of:=[quicksort_4date.C58]" office:value-type="float" office:value="0" calcext:value-type="float">
            <text:p>0</text:p>
          </table:table-cell>
          <table:table-cell table:style-name="ce6" table:formula="of:=[quicksort_4date.D58]" office:value-type="float" office:value="0" calcext:value-type="float">
            <text:p>0</text:p>
          </table:table-cell>
          <table:table-cell table:style-name="ce6" table:formula="of:=[quicksort_4date.E58]" office:value-type="float" office:value="0" calcext:value-type="float">
            <text:p>0</text:p>
          </table:table-cell>
          <table:table-cell table:style-name="ce6" table:formula="of:=[.I61]+[.J61]+[.K61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59]" office:value-type="float" office:value="0" calcext:value-type="float">
            <text:p>0</text:p>
          </table:table-cell>
          <table:table-cell table:style-name="ce4" table:formula="of:=[quicksort_d.B59]" office:value-type="float" office:value="0" calcext:value-type="float">
            <text:p>0</text:p>
          </table:table-cell>
          <table:table-cell table:style-name="ce4" table:formula="of:=[quicksort_d.C59]" office:value-type="float" office:value="0" calcext:value-type="float">
            <text:p>0</text:p>
          </table:table-cell>
          <table:table-cell table:style-name="ce4" table:formula="of:=[quicksort_d.D59]" office:value-type="float" office:value="0" calcext:value-type="float">
            <text:p>0</text:p>
          </table:table-cell>
          <table:table-cell table:style-name="ce4" table:formula="of:=[quicksort_d.E59]" office:value-type="float" office:value="0" calcext:value-type="float">
            <text:p>0</text:p>
          </table:table-cell>
          <table:table-cell table:style-name="ce4" table:formula="of:=[.C62]+[.D62]+[.E62]" office:value-type="float" office:value="0" calcext:value-type="float">
            <text:p>0</text:p>
          </table:table-cell>
          <table:table-cell table:style-name="ce6" table:formula="of:=[quicksort_4date.A59]" office:value-type="float" office:value="0" calcext:value-type="float">
            <text:p>0</text:p>
          </table:table-cell>
          <table:table-cell table:style-name="ce6" table:formula="of:=[quicksort_4date.B59]" office:value-type="float" office:value="0" calcext:value-type="float">
            <text:p>0</text:p>
          </table:table-cell>
          <table:table-cell table:style-name="ce6" table:formula="of:=[quicksort_4date.C59]" office:value-type="float" office:value="0" calcext:value-type="float">
            <text:p>0</text:p>
          </table:table-cell>
          <table:table-cell table:style-name="ce6" table:formula="of:=[quicksort_4date.D59]" office:value-type="float" office:value="0" calcext:value-type="float">
            <text:p>0</text:p>
          </table:table-cell>
          <table:table-cell table:style-name="ce6" table:formula="of:=[quicksort_4date.E59]" office:value-type="float" office:value="0" calcext:value-type="float">
            <text:p>0</text:p>
          </table:table-cell>
          <table:table-cell table:style-name="ce6" table:formula="of:=[.I62]+[.J62]+[.K62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60]" office:value-type="float" office:value="0" calcext:value-type="float">
            <text:p>0</text:p>
          </table:table-cell>
          <table:table-cell table:style-name="ce4" table:formula="of:=[quicksort_d.B60]" office:value-type="float" office:value="0" calcext:value-type="float">
            <text:p>0</text:p>
          </table:table-cell>
          <table:table-cell table:style-name="ce4" table:formula="of:=[quicksort_d.C60]" office:value-type="float" office:value="0" calcext:value-type="float">
            <text:p>0</text:p>
          </table:table-cell>
          <table:table-cell table:style-name="ce4" table:formula="of:=[quicksort_d.D60]" office:value-type="float" office:value="0" calcext:value-type="float">
            <text:p>0</text:p>
          </table:table-cell>
          <table:table-cell table:style-name="ce4" table:formula="of:=[quicksort_d.E60]" office:value-type="float" office:value="0" calcext:value-type="float">
            <text:p>0</text:p>
          </table:table-cell>
          <table:table-cell table:style-name="ce4" table:formula="of:=[.C63]+[.D63]+[.E63]" office:value-type="float" office:value="0" calcext:value-type="float">
            <text:p>0</text:p>
          </table:table-cell>
          <table:table-cell table:style-name="ce6" table:formula="of:=[quicksort_4date.A60]" office:value-type="float" office:value="0" calcext:value-type="float">
            <text:p>0</text:p>
          </table:table-cell>
          <table:table-cell table:style-name="ce6" table:formula="of:=[quicksort_4date.B60]" office:value-type="float" office:value="0" calcext:value-type="float">
            <text:p>0</text:p>
          </table:table-cell>
          <table:table-cell table:style-name="ce6" table:formula="of:=[quicksort_4date.C60]" office:value-type="float" office:value="0" calcext:value-type="float">
            <text:p>0</text:p>
          </table:table-cell>
          <table:table-cell table:style-name="ce6" table:formula="of:=[quicksort_4date.D60]" office:value-type="float" office:value="0" calcext:value-type="float">
            <text:p>0</text:p>
          </table:table-cell>
          <table:table-cell table:style-name="ce6" table:formula="of:=[quicksort_4date.E60]" office:value-type="float" office:value="0" calcext:value-type="float">
            <text:p>0</text:p>
          </table:table-cell>
          <table:table-cell table:style-name="ce6" table:formula="of:=[.I63]+[.J63]+[.K63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61]" office:value-type="float" office:value="0" calcext:value-type="float">
            <text:p>0</text:p>
          </table:table-cell>
          <table:table-cell table:style-name="ce4" table:formula="of:=[quicksort_d.B61]" office:value-type="float" office:value="0" calcext:value-type="float">
            <text:p>0</text:p>
          </table:table-cell>
          <table:table-cell table:style-name="ce4" table:formula="of:=[quicksort_d.C61]" office:value-type="float" office:value="0" calcext:value-type="float">
            <text:p>0</text:p>
          </table:table-cell>
          <table:table-cell table:style-name="ce4" table:formula="of:=[quicksort_d.D61]" office:value-type="float" office:value="0" calcext:value-type="float">
            <text:p>0</text:p>
          </table:table-cell>
          <table:table-cell table:style-name="ce4" table:formula="of:=[quicksort_d.E61]" office:value-type="float" office:value="0" calcext:value-type="float">
            <text:p>0</text:p>
          </table:table-cell>
          <table:table-cell table:style-name="ce4" table:formula="of:=[.C64]+[.D64]+[.E64]" office:value-type="float" office:value="0" calcext:value-type="float">
            <text:p>0</text:p>
          </table:table-cell>
          <table:table-cell table:style-name="ce6" table:formula="of:=[quicksort_4date.A61]" office:value-type="float" office:value="0" calcext:value-type="float">
            <text:p>0</text:p>
          </table:table-cell>
          <table:table-cell table:style-name="ce6" table:formula="of:=[quicksort_4date.B61]" office:value-type="float" office:value="0" calcext:value-type="float">
            <text:p>0</text:p>
          </table:table-cell>
          <table:table-cell table:style-name="ce6" table:formula="of:=[quicksort_4date.C61]" office:value-type="float" office:value="0" calcext:value-type="float">
            <text:p>0</text:p>
          </table:table-cell>
          <table:table-cell table:style-name="ce6" table:formula="of:=[quicksort_4date.D61]" office:value-type="float" office:value="0" calcext:value-type="float">
            <text:p>0</text:p>
          </table:table-cell>
          <table:table-cell table:style-name="ce6" table:formula="of:=[quicksort_4date.E61]" office:value-type="float" office:value="0" calcext:value-type="float">
            <text:p>0</text:p>
          </table:table-cell>
          <table:table-cell table:style-name="ce6" table:formula="of:=[.I64]+[.J64]+[.K64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62]" office:value-type="float" office:value="0" calcext:value-type="float">
            <text:p>0</text:p>
          </table:table-cell>
          <table:table-cell table:style-name="ce4" table:formula="of:=[quicksort_d.B62]" office:value-type="float" office:value="0" calcext:value-type="float">
            <text:p>0</text:p>
          </table:table-cell>
          <table:table-cell table:style-name="ce4" table:formula="of:=[quicksort_d.C62]" office:value-type="float" office:value="0" calcext:value-type="float">
            <text:p>0</text:p>
          </table:table-cell>
          <table:table-cell table:style-name="ce4" table:formula="of:=[quicksort_d.D62]" office:value-type="float" office:value="0" calcext:value-type="float">
            <text:p>0</text:p>
          </table:table-cell>
          <table:table-cell table:style-name="ce4" table:formula="of:=[quicksort_d.E62]" office:value-type="float" office:value="0" calcext:value-type="float">
            <text:p>0</text:p>
          </table:table-cell>
          <table:table-cell table:style-name="ce4" table:formula="of:=[.C65]+[.D65]+[.E65]" office:value-type="float" office:value="0" calcext:value-type="float">
            <text:p>0</text:p>
          </table:table-cell>
          <table:table-cell table:style-name="ce6" table:formula="of:=[quicksort_4date.A62]" office:value-type="float" office:value="0" calcext:value-type="float">
            <text:p>0</text:p>
          </table:table-cell>
          <table:table-cell table:style-name="ce6" table:formula="of:=[quicksort_4date.B62]" office:value-type="float" office:value="0" calcext:value-type="float">
            <text:p>0</text:p>
          </table:table-cell>
          <table:table-cell table:style-name="ce6" table:formula="of:=[quicksort_4date.C62]" office:value-type="float" office:value="0" calcext:value-type="float">
            <text:p>0</text:p>
          </table:table-cell>
          <table:table-cell table:style-name="ce6" table:formula="of:=[quicksort_4date.D62]" office:value-type="float" office:value="0" calcext:value-type="float">
            <text:p>0</text:p>
          </table:table-cell>
          <table:table-cell table:style-name="ce6" table:formula="of:=[quicksort_4date.E62]" office:value-type="float" office:value="0" calcext:value-type="float">
            <text:p>0</text:p>
          </table:table-cell>
          <table:table-cell table:style-name="ce6" table:formula="of:=[.I65]+[.J65]+[.K65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63]" office:value-type="float" office:value="0" calcext:value-type="float">
            <text:p>0</text:p>
          </table:table-cell>
          <table:table-cell table:style-name="ce4" table:formula="of:=[quicksort_d.B63]" office:value-type="float" office:value="0" calcext:value-type="float">
            <text:p>0</text:p>
          </table:table-cell>
          <table:table-cell table:style-name="ce4" table:formula="of:=[quicksort_d.C63]" office:value-type="float" office:value="0" calcext:value-type="float">
            <text:p>0</text:p>
          </table:table-cell>
          <table:table-cell table:style-name="ce4" table:formula="of:=[quicksort_d.D63]" office:value-type="float" office:value="0" calcext:value-type="float">
            <text:p>0</text:p>
          </table:table-cell>
          <table:table-cell table:style-name="ce4" table:formula="of:=[quicksort_d.E63]" office:value-type="float" office:value="0" calcext:value-type="float">
            <text:p>0</text:p>
          </table:table-cell>
          <table:table-cell table:style-name="ce4" table:formula="of:=[.C66]+[.D66]+[.E66]" office:value-type="float" office:value="0" calcext:value-type="float">
            <text:p>0</text:p>
          </table:table-cell>
          <table:table-cell table:style-name="ce6" table:formula="of:=[quicksort_4date.A63]" office:value-type="float" office:value="0" calcext:value-type="float">
            <text:p>0</text:p>
          </table:table-cell>
          <table:table-cell table:style-name="ce6" table:formula="of:=[quicksort_4date.B63]" office:value-type="float" office:value="0" calcext:value-type="float">
            <text:p>0</text:p>
          </table:table-cell>
          <table:table-cell table:style-name="ce6" table:formula="of:=[quicksort_4date.C63]" office:value-type="float" office:value="0" calcext:value-type="float">
            <text:p>0</text:p>
          </table:table-cell>
          <table:table-cell table:style-name="ce6" table:formula="of:=[quicksort_4date.D63]" office:value-type="float" office:value="0" calcext:value-type="float">
            <text:p>0</text:p>
          </table:table-cell>
          <table:table-cell table:style-name="ce6" table:formula="of:=[quicksort_4date.E63]" office:value-type="float" office:value="0" calcext:value-type="float">
            <text:p>0</text:p>
          </table:table-cell>
          <table:table-cell table:style-name="ce6" table:formula="of:=[.I66]+[.J66]+[.K66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64]" office:value-type="float" office:value="0" calcext:value-type="float">
            <text:p>0</text:p>
          </table:table-cell>
          <table:table-cell table:style-name="ce4" table:formula="of:=[quicksort_d.B64]" office:value-type="float" office:value="0" calcext:value-type="float">
            <text:p>0</text:p>
          </table:table-cell>
          <table:table-cell table:style-name="ce4" table:formula="of:=[quicksort_d.C64]" office:value-type="float" office:value="0" calcext:value-type="float">
            <text:p>0</text:p>
          </table:table-cell>
          <table:table-cell table:style-name="ce4" table:formula="of:=[quicksort_d.D64]" office:value-type="float" office:value="0" calcext:value-type="float">
            <text:p>0</text:p>
          </table:table-cell>
          <table:table-cell table:style-name="ce4" table:formula="of:=[quicksort_d.E64]" office:value-type="float" office:value="0" calcext:value-type="float">
            <text:p>0</text:p>
          </table:table-cell>
          <table:table-cell table:style-name="ce4" table:formula="of:=[.C67]+[.D67]+[.E67]" office:value-type="float" office:value="0" calcext:value-type="float">
            <text:p>0</text:p>
          </table:table-cell>
          <table:table-cell table:style-name="ce6" table:formula="of:=[quicksort_4date.A64]" office:value-type="float" office:value="0" calcext:value-type="float">
            <text:p>0</text:p>
          </table:table-cell>
          <table:table-cell table:style-name="ce6" table:formula="of:=[quicksort_4date.B64]" office:value-type="float" office:value="0" calcext:value-type="float">
            <text:p>0</text:p>
          </table:table-cell>
          <table:table-cell table:style-name="ce6" table:formula="of:=[quicksort_4date.C64]" office:value-type="float" office:value="0" calcext:value-type="float">
            <text:p>0</text:p>
          </table:table-cell>
          <table:table-cell table:style-name="ce6" table:formula="of:=[quicksort_4date.D64]" office:value-type="float" office:value="0" calcext:value-type="float">
            <text:p>0</text:p>
          </table:table-cell>
          <table:table-cell table:style-name="ce6" table:formula="of:=[quicksort_4date.E64]" office:value-type="float" office:value="0" calcext:value-type="float">
            <text:p>0</text:p>
          </table:table-cell>
          <table:table-cell table:style-name="ce6" table:formula="of:=[.I67]+[.J67]+[.K67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65]" office:value-type="float" office:value="0" calcext:value-type="float">
            <text:p>0</text:p>
          </table:table-cell>
          <table:table-cell table:style-name="ce4" table:formula="of:=[quicksort_d.B65]" office:value-type="float" office:value="0" calcext:value-type="float">
            <text:p>0</text:p>
          </table:table-cell>
          <table:table-cell table:style-name="ce4" table:formula="of:=[quicksort_d.C65]" office:value-type="float" office:value="0" calcext:value-type="float">
            <text:p>0</text:p>
          </table:table-cell>
          <table:table-cell table:style-name="ce4" table:formula="of:=[quicksort_d.D65]" office:value-type="float" office:value="0" calcext:value-type="float">
            <text:p>0</text:p>
          </table:table-cell>
          <table:table-cell table:style-name="ce4" table:formula="of:=[quicksort_d.E65]" office:value-type="float" office:value="0" calcext:value-type="float">
            <text:p>0</text:p>
          </table:table-cell>
          <table:table-cell table:style-name="ce4" table:formula="of:=[.C68]+[.D68]+[.E68]" office:value-type="float" office:value="0" calcext:value-type="float">
            <text:p>0</text:p>
          </table:table-cell>
          <table:table-cell table:style-name="ce6" table:formula="of:=[quicksort_4date.A65]" office:value-type="float" office:value="0" calcext:value-type="float">
            <text:p>0</text:p>
          </table:table-cell>
          <table:table-cell table:style-name="ce6" table:formula="of:=[quicksort_4date.B65]" office:value-type="float" office:value="0" calcext:value-type="float">
            <text:p>0</text:p>
          </table:table-cell>
          <table:table-cell table:style-name="ce6" table:formula="of:=[quicksort_4date.C65]" office:value-type="float" office:value="0" calcext:value-type="float">
            <text:p>0</text:p>
          </table:table-cell>
          <table:table-cell table:style-name="ce6" table:formula="of:=[quicksort_4date.D65]" office:value-type="float" office:value="0" calcext:value-type="float">
            <text:p>0</text:p>
          </table:table-cell>
          <table:table-cell table:style-name="ce6" table:formula="of:=[quicksort_4date.E65]" office:value-type="float" office:value="0" calcext:value-type="float">
            <text:p>0</text:p>
          </table:table-cell>
          <table:table-cell table:style-name="ce6" table:formula="of:=[.I68]+[.J68]+[.K68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66]" office:value-type="float" office:value="0" calcext:value-type="float">
            <text:p>0</text:p>
          </table:table-cell>
          <table:table-cell table:style-name="ce4" table:formula="of:=[quicksort_d.B66]" office:value-type="float" office:value="0" calcext:value-type="float">
            <text:p>0</text:p>
          </table:table-cell>
          <table:table-cell table:style-name="ce4" table:formula="of:=[quicksort_d.C66]" office:value-type="float" office:value="0" calcext:value-type="float">
            <text:p>0</text:p>
          </table:table-cell>
          <table:table-cell table:style-name="ce4" table:formula="of:=[quicksort_d.D66]" office:value-type="float" office:value="0" calcext:value-type="float">
            <text:p>0</text:p>
          </table:table-cell>
          <table:table-cell table:style-name="ce4" table:formula="of:=[quicksort_d.E66]" office:value-type="float" office:value="0" calcext:value-type="float">
            <text:p>0</text:p>
          </table:table-cell>
          <table:table-cell table:style-name="ce4" table:formula="of:=[.C69]+[.D69]+[.E69]" office:value-type="float" office:value="0" calcext:value-type="float">
            <text:p>0</text:p>
          </table:table-cell>
          <table:table-cell table:style-name="ce6" table:formula="of:=[quicksort_4date.A66]" office:value-type="float" office:value="0" calcext:value-type="float">
            <text:p>0</text:p>
          </table:table-cell>
          <table:table-cell table:style-name="ce6" table:formula="of:=[quicksort_4date.B66]" office:value-type="float" office:value="0" calcext:value-type="float">
            <text:p>0</text:p>
          </table:table-cell>
          <table:table-cell table:style-name="ce6" table:formula="of:=[quicksort_4date.C66]" office:value-type="float" office:value="0" calcext:value-type="float">
            <text:p>0</text:p>
          </table:table-cell>
          <table:table-cell table:style-name="ce6" table:formula="of:=[quicksort_4date.D66]" office:value-type="float" office:value="0" calcext:value-type="float">
            <text:p>0</text:p>
          </table:table-cell>
          <table:table-cell table:style-name="ce6" table:formula="of:=[quicksort_4date.E66]" office:value-type="float" office:value="0" calcext:value-type="float">
            <text:p>0</text:p>
          </table:table-cell>
          <table:table-cell table:style-name="ce6" table:formula="of:=[.I69]+[.J69]+[.K69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67]" office:value-type="float" office:value="0" calcext:value-type="float">
            <text:p>0</text:p>
          </table:table-cell>
          <table:table-cell table:style-name="ce4" table:formula="of:=[quicksort_d.B67]" office:value-type="float" office:value="0" calcext:value-type="float">
            <text:p>0</text:p>
          </table:table-cell>
          <table:table-cell table:style-name="ce4" table:formula="of:=[quicksort_d.C67]" office:value-type="float" office:value="0" calcext:value-type="float">
            <text:p>0</text:p>
          </table:table-cell>
          <table:table-cell table:style-name="ce4" table:formula="of:=[quicksort_d.D67]" office:value-type="float" office:value="0" calcext:value-type="float">
            <text:p>0</text:p>
          </table:table-cell>
          <table:table-cell table:style-name="ce4" table:formula="of:=[quicksort_d.E67]" office:value-type="float" office:value="0" calcext:value-type="float">
            <text:p>0</text:p>
          </table:table-cell>
          <table:table-cell table:style-name="ce4" table:formula="of:=[.C70]+[.D70]+[.E70]" office:value-type="float" office:value="0" calcext:value-type="float">
            <text:p>0</text:p>
          </table:table-cell>
          <table:table-cell table:style-name="ce6" table:formula="of:=[quicksort_4date.A67]" office:value-type="float" office:value="0" calcext:value-type="float">
            <text:p>0</text:p>
          </table:table-cell>
          <table:table-cell table:style-name="ce6" table:formula="of:=[quicksort_4date.B67]" office:value-type="float" office:value="0" calcext:value-type="float">
            <text:p>0</text:p>
          </table:table-cell>
          <table:table-cell table:style-name="ce6" table:formula="of:=[quicksort_4date.C67]" office:value-type="float" office:value="0" calcext:value-type="float">
            <text:p>0</text:p>
          </table:table-cell>
          <table:table-cell table:style-name="ce6" table:formula="of:=[quicksort_4date.D67]" office:value-type="float" office:value="0" calcext:value-type="float">
            <text:p>0</text:p>
          </table:table-cell>
          <table:table-cell table:style-name="ce6" table:formula="of:=[quicksort_4date.E67]" office:value-type="float" office:value="0" calcext:value-type="float">
            <text:p>0</text:p>
          </table:table-cell>
          <table:table-cell table:style-name="ce6" table:formula="of:=[.I70]+[.J70]+[.K70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68]" office:value-type="float" office:value="0" calcext:value-type="float">
            <text:p>0</text:p>
          </table:table-cell>
          <table:table-cell table:style-name="ce4" table:formula="of:=[quicksort_d.B68]" office:value-type="float" office:value="0" calcext:value-type="float">
            <text:p>0</text:p>
          </table:table-cell>
          <table:table-cell table:style-name="ce4" table:formula="of:=[quicksort_d.C68]" office:value-type="float" office:value="0" calcext:value-type="float">
            <text:p>0</text:p>
          </table:table-cell>
          <table:table-cell table:style-name="ce4" table:formula="of:=[quicksort_d.D68]" office:value-type="float" office:value="0" calcext:value-type="float">
            <text:p>0</text:p>
          </table:table-cell>
          <table:table-cell table:style-name="ce4" table:formula="of:=[quicksort_d.E68]" office:value-type="float" office:value="0" calcext:value-type="float">
            <text:p>0</text:p>
          </table:table-cell>
          <table:table-cell table:style-name="ce4" table:formula="of:=[.C71]+[.D71]+[.E71]" office:value-type="float" office:value="0" calcext:value-type="float">
            <text:p>0</text:p>
          </table:table-cell>
          <table:table-cell table:style-name="ce6" table:formula="of:=[quicksort_4date.A68]" office:value-type="float" office:value="0" calcext:value-type="float">
            <text:p>0</text:p>
          </table:table-cell>
          <table:table-cell table:style-name="ce6" table:formula="of:=[quicksort_4date.B68]" office:value-type="float" office:value="0" calcext:value-type="float">
            <text:p>0</text:p>
          </table:table-cell>
          <table:table-cell table:style-name="ce6" table:formula="of:=[quicksort_4date.C68]" office:value-type="float" office:value="0" calcext:value-type="float">
            <text:p>0</text:p>
          </table:table-cell>
          <table:table-cell table:style-name="ce6" table:formula="of:=[quicksort_4date.D68]" office:value-type="float" office:value="0" calcext:value-type="float">
            <text:p>0</text:p>
          </table:table-cell>
          <table:table-cell table:style-name="ce6" table:formula="of:=[quicksort_4date.E68]" office:value-type="float" office:value="0" calcext:value-type="float">
            <text:p>0</text:p>
          </table:table-cell>
          <table:table-cell table:style-name="ce6" table:formula="of:=[.I71]+[.J71]+[.K71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69]" office:value-type="float" office:value="0" calcext:value-type="float">
            <text:p>0</text:p>
          </table:table-cell>
          <table:table-cell table:style-name="ce4" table:formula="of:=[quicksort_d.B69]" office:value-type="float" office:value="0" calcext:value-type="float">
            <text:p>0</text:p>
          </table:table-cell>
          <table:table-cell table:style-name="ce4" table:formula="of:=[quicksort_d.C69]" office:value-type="float" office:value="0" calcext:value-type="float">
            <text:p>0</text:p>
          </table:table-cell>
          <table:table-cell table:style-name="ce4" table:formula="of:=[quicksort_d.D69]" office:value-type="float" office:value="0" calcext:value-type="float">
            <text:p>0</text:p>
          </table:table-cell>
          <table:table-cell table:style-name="ce4" table:formula="of:=[quicksort_d.E69]" office:value-type="float" office:value="0" calcext:value-type="float">
            <text:p>0</text:p>
          </table:table-cell>
          <table:table-cell table:style-name="ce4" table:formula="of:=[.C72]+[.D72]+[.E72]" office:value-type="float" office:value="0" calcext:value-type="float">
            <text:p>0</text:p>
          </table:table-cell>
          <table:table-cell table:style-name="ce6" table:formula="of:=[quicksort_4date.A69]" office:value-type="float" office:value="0" calcext:value-type="float">
            <text:p>0</text:p>
          </table:table-cell>
          <table:table-cell table:style-name="ce6" table:formula="of:=[quicksort_4date.B69]" office:value-type="float" office:value="0" calcext:value-type="float">
            <text:p>0</text:p>
          </table:table-cell>
          <table:table-cell table:style-name="ce6" table:formula="of:=[quicksort_4date.C69]" office:value-type="float" office:value="0" calcext:value-type="float">
            <text:p>0</text:p>
          </table:table-cell>
          <table:table-cell table:style-name="ce6" table:formula="of:=[quicksort_4date.D69]" office:value-type="float" office:value="0" calcext:value-type="float">
            <text:p>0</text:p>
          </table:table-cell>
          <table:table-cell table:style-name="ce6" table:formula="of:=[quicksort_4date.E69]" office:value-type="float" office:value="0" calcext:value-type="float">
            <text:p>0</text:p>
          </table:table-cell>
          <table:table-cell table:style-name="ce6" table:formula="of:=[.I72]+[.J72]+[.K72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70]" office:value-type="float" office:value="0" calcext:value-type="float">
            <text:p>0</text:p>
          </table:table-cell>
          <table:table-cell table:style-name="ce4" table:formula="of:=[quicksort_d.B70]" office:value-type="float" office:value="0" calcext:value-type="float">
            <text:p>0</text:p>
          </table:table-cell>
          <table:table-cell table:style-name="ce4" table:formula="of:=[quicksort_d.C70]" office:value-type="float" office:value="0" calcext:value-type="float">
            <text:p>0</text:p>
          </table:table-cell>
          <table:table-cell table:style-name="ce4" table:formula="of:=[quicksort_d.D70]" office:value-type="float" office:value="0" calcext:value-type="float">
            <text:p>0</text:p>
          </table:table-cell>
          <table:table-cell table:style-name="ce4" table:formula="of:=[quicksort_d.E70]" office:value-type="float" office:value="0" calcext:value-type="float">
            <text:p>0</text:p>
          </table:table-cell>
          <table:table-cell table:style-name="ce4" table:formula="of:=[.C73]+[.D73]+[.E73]" office:value-type="float" office:value="0" calcext:value-type="float">
            <text:p>0</text:p>
          </table:table-cell>
          <table:table-cell table:style-name="ce6" table:formula="of:=[quicksort_4date.A70]" office:value-type="float" office:value="0" calcext:value-type="float">
            <text:p>0</text:p>
          </table:table-cell>
          <table:table-cell table:style-name="ce6" table:formula="of:=[quicksort_4date.B70]" office:value-type="float" office:value="0" calcext:value-type="float">
            <text:p>0</text:p>
          </table:table-cell>
          <table:table-cell table:style-name="ce6" table:formula="of:=[quicksort_4date.C70]" office:value-type="float" office:value="0" calcext:value-type="float">
            <text:p>0</text:p>
          </table:table-cell>
          <table:table-cell table:style-name="ce6" table:formula="of:=[quicksort_4date.D70]" office:value-type="float" office:value="0" calcext:value-type="float">
            <text:p>0</text:p>
          </table:table-cell>
          <table:table-cell table:style-name="ce6" table:formula="of:=[quicksort_4date.E70]" office:value-type="float" office:value="0" calcext:value-type="float">
            <text:p>0</text:p>
          </table:table-cell>
          <table:table-cell table:style-name="ce6" table:formula="of:=[.I73]+[.J73]+[.K73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71]" office:value-type="float" office:value="0" calcext:value-type="float">
            <text:p>0</text:p>
          </table:table-cell>
          <table:table-cell table:style-name="ce4" table:formula="of:=[quicksort_d.B71]" office:value-type="float" office:value="0" calcext:value-type="float">
            <text:p>0</text:p>
          </table:table-cell>
          <table:table-cell table:style-name="ce4" table:formula="of:=[quicksort_d.C71]" office:value-type="float" office:value="0" calcext:value-type="float">
            <text:p>0</text:p>
          </table:table-cell>
          <table:table-cell table:style-name="ce4" table:formula="of:=[quicksort_d.D71]" office:value-type="float" office:value="0" calcext:value-type="float">
            <text:p>0</text:p>
          </table:table-cell>
          <table:table-cell table:style-name="ce4" table:formula="of:=[quicksort_d.E71]" office:value-type="float" office:value="0" calcext:value-type="float">
            <text:p>0</text:p>
          </table:table-cell>
          <table:table-cell table:style-name="ce4" table:formula="of:=[.C74]+[.D74]+[.E74]" office:value-type="float" office:value="0" calcext:value-type="float">
            <text:p>0</text:p>
          </table:table-cell>
          <table:table-cell table:style-name="ce6" table:formula="of:=[quicksort_4date.A71]" office:value-type="float" office:value="0" calcext:value-type="float">
            <text:p>0</text:p>
          </table:table-cell>
          <table:table-cell table:style-name="ce6" table:formula="of:=[quicksort_4date.B71]" office:value-type="float" office:value="0" calcext:value-type="float">
            <text:p>0</text:p>
          </table:table-cell>
          <table:table-cell table:style-name="ce6" table:formula="of:=[quicksort_4date.C71]" office:value-type="float" office:value="0" calcext:value-type="float">
            <text:p>0</text:p>
          </table:table-cell>
          <table:table-cell table:style-name="ce6" table:formula="of:=[quicksort_4date.D71]" office:value-type="float" office:value="0" calcext:value-type="float">
            <text:p>0</text:p>
          </table:table-cell>
          <table:table-cell table:style-name="ce6" table:formula="of:=[quicksort_4date.E71]" office:value-type="float" office:value="0" calcext:value-type="float">
            <text:p>0</text:p>
          </table:table-cell>
          <table:table-cell table:style-name="ce6" table:formula="of:=[.I74]+[.J74]+[.K74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72]" office:value-type="float" office:value="0" calcext:value-type="float">
            <text:p>0</text:p>
          </table:table-cell>
          <table:table-cell table:style-name="ce4" table:formula="of:=[quicksort_d.B72]" office:value-type="float" office:value="0" calcext:value-type="float">
            <text:p>0</text:p>
          </table:table-cell>
          <table:table-cell table:style-name="ce4" table:formula="of:=[quicksort_d.C72]" office:value-type="float" office:value="0" calcext:value-type="float">
            <text:p>0</text:p>
          </table:table-cell>
          <table:table-cell table:style-name="ce4" table:formula="of:=[quicksort_d.D72]" office:value-type="float" office:value="0" calcext:value-type="float">
            <text:p>0</text:p>
          </table:table-cell>
          <table:table-cell table:style-name="ce4" table:formula="of:=[quicksort_d.E72]" office:value-type="float" office:value="0" calcext:value-type="float">
            <text:p>0</text:p>
          </table:table-cell>
          <table:table-cell table:style-name="ce4" table:formula="of:=[.C75]+[.D75]+[.E75]" office:value-type="float" office:value="0" calcext:value-type="float">
            <text:p>0</text:p>
          </table:table-cell>
          <table:table-cell table:style-name="ce6" table:formula="of:=[quicksort_4date.A72]" office:value-type="float" office:value="0" calcext:value-type="float">
            <text:p>0</text:p>
          </table:table-cell>
          <table:table-cell table:style-name="ce6" table:formula="of:=[quicksort_4date.B72]" office:value-type="float" office:value="0" calcext:value-type="float">
            <text:p>0</text:p>
          </table:table-cell>
          <table:table-cell table:style-name="ce6" table:formula="of:=[quicksort_4date.C72]" office:value-type="float" office:value="0" calcext:value-type="float">
            <text:p>0</text:p>
          </table:table-cell>
          <table:table-cell table:style-name="ce6" table:formula="of:=[quicksort_4date.D72]" office:value-type="float" office:value="0" calcext:value-type="float">
            <text:p>0</text:p>
          </table:table-cell>
          <table:table-cell table:style-name="ce6" table:formula="of:=[quicksort_4date.E72]" office:value-type="float" office:value="0" calcext:value-type="float">
            <text:p>0</text:p>
          </table:table-cell>
          <table:table-cell table:style-name="ce6" table:formula="of:=[.I75]+[.J75]+[.K75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73]" office:value-type="float" office:value="0" calcext:value-type="float">
            <text:p>0</text:p>
          </table:table-cell>
          <table:table-cell table:style-name="ce4" table:formula="of:=[quicksort_d.B73]" office:value-type="float" office:value="0" calcext:value-type="float">
            <text:p>0</text:p>
          </table:table-cell>
          <table:table-cell table:style-name="ce4" table:formula="of:=[quicksort_d.C73]" office:value-type="float" office:value="0" calcext:value-type="float">
            <text:p>0</text:p>
          </table:table-cell>
          <table:table-cell table:style-name="ce4" table:formula="of:=[quicksort_d.D73]" office:value-type="float" office:value="0" calcext:value-type="float">
            <text:p>0</text:p>
          </table:table-cell>
          <table:table-cell table:style-name="ce4" table:formula="of:=[quicksort_d.E73]" office:value-type="float" office:value="0" calcext:value-type="float">
            <text:p>0</text:p>
          </table:table-cell>
          <table:table-cell table:style-name="ce4" table:formula="of:=[.C76]+[.D76]+[.E76]" office:value-type="float" office:value="0" calcext:value-type="float">
            <text:p>0</text:p>
          </table:table-cell>
          <table:table-cell table:style-name="ce6" table:formula="of:=[quicksort_4date.A73]" office:value-type="float" office:value="0" calcext:value-type="float">
            <text:p>0</text:p>
          </table:table-cell>
          <table:table-cell table:style-name="ce6" table:formula="of:=[quicksort_4date.B73]" office:value-type="float" office:value="0" calcext:value-type="float">
            <text:p>0</text:p>
          </table:table-cell>
          <table:table-cell table:style-name="ce6" table:formula="of:=[quicksort_4date.C73]" office:value-type="float" office:value="0" calcext:value-type="float">
            <text:p>0</text:p>
          </table:table-cell>
          <table:table-cell table:style-name="ce6" table:formula="of:=[quicksort_4date.D73]" office:value-type="float" office:value="0" calcext:value-type="float">
            <text:p>0</text:p>
          </table:table-cell>
          <table:table-cell table:style-name="ce6" table:formula="of:=[quicksort_4date.E73]" office:value-type="float" office:value="0" calcext:value-type="float">
            <text:p>0</text:p>
          </table:table-cell>
          <table:table-cell table:style-name="ce6" table:formula="of:=[.I76]+[.J76]+[.K76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74]" office:value-type="float" office:value="0" calcext:value-type="float">
            <text:p>0</text:p>
          </table:table-cell>
          <table:table-cell table:style-name="ce4" table:formula="of:=[quicksort_d.B74]" office:value-type="float" office:value="0" calcext:value-type="float">
            <text:p>0</text:p>
          </table:table-cell>
          <table:table-cell table:style-name="ce4" table:formula="of:=[quicksort_d.C74]" office:value-type="float" office:value="0" calcext:value-type="float">
            <text:p>0</text:p>
          </table:table-cell>
          <table:table-cell table:style-name="ce4" table:formula="of:=[quicksort_d.D74]" office:value-type="float" office:value="0" calcext:value-type="float">
            <text:p>0</text:p>
          </table:table-cell>
          <table:table-cell table:style-name="ce4" table:formula="of:=[quicksort_d.E74]" office:value-type="float" office:value="0" calcext:value-type="float">
            <text:p>0</text:p>
          </table:table-cell>
          <table:table-cell table:style-name="ce4" table:formula="of:=[.C77]+[.D77]+[.E77]" office:value-type="float" office:value="0" calcext:value-type="float">
            <text:p>0</text:p>
          </table:table-cell>
          <table:table-cell table:style-name="ce6" table:formula="of:=[quicksort_4date.A74]" office:value-type="float" office:value="0" calcext:value-type="float">
            <text:p>0</text:p>
          </table:table-cell>
          <table:table-cell table:style-name="ce6" table:formula="of:=[quicksort_4date.B74]" office:value-type="float" office:value="0" calcext:value-type="float">
            <text:p>0</text:p>
          </table:table-cell>
          <table:table-cell table:style-name="ce6" table:formula="of:=[quicksort_4date.C74]" office:value-type="float" office:value="0" calcext:value-type="float">
            <text:p>0</text:p>
          </table:table-cell>
          <table:table-cell table:style-name="ce6" table:formula="of:=[quicksort_4date.D74]" office:value-type="float" office:value="0" calcext:value-type="float">
            <text:p>0</text:p>
          </table:table-cell>
          <table:table-cell table:style-name="ce6" table:formula="of:=[quicksort_4date.E74]" office:value-type="float" office:value="0" calcext:value-type="float">
            <text:p>0</text:p>
          </table:table-cell>
          <table:table-cell table:style-name="ce6" table:formula="of:=[.I77]+[.J77]+[.K77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75]" office:value-type="float" office:value="0" calcext:value-type="float">
            <text:p>0</text:p>
          </table:table-cell>
          <table:table-cell table:style-name="ce4" table:formula="of:=[quicksort_d.B75]" office:value-type="float" office:value="0" calcext:value-type="float">
            <text:p>0</text:p>
          </table:table-cell>
          <table:table-cell table:style-name="ce4" table:formula="of:=[quicksort_d.C75]" office:value-type="float" office:value="0" calcext:value-type="float">
            <text:p>0</text:p>
          </table:table-cell>
          <table:table-cell table:style-name="ce4" table:formula="of:=[quicksort_d.D75]" office:value-type="float" office:value="0" calcext:value-type="float">
            <text:p>0</text:p>
          </table:table-cell>
          <table:table-cell table:style-name="ce4" table:formula="of:=[quicksort_d.E75]" office:value-type="float" office:value="0" calcext:value-type="float">
            <text:p>0</text:p>
          </table:table-cell>
          <table:table-cell table:style-name="ce4" table:formula="of:=[.C78]+[.D78]+[.E78]" office:value-type="float" office:value="0" calcext:value-type="float">
            <text:p>0</text:p>
          </table:table-cell>
          <table:table-cell table:style-name="ce6" table:formula="of:=[quicksort_4date.A75]" office:value-type="float" office:value="0" calcext:value-type="float">
            <text:p>0</text:p>
          </table:table-cell>
          <table:table-cell table:style-name="ce6" table:formula="of:=[quicksort_4date.B75]" office:value-type="float" office:value="0" calcext:value-type="float">
            <text:p>0</text:p>
          </table:table-cell>
          <table:table-cell table:style-name="ce6" table:formula="of:=[quicksort_4date.C75]" office:value-type="float" office:value="0" calcext:value-type="float">
            <text:p>0</text:p>
          </table:table-cell>
          <table:table-cell table:style-name="ce6" table:formula="of:=[quicksort_4date.D75]" office:value-type="float" office:value="0" calcext:value-type="float">
            <text:p>0</text:p>
          </table:table-cell>
          <table:table-cell table:style-name="ce6" table:formula="of:=[quicksort_4date.E75]" office:value-type="float" office:value="0" calcext:value-type="float">
            <text:p>0</text:p>
          </table:table-cell>
          <table:table-cell table:style-name="ce6" table:formula="of:=[.I78]+[.J78]+[.K78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76]" office:value-type="float" office:value="0" calcext:value-type="float">
            <text:p>0</text:p>
          </table:table-cell>
          <table:table-cell table:style-name="ce4" table:formula="of:=[quicksort_d.B76]" office:value-type="float" office:value="0" calcext:value-type="float">
            <text:p>0</text:p>
          </table:table-cell>
          <table:table-cell table:style-name="ce4" table:formula="of:=[quicksort_d.C76]" office:value-type="float" office:value="0" calcext:value-type="float">
            <text:p>0</text:p>
          </table:table-cell>
          <table:table-cell table:style-name="ce4" table:formula="of:=[quicksort_d.D76]" office:value-type="float" office:value="0" calcext:value-type="float">
            <text:p>0</text:p>
          </table:table-cell>
          <table:table-cell table:style-name="ce4" table:formula="of:=[quicksort_d.E76]" office:value-type="float" office:value="0" calcext:value-type="float">
            <text:p>0</text:p>
          </table:table-cell>
          <table:table-cell table:style-name="ce4" table:formula="of:=[.C79]+[.D79]+[.E79]" office:value-type="float" office:value="0" calcext:value-type="float">
            <text:p>0</text:p>
          </table:table-cell>
          <table:table-cell table:style-name="ce6" table:formula="of:=[quicksort_4date.A76]" office:value-type="float" office:value="0" calcext:value-type="float">
            <text:p>0</text:p>
          </table:table-cell>
          <table:table-cell table:style-name="ce6" table:formula="of:=[quicksort_4date.B76]" office:value-type="float" office:value="0" calcext:value-type="float">
            <text:p>0</text:p>
          </table:table-cell>
          <table:table-cell table:style-name="ce6" table:formula="of:=[quicksort_4date.C76]" office:value-type="float" office:value="0" calcext:value-type="float">
            <text:p>0</text:p>
          </table:table-cell>
          <table:table-cell table:style-name="ce6" table:formula="of:=[quicksort_4date.D76]" office:value-type="float" office:value="0" calcext:value-type="float">
            <text:p>0</text:p>
          </table:table-cell>
          <table:table-cell table:style-name="ce6" table:formula="of:=[quicksort_4date.E76]" office:value-type="float" office:value="0" calcext:value-type="float">
            <text:p>0</text:p>
          </table:table-cell>
          <table:table-cell table:style-name="ce6" table:formula="of:=[.I79]+[.J79]+[.K79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77]" office:value-type="float" office:value="0" calcext:value-type="float">
            <text:p>0</text:p>
          </table:table-cell>
          <table:table-cell table:style-name="ce4" table:formula="of:=[quicksort_d.B77]" office:value-type="float" office:value="0" calcext:value-type="float">
            <text:p>0</text:p>
          </table:table-cell>
          <table:table-cell table:style-name="ce4" table:formula="of:=[quicksort_d.C77]" office:value-type="float" office:value="0" calcext:value-type="float">
            <text:p>0</text:p>
          </table:table-cell>
          <table:table-cell table:style-name="ce4" table:formula="of:=[quicksort_d.D77]" office:value-type="float" office:value="0" calcext:value-type="float">
            <text:p>0</text:p>
          </table:table-cell>
          <table:table-cell table:style-name="ce4" table:formula="of:=[quicksort_d.E77]" office:value-type="float" office:value="0" calcext:value-type="float">
            <text:p>0</text:p>
          </table:table-cell>
          <table:table-cell table:style-name="ce4" table:formula="of:=[.C80]+[.D80]+[.E80]" office:value-type="float" office:value="0" calcext:value-type="float">
            <text:p>0</text:p>
          </table:table-cell>
          <table:table-cell table:style-name="ce6" table:formula="of:=[quicksort_4date.A77]" office:value-type="float" office:value="0" calcext:value-type="float">
            <text:p>0</text:p>
          </table:table-cell>
          <table:table-cell table:style-name="ce6" table:formula="of:=[quicksort_4date.B77]" office:value-type="float" office:value="0" calcext:value-type="float">
            <text:p>0</text:p>
          </table:table-cell>
          <table:table-cell table:style-name="ce6" table:formula="of:=[quicksort_4date.C77]" office:value-type="float" office:value="0" calcext:value-type="float">
            <text:p>0</text:p>
          </table:table-cell>
          <table:table-cell table:style-name="ce6" table:formula="of:=[quicksort_4date.D77]" office:value-type="float" office:value="0" calcext:value-type="float">
            <text:p>0</text:p>
          </table:table-cell>
          <table:table-cell table:style-name="ce6" table:formula="of:=[quicksort_4date.E77]" office:value-type="float" office:value="0" calcext:value-type="float">
            <text:p>0</text:p>
          </table:table-cell>
          <table:table-cell table:style-name="ce6" table:formula="of:=[.I80]+[.J80]+[.K80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78]" office:value-type="float" office:value="0" calcext:value-type="float">
            <text:p>0</text:p>
          </table:table-cell>
          <table:table-cell table:style-name="ce4" table:formula="of:=[quicksort_d.B78]" office:value-type="float" office:value="0" calcext:value-type="float">
            <text:p>0</text:p>
          </table:table-cell>
          <table:table-cell table:style-name="ce4" table:formula="of:=[quicksort_d.C78]" office:value-type="float" office:value="0" calcext:value-type="float">
            <text:p>0</text:p>
          </table:table-cell>
          <table:table-cell table:style-name="ce4" table:formula="of:=[quicksort_d.D78]" office:value-type="float" office:value="0" calcext:value-type="float">
            <text:p>0</text:p>
          </table:table-cell>
          <table:table-cell table:style-name="ce4" table:formula="of:=[quicksort_d.E78]" office:value-type="float" office:value="0" calcext:value-type="float">
            <text:p>0</text:p>
          </table:table-cell>
          <table:table-cell table:style-name="ce4" table:formula="of:=[.C81]+[.D81]+[.E81]" office:value-type="float" office:value="0" calcext:value-type="float">
            <text:p>0</text:p>
          </table:table-cell>
          <table:table-cell table:style-name="ce6" table:formula="of:=[quicksort_4date.A78]" office:value-type="float" office:value="0" calcext:value-type="float">
            <text:p>0</text:p>
          </table:table-cell>
          <table:table-cell table:style-name="ce6" table:formula="of:=[quicksort_4date.B78]" office:value-type="float" office:value="0" calcext:value-type="float">
            <text:p>0</text:p>
          </table:table-cell>
          <table:table-cell table:style-name="ce6" table:formula="of:=[quicksort_4date.C78]" office:value-type="float" office:value="0" calcext:value-type="float">
            <text:p>0</text:p>
          </table:table-cell>
          <table:table-cell table:style-name="ce6" table:formula="of:=[quicksort_4date.D78]" office:value-type="float" office:value="0" calcext:value-type="float">
            <text:p>0</text:p>
          </table:table-cell>
          <table:table-cell table:style-name="ce6" table:formula="of:=[quicksort_4date.E78]" office:value-type="float" office:value="0" calcext:value-type="float">
            <text:p>0</text:p>
          </table:table-cell>
          <table:table-cell table:style-name="ce6" table:formula="of:=[.I81]+[.J81]+[.K81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79]" office:value-type="float" office:value="0" calcext:value-type="float">
            <text:p>0</text:p>
          </table:table-cell>
          <table:table-cell table:style-name="ce4" table:formula="of:=[quicksort_d.B79]" office:value-type="float" office:value="0" calcext:value-type="float">
            <text:p>0</text:p>
          </table:table-cell>
          <table:table-cell table:style-name="ce4" table:formula="of:=[quicksort_d.C79]" office:value-type="float" office:value="0" calcext:value-type="float">
            <text:p>0</text:p>
          </table:table-cell>
          <table:table-cell table:style-name="ce4" table:formula="of:=[quicksort_d.D79]" office:value-type="float" office:value="0" calcext:value-type="float">
            <text:p>0</text:p>
          </table:table-cell>
          <table:table-cell table:style-name="ce4" table:formula="of:=[quicksort_d.E79]" office:value-type="float" office:value="0" calcext:value-type="float">
            <text:p>0</text:p>
          </table:table-cell>
          <table:table-cell table:style-name="ce4" table:formula="of:=[.C82]+[.D82]+[.E82]" office:value-type="float" office:value="0" calcext:value-type="float">
            <text:p>0</text:p>
          </table:table-cell>
          <table:table-cell table:style-name="ce6" table:formula="of:=[quicksort_4date.A79]" office:value-type="float" office:value="0" calcext:value-type="float">
            <text:p>0</text:p>
          </table:table-cell>
          <table:table-cell table:style-name="ce6" table:formula="of:=[quicksort_4date.B79]" office:value-type="float" office:value="0" calcext:value-type="float">
            <text:p>0</text:p>
          </table:table-cell>
          <table:table-cell table:style-name="ce6" table:formula="of:=[quicksort_4date.C79]" office:value-type="float" office:value="0" calcext:value-type="float">
            <text:p>0</text:p>
          </table:table-cell>
          <table:table-cell table:style-name="ce6" table:formula="of:=[quicksort_4date.D79]" office:value-type="float" office:value="0" calcext:value-type="float">
            <text:p>0</text:p>
          </table:table-cell>
          <table:table-cell table:style-name="ce6" table:formula="of:=[quicksort_4date.E79]" office:value-type="float" office:value="0" calcext:value-type="float">
            <text:p>0</text:p>
          </table:table-cell>
          <table:table-cell table:style-name="ce6" table:formula="of:=[.I82]+[.J82]+[.K82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80]" office:value-type="float" office:value="0" calcext:value-type="float">
            <text:p>0</text:p>
          </table:table-cell>
          <table:table-cell table:style-name="ce4" table:formula="of:=[quicksort_d.B80]" office:value-type="float" office:value="0" calcext:value-type="float">
            <text:p>0</text:p>
          </table:table-cell>
          <table:table-cell table:style-name="ce4" table:formula="of:=[quicksort_d.C80]" office:value-type="float" office:value="0" calcext:value-type="float">
            <text:p>0</text:p>
          </table:table-cell>
          <table:table-cell table:style-name="ce4" table:formula="of:=[quicksort_d.D80]" office:value-type="float" office:value="0" calcext:value-type="float">
            <text:p>0</text:p>
          </table:table-cell>
          <table:table-cell table:style-name="ce4" table:formula="of:=[quicksort_d.E80]" office:value-type="float" office:value="0" calcext:value-type="float">
            <text:p>0</text:p>
          </table:table-cell>
          <table:table-cell table:style-name="ce4" table:formula="of:=[.C83]+[.D83]+[.E83]" office:value-type="float" office:value="0" calcext:value-type="float">
            <text:p>0</text:p>
          </table:table-cell>
          <table:table-cell table:style-name="ce6" table:formula="of:=[quicksort_4date.A80]" office:value-type="float" office:value="0" calcext:value-type="float">
            <text:p>0</text:p>
          </table:table-cell>
          <table:table-cell table:style-name="ce6" table:formula="of:=[quicksort_4date.B80]" office:value-type="float" office:value="0" calcext:value-type="float">
            <text:p>0</text:p>
          </table:table-cell>
          <table:table-cell table:style-name="ce6" table:formula="of:=[quicksort_4date.C80]" office:value-type="float" office:value="0" calcext:value-type="float">
            <text:p>0</text:p>
          </table:table-cell>
          <table:table-cell table:style-name="ce6" table:formula="of:=[quicksort_4date.D80]" office:value-type="float" office:value="0" calcext:value-type="float">
            <text:p>0</text:p>
          </table:table-cell>
          <table:table-cell table:style-name="ce6" table:formula="of:=[quicksort_4date.E80]" office:value-type="float" office:value="0" calcext:value-type="float">
            <text:p>0</text:p>
          </table:table-cell>
          <table:table-cell table:style-name="ce6" table:formula="of:=[.I83]+[.J83]+[.K83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81]" office:value-type="float" office:value="0" calcext:value-type="float">
            <text:p>0</text:p>
          </table:table-cell>
          <table:table-cell table:style-name="ce4" table:formula="of:=[quicksort_d.B81]" office:value-type="float" office:value="0" calcext:value-type="float">
            <text:p>0</text:p>
          </table:table-cell>
          <table:table-cell table:style-name="ce4" table:formula="of:=[quicksort_d.C81]" office:value-type="float" office:value="0" calcext:value-type="float">
            <text:p>0</text:p>
          </table:table-cell>
          <table:table-cell table:style-name="ce4" table:formula="of:=[quicksort_d.D81]" office:value-type="float" office:value="0" calcext:value-type="float">
            <text:p>0</text:p>
          </table:table-cell>
          <table:table-cell table:style-name="ce4" table:formula="of:=[quicksort_d.E81]" office:value-type="float" office:value="0" calcext:value-type="float">
            <text:p>0</text:p>
          </table:table-cell>
          <table:table-cell table:style-name="ce4" table:formula="of:=[.C84]+[.D84]+[.E84]" office:value-type="float" office:value="0" calcext:value-type="float">
            <text:p>0</text:p>
          </table:table-cell>
          <table:table-cell table:style-name="ce6" table:formula="of:=[quicksort_4date.A81]" office:value-type="float" office:value="0" calcext:value-type="float">
            <text:p>0</text:p>
          </table:table-cell>
          <table:table-cell table:style-name="ce6" table:formula="of:=[quicksort_4date.B81]" office:value-type="float" office:value="0" calcext:value-type="float">
            <text:p>0</text:p>
          </table:table-cell>
          <table:table-cell table:style-name="ce6" table:formula="of:=[quicksort_4date.C81]" office:value-type="float" office:value="0" calcext:value-type="float">
            <text:p>0</text:p>
          </table:table-cell>
          <table:table-cell table:style-name="ce6" table:formula="of:=[quicksort_4date.D81]" office:value-type="float" office:value="0" calcext:value-type="float">
            <text:p>0</text:p>
          </table:table-cell>
          <table:table-cell table:style-name="ce6" table:formula="of:=[quicksort_4date.E81]" office:value-type="float" office:value="0" calcext:value-type="float">
            <text:p>0</text:p>
          </table:table-cell>
          <table:table-cell table:style-name="ce6" table:formula="of:=[.I84]+[.J84]+[.K84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82]" office:value-type="float" office:value="0" calcext:value-type="float">
            <text:p>0</text:p>
          </table:table-cell>
          <table:table-cell table:style-name="ce4" table:formula="of:=[quicksort_d.B82]" office:value-type="float" office:value="0" calcext:value-type="float">
            <text:p>0</text:p>
          </table:table-cell>
          <table:table-cell table:style-name="ce4" table:formula="of:=[quicksort_d.C82]" office:value-type="float" office:value="0" calcext:value-type="float">
            <text:p>0</text:p>
          </table:table-cell>
          <table:table-cell table:style-name="ce4" table:formula="of:=[quicksort_d.D82]" office:value-type="float" office:value="0" calcext:value-type="float">
            <text:p>0</text:p>
          </table:table-cell>
          <table:table-cell table:style-name="ce4" table:formula="of:=[quicksort_d.E82]" office:value-type="float" office:value="0" calcext:value-type="float">
            <text:p>0</text:p>
          </table:table-cell>
          <table:table-cell table:style-name="ce4" table:formula="of:=[.C85]+[.D85]+[.E85]" office:value-type="float" office:value="0" calcext:value-type="float">
            <text:p>0</text:p>
          </table:table-cell>
          <table:table-cell table:style-name="ce6" table:formula="of:=[quicksort_4date.A82]" office:value-type="float" office:value="0" calcext:value-type="float">
            <text:p>0</text:p>
          </table:table-cell>
          <table:table-cell table:style-name="ce6" table:formula="of:=[quicksort_4date.B82]" office:value-type="float" office:value="0" calcext:value-type="float">
            <text:p>0</text:p>
          </table:table-cell>
          <table:table-cell table:style-name="ce6" table:formula="of:=[quicksort_4date.C82]" office:value-type="float" office:value="0" calcext:value-type="float">
            <text:p>0</text:p>
          </table:table-cell>
          <table:table-cell table:style-name="ce6" table:formula="of:=[quicksort_4date.D82]" office:value-type="float" office:value="0" calcext:value-type="float">
            <text:p>0</text:p>
          </table:table-cell>
          <table:table-cell table:style-name="ce6" table:formula="of:=[quicksort_4date.E82]" office:value-type="float" office:value="0" calcext:value-type="float">
            <text:p>0</text:p>
          </table:table-cell>
          <table:table-cell table:style-name="ce6" table:formula="of:=[.I85]+[.J85]+[.K85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83]" office:value-type="float" office:value="0" calcext:value-type="float">
            <text:p>0</text:p>
          </table:table-cell>
          <table:table-cell table:style-name="ce4" table:formula="of:=[quicksort_d.B83]" office:value-type="float" office:value="0" calcext:value-type="float">
            <text:p>0</text:p>
          </table:table-cell>
          <table:table-cell table:style-name="ce4" table:formula="of:=[quicksort_d.C83]" office:value-type="float" office:value="0" calcext:value-type="float">
            <text:p>0</text:p>
          </table:table-cell>
          <table:table-cell table:style-name="ce4" table:formula="of:=[quicksort_d.D83]" office:value-type="float" office:value="0" calcext:value-type="float">
            <text:p>0</text:p>
          </table:table-cell>
          <table:table-cell table:style-name="ce4" table:formula="of:=[quicksort_d.E83]" office:value-type="float" office:value="0" calcext:value-type="float">
            <text:p>0</text:p>
          </table:table-cell>
          <table:table-cell table:style-name="ce4" table:formula="of:=[.C86]+[.D86]+[.E86]" office:value-type="float" office:value="0" calcext:value-type="float">
            <text:p>0</text:p>
          </table:table-cell>
          <table:table-cell table:style-name="ce6" table:formula="of:=[quicksort_4date.A83]" office:value-type="float" office:value="0" calcext:value-type="float">
            <text:p>0</text:p>
          </table:table-cell>
          <table:table-cell table:style-name="ce6" table:formula="of:=[quicksort_4date.B83]" office:value-type="float" office:value="0" calcext:value-type="float">
            <text:p>0</text:p>
          </table:table-cell>
          <table:table-cell table:style-name="ce6" table:formula="of:=[quicksort_4date.C83]" office:value-type="float" office:value="0" calcext:value-type="float">
            <text:p>0</text:p>
          </table:table-cell>
          <table:table-cell table:style-name="ce6" table:formula="of:=[quicksort_4date.D83]" office:value-type="float" office:value="0" calcext:value-type="float">
            <text:p>0</text:p>
          </table:table-cell>
          <table:table-cell table:style-name="ce6" table:formula="of:=[quicksort_4date.E83]" office:value-type="float" office:value="0" calcext:value-type="float">
            <text:p>0</text:p>
          </table:table-cell>
          <table:table-cell table:style-name="ce6" table:formula="of:=[.I86]+[.J86]+[.K86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84]" office:value-type="float" office:value="0" calcext:value-type="float">
            <text:p>0</text:p>
          </table:table-cell>
          <table:table-cell table:style-name="ce4" table:formula="of:=[quicksort_d.B84]" office:value-type="float" office:value="0" calcext:value-type="float">
            <text:p>0</text:p>
          </table:table-cell>
          <table:table-cell table:style-name="ce4" table:formula="of:=[quicksort_d.C84]" office:value-type="float" office:value="0" calcext:value-type="float">
            <text:p>0</text:p>
          </table:table-cell>
          <table:table-cell table:style-name="ce4" table:formula="of:=[quicksort_d.D84]" office:value-type="float" office:value="0" calcext:value-type="float">
            <text:p>0</text:p>
          </table:table-cell>
          <table:table-cell table:style-name="ce4" table:formula="of:=[quicksort_d.E84]" office:value-type="float" office:value="0" calcext:value-type="float">
            <text:p>0</text:p>
          </table:table-cell>
          <table:table-cell table:style-name="ce4" table:formula="of:=[.C87]+[.D87]+[.E87]" office:value-type="float" office:value="0" calcext:value-type="float">
            <text:p>0</text:p>
          </table:table-cell>
          <table:table-cell table:style-name="ce6" table:formula="of:=[quicksort_4date.A84]" office:value-type="float" office:value="0" calcext:value-type="float">
            <text:p>0</text:p>
          </table:table-cell>
          <table:table-cell table:style-name="ce6" table:formula="of:=[quicksort_4date.B84]" office:value-type="float" office:value="0" calcext:value-type="float">
            <text:p>0</text:p>
          </table:table-cell>
          <table:table-cell table:style-name="ce6" table:formula="of:=[quicksort_4date.C84]" office:value-type="float" office:value="0" calcext:value-type="float">
            <text:p>0</text:p>
          </table:table-cell>
          <table:table-cell table:style-name="ce6" table:formula="of:=[quicksort_4date.D84]" office:value-type="float" office:value="0" calcext:value-type="float">
            <text:p>0</text:p>
          </table:table-cell>
          <table:table-cell table:style-name="ce6" table:formula="of:=[quicksort_4date.E84]" office:value-type="float" office:value="0" calcext:value-type="float">
            <text:p>0</text:p>
          </table:table-cell>
          <table:table-cell table:style-name="ce6" table:formula="of:=[.I87]+[.J87]+[.K87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85]" office:value-type="float" office:value="0" calcext:value-type="float">
            <text:p>0</text:p>
          </table:table-cell>
          <table:table-cell table:style-name="ce4" table:formula="of:=[quicksort_d.B85]" office:value-type="float" office:value="0" calcext:value-type="float">
            <text:p>0</text:p>
          </table:table-cell>
          <table:table-cell table:style-name="ce4" table:formula="of:=[quicksort_d.C85]" office:value-type="float" office:value="0" calcext:value-type="float">
            <text:p>0</text:p>
          </table:table-cell>
          <table:table-cell table:style-name="ce4" table:formula="of:=[quicksort_d.D85]" office:value-type="float" office:value="0" calcext:value-type="float">
            <text:p>0</text:p>
          </table:table-cell>
          <table:table-cell table:style-name="ce4" table:formula="of:=[quicksort_d.E85]" office:value-type="float" office:value="0" calcext:value-type="float">
            <text:p>0</text:p>
          </table:table-cell>
          <table:table-cell table:style-name="ce4" table:formula="of:=[.C88]+[.D88]+[.E88]" office:value-type="float" office:value="0" calcext:value-type="float">
            <text:p>0</text:p>
          </table:table-cell>
          <table:table-cell table:style-name="ce6" table:formula="of:=[quicksort_4date.A85]" office:value-type="float" office:value="0" calcext:value-type="float">
            <text:p>0</text:p>
          </table:table-cell>
          <table:table-cell table:style-name="ce6" table:formula="of:=[quicksort_4date.B85]" office:value-type="float" office:value="0" calcext:value-type="float">
            <text:p>0</text:p>
          </table:table-cell>
          <table:table-cell table:style-name="ce6" table:formula="of:=[quicksort_4date.C85]" office:value-type="float" office:value="0" calcext:value-type="float">
            <text:p>0</text:p>
          </table:table-cell>
          <table:table-cell table:style-name="ce6" table:formula="of:=[quicksort_4date.D85]" office:value-type="float" office:value="0" calcext:value-type="float">
            <text:p>0</text:p>
          </table:table-cell>
          <table:table-cell table:style-name="ce6" table:formula="of:=[quicksort_4date.E85]" office:value-type="float" office:value="0" calcext:value-type="float">
            <text:p>0</text:p>
          </table:table-cell>
          <table:table-cell table:style-name="ce6" table:formula="of:=[.I88]+[.J88]+[.K88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86]" office:value-type="float" office:value="0" calcext:value-type="float">
            <text:p>0</text:p>
          </table:table-cell>
          <table:table-cell table:style-name="ce4" table:formula="of:=[quicksort_d.B86]" office:value-type="float" office:value="0" calcext:value-type="float">
            <text:p>0</text:p>
          </table:table-cell>
          <table:table-cell table:style-name="ce4" table:formula="of:=[quicksort_d.C86]" office:value-type="float" office:value="0" calcext:value-type="float">
            <text:p>0</text:p>
          </table:table-cell>
          <table:table-cell table:style-name="ce4" table:formula="of:=[quicksort_d.D86]" office:value-type="float" office:value="0" calcext:value-type="float">
            <text:p>0</text:p>
          </table:table-cell>
          <table:table-cell table:style-name="ce4" table:formula="of:=[quicksort_d.E86]" office:value-type="float" office:value="0" calcext:value-type="float">
            <text:p>0</text:p>
          </table:table-cell>
          <table:table-cell table:style-name="ce4" table:formula="of:=[.C89]+[.D89]+[.E89]" office:value-type="float" office:value="0" calcext:value-type="float">
            <text:p>0</text:p>
          </table:table-cell>
          <table:table-cell table:style-name="ce6" table:formula="of:=[quicksort_4date.A86]" office:value-type="float" office:value="0" calcext:value-type="float">
            <text:p>0</text:p>
          </table:table-cell>
          <table:table-cell table:style-name="ce6" table:formula="of:=[quicksort_4date.B86]" office:value-type="float" office:value="0" calcext:value-type="float">
            <text:p>0</text:p>
          </table:table-cell>
          <table:table-cell table:style-name="ce6" table:formula="of:=[quicksort_4date.C86]" office:value-type="float" office:value="0" calcext:value-type="float">
            <text:p>0</text:p>
          </table:table-cell>
          <table:table-cell table:style-name="ce6" table:formula="of:=[quicksort_4date.D86]" office:value-type="float" office:value="0" calcext:value-type="float">
            <text:p>0</text:p>
          </table:table-cell>
          <table:table-cell table:style-name="ce6" table:formula="of:=[quicksort_4date.E86]" office:value-type="float" office:value="0" calcext:value-type="float">
            <text:p>0</text:p>
          </table:table-cell>
          <table:table-cell table:style-name="ce6" table:formula="of:=[.I89]+[.J89]+[.K89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87]" office:value-type="float" office:value="0" calcext:value-type="float">
            <text:p>0</text:p>
          </table:table-cell>
          <table:table-cell table:style-name="ce4" table:formula="of:=[quicksort_d.B87]" office:value-type="float" office:value="0" calcext:value-type="float">
            <text:p>0</text:p>
          </table:table-cell>
          <table:table-cell table:style-name="ce4" table:formula="of:=[quicksort_d.C87]" office:value-type="float" office:value="0" calcext:value-type="float">
            <text:p>0</text:p>
          </table:table-cell>
          <table:table-cell table:style-name="ce4" table:formula="of:=[quicksort_d.D87]" office:value-type="float" office:value="0" calcext:value-type="float">
            <text:p>0</text:p>
          </table:table-cell>
          <table:table-cell table:style-name="ce4" table:formula="of:=[quicksort_d.E87]" office:value-type="float" office:value="0" calcext:value-type="float">
            <text:p>0</text:p>
          </table:table-cell>
          <table:table-cell table:style-name="ce4" table:formula="of:=[.C90]+[.D90]+[.E90]" office:value-type="float" office:value="0" calcext:value-type="float">
            <text:p>0</text:p>
          </table:table-cell>
          <table:table-cell table:style-name="ce6" table:formula="of:=[quicksort_4date.A87]" office:value-type="float" office:value="0" calcext:value-type="float">
            <text:p>0</text:p>
          </table:table-cell>
          <table:table-cell table:style-name="ce6" table:formula="of:=[quicksort_4date.B87]" office:value-type="float" office:value="0" calcext:value-type="float">
            <text:p>0</text:p>
          </table:table-cell>
          <table:table-cell table:style-name="ce6" table:formula="of:=[quicksort_4date.C87]" office:value-type="float" office:value="0" calcext:value-type="float">
            <text:p>0</text:p>
          </table:table-cell>
          <table:table-cell table:style-name="ce6" table:formula="of:=[quicksort_4date.D87]" office:value-type="float" office:value="0" calcext:value-type="float">
            <text:p>0</text:p>
          </table:table-cell>
          <table:table-cell table:style-name="ce6" table:formula="of:=[quicksort_4date.E87]" office:value-type="float" office:value="0" calcext:value-type="float">
            <text:p>0</text:p>
          </table:table-cell>
          <table:table-cell table:style-name="ce6" table:formula="of:=[.I90]+[.J90]+[.K90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88]" office:value-type="float" office:value="0" calcext:value-type="float">
            <text:p>0</text:p>
          </table:table-cell>
          <table:table-cell table:style-name="ce4" table:formula="of:=[quicksort_d.B88]" office:value-type="float" office:value="0" calcext:value-type="float">
            <text:p>0</text:p>
          </table:table-cell>
          <table:table-cell table:style-name="ce4" table:formula="of:=[quicksort_d.C88]" office:value-type="float" office:value="0" calcext:value-type="float">
            <text:p>0</text:p>
          </table:table-cell>
          <table:table-cell table:style-name="ce4" table:formula="of:=[quicksort_d.D88]" office:value-type="float" office:value="0" calcext:value-type="float">
            <text:p>0</text:p>
          </table:table-cell>
          <table:table-cell table:style-name="ce4" table:formula="of:=[quicksort_d.E88]" office:value-type="float" office:value="0" calcext:value-type="float">
            <text:p>0</text:p>
          </table:table-cell>
          <table:table-cell table:style-name="ce4" table:formula="of:=[.C91]+[.D91]+[.E91]" office:value-type="float" office:value="0" calcext:value-type="float">
            <text:p>0</text:p>
          </table:table-cell>
          <table:table-cell table:style-name="ce6" table:formula="of:=[quicksort_4date.A88]" office:value-type="float" office:value="0" calcext:value-type="float">
            <text:p>0</text:p>
          </table:table-cell>
          <table:table-cell table:style-name="ce6" table:formula="of:=[quicksort_4date.B88]" office:value-type="float" office:value="0" calcext:value-type="float">
            <text:p>0</text:p>
          </table:table-cell>
          <table:table-cell table:style-name="ce6" table:formula="of:=[quicksort_4date.C88]" office:value-type="float" office:value="0" calcext:value-type="float">
            <text:p>0</text:p>
          </table:table-cell>
          <table:table-cell table:style-name="ce6" table:formula="of:=[quicksort_4date.D88]" office:value-type="float" office:value="0" calcext:value-type="float">
            <text:p>0</text:p>
          </table:table-cell>
          <table:table-cell table:style-name="ce6" table:formula="of:=[quicksort_4date.E88]" office:value-type="float" office:value="0" calcext:value-type="float">
            <text:p>0</text:p>
          </table:table-cell>
          <table:table-cell table:style-name="ce6" table:formula="of:=[.I91]+[.J91]+[.K91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89]" office:value-type="float" office:value="0" calcext:value-type="float">
            <text:p>0</text:p>
          </table:table-cell>
          <table:table-cell table:style-name="ce4" table:formula="of:=[quicksort_d.B89]" office:value-type="float" office:value="0" calcext:value-type="float">
            <text:p>0</text:p>
          </table:table-cell>
          <table:table-cell table:style-name="ce4" table:formula="of:=[quicksort_d.C89]" office:value-type="float" office:value="0" calcext:value-type="float">
            <text:p>0</text:p>
          </table:table-cell>
          <table:table-cell table:style-name="ce4" table:formula="of:=[quicksort_d.D89]" office:value-type="float" office:value="0" calcext:value-type="float">
            <text:p>0</text:p>
          </table:table-cell>
          <table:table-cell table:style-name="ce4" table:formula="of:=[quicksort_d.E89]" office:value-type="float" office:value="0" calcext:value-type="float">
            <text:p>0</text:p>
          </table:table-cell>
          <table:table-cell table:style-name="ce4" table:formula="of:=[.C92]+[.D92]+[.E92]" office:value-type="float" office:value="0" calcext:value-type="float">
            <text:p>0</text:p>
          </table:table-cell>
          <table:table-cell table:style-name="ce6" table:formula="of:=[quicksort_4date.A89]" office:value-type="float" office:value="0" calcext:value-type="float">
            <text:p>0</text:p>
          </table:table-cell>
          <table:table-cell table:style-name="ce6" table:formula="of:=[quicksort_4date.B89]" office:value-type="float" office:value="0" calcext:value-type="float">
            <text:p>0</text:p>
          </table:table-cell>
          <table:table-cell table:style-name="ce6" table:formula="of:=[quicksort_4date.C89]" office:value-type="float" office:value="0" calcext:value-type="float">
            <text:p>0</text:p>
          </table:table-cell>
          <table:table-cell table:style-name="ce6" table:formula="of:=[quicksort_4date.D89]" office:value-type="float" office:value="0" calcext:value-type="float">
            <text:p>0</text:p>
          </table:table-cell>
          <table:table-cell table:style-name="ce6" table:formula="of:=[quicksort_4date.E89]" office:value-type="float" office:value="0" calcext:value-type="float">
            <text:p>0</text:p>
          </table:table-cell>
          <table:table-cell table:style-name="ce6" table:formula="of:=[.I92]+[.J92]+[.K92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90]" office:value-type="float" office:value="0" calcext:value-type="float">
            <text:p>0</text:p>
          </table:table-cell>
          <table:table-cell table:style-name="ce4" table:formula="of:=[quicksort_d.B90]" office:value-type="float" office:value="0" calcext:value-type="float">
            <text:p>0</text:p>
          </table:table-cell>
          <table:table-cell table:style-name="ce4" table:formula="of:=[quicksort_d.C90]" office:value-type="float" office:value="0" calcext:value-type="float">
            <text:p>0</text:p>
          </table:table-cell>
          <table:table-cell table:style-name="ce4" table:formula="of:=[quicksort_d.D90]" office:value-type="float" office:value="0" calcext:value-type="float">
            <text:p>0</text:p>
          </table:table-cell>
          <table:table-cell table:style-name="ce4" table:formula="of:=[quicksort_d.E90]" office:value-type="float" office:value="0" calcext:value-type="float">
            <text:p>0</text:p>
          </table:table-cell>
          <table:table-cell table:style-name="ce4" table:formula="of:=[.C93]+[.D93]+[.E93]" office:value-type="float" office:value="0" calcext:value-type="float">
            <text:p>0</text:p>
          </table:table-cell>
          <table:table-cell table:style-name="ce6" table:formula="of:=[quicksort_4date.A90]" office:value-type="float" office:value="0" calcext:value-type="float">
            <text:p>0</text:p>
          </table:table-cell>
          <table:table-cell table:style-name="ce6" table:formula="of:=[quicksort_4date.B90]" office:value-type="float" office:value="0" calcext:value-type="float">
            <text:p>0</text:p>
          </table:table-cell>
          <table:table-cell table:style-name="ce6" table:formula="of:=[quicksort_4date.C90]" office:value-type="float" office:value="0" calcext:value-type="float">
            <text:p>0</text:p>
          </table:table-cell>
          <table:table-cell table:style-name="ce6" table:formula="of:=[quicksort_4date.D90]" office:value-type="float" office:value="0" calcext:value-type="float">
            <text:p>0</text:p>
          </table:table-cell>
          <table:table-cell table:style-name="ce6" table:formula="of:=[quicksort_4date.E90]" office:value-type="float" office:value="0" calcext:value-type="float">
            <text:p>0</text:p>
          </table:table-cell>
          <table:table-cell table:style-name="ce6" table:formula="of:=[.I93]+[.J93]+[.K93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91]" office:value-type="float" office:value="0" calcext:value-type="float">
            <text:p>0</text:p>
          </table:table-cell>
          <table:table-cell table:style-name="ce4" table:formula="of:=[quicksort_d.B91]" office:value-type="float" office:value="0" calcext:value-type="float">
            <text:p>0</text:p>
          </table:table-cell>
          <table:table-cell table:style-name="ce4" table:formula="of:=[quicksort_d.C91]" office:value-type="float" office:value="0" calcext:value-type="float">
            <text:p>0</text:p>
          </table:table-cell>
          <table:table-cell table:style-name="ce4" table:formula="of:=[quicksort_d.D91]" office:value-type="float" office:value="0" calcext:value-type="float">
            <text:p>0</text:p>
          </table:table-cell>
          <table:table-cell table:style-name="ce4" table:formula="of:=[quicksort_d.E91]" office:value-type="float" office:value="0" calcext:value-type="float">
            <text:p>0</text:p>
          </table:table-cell>
          <table:table-cell table:style-name="ce4" table:formula="of:=[.C94]+[.D94]+[.E94]" office:value-type="float" office:value="0" calcext:value-type="float">
            <text:p>0</text:p>
          </table:table-cell>
          <table:table-cell table:style-name="ce6" table:formula="of:=[quicksort_4date.A91]" office:value-type="float" office:value="0" calcext:value-type="float">
            <text:p>0</text:p>
          </table:table-cell>
          <table:table-cell table:style-name="ce6" table:formula="of:=[quicksort_4date.B91]" office:value-type="float" office:value="0" calcext:value-type="float">
            <text:p>0</text:p>
          </table:table-cell>
          <table:table-cell table:style-name="ce6" table:formula="of:=[quicksort_4date.C91]" office:value-type="float" office:value="0" calcext:value-type="float">
            <text:p>0</text:p>
          </table:table-cell>
          <table:table-cell table:style-name="ce6" table:formula="of:=[quicksort_4date.D91]" office:value-type="float" office:value="0" calcext:value-type="float">
            <text:p>0</text:p>
          </table:table-cell>
          <table:table-cell table:style-name="ce6" table:formula="of:=[quicksort_4date.E91]" office:value-type="float" office:value="0" calcext:value-type="float">
            <text:p>0</text:p>
          </table:table-cell>
          <table:table-cell table:style-name="ce6" table:formula="of:=[.I94]+[.J94]+[.K94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92]" office:value-type="float" office:value="0" calcext:value-type="float">
            <text:p>0</text:p>
          </table:table-cell>
          <table:table-cell table:style-name="ce4" table:formula="of:=[quicksort_d.B92]" office:value-type="float" office:value="0" calcext:value-type="float">
            <text:p>0</text:p>
          </table:table-cell>
          <table:table-cell table:style-name="ce4" table:formula="of:=[quicksort_d.C92]" office:value-type="float" office:value="0" calcext:value-type="float">
            <text:p>0</text:p>
          </table:table-cell>
          <table:table-cell table:style-name="ce4" table:formula="of:=[quicksort_d.D92]" office:value-type="float" office:value="0" calcext:value-type="float">
            <text:p>0</text:p>
          </table:table-cell>
          <table:table-cell table:style-name="ce4" table:formula="of:=[quicksort_d.E92]" office:value-type="float" office:value="0" calcext:value-type="float">
            <text:p>0</text:p>
          </table:table-cell>
          <table:table-cell table:style-name="ce4" table:formula="of:=[.C95]+[.D95]+[.E95]" office:value-type="float" office:value="0" calcext:value-type="float">
            <text:p>0</text:p>
          </table:table-cell>
          <table:table-cell table:style-name="ce6" table:formula="of:=[quicksort_4date.A92]" office:value-type="float" office:value="0" calcext:value-type="float">
            <text:p>0</text:p>
          </table:table-cell>
          <table:table-cell table:style-name="ce6" table:formula="of:=[quicksort_4date.B92]" office:value-type="float" office:value="0" calcext:value-type="float">
            <text:p>0</text:p>
          </table:table-cell>
          <table:table-cell table:style-name="ce6" table:formula="of:=[quicksort_4date.C92]" office:value-type="float" office:value="0" calcext:value-type="float">
            <text:p>0</text:p>
          </table:table-cell>
          <table:table-cell table:style-name="ce6" table:formula="of:=[quicksort_4date.D92]" office:value-type="float" office:value="0" calcext:value-type="float">
            <text:p>0</text:p>
          </table:table-cell>
          <table:table-cell table:style-name="ce6" table:formula="of:=[quicksort_4date.E92]" office:value-type="float" office:value="0" calcext:value-type="float">
            <text:p>0</text:p>
          </table:table-cell>
          <table:table-cell table:style-name="ce6" table:formula="of:=[.I95]+[.J95]+[.K95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93]" office:value-type="float" office:value="0" calcext:value-type="float">
            <text:p>0</text:p>
          </table:table-cell>
          <table:table-cell table:style-name="ce4" table:formula="of:=[quicksort_d.B93]" office:value-type="float" office:value="0" calcext:value-type="float">
            <text:p>0</text:p>
          </table:table-cell>
          <table:table-cell table:style-name="ce4" table:formula="of:=[quicksort_d.C93]" office:value-type="float" office:value="0" calcext:value-type="float">
            <text:p>0</text:p>
          </table:table-cell>
          <table:table-cell table:style-name="ce4" table:formula="of:=[quicksort_d.D93]" office:value-type="float" office:value="0" calcext:value-type="float">
            <text:p>0</text:p>
          </table:table-cell>
          <table:table-cell table:style-name="ce4" table:formula="of:=[quicksort_d.E93]" office:value-type="float" office:value="0" calcext:value-type="float">
            <text:p>0</text:p>
          </table:table-cell>
          <table:table-cell table:style-name="ce4" table:formula="of:=[.C96]+[.D96]+[.E96]" office:value-type="float" office:value="0" calcext:value-type="float">
            <text:p>0</text:p>
          </table:table-cell>
          <table:table-cell table:style-name="ce6" table:formula="of:=[quicksort_4date.A93]" office:value-type="float" office:value="0" calcext:value-type="float">
            <text:p>0</text:p>
          </table:table-cell>
          <table:table-cell table:style-name="ce6" table:formula="of:=[quicksort_4date.B93]" office:value-type="float" office:value="0" calcext:value-type="float">
            <text:p>0</text:p>
          </table:table-cell>
          <table:table-cell table:style-name="ce6" table:formula="of:=[quicksort_4date.C93]" office:value-type="float" office:value="0" calcext:value-type="float">
            <text:p>0</text:p>
          </table:table-cell>
          <table:table-cell table:style-name="ce6" table:formula="of:=[quicksort_4date.D93]" office:value-type="float" office:value="0" calcext:value-type="float">
            <text:p>0</text:p>
          </table:table-cell>
          <table:table-cell table:style-name="ce6" table:formula="of:=[quicksort_4date.E93]" office:value-type="float" office:value="0" calcext:value-type="float">
            <text:p>0</text:p>
          </table:table-cell>
          <table:table-cell table:style-name="ce6" table:formula="of:=[.I96]+[.J96]+[.K96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94]" office:value-type="float" office:value="0" calcext:value-type="float">
            <text:p>0</text:p>
          </table:table-cell>
          <table:table-cell table:style-name="ce4" table:formula="of:=[quicksort_d.B94]" office:value-type="float" office:value="0" calcext:value-type="float">
            <text:p>0</text:p>
          </table:table-cell>
          <table:table-cell table:style-name="ce4" table:formula="of:=[quicksort_d.C94]" office:value-type="float" office:value="0" calcext:value-type="float">
            <text:p>0</text:p>
          </table:table-cell>
          <table:table-cell table:style-name="ce4" table:formula="of:=[quicksort_d.D94]" office:value-type="float" office:value="0" calcext:value-type="float">
            <text:p>0</text:p>
          </table:table-cell>
          <table:table-cell table:style-name="ce4" table:formula="of:=[quicksort_d.E94]" office:value-type="float" office:value="0" calcext:value-type="float">
            <text:p>0</text:p>
          </table:table-cell>
          <table:table-cell table:style-name="ce4" table:formula="of:=[.C97]+[.D97]+[.E97]" office:value-type="float" office:value="0" calcext:value-type="float">
            <text:p>0</text:p>
          </table:table-cell>
          <table:table-cell table:style-name="ce6" table:formula="of:=[quicksort_4date.A94]" office:value-type="float" office:value="0" calcext:value-type="float">
            <text:p>0</text:p>
          </table:table-cell>
          <table:table-cell table:style-name="ce6" table:formula="of:=[quicksort_4date.B94]" office:value-type="float" office:value="0" calcext:value-type="float">
            <text:p>0</text:p>
          </table:table-cell>
          <table:table-cell table:style-name="ce6" table:formula="of:=[quicksort_4date.C94]" office:value-type="float" office:value="0" calcext:value-type="float">
            <text:p>0</text:p>
          </table:table-cell>
          <table:table-cell table:style-name="ce6" table:formula="of:=[quicksort_4date.D94]" office:value-type="float" office:value="0" calcext:value-type="float">
            <text:p>0</text:p>
          </table:table-cell>
          <table:table-cell table:style-name="ce6" table:formula="of:=[quicksort_4date.E94]" office:value-type="float" office:value="0" calcext:value-type="float">
            <text:p>0</text:p>
          </table:table-cell>
          <table:table-cell table:style-name="ce6" table:formula="of:=[.I97]+[.J97]+[.K97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95]" office:value-type="float" office:value="0" calcext:value-type="float">
            <text:p>0</text:p>
          </table:table-cell>
          <table:table-cell table:style-name="ce4" table:formula="of:=[quicksort_d.B95]" office:value-type="float" office:value="0" calcext:value-type="float">
            <text:p>0</text:p>
          </table:table-cell>
          <table:table-cell table:style-name="ce4" table:formula="of:=[quicksort_d.C95]" office:value-type="float" office:value="0" calcext:value-type="float">
            <text:p>0</text:p>
          </table:table-cell>
          <table:table-cell table:style-name="ce4" table:formula="of:=[quicksort_d.D95]" office:value-type="float" office:value="0" calcext:value-type="float">
            <text:p>0</text:p>
          </table:table-cell>
          <table:table-cell table:style-name="ce4" table:formula="of:=[quicksort_d.E95]" office:value-type="float" office:value="0" calcext:value-type="float">
            <text:p>0</text:p>
          </table:table-cell>
          <table:table-cell table:style-name="ce4" table:formula="of:=[.C98]+[.D98]+[.E98]" office:value-type="float" office:value="0" calcext:value-type="float">
            <text:p>0</text:p>
          </table:table-cell>
          <table:table-cell table:style-name="ce6" table:formula="of:=[quicksort_4date.A95]" office:value-type="float" office:value="0" calcext:value-type="float">
            <text:p>0</text:p>
          </table:table-cell>
          <table:table-cell table:style-name="ce6" table:formula="of:=[quicksort_4date.B95]" office:value-type="float" office:value="0" calcext:value-type="float">
            <text:p>0</text:p>
          </table:table-cell>
          <table:table-cell table:style-name="ce6" table:formula="of:=[quicksort_4date.C95]" office:value-type="float" office:value="0" calcext:value-type="float">
            <text:p>0</text:p>
          </table:table-cell>
          <table:table-cell table:style-name="ce6" table:formula="of:=[quicksort_4date.D95]" office:value-type="float" office:value="0" calcext:value-type="float">
            <text:p>0</text:p>
          </table:table-cell>
          <table:table-cell table:style-name="ce6" table:formula="of:=[quicksort_4date.E95]" office:value-type="float" office:value="0" calcext:value-type="float">
            <text:p>0</text:p>
          </table:table-cell>
          <table:table-cell table:style-name="ce6" table:formula="of:=[.I98]+[.J98]+[.K98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96]" office:value-type="float" office:value="0" calcext:value-type="float">
            <text:p>0</text:p>
          </table:table-cell>
          <table:table-cell table:style-name="ce4" table:formula="of:=[quicksort_d.B96]" office:value-type="float" office:value="0" calcext:value-type="float">
            <text:p>0</text:p>
          </table:table-cell>
          <table:table-cell table:style-name="ce4" table:formula="of:=[quicksort_d.C96]" office:value-type="float" office:value="0" calcext:value-type="float">
            <text:p>0</text:p>
          </table:table-cell>
          <table:table-cell table:style-name="ce4" table:formula="of:=[quicksort_d.D96]" office:value-type="float" office:value="0" calcext:value-type="float">
            <text:p>0</text:p>
          </table:table-cell>
          <table:table-cell table:style-name="ce4" table:formula="of:=[quicksort_d.E96]" office:value-type="float" office:value="0" calcext:value-type="float">
            <text:p>0</text:p>
          </table:table-cell>
          <table:table-cell table:style-name="ce4" table:formula="of:=[.C99]+[.D99]+[.E99]" office:value-type="float" office:value="0" calcext:value-type="float">
            <text:p>0</text:p>
          </table:table-cell>
          <table:table-cell table:style-name="ce6" table:formula="of:=[quicksort_4date.A96]" office:value-type="float" office:value="0" calcext:value-type="float">
            <text:p>0</text:p>
          </table:table-cell>
          <table:table-cell table:style-name="ce6" table:formula="of:=[quicksort_4date.B96]" office:value-type="float" office:value="0" calcext:value-type="float">
            <text:p>0</text:p>
          </table:table-cell>
          <table:table-cell table:style-name="ce6" table:formula="of:=[quicksort_4date.C96]" office:value-type="float" office:value="0" calcext:value-type="float">
            <text:p>0</text:p>
          </table:table-cell>
          <table:table-cell table:style-name="ce6" table:formula="of:=[quicksort_4date.D96]" office:value-type="float" office:value="0" calcext:value-type="float">
            <text:p>0</text:p>
          </table:table-cell>
          <table:table-cell table:style-name="ce6" table:formula="of:=[quicksort_4date.E96]" office:value-type="float" office:value="0" calcext:value-type="float">
            <text:p>0</text:p>
          </table:table-cell>
          <table:table-cell table:style-name="ce6" table:formula="of:=[.I99]+[.J99]+[.K99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>
          <table:table-cell table:style-name="ce4" table:formula="of:=[quicksort_d.A97]" office:value-type="float" office:value="0" calcext:value-type="float">
            <text:p>0</text:p>
          </table:table-cell>
          <table:table-cell table:style-name="ce4" table:formula="of:=[quicksort_d.B97]" office:value-type="float" office:value="0" calcext:value-type="float">
            <text:p>0</text:p>
          </table:table-cell>
          <table:table-cell table:style-name="ce4" table:formula="of:=[quicksort_d.C97]" office:value-type="float" office:value="0" calcext:value-type="float">
            <text:p>0</text:p>
          </table:table-cell>
          <table:table-cell table:style-name="ce4" table:formula="of:=[quicksort_d.D97]" office:value-type="float" office:value="0" calcext:value-type="float">
            <text:p>0</text:p>
          </table:table-cell>
          <table:table-cell table:style-name="ce4" table:formula="of:=[quicksort_d.E97]" office:value-type="float" office:value="0" calcext:value-type="float">
            <text:p>0</text:p>
          </table:table-cell>
          <table:table-cell table:style-name="ce4" table:formula="of:=[.C100]+[.D100]+[.E100]" office:value-type="float" office:value="0" calcext:value-type="float">
            <text:p>0</text:p>
          </table:table-cell>
          <table:table-cell table:style-name="ce6" table:formula="of:=[quicksort_4date.A97]" office:value-type="float" office:value="0" calcext:value-type="float">
            <text:p>0</text:p>
          </table:table-cell>
          <table:table-cell table:style-name="ce6" table:formula="of:=[quicksort_4date.B97]" office:value-type="float" office:value="0" calcext:value-type="float">
            <text:p>0</text:p>
          </table:table-cell>
          <table:table-cell table:style-name="ce6" table:formula="of:=[quicksort_4date.C97]" office:value-type="float" office:value="0" calcext:value-type="float">
            <text:p>0</text:p>
          </table:table-cell>
          <table:table-cell table:style-name="ce6" table:formula="of:=[quicksort_4date.D97]" office:value-type="float" office:value="0" calcext:value-type="float">
            <text:p>0</text:p>
          </table:table-cell>
          <table:table-cell table:style-name="ce6" table:formula="of:=[quicksort_4date.E97]" office:value-type="float" office:value="0" calcext:value-type="float">
            <text:p>0</text:p>
          </table:table-cell>
          <table:table-cell table:style-name="ce6" table:formula="of:=[.I100]+[.J100]+[.K100]" office:value-type="float" office:value="0" calcext:value-type="float">
            <text:p>0</text:p>
          </table:table-cell>
          <table:table-cell table:style-name="ce4" table:number-columns-repeated="3"/>
        </table:table-row>
        <table:table-row table:style-name="ro1" table:number-rows-repeated="1048475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quicksort_4date" table:style-name="ta1">
        <table:table-source xlink:type="simple" xlink:href="../quicksort_4date.csv" table:table-name="quicksort_4date" table:filter-name="Text - txt - csv (StarCalc)" table:filter-options="9/59/44,34,76,1,,0,false,false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68134" calcext:value-type="float">
            <text:p>0.0068134</text:p>
          </table:table-cell>
          <table:table-cell office:value-type="float" office:value="178070" calcext:value-type="float">
            <text:p>178070</text:p>
          </table:table-cell>
          <table:table-cell office:value-type="float" office:value="103911" calcext:value-type="float">
            <text:p>103911</text:p>
          </table:table-cell>
          <table:table-cell office:value-type="float" office:value="298440" calcext:value-type="float">
            <text:p>298440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04165" calcext:value-type="float">
            <text:p>0.0104165</text:p>
          </table:table-cell>
          <table:table-cell office:value-type="float" office:value="380298" calcext:value-type="float">
            <text:p>380298</text:p>
          </table:table-cell>
          <table:table-cell office:value-type="float" office:value="227454" calcext:value-type="float">
            <text:p>227454</text:p>
          </table:table-cell>
          <table:table-cell office:value-type="float" office:value="630358" calcext:value-type="float">
            <text:p>630358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154633" calcext:value-type="float">
            <text:p>0.0154633</text:p>
          </table:table-cell>
          <table:table-cell office:value-type="float" office:value="552756" calcext:value-type="float">
            <text:p>552756</text:p>
          </table:table-cell>
          <table:table-cell office:value-type="float" office:value="366105" calcext:value-type="float">
            <text:p>366105</text:p>
          </table:table-cell>
          <table:table-cell office:value-type="float" office:value="942026" calcext:value-type="float">
            <text:p>94202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209935" calcext:value-type="float">
            <text:p>0.0209935</text:p>
          </table:table-cell>
          <table:table-cell office:value-type="float" office:value="802556" calcext:value-type="float">
            <text:p>802556</text:p>
          </table:table-cell>
          <table:table-cell office:value-type="float" office:value="502164" calcext:value-type="float">
            <text:p>502164</text:p>
          </table:table-cell>
          <table:table-cell office:value-type="float" office:value="1327340" calcext:value-type="float">
            <text:p>1327340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265899" calcext:value-type="float">
            <text:p>0.0265899</text:p>
          </table:table-cell>
          <table:table-cell office:value-type="float" office:value="958866" calcext:value-type="float">
            <text:p>958866</text:p>
          </table:table-cell>
          <table:table-cell office:value-type="float" office:value="651462" calcext:value-type="float">
            <text:p>651462</text:p>
          </table:table-cell>
          <table:table-cell office:value-type="float" office:value="1627954" calcext:value-type="float">
            <text:p>1627954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321281" calcext:value-type="float">
            <text:p>0.0321281</text:p>
          </table:table-cell>
          <table:table-cell office:value-type="float" office:value="1181598" calcext:value-type="float">
            <text:p>1181598</text:p>
          </table:table-cell>
          <table:table-cell office:value-type="float" office:value="797445" calcext:value-type="float">
            <text:p>797445</text:p>
          </table:table-cell>
          <table:table-cell office:value-type="float" office:value="1991640" calcext:value-type="float">
            <text:p>199164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386153" calcext:value-type="float">
            <text:p>0.0386153</text:p>
          </table:table-cell>
          <table:table-cell office:value-type="float" office:value="1386687" calcext:value-type="float">
            <text:p>1386687</text:p>
          </table:table-cell>
          <table:table-cell office:value-type="float" office:value="956847" calcext:value-type="float">
            <text:p>956847</text:p>
          </table:table-cell>
          <table:table-cell office:value-type="float" office:value="2348303" calcext:value-type="float">
            <text:p>2348303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430475" calcext:value-type="float">
            <text:p>0.0430475</text:p>
          </table:table-cell>
          <table:table-cell office:value-type="float" office:value="1598083" calcext:value-type="float">
            <text:p>1598083</text:p>
          </table:table-cell>
          <table:table-cell office:value-type="float" office:value="1104669" calcext:value-type="float">
            <text:p>1104669</text:p>
          </table:table-cell>
          <table:table-cell office:value-type="float" office:value="2702731" calcext:value-type="float">
            <text:p>2702731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492687" calcext:value-type="float">
            <text:p>0.0492687</text:p>
          </table:table-cell>
          <table:table-cell office:value-type="float" office:value="1876939" calcext:value-type="float">
            <text:p>1876939</text:p>
          </table:table-cell>
          <table:table-cell office:value-type="float" office:value="1261644" calcext:value-type="float">
            <text:p>1261644</text:p>
          </table:table-cell>
          <table:table-cell office:value-type="float" office:value="3129311" calcext:value-type="float">
            <text:p>312931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540392" calcext:value-type="float">
            <text:p>0.0540392</text:p>
          </table:table-cell>
          <table:table-cell office:value-type="float" office:value="2071772" calcext:value-type="float">
            <text:p>2071772</text:p>
          </table:table-cell>
          <table:table-cell office:value-type="float" office:value="1422249" calcext:value-type="float">
            <text:p>1422249</text:p>
          </table:table-cell>
          <table:table-cell office:value-type="float" office:value="3476502" calcext:value-type="float">
            <text:p>3476502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607221" calcext:value-type="float">
            <text:p>0.0607221</text:p>
          </table:table-cell>
          <table:table-cell office:value-type="float" office:value="2388654" calcext:value-type="float">
            <text:p>2388654</text:p>
          </table:table-cell>
          <table:table-cell office:value-type="float" office:value="1572891" calcext:value-type="float">
            <text:p>1572891</text:p>
          </table:table-cell>
          <table:table-cell office:value-type="float" office:value="3937330" calcext:value-type="float">
            <text:p>3937330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658438" calcext:value-type="float">
            <text:p>0.0658438</text:p>
          </table:table-cell>
          <table:table-cell office:value-type="float" office:value="2583888" calcext:value-type="float">
            <text:p>2583888</text:p>
          </table:table-cell>
          <table:table-cell office:value-type="float" office:value="1744557" calcext:value-type="float">
            <text:p>1744557</text:p>
          </table:table-cell>
          <table:table-cell office:value-type="float" office:value="4290718" calcext:value-type="float">
            <text:p>4290718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701642" calcext:value-type="float">
            <text:p>0.0701642</text:p>
          </table:table-cell>
          <table:table-cell office:value-type="float" office:value="2727260" calcext:value-type="float">
            <text:p>2727260</text:p>
          </table:table-cell>
          <table:table-cell office:value-type="float" office:value="1915323" calcext:value-type="float">
            <text:p>1915323</text:p>
          </table:table-cell>
          <table:table-cell office:value-type="float" office:value="4590018" calcext:value-type="float">
            <text:p>4590018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765165" calcext:value-type="float">
            <text:p>0.0765165</text:p>
          </table:table-cell>
          <table:table-cell office:value-type="float" office:value="3018247" calcext:value-type="float">
            <text:p>3018247</text:p>
          </table:table-cell>
          <table:table-cell office:value-type="float" office:value="2070645" calcext:value-type="float">
            <text:p>2070645</text:p>
          </table:table-cell>
          <table:table-cell office:value-type="float" office:value="5028161" calcext:value-type="float">
            <text:p>5028161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838573" calcext:value-type="float">
            <text:p>0.0838573</text:p>
          </table:table-cell>
          <table:table-cell office:value-type="float" office:value="3199253" calcext:value-type="float">
            <text:p>3199253</text:p>
          </table:table-cell>
          <table:table-cell office:value-type="float" office:value="2252445" calcext:value-type="float">
            <text:p>2252445</text:p>
          </table:table-cell>
          <table:table-cell office:value-type="float" office:value="5375607" calcext:value-type="float">
            <text:p>5375607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0861858" calcext:value-type="float">
            <text:p>0.0861858</text:p>
          </table:table-cell>
          <table:table-cell office:value-type="float" office:value="3323997" calcext:value-type="float">
            <text:p>3323997</text:p>
          </table:table-cell>
          <table:table-cell office:value-type="float" office:value="2430699" calcext:value-type="float">
            <text:p>2430699</text:p>
          </table:table-cell>
          <table:table-cell office:value-type="float" office:value="5660749" calcext:value-type="float">
            <text:p>566074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0927657" calcext:value-type="float">
            <text:p>0.0927657</text:p>
          </table:table-cell>
          <table:table-cell office:value-type="float" office:value="3569419" calcext:value-type="float">
            <text:p>3569419</text:p>
          </table:table-cell>
          <table:table-cell office:value-type="float" office:value="2601927" calcext:value-type="float">
            <text:p>2601927</text:p>
          </table:table-cell>
          <table:table-cell office:value-type="float" office:value="6064711" calcext:value-type="float">
            <text:p>6064711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098641" calcext:value-type="float">
            <text:p>0.098641</text:p>
          </table:table-cell>
          <table:table-cell office:value-type="float" office:value="3887669" calcext:value-type="float">
            <text:p>3887669</text:p>
          </table:table-cell>
          <table:table-cell office:value-type="float" office:value="2762244" calcext:value-type="float">
            <text:p>2762244</text:p>
          </table:table-cell>
          <table:table-cell office:value-type="float" office:value="6535133" calcext:value-type="float">
            <text:p>6535133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110019" calcext:value-type="float">
            <text:p>0.110019</text:p>
          </table:table-cell>
          <table:table-cell office:value-type="float" office:value="3972372" calcext:value-type="float">
            <text:p>3972372</text:p>
          </table:table-cell>
          <table:table-cell office:value-type="float" office:value="2964150" calcext:value-type="float">
            <text:p>2964150</text:p>
          </table:table-cell>
          <table:table-cell office:value-type="float" office:value="6799860" calcext:value-type="float">
            <text:p>679986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110732" calcext:value-type="float">
            <text:p>0.110732</text:p>
          </table:table-cell>
          <table:table-cell office:value-type="float" office:value="4284987" calcext:value-type="float">
            <text:p>4284987</text:p>
          </table:table-cell>
          <table:table-cell office:value-type="float" office:value="3120804" calcext:value-type="float">
            <text:p>3120804</text:p>
          </table:table-cell>
          <table:table-cell office:value-type="float" office:value="7262739" calcext:value-type="float">
            <text:p>7262739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.116529" calcext:value-type="float">
            <text:p>0.116529</text:p>
          </table:table-cell>
          <table:table-cell office:value-type="float" office:value="4438483" calcext:value-type="float">
            <text:p>4438483</text:p>
          </table:table-cell>
          <table:table-cell office:value-type="float" office:value="3300468" calcext:value-type="float">
            <text:p>3300468</text:p>
          </table:table-cell>
          <table:table-cell office:value-type="float" office:value="7579199" calcext:value-type="float">
            <text:p>7579199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0.122475" calcext:value-type="float">
            <text:p>0.122475</text:p>
          </table:table-cell>
          <table:table-cell office:value-type="float" office:value="4814930" calcext:value-type="float">
            <text:p>4814930</text:p>
          </table:table-cell>
          <table:table-cell office:value-type="float" office:value="3458511" calcext:value-type="float">
            <text:p>3458511</text:p>
          </table:table-cell>
          <table:table-cell office:value-type="float" office:value="8104424" calcext:value-type="float">
            <text:p>8104424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0.126533" calcext:value-type="float">
            <text:p>0.126533</text:p>
          </table:table-cell>
          <table:table-cell office:value-type="float" office:value="5018375" calcext:value-type="float">
            <text:p>5018375</text:p>
          </table:table-cell>
          <table:table-cell office:value-type="float" office:value="3640314" calcext:value-type="float">
            <text:p>3640314</text:p>
          </table:table-cell>
          <table:table-cell office:value-type="float" office:value="8467255" calcext:value-type="float">
            <text:p>846725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0.130691" calcext:value-type="float">
            <text:p>0.130691</text:p>
          </table:table-cell>
          <table:table-cell office:value-type="float" office:value="4995651" calcext:value-type="float">
            <text:p>4995651</text:p>
          </table:table-cell>
          <table:table-cell office:value-type="float" office:value="3855894" calcext:value-type="float">
            <text:p>3855894</text:p>
          </table:table-cell>
          <table:table-cell office:value-type="float" office:value="8637235" calcext:value-type="float">
            <text:p>8637235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138617" calcext:value-type="float">
            <text:p>0.138617</text:p>
          </table:table-cell>
          <table:table-cell office:value-type="float" office:value="5417601" calcext:value-type="float">
            <text:p>5417601</text:p>
          </table:table-cell>
          <table:table-cell office:value-type="float" office:value="4015281" calcext:value-type="float">
            <text:p>4015281</text:p>
          </table:table-cell>
          <table:table-cell office:value-type="float" office:value="9205331" calcext:value-type="float">
            <text:p>9205331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0.142881" calcext:value-type="float">
            <text:p>0.142881</text:p>
          </table:table-cell>
          <table:table-cell office:value-type="float" office:value="5545039" calcext:value-type="float">
            <text:p>5545039</text:p>
          </table:table-cell>
          <table:table-cell office:value-type="float" office:value="4195647" calcext:value-type="float">
            <text:p>4195647</text:p>
          </table:table-cell>
          <table:table-cell office:value-type="float" office:value="9495397" calcext:value-type="float">
            <text:p>9495397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0.148753" calcext:value-type="float">
            <text:p>0.148753</text:p>
          </table:table-cell>
          <table:table-cell office:value-type="float" office:value="5762632" calcext:value-type="float">
            <text:p>5762632</text:p>
          </table:table-cell>
          <table:table-cell office:value-type="float" office:value="4380246" calcext:value-type="float">
            <text:p>4380246</text:p>
          </table:table-cell>
          <table:table-cell office:value-type="float" office:value="9874264" calcext:value-type="float">
            <text:p>9874264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0.159034" calcext:value-type="float">
            <text:p>0.159034</text:p>
          </table:table-cell>
          <table:table-cell office:value-type="float" office:value="6263263" calcext:value-type="float">
            <text:p>6263263</text:p>
          </table:table-cell>
          <table:table-cell office:value-type="float" office:value="4548060" calcext:value-type="float">
            <text:p>4548060</text:p>
          </table:table-cell>
          <table:table-cell office:value-type="float" office:value="10532329" calcext:value-type="float">
            <text:p>10532329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0.16901" calcext:value-type="float">
            <text:p>0.16901</text:p>
          </table:table-cell>
          <table:table-cell office:value-type="float" office:value="6776615" calcext:value-type="float">
            <text:p>6776615</text:p>
          </table:table-cell>
          <table:table-cell office:value-type="float" office:value="4709484" calcext:value-type="float">
            <text:p>4709484</text:p>
          </table:table-cell>
          <table:table-cell office:value-type="float" office:value="11192561" calcext:value-type="float">
            <text:p>11192561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173065" calcext:value-type="float">
            <text:p>0.173065</text:p>
          </table:table-cell>
          <table:table-cell office:value-type="float" office:value="6945822" calcext:value-type="float">
            <text:p>6945822</text:p>
          </table:table-cell>
          <table:table-cell office:value-type="float" office:value="4865319" calcext:value-type="float">
            <text:p>4865319</text:p>
          </table:table-cell>
          <table:table-cell office:value-type="float" office:value="11510862" calcext:value-type="float">
            <text:p>11510862</text:p>
          </table:table-cell>
        </table:table-row>
      </table:table>
      <table:table table:name="heapsort_4date" table:style-name="ta1">
        <table:table-source xlink:type="simple" xlink:href="../heapsort_4date.csv" table:table-name="heapsort_4date" table:filter-name="Text - txt - csv (StarCalc)" table:filter-options="9/59/44,34,76,1,,0,false,false"/>
        <table:table-column table:style-name="co10" table:default-cell-style-name="Default"/>
        <table:table-column table:style-name="co11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89816" calcext:value-type="float">
            <text:p>0.0089816</text:p>
          </table:table-cell>
          <table:table-cell office:value-type="float" office:value="235487" calcext:value-type="float">
            <text:p>235487</text:p>
          </table:table-cell>
          <table:table-cell office:value-type="float" office:value="432585" calcext:value-type="float">
            <text:p>432585</text:p>
          </table:table-cell>
          <table:table-cell office:value-type="float" office:value="763089" calcext:value-type="float">
            <text:p>763089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81841" calcext:value-type="float">
            <text:p>0.0181841</text:p>
          </table:table-cell>
          <table:table-cell office:value-type="float" office:value="510606" calcext:value-type="float">
            <text:p>510606</text:p>
          </table:table-cell>
          <table:table-cell office:value-type="float" office:value="924939" calcext:value-type="float">
            <text:p>924939</text:p>
          </table:table-cell>
          <table:table-cell office:value-type="float" office:value="1636022" calcext:value-type="float">
            <text:p>1636022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287216" calcext:value-type="float">
            <text:p>0.0287216</text:p>
          </table:table-cell>
          <table:table-cell office:value-type="float" office:value="800517" calcext:value-type="float">
            <text:p>800517</text:p>
          </table:table-cell>
          <table:table-cell office:value-type="float" office:value="1439418" calcext:value-type="float">
            <text:p>1439418</text:p>
          </table:table-cell>
          <table:table-cell office:value-type="float" office:value="2549828" calcext:value-type="float">
            <text:p>2549828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401581" calcext:value-type="float">
            <text:p>0.0401581</text:p>
          </table:table-cell>
          <table:table-cell office:value-type="float" office:value="1101534" calcext:value-type="float">
            <text:p>1101534</text:p>
          </table:table-cell>
          <table:table-cell office:value-type="float" office:value="1970670" calcext:value-type="float">
            <text:p>1970670</text:p>
          </table:table-cell>
          <table:table-cell office:value-type="float" office:value="3493145" calcext:value-type="float">
            <text:p>3493145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498367" calcext:value-type="float">
            <text:p>0.0498367</text:p>
          </table:table-cell>
          <table:table-cell office:value-type="float" office:value="1409684" calcext:value-type="float">
            <text:p>1409684</text:p>
          </table:table-cell>
          <table:table-cell office:value-type="float" office:value="2512101" calcext:value-type="float">
            <text:p>2512101</text:p>
          </table:table-cell>
          <table:table-cell office:value-type="float" office:value="4455537" calcext:value-type="float">
            <text:p>4455537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616578" calcext:value-type="float">
            <text:p>0.0616578</text:p>
          </table:table-cell>
          <table:table-cell office:value-type="float" office:value="1720999" calcext:value-type="float">
            <text:p>1720999</text:p>
          </table:table-cell>
          <table:table-cell office:value-type="float" office:value="3057744" calcext:value-type="float">
            <text:p>3057744</text:p>
          </table:table-cell>
          <table:table-cell office:value-type="float" office:value="5427270" calcext:value-type="float">
            <text:p>542727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726736" calcext:value-type="float">
            <text:p>0.0726736</text:p>
          </table:table-cell>
          <table:table-cell office:value-type="float" office:value="2038575" calcext:value-type="float">
            <text:p>2038575</text:p>
          </table:table-cell>
          <table:table-cell office:value-type="float" office:value="3614907" calcext:value-type="float">
            <text:p>3614907</text:p>
          </table:table-cell>
          <table:table-cell office:value-type="float" office:value="6420334" calcext:value-type="float">
            <text:p>6420334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831661" calcext:value-type="float">
            <text:p>0.0831661</text:p>
          </table:table-cell>
          <table:table-cell office:value-type="float" office:value="2362972" calcext:value-type="float">
            <text:p>2362972</text:p>
          </table:table-cell>
          <table:table-cell office:value-type="float" office:value="4180617" calcext:value-type="float">
            <text:p>4180617</text:p>
          </table:table-cell>
          <table:table-cell office:value-type="float" office:value="7424956" calcext:value-type="float">
            <text:p>7424956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977098" calcext:value-type="float">
            <text:p>0.0977098</text:p>
          </table:table-cell>
          <table:table-cell office:value-type="float" office:value="2689814" calcext:value-type="float">
            <text:p>2689814</text:p>
          </table:table-cell>
          <table:table-cell office:value-type="float" office:value="4750038" calcext:value-type="float">
            <text:p>4750038</text:p>
          </table:table-cell>
          <table:table-cell office:value-type="float" office:value="8438337" calcext:value-type="float">
            <text:p>8438337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105111" calcext:value-type="float">
            <text:p>0.105111</text:p>
          </table:table-cell>
          <table:table-cell office:value-type="float" office:value="3019460" calcext:value-type="float">
            <text:p>3019460</text:p>
          </table:table-cell>
          <table:table-cell office:value-type="float" office:value="5324421" calcext:value-type="float">
            <text:p>5324421</text:p>
          </table:table-cell>
          <table:table-cell office:value-type="float" office:value="9462224" calcext:value-type="float">
            <text:p>946222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116362" calcext:value-type="float">
            <text:p>0.116362</text:p>
          </table:table-cell>
          <table:table-cell office:value-type="float" office:value="3350280" calcext:value-type="float">
            <text:p>3350280</text:p>
          </table:table-cell>
          <table:table-cell office:value-type="float" office:value="5899581" calcext:value-type="float">
            <text:p>5899581</text:p>
          </table:table-cell>
          <table:table-cell office:value-type="float" office:value="10486294" calcext:value-type="float">
            <text:p>10486294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127905" calcext:value-type="float">
            <text:p>0.127905</text:p>
          </table:table-cell>
          <table:table-cell office:value-type="float" office:value="3682830" calcext:value-type="float">
            <text:p>3682830</text:p>
          </table:table-cell>
          <table:table-cell office:value-type="float" office:value="6478245" calcext:value-type="float">
            <text:p>6478245</text:p>
          </table:table-cell>
          <table:table-cell office:value-type="float" office:value="11520666" calcext:value-type="float">
            <text:p>11520666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143546" calcext:value-type="float">
            <text:p>0.143546</text:p>
          </table:table-cell>
          <table:table-cell office:value-type="float" office:value="4015253" calcext:value-type="float">
            <text:p>4015253</text:p>
          </table:table-cell>
          <table:table-cell office:value-type="float" office:value="7056924" calcext:value-type="float">
            <text:p>7056924</text:p>
          </table:table-cell>
          <table:table-cell office:value-type="float" office:value="12557317" calcext:value-type="float">
            <text:p>1255731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151758" calcext:value-type="float">
            <text:p>0.151758</text:p>
          </table:table-cell>
          <table:table-cell office:value-type="float" office:value="4356685" calcext:value-type="float">
            <text:p>4356685</text:p>
          </table:table-cell>
          <table:table-cell office:value-type="float" office:value="7648707" calcext:value-type="float">
            <text:p>7648707</text:p>
          </table:table-cell>
          <table:table-cell office:value-type="float" office:value="13608012" calcext:value-type="float">
            <text:p>13608012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163464" calcext:value-type="float">
            <text:p>0.163464</text:p>
          </table:table-cell>
          <table:table-cell office:value-type="float" office:value="4700302" calcext:value-type="float">
            <text:p>4700302</text:p>
          </table:table-cell>
          <table:table-cell office:value-type="float" office:value="8242665" calcext:value-type="float">
            <text:p>8242665</text:p>
          </table:table-cell>
          <table:table-cell office:value-type="float" office:value="14664597" calcext:value-type="float">
            <text:p>14664597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175123" calcext:value-type="float">
            <text:p>0.175123</text:p>
          </table:table-cell>
          <table:table-cell office:value-type="float" office:value="5045752" calcext:value-type="float">
            <text:p>5045752</text:p>
          </table:table-cell>
          <table:table-cell office:value-type="float" office:value="8841066" calcext:value-type="float">
            <text:p>8841066</text:p>
          </table:table-cell>
          <table:table-cell office:value-type="float" office:value="15730029" calcext:value-type="float">
            <text:p>15730029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188417" calcext:value-type="float">
            <text:p>0.188417</text:p>
          </table:table-cell>
          <table:table-cell office:value-type="float" office:value="5392469" calcext:value-type="float">
            <text:p>5392469</text:p>
          </table:table-cell>
          <table:table-cell office:value-type="float" office:value="9441522" calcext:value-type="float">
            <text:p>9441522</text:p>
          </table:table-cell>
          <table:table-cell office:value-type="float" office:value="16798067" calcext:value-type="float">
            <text:p>16798067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200349" calcext:value-type="float">
            <text:p>0.200349</text:p>
          </table:table-cell>
          <table:table-cell office:value-type="float" office:value="5740376" calcext:value-type="float">
            <text:p>5740376</text:p>
          </table:table-cell>
          <table:table-cell office:value-type="float" office:value="10041801" calcext:value-type="float">
            <text:p>10041801</text:p>
          </table:table-cell>
          <table:table-cell office:value-type="float" office:value="17868653" calcext:value-type="float">
            <text:p>17868653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213902" calcext:value-type="float">
            <text:p>0.213902</text:p>
          </table:table-cell>
          <table:table-cell office:value-type="float" office:value="6088715" calcext:value-type="float">
            <text:p>6088715</text:p>
          </table:table-cell>
          <table:table-cell office:value-type="float" office:value="10643646" calcext:value-type="float">
            <text:p>10643646</text:p>
          </table:table-cell>
          <table:table-cell office:value-type="float" office:value="18942648" calcext:value-type="float">
            <text:p>18942648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22564" calcext:value-type="float">
            <text:p>0.22564</text:p>
          </table:table-cell>
          <table:table-cell office:value-type="float" office:value="6439907" calcext:value-type="float">
            <text:p>6439907</text:p>
          </table:table-cell>
          <table:table-cell office:value-type="float" office:value="11251206" calcext:value-type="float">
            <text:p>11251206</text:p>
          </table:table-cell>
          <table:table-cell office:value-type="float" office:value="20027487" calcext:value-type="float">
            <text:p>20027487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.236671" calcext:value-type="float">
            <text:p>0.236671</text:p>
          </table:table-cell>
          <table:table-cell office:value-type="float" office:value="6789165" calcext:value-type="float">
            <text:p>6789165</text:p>
          </table:table-cell>
          <table:table-cell office:value-type="float" office:value="11851953" calcext:value-type="float">
            <text:p>11851953</text:p>
          </table:table-cell>
          <table:table-cell office:value-type="float" office:value="21098538" calcext:value-type="float">
            <text:p>21098538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0.248391" calcext:value-type="float">
            <text:p>0.248391</text:p>
          </table:table-cell>
          <table:table-cell office:value-type="float" office:value="7140490" calcext:value-type="float">
            <text:p>7140490</text:p>
          </table:table-cell>
          <table:table-cell office:value-type="float" office:value="12459918" calcext:value-type="float">
            <text:p>12459918</text:p>
          </table:table-cell>
          <table:table-cell office:value-type="float" office:value="22184007" calcext:value-type="float">
            <text:p>22184007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0.263076" calcext:value-type="float">
            <text:p>0.263076</text:p>
          </table:table-cell>
          <table:table-cell office:value-type="float" office:value="7492474" calcext:value-type="float">
            <text:p>7492474</text:p>
          </table:table-cell>
          <table:table-cell office:value-type="float" office:value="13067118" calcext:value-type="float">
            <text:p>13067118</text:p>
          </table:table-cell>
          <table:table-cell office:value-type="float" office:value="23271019" calcext:value-type="float">
            <text:p>23271019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0.273638" calcext:value-type="float">
            <text:p>0.273638</text:p>
          </table:table-cell>
          <table:table-cell office:value-type="float" office:value="7844865" calcext:value-type="float">
            <text:p>7844865</text:p>
          </table:table-cell>
          <table:table-cell office:value-type="float" office:value="13675554" calcext:value-type="float">
            <text:p>13675554</text:p>
          </table:table-cell>
          <table:table-cell office:value-type="float" office:value="24357692" calcext:value-type="float">
            <text:p>24357692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28599" calcext:value-type="float">
            <text:p>0.28599</text:p>
          </table:table-cell>
          <table:table-cell office:value-type="float" office:value="8198084" calcext:value-type="float">
            <text:p>8198084</text:p>
          </table:table-cell>
          <table:table-cell office:value-type="float" office:value="14285790" calcext:value-type="float">
            <text:p>14285790</text:p>
          </table:table-cell>
          <table:table-cell office:value-type="float" office:value="25451869" calcext:value-type="float">
            <text:p>25451869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0.301797" calcext:value-type="float">
            <text:p>0.301797</text:p>
          </table:table-cell>
          <table:table-cell office:value-type="float" office:value="8551264" calcext:value-type="float">
            <text:p>8551264</text:p>
          </table:table-cell>
          <table:table-cell office:value-type="float" office:value="14895201" calcext:value-type="float">
            <text:p>14895201</text:p>
          </table:table-cell>
          <table:table-cell office:value-type="float" office:value="26546563" calcext:value-type="float">
            <text:p>26546563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0.324818" calcext:value-type="float">
            <text:p>0.324818</text:p>
          </table:table-cell>
          <table:table-cell office:value-type="float" office:value="8911885" calcext:value-type="float">
            <text:p>8911885</text:p>
          </table:table-cell>
          <table:table-cell office:value-type="float" office:value="15514500" calcext:value-type="float">
            <text:p>15514500</text:p>
          </table:table-cell>
          <table:table-cell office:value-type="float" office:value="27648422" calcext:value-type="float">
            <text:p>27648422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0.328288" calcext:value-type="float">
            <text:p>0.328288</text:p>
          </table:table-cell>
          <table:table-cell office:value-type="float" office:value="9272883" calcext:value-type="float">
            <text:p>9272883</text:p>
          </table:table-cell>
          <table:table-cell office:value-type="float" office:value="16133430" calcext:value-type="float">
            <text:p>16133430</text:p>
          </table:table-cell>
          <table:table-cell office:value-type="float" office:value="28749515" calcext:value-type="float">
            <text:p>28749515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0.347336" calcext:value-type="float">
            <text:p>0.347336</text:p>
          </table:table-cell>
          <table:table-cell office:value-type="float" office:value="9636932" calcext:value-type="float">
            <text:p>9636932</text:p>
          </table:table-cell>
          <table:table-cell office:value-type="float" office:value="16762524" calcext:value-type="float">
            <text:p>16762524</text:p>
          </table:table-cell>
          <table:table-cell office:value-type="float" office:value="29869080" calcext:value-type="float">
            <text:p>29869080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359227" calcext:value-type="float">
            <text:p>0.359227</text:p>
          </table:table-cell>
          <table:table-cell office:value-type="float" office:value="10000117" calcext:value-type="float">
            <text:p>10000117</text:p>
          </table:table-cell>
          <table:table-cell office:value-type="float" office:value="17384010" calcext:value-type="float">
            <text:p>17384010</text:p>
          </table:table-cell>
          <table:table-cell office:value-type="float" office:value="30976253" calcext:value-type="float">
            <text:p>30976253</text:p>
          </table:table-cell>
        </table:table-row>
      </table:table>
      <table:table table:name="heapsort_d" table:style-name="ta1">
        <table:table-source xlink:type="simple" xlink:href="../heapsort_d.csv" table:table-name="heapsort_d" table:filter-name="Text - txt - csv (StarCalc)" table:filter-options="9/59/44,34,76,1,,0,false,false"/>
        <table:table-column table:style-name="co10" table:default-cell-style-name="Default"/>
        <table:table-column table:style-name="co11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70842" calcext:value-type="float">
            <text:p>0.0070842</text:p>
          </table:table-cell>
          <table:table-cell office:value-type="float" office:value="235371" calcext:value-type="float">
            <text:p>235371</text:p>
          </table:table-cell>
          <table:table-cell office:value-type="float" office:value="432789" calcext:value-type="float">
            <text:p>432789</text:p>
          </table:table-cell>
          <table:table-cell office:value-type="float" office:value="763568" calcext:value-type="float">
            <text:p>7635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13799" calcext:value-type="float">
            <text:p>0.013799</text:p>
          </table:table-cell>
          <table:table-cell office:value-type="float" office:value="510667" calcext:value-type="float">
            <text:p>510667</text:p>
          </table:table-cell>
          <table:table-cell office:value-type="float" office:value="924921" calcext:value-type="float">
            <text:p>924921</text:p>
          </table:table-cell>
          <table:table-cell office:value-type="float" office:value="1635810" calcext:value-type="float">
            <text:p>1635810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213218" calcext:value-type="float">
            <text:p>0.0213218</text:p>
          </table:table-cell>
          <table:table-cell office:value-type="float" office:value="800794" calcext:value-type="float">
            <text:p>800794</text:p>
          </table:table-cell>
          <table:table-cell office:value-type="float" office:value="1439976" calcext:value-type="float">
            <text:p>1439976</text:p>
          </table:table-cell>
          <table:table-cell office:value-type="float" office:value="2550756" calcext:value-type="float">
            <text:p>2550756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295102" calcext:value-type="float">
            <text:p>0.0295102</text:p>
          </table:table-cell>
          <table:table-cell office:value-type="float" office:value="1101629" calcext:value-type="float">
            <text:p>1101629</text:p>
          </table:table-cell>
          <table:table-cell office:value-type="float" office:value="1970805" calcext:value-type="float">
            <text:p>1970805</text:p>
          </table:table-cell>
          <table:table-cell office:value-type="float" office:value="3493411" calcext:value-type="float">
            <text:p>3493411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37327" calcext:value-type="float">
            <text:p>0.037327</text:p>
          </table:table-cell>
          <table:table-cell office:value-type="float" office:value="1409739" calcext:value-type="float">
            <text:p>1409739</text:p>
          </table:table-cell>
          <table:table-cell office:value-type="float" office:value="2512587" calcext:value-type="float">
            <text:p>2512587</text:p>
          </table:table-cell>
          <table:table-cell office:value-type="float" office:value="4457175" calcext:value-type="float">
            <text:p>445717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456455" calcext:value-type="float">
            <text:p>0.0456455</text:p>
          </table:table-cell>
          <table:table-cell office:value-type="float" office:value="1721126" calcext:value-type="float">
            <text:p>1721126</text:p>
          </table:table-cell>
          <table:table-cell office:value-type="float" office:value="3059292" calcext:value-type="float">
            <text:p>3059292</text:p>
          </table:table-cell>
          <table:table-cell office:value-type="float" office:value="5430774" calcext:value-type="float">
            <text:p>5430774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538725" calcext:value-type="float">
            <text:p>0.0538725</text:p>
          </table:table-cell>
          <table:table-cell office:value-type="float" office:value="2038290" calcext:value-type="float">
            <text:p>2038290</text:p>
          </table:table-cell>
          <table:table-cell office:value-type="float" office:value="3614025" calcext:value-type="float">
            <text:p>3614025</text:p>
          </table:table-cell>
          <table:table-cell office:value-type="float" office:value="6418946" calcext:value-type="float">
            <text:p>6418946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618997" calcext:value-type="float">
            <text:p>0.0618997</text:p>
          </table:table-cell>
          <table:table-cell office:value-type="float" office:value="2363071" calcext:value-type="float">
            <text:p>2363071</text:p>
          </table:table-cell>
          <table:table-cell office:value-type="float" office:value="4181280" calcext:value-type="float">
            <text:p>4181280</text:p>
          </table:table-cell>
          <table:table-cell office:value-type="float" office:value="7426594" calcext:value-type="float">
            <text:p>742659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732971" calcext:value-type="float">
            <text:p>0.0732971</text:p>
          </table:table-cell>
          <table:table-cell office:value-type="float" office:value="2690226" calcext:value-type="float">
            <text:p>2690226</text:p>
          </table:table-cell>
          <table:table-cell office:value-type="float" office:value="4751181" calcext:value-type="float">
            <text:p>4751181</text:p>
          </table:table-cell>
          <table:table-cell office:value-type="float" office:value="8440260" calcext:value-type="float">
            <text:p>8440260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777492" calcext:value-type="float">
            <text:p>0.0777492</text:p>
          </table:table-cell>
          <table:table-cell office:value-type="float" office:value="3019591" calcext:value-type="float">
            <text:p>3019591</text:p>
          </table:table-cell>
          <table:table-cell office:value-type="float" office:value="5324721" calcext:value-type="float">
            <text:p>5324721</text:p>
          </table:table-cell>
          <table:table-cell office:value-type="float" office:value="9462554" calcext:value-type="float">
            <text:p>9462554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870648" calcext:value-type="float">
            <text:p>0.0870648</text:p>
          </table:table-cell>
          <table:table-cell office:value-type="float" office:value="3350759" calcext:value-type="float">
            <text:p>3350759</text:p>
          </table:table-cell>
          <table:table-cell office:value-type="float" office:value="5901312" calcext:value-type="float">
            <text:p>5901312</text:p>
          </table:table-cell>
          <table:table-cell office:value-type="float" office:value="10489339" calcext:value-type="float">
            <text:p>10489339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951191" calcext:value-type="float">
            <text:p>0.0951191</text:p>
          </table:table-cell>
          <table:table-cell office:value-type="float" office:value="3682624" calcext:value-type="float">
            <text:p>3682624</text:p>
          </table:table-cell>
          <table:table-cell office:value-type="float" office:value="6478980" calcext:value-type="float">
            <text:p>6478980</text:p>
          </table:table-cell>
          <table:table-cell office:value-type="float" office:value="11521115" calcext:value-type="float">
            <text:p>11521115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105048" calcext:value-type="float">
            <text:p>0.105048</text:p>
          </table:table-cell>
          <table:table-cell office:value-type="float" office:value="4016469" calcext:value-type="float">
            <text:p>4016469</text:p>
          </table:table-cell>
          <table:table-cell office:value-type="float" office:value="7058913" calcext:value-type="float">
            <text:p>7058913</text:p>
          </table:table-cell>
          <table:table-cell office:value-type="float" office:value="12560830" calcext:value-type="float">
            <text:p>12560830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112227" calcext:value-type="float">
            <text:p>0.112227</text:p>
          </table:table-cell>
          <table:table-cell office:value-type="float" office:value="4357155" calcext:value-type="float">
            <text:p>4357155</text:p>
          </table:table-cell>
          <table:table-cell office:value-type="float" office:value="7649454" calcext:value-type="float">
            <text:p>7649454</text:p>
          </table:table-cell>
          <table:table-cell office:value-type="float" office:value="13610104" calcext:value-type="float">
            <text:p>13610104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123047" calcext:value-type="float">
            <text:p>0.123047</text:p>
          </table:table-cell>
          <table:table-cell office:value-type="float" office:value="4700818" calcext:value-type="float">
            <text:p>4700818</text:p>
          </table:table-cell>
          <table:table-cell office:value-type="float" office:value="8244999" calcext:value-type="float">
            <text:p>8244999</text:p>
          </table:table-cell>
          <table:table-cell office:value-type="float" office:value="14669032" calcext:value-type="float">
            <text:p>14669032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131052" calcext:value-type="float">
            <text:p>0.131052</text:p>
          </table:table-cell>
          <table:table-cell office:value-type="float" office:value="5046233" calcext:value-type="float">
            <text:p>5046233</text:p>
          </table:table-cell>
          <table:table-cell office:value-type="float" office:value="8842302" calcext:value-type="float">
            <text:p>8842302</text:p>
          </table:table-cell>
          <table:table-cell office:value-type="float" office:value="15732033" calcext:value-type="float">
            <text:p>15732033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139332" calcext:value-type="float">
            <text:p>0.139332</text:p>
          </table:table-cell>
          <table:table-cell office:value-type="float" office:value="5392452" calcext:value-type="float">
            <text:p>5392452</text:p>
          </table:table-cell>
          <table:table-cell office:value-type="float" office:value="9441678" calcext:value-type="float">
            <text:p>9441678</text:p>
          </table:table-cell>
          <table:table-cell office:value-type="float" office:value="16798877" calcext:value-type="float">
            <text:p>16798877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148898" calcext:value-type="float">
            <text:p>0.148898</text:p>
          </table:table-cell>
          <table:table-cell office:value-type="float" office:value="5740029" calcext:value-type="float">
            <text:p>5740029</text:p>
          </table:table-cell>
          <table:table-cell office:value-type="float" office:value="10041711" calcext:value-type="float">
            <text:p>10041711</text:p>
          </table:table-cell>
          <table:table-cell office:value-type="float" office:value="17869394" calcext:value-type="float">
            <text:p>17869394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156692" calcext:value-type="float">
            <text:p>0.156692</text:p>
          </table:table-cell>
          <table:table-cell office:value-type="float" office:value="6089834" calcext:value-type="float">
            <text:p>6089834</text:p>
          </table:table-cell>
          <table:table-cell office:value-type="float" office:value="10645983" calcext:value-type="float">
            <text:p>10645983</text:p>
          </table:table-cell>
          <table:table-cell office:value-type="float" office:value="18947400" calcext:value-type="float">
            <text:p>18947400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16611" calcext:value-type="float">
            <text:p>0.16611</text:p>
          </table:table-cell>
          <table:table-cell office:value-type="float" office:value="6439551" calcext:value-type="float">
            <text:p>6439551</text:p>
          </table:table-cell>
          <table:table-cell office:value-type="float" office:value="11249991" calcext:value-type="float">
            <text:p>11249991</text:p>
          </table:table-cell>
          <table:table-cell office:value-type="float" office:value="20026167" calcext:value-type="float">
            <text:p>20026167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.182808" calcext:value-type="float">
            <text:p>0.182808</text:p>
          </table:table-cell>
          <table:table-cell office:value-type="float" office:value="6789970" calcext:value-type="float">
            <text:p>6789970</text:p>
          </table:table-cell>
          <table:table-cell office:value-type="float" office:value="11854995" calcext:value-type="float">
            <text:p>11854995</text:p>
          </table:table-cell>
          <table:table-cell office:value-type="float" office:value="21104623" calcext:value-type="float">
            <text:p>21104623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0.184394" calcext:value-type="float">
            <text:p>0.184394</text:p>
          </table:table-cell>
          <table:table-cell office:value-type="float" office:value="7140843" calcext:value-type="float">
            <text:p>7140843</text:p>
          </table:table-cell>
          <table:table-cell office:value-type="float" office:value="12461067" calcext:value-type="float">
            <text:p>12461067</text:p>
          </table:table-cell>
          <table:table-cell office:value-type="float" office:value="22187566" calcext:value-type="float">
            <text:p>22187566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0.193457" calcext:value-type="float">
            <text:p>0.193457</text:p>
          </table:table-cell>
          <table:table-cell office:value-type="float" office:value="7493603" calcext:value-type="float">
            <text:p>7493603</text:p>
          </table:table-cell>
          <table:table-cell office:value-type="float" office:value="13069917" calcext:value-type="float">
            <text:p>13069917</text:p>
          </table:table-cell>
          <table:table-cell office:value-type="float" office:value="23276285" calcext:value-type="float">
            <text:p>2327628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0.20302" calcext:value-type="float">
            <text:p>0.20302</text:p>
          </table:table-cell>
          <table:table-cell office:value-type="float" office:value="7845486" calcext:value-type="float">
            <text:p>7845486</text:p>
          </table:table-cell>
          <table:table-cell office:value-type="float" office:value="13677666" calcext:value-type="float">
            <text:p>13677666</text:p>
          </table:table-cell>
          <table:table-cell office:value-type="float" office:value="24363557" calcext:value-type="float">
            <text:p>2436355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211752" calcext:value-type="float">
            <text:p>0.211752</text:p>
          </table:table-cell>
          <table:table-cell office:value-type="float" office:value="8198987" calcext:value-type="float">
            <text:p>8198987</text:p>
          </table:table-cell>
          <table:table-cell office:value-type="float" office:value="14286621" calcext:value-type="float">
            <text:p>14286621</text:p>
          </table:table-cell>
          <table:table-cell office:value-type="float" office:value="25452933" calcext:value-type="float">
            <text:p>25452933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0.225575" calcext:value-type="float">
            <text:p>0.225575</text:p>
          </table:table-cell>
          <table:table-cell office:value-type="float" office:value="8551745" calcext:value-type="float">
            <text:p>8551745</text:p>
          </table:table-cell>
          <table:table-cell office:value-type="float" office:value="14894904" calcext:value-type="float">
            <text:p>14894904</text:p>
          </table:table-cell>
          <table:table-cell office:value-type="float" office:value="26547283" calcext:value-type="float">
            <text:p>26547283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0.230696" calcext:value-type="float">
            <text:p>0.230696</text:p>
          </table:table-cell>
          <table:table-cell office:value-type="float" office:value="8911570" calcext:value-type="float">
            <text:p>8911570</text:p>
          </table:table-cell>
          <table:table-cell office:value-type="float" office:value="15514371" calcext:value-type="float">
            <text:p>15514371</text:p>
          </table:table-cell>
          <table:table-cell office:value-type="float" office:value="27650032" calcext:value-type="float">
            <text:p>27650032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0.239354" calcext:value-type="float">
            <text:p>0.239354</text:p>
          </table:table-cell>
          <table:table-cell office:value-type="float" office:value="9273894" calcext:value-type="float">
            <text:p>9273894</text:p>
          </table:table-cell>
          <table:table-cell office:value-type="float" office:value="16137432" calcext:value-type="float">
            <text:p>16137432</text:p>
          </table:table-cell>
          <table:table-cell office:value-type="float" office:value="28757857" calcext:value-type="float">
            <text:p>28757857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0.251901" calcext:value-type="float">
            <text:p>0.251901</text:p>
          </table:table-cell>
          <table:table-cell office:value-type="float" office:value="9636460" calcext:value-type="float">
            <text:p>9636460</text:p>
          </table:table-cell>
          <table:table-cell office:value-type="float" office:value="16761024" calcext:value-type="float">
            <text:p>16761024</text:p>
          </table:table-cell>
          <table:table-cell office:value-type="float" office:value="29866539" calcext:value-type="float">
            <text:p>29866539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259173" calcext:value-type="float">
            <text:p>0.259173</text:p>
          </table:table-cell>
          <table:table-cell office:value-type="float" office:value="10001710" calcext:value-type="float">
            <text:p>10001710</text:p>
          </table:table-cell>
          <table:table-cell office:value-type="float" office:value="17387838" calcext:value-type="float">
            <text:p>17387838</text:p>
          </table:table-cell>
          <table:table-cell office:value-type="float" office:value="30983506" calcext:value-type="float">
            <text:p>30983506</text:p>
          </table:table-cell>
        </table:table-row>
      </table:table>
      <table:table table:name="quicksort_d" table:style-name="ta1">
        <table:table-source xlink:type="simple" xlink:href="../quicksort_d.csv" table:table-name="quicksort_d" table:filter-name="Text - txt - csv (StarCalc)" table:filter-options="9/59/44,34,76,1,,0,false,false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0065814" calcext:value-type="float">
            <text:p>0.0065814</text:p>
          </table:table-cell>
          <table:table-cell office:value-type="float" office:value="174921" calcext:value-type="float">
            <text:p>174921</text:p>
          </table:table-cell>
          <table:table-cell office:value-type="float" office:value="101088" calcext:value-type="float">
            <text:p>101088</text:p>
          </table:table-cell>
          <table:table-cell office:value-type="float" office:value="295701" calcext:value-type="float">
            <text:p>29570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006774" calcext:value-type="float">
            <text:p>0.006774</text:p>
          </table:table-cell>
          <table:table-cell office:value-type="float" office:value="381005" calcext:value-type="float">
            <text:p>381005</text:p>
          </table:table-cell>
          <table:table-cell office:value-type="float" office:value="215184" calcext:value-type="float">
            <text:p>215184</text:p>
          </table:table-cell>
          <table:table-cell office:value-type="float" office:value="630967" calcext:value-type="float">
            <text:p>630967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0109204" calcext:value-type="float">
            <text:p>0.0109204</text:p>
          </table:table-cell>
          <table:table-cell office:value-type="float" office:value="649509" calcext:value-type="float">
            <text:p>649509</text:p>
          </table:table-cell>
          <table:table-cell office:value-type="float" office:value="329889" calcext:value-type="float">
            <text:p>329889</text:p>
          </table:table-cell>
          <table:table-cell office:value-type="float" office:value="1030139" calcext:value-type="float">
            <text:p>1030139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0145556" calcext:value-type="float">
            <text:p>0.0145556</text:p>
          </table:table-cell>
          <table:table-cell office:value-type="float" office:value="859280" calcext:value-type="float">
            <text:p>859280</text:p>
          </table:table-cell>
          <table:table-cell office:value-type="float" office:value="453798" calcext:value-type="float">
            <text:p>453798</text:p>
          </table:table-cell>
          <table:table-cell office:value-type="float" office:value="1375784" calcext:value-type="float">
            <text:p>1375784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0.0185375" calcext:value-type="float">
            <text:p>0.0185375</text:p>
          </table:table-cell>
          <table:table-cell office:value-type="float" office:value="1061513" calcext:value-type="float">
            <text:p>1061513</text:p>
          </table:table-cell>
          <table:table-cell office:value-type="float" office:value="579912" calcext:value-type="float">
            <text:p>579912</text:p>
          </table:table-cell>
          <table:table-cell office:value-type="float" office:value="1714965" calcext:value-type="float">
            <text:p>171496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0.0227595" calcext:value-type="float">
            <text:p>0.0227595</text:p>
          </table:table-cell>
          <table:table-cell office:value-type="float" office:value="1272956" calcext:value-type="float">
            <text:p>1272956</text:p>
          </table:table-cell>
          <table:table-cell office:value-type="float" office:value="714378" calcext:value-type="float">
            <text:p>714378</text:p>
          </table:table-cell>
          <table:table-cell office:value-type="float" office:value="2069590" calcext:value-type="float">
            <text:p>2069590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0.0260402" calcext:value-type="float">
            <text:p>0.0260402</text:p>
          </table:table-cell>
          <table:table-cell office:value-type="float" office:value="1536183" calcext:value-type="float">
            <text:p>1536183</text:p>
          </table:table-cell>
          <table:table-cell office:value-type="float" office:value="835401" calcext:value-type="float">
            <text:p>835401</text:p>
          </table:table-cell>
          <table:table-cell office:value-type="float" office:value="2467499" calcext:value-type="float">
            <text:p>2467499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0.030287" calcext:value-type="float">
            <text:p>0.030287</text:p>
          </table:table-cell>
          <table:table-cell office:value-type="float" office:value="1789222" calcext:value-type="float">
            <text:p>1789222</text:p>
          </table:table-cell>
          <table:table-cell office:value-type="float" office:value="970014" calcext:value-type="float">
            <text:p>970014</text:p>
          </table:table-cell>
          <table:table-cell office:value-type="float" office:value="2864058" calcext:value-type="float">
            <text:p>2864058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0.0340185" calcext:value-type="float">
            <text:p>0.0340185</text:p>
          </table:table-cell>
          <table:table-cell office:value-type="float" office:value="2007334" calcext:value-type="float">
            <text:p>2007334</text:p>
          </table:table-cell>
          <table:table-cell office:value-type="float" office:value="1107081" calcext:value-type="float">
            <text:p>1107081</text:p>
          </table:table-cell>
          <table:table-cell office:value-type="float" office:value="3226714" calcext:value-type="float">
            <text:p>322671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0.0374098" calcext:value-type="float">
            <text:p>0.0374098</text:p>
          </table:table-cell>
          <table:table-cell office:value-type="float" office:value="2164526" calcext:value-type="float">
            <text:p>2164526</text:p>
          </table:table-cell>
          <table:table-cell office:value-type="float" office:value="1244001" calcext:value-type="float">
            <text:p>1244001</text:p>
          </table:table-cell>
          <table:table-cell office:value-type="float" office:value="3527536" calcext:value-type="float">
            <text:p>3527536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float" office:value="0.042836" calcext:value-type="float">
            <text:p>0.042836</text:p>
          </table:table-cell>
          <table:table-cell office:value-type="float" office:value="2607325" calcext:value-type="float">
            <text:p>2607325</text:p>
          </table:table-cell>
          <table:table-cell office:value-type="float" office:value="1366923" calcext:value-type="float">
            <text:p>1366923</text:p>
          </table:table-cell>
          <table:table-cell office:value-type="float" office:value="4105629" calcext:value-type="float">
            <text:p>4105629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float" office:value="0.0461537" calcext:value-type="float">
            <text:p>0.0461537</text:p>
          </table:table-cell>
          <table:table-cell office:value-type="float" office:value="2661453" calcext:value-type="float">
            <text:p>2661453</text:p>
          </table:table-cell>
          <table:table-cell office:value-type="float" office:value="1515525" calcext:value-type="float">
            <text:p>1515525</text:p>
          </table:table-cell>
          <table:table-cell office:value-type="float" office:value="4312579" calcext:value-type="float">
            <text:p>4312579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float" office:value="0.0499649" calcext:value-type="float">
            <text:p>0.0499649</text:p>
          </table:table-cell>
          <table:table-cell office:value-type="float" office:value="2979281" calcext:value-type="float">
            <text:p>2979281</text:p>
          </table:table-cell>
          <table:table-cell office:value-type="float" office:value="1645335" calcext:value-type="float">
            <text:p>1645335</text:p>
          </table:table-cell>
          <table:table-cell office:value-type="float" office:value="4771277" calcext:value-type="float">
            <text:p>4771277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float" office:value="0.0538472" calcext:value-type="float">
            <text:p>0.0538472</text:p>
          </table:table-cell>
          <table:table-cell office:value-type="float" office:value="3101883" calcext:value-type="float">
            <text:p>3101883</text:p>
          </table:table-cell>
          <table:table-cell office:value-type="float" office:value="1798827" calcext:value-type="float">
            <text:p>1798827</text:p>
          </table:table-cell>
          <table:table-cell office:value-type="float" office:value="5048947" calcext:value-type="float">
            <text:p>504894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0.0595739" calcext:value-type="float">
            <text:p>0.0595739</text:p>
          </table:table-cell>
          <table:table-cell office:value-type="float" office:value="3612820" calcext:value-type="float">
            <text:p>3612820</text:p>
          </table:table-cell>
          <table:table-cell office:value-type="float" office:value="1907502" calcext:value-type="float">
            <text:p>1907502</text:p>
          </table:table-cell>
          <table:table-cell office:value-type="float" office:value="5686352" calcext:value-type="float">
            <text:p>5686352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float" office:value="0.0620945" calcext:value-type="float">
            <text:p>0.0620945</text:p>
          </table:table-cell>
          <table:table-cell office:value-type="float" office:value="3807332" calcext:value-type="float">
            <text:p>3807332</text:p>
          </table:table-cell>
          <table:table-cell office:value-type="float" office:value="2038107" calcext:value-type="float">
            <text:p>2038107</text:p>
          </table:table-cell>
          <table:table-cell office:value-type="float" office:value="6020914" calcext:value-type="float">
            <text:p>6020914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float" office:value="0.0671266" calcext:value-type="float">
            <text:p>0.0671266</text:p>
          </table:table-cell>
          <table:table-cell office:value-type="float" office:value="3943325" calcext:value-type="float">
            <text:p>3943325</text:p>
          </table:table-cell>
          <table:table-cell office:value-type="float" office:value="2200074" calcext:value-type="float">
            <text:p>2200074</text:p>
          </table:table-cell>
          <table:table-cell office:value-type="float" office:value="6317205" calcext:value-type="float">
            <text:p>6317205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float" office:value="0.0714346" calcext:value-type="float">
            <text:p>0.0714346</text:p>
          </table:table-cell>
          <table:table-cell office:value-type="float" office:value="4306629" calcext:value-type="float">
            <text:p>4306629</text:p>
          </table:table-cell>
          <table:table-cell office:value-type="float" office:value="2319681" calcext:value-type="float">
            <text:p>2319681</text:p>
          </table:table-cell>
          <table:table-cell office:value-type="float" office:value="6815003" calcext:value-type="float">
            <text:p>6815003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float" office:value="0.0754951" calcext:value-type="float">
            <text:p>0.0754951</text:p>
          </table:table-cell>
          <table:table-cell office:value-type="float" office:value="4507391" calcext:value-type="float">
            <text:p>4507391</text:p>
          </table:table-cell>
          <table:table-cell office:value-type="float" office:value="2476557" calcext:value-type="float">
            <text:p>2476557</text:p>
          </table:table-cell>
          <table:table-cell office:value-type="float" office:value="7171547" calcext:value-type="float">
            <text:p>7171547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float" office:value="0.0787836" calcext:value-type="float">
            <text:p>0.0787836</text:p>
          </table:table-cell>
          <table:table-cell office:value-type="float" office:value="4764288" calcext:value-type="float">
            <text:p>4764288</text:p>
          </table:table-cell>
          <table:table-cell office:value-type="float" office:value="2617056" calcext:value-type="float">
            <text:p>2617056</text:p>
          </table:table-cell>
          <table:table-cell office:value-type="float" office:value="7578720" calcext:value-type="float">
            <text:p>7578720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float" office:value="0.0864474" calcext:value-type="float">
            <text:p>0.0864474</text:p>
          </table:table-cell>
          <table:table-cell office:value-type="float" office:value="5333569" calcext:value-type="float">
            <text:p>5333569</text:p>
          </table:table-cell>
          <table:table-cell office:value-type="float" office:value="2747562" calcext:value-type="float">
            <text:p>2747562</text:p>
          </table:table-cell>
          <table:table-cell office:value-type="float" office:value="8286023" calcext:value-type="float">
            <text:p>8286023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float" office:value="0.0879884" calcext:value-type="float">
            <text:p>0.0879884</text:p>
          </table:table-cell>
          <table:table-cell office:value-type="float" office:value="5419819" calcext:value-type="float">
            <text:p>5419819</text:p>
          </table:table-cell>
          <table:table-cell office:value-type="float" office:value="2889921" calcext:value-type="float">
            <text:p>2889921</text:p>
          </table:table-cell>
          <table:table-cell office:value-type="float" office:value="8522109" calcext:value-type="float">
            <text:p>8522109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float" office:value="0.0896709" calcext:value-type="float">
            <text:p>0.0896709</text:p>
          </table:table-cell>
          <table:table-cell office:value-type="float" office:value="5340922" calcext:value-type="float">
            <text:p>5340922</text:p>
          </table:table-cell>
          <table:table-cell office:value-type="float" office:value="3059484" calcext:value-type="float">
            <text:p>3059484</text:p>
          </table:table-cell>
          <table:table-cell office:value-type="float" office:value="8608580" calcext:value-type="float">
            <text:p>8608580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float" office:value="0.0972765" calcext:value-type="float">
            <text:p>0.0972765</text:p>
          </table:table-cell>
          <table:table-cell office:value-type="float" office:value="5980805" calcext:value-type="float">
            <text:p>5980805</text:p>
          </table:table-cell>
          <table:table-cell office:value-type="float" office:value="3179340" calcext:value-type="float">
            <text:p>3179340</text:p>
          </table:table-cell>
          <table:table-cell office:value-type="float" office:value="9382247" calcext:value-type="float">
            <text:p>9382247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float" office:value="0.100185" calcext:value-type="float">
            <text:p>0.100185</text:p>
          </table:table-cell>
          <table:table-cell office:value-type="float" office:value="6217894" calcext:value-type="float">
            <text:p>6217894</text:p>
          </table:table-cell>
          <table:table-cell office:value-type="float" office:value="3305619" calcext:value-type="float">
            <text:p>3305619</text:p>
          </table:table-cell>
          <table:table-cell office:value-type="float" office:value="9758260" calcext:value-type="float">
            <text:p>9758260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float" office:value="0.10344" calcext:value-type="float">
            <text:p>0.10344</text:p>
          </table:table-cell>
          <table:table-cell office:value-type="float" office:value="6222245" calcext:value-type="float">
            <text:p>6222245</text:p>
          </table:table-cell>
          <table:table-cell office:value-type="float" office:value="3477783" calcext:value-type="float">
            <text:p>3477783</text:p>
          </table:table-cell>
          <table:table-cell office:value-type="float" office:value="9930067" calcext:value-type="float">
            <text:p>9930067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float" office:value="0.108544" calcext:value-type="float">
            <text:p>0.108544</text:p>
          </table:table-cell>
          <table:table-cell office:value-type="float" office:value="6867000" calcext:value-type="float">
            <text:p>6867000</text:p>
          </table:table-cell>
          <table:table-cell office:value-type="float" office:value="3564441" calcext:value-type="float">
            <text:p>3564441</text:p>
          </table:table-cell>
          <table:table-cell office:value-type="float" office:value="10685778" calcext:value-type="float">
            <text:p>10685778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float" office:value="0.119897" calcext:value-type="float">
            <text:p>0.119897</text:p>
          </table:table-cell>
          <table:table-cell office:value-type="float" office:value="6819596" calcext:value-type="float">
            <text:p>6819596</text:p>
          </table:table-cell>
          <table:table-cell office:value-type="float" office:value="3759885" calcext:value-type="float">
            <text:p>3759885</text:p>
          </table:table-cell>
          <table:table-cell office:value-type="float" office:value="10822370" calcext:value-type="float">
            <text:p>10822370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float" office:value="0.116433" calcext:value-type="float">
            <text:p>0.116433</text:p>
          </table:table-cell>
          <table:table-cell office:value-type="float" office:value="7015537" calcext:value-type="float">
            <text:p>7015537</text:p>
          </table:table-cell>
          <table:table-cell office:value-type="float" office:value="3909801" calcext:value-type="float">
            <text:p>3909801</text:p>
          </table:table-cell>
          <table:table-cell office:value-type="float" office:value="11170833" calcext:value-type="float">
            <text:p>11170833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float" office:value="0.133527" calcext:value-type="float">
            <text:p>0.133527</text:p>
          </table:table-cell>
          <table:table-cell office:value-type="float" office:value="7852403" calcext:value-type="float">
            <text:p>7852403</text:p>
          </table:table-cell>
          <table:table-cell office:value-type="float" office:value="4012995" calcext:value-type="float">
            <text:p>4012995</text:p>
          </table:table-cell>
          <table:table-cell office:value-type="float" office:value="12131575" calcext:value-type="float">
            <text:p>121315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21:43:12.2149292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21:32:59.589589280</meta:creation-date>
    <meta:generator>LibreOffice/5.1.4.2$Linux_X86_64 LibreOffice_project/10m0$Build-2</meta:generator>
    <meta:editing-duration>PT11M53S</meta:editing-duration>
    <meta:editing-cycles>5</meta:editing-cycles>
    <dc:date>2016-12-20T22:10:05.497285690</dc:date>
    <meta:document-statistic meta:table-count="7" meta:cell-count="295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2c001e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3cm" svg:height="13.495cm" xlink:href=".." xlink:type="simple" chart:class="chart:line" chart:style-name="ch1">
        <chart:title svg:x="9.913cm" svg:y="0.405cm" chart:style-name="ch2">
          <text:p>Reals</text:p>
        </chart:title>
        <chart:legend svg:x="2.291cm" svg:y="11.722cm" style:legend-expansion="custom" chartooo:width="7.003cm" chartooo:height="1.643cm" style:legend-expansion-aspect-ratio="4.26232501521607" chart:style-name="ch3"/>
        <chart:plot-area chart:style-name="ch4" table:cell-range-address="Heapsort.A4:Heapsort.B33 Quicksort.B4:Quicksort.B33" chart:data-source-has-labels="both" svg:x="1.433cm" svg:y="1.453cm" svg:width="19.275cm" svg:height="10.792cm">
          <chartooo:coordinate-region svg:x="2.345cm" svg:y="1.453cm" svg:width="18.363cm" svg:height="9.276cm"/>
          <chart:axis chart:dimension="x" chart:name="primary-x" chart:style-name="ch5" chartooo:axis-type="auto">
            <chartooo:date-scale/>
            <chart:title svg:x="15.507cm" svg:y="12.322cm" chart:style-name="ch6">
              <text:p>Amount of items</text:p>
            </chart:title>
            <chart:categories table:cell-range-address="Heapsort.A5:Heapsort.A33"/>
            <chart:grid chart:style-name="ch7" chart:class="major"/>
          </chart:axis>
          <chart:axis chart:dimension="y" chart:name="primary-y" chart:style-name="ch5">
            <chart:title svg:x="0.451cm" svg:y="7.647cm" chart:style-name="ch8">
              <text:p>Time (sec)</text:p>
            </chart:title>
            <chart:grid chart:style-name="ch7" chart:class="major"/>
          </chart:axis>
          <chart:series chart:style-name="ch9" chart:values-cell-range-address="Heapsort.B4:Heapsort.B33" loext:label-string="heapsort" chart:class="chart:line">
            <chart:data-point chart:repeated="30"/>
          </chart:series>
          <chart:series chart:style-name="ch10" chart:values-cell-range-address="Quicksort.B4:Quicksort.B33" loext:label-string="quicksort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sort</text:p>
              </table:table-cell>
              <table:table-cell office:value-type="string">
                <text:p>quicksort</text:p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Heapsort.A5:Heapsort.A33</svg:desc>
                </draw:g>
              </table:table-cell>
              <table:table-cell office:value-type="float" office:value="0.0070842">
                <text:p>0.0070842</text:p>
                <draw:g>
                  <svg:desc>Heapsort.B4:Heapsort.B33</svg:desc>
                </draw:g>
              </table:table-cell>
              <table:table-cell office:value-type="float" office:value="0.0065814">
                <text:p>0.0065814</text:p>
                <draw:g>
                  <svg:desc>Quicksort.B4:Quicksort.B33</svg:desc>
                </draw:g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13799">
                <text:p>0.013799</text:p>
              </table:table-cell>
              <table:table-cell office:value-type="float" office:value="0.006774">
                <text:p>0.006774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213218">
                <text:p>0.0213218</text:p>
              </table:table-cell>
              <table:table-cell office:value-type="float" office:value="0.0109204">
                <text:p>0.010920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295102">
                <text:p>0.0295102</text:p>
              </table:table-cell>
              <table:table-cell office:value-type="float" office:value="0.0145556">
                <text:p>0.0145556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37327">
                <text:p>0.037327</text:p>
              </table:table-cell>
              <table:table-cell office:value-type="float" office:value="0.0185375">
                <text:p>0.0185375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456455">
                <text:p>0.0456455</text:p>
              </table:table-cell>
              <table:table-cell office:value-type="float" office:value="0.0227595">
                <text:p>0.0227595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538725">
                <text:p>0.0538725</text:p>
              </table:table-cell>
              <table:table-cell office:value-type="float" office:value="0.0260402">
                <text:p>0.0260402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618997">
                <text:p>0.0618997</text:p>
              </table:table-cell>
              <table:table-cell office:value-type="float" office:value="0.030287">
                <text:p>0.030287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732971">
                <text:p>0.0732971</text:p>
              </table:table-cell>
              <table:table-cell office:value-type="float" office:value="0.0340185">
                <text:p>0.0340185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0777492">
                <text:p>0.0777492</text:p>
              </table:table-cell>
              <table:table-cell office:value-type="float" office:value="0.0374098">
                <text:p>0.0374098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0870648">
                <text:p>0.0870648</text:p>
              </table:table-cell>
              <table:table-cell office:value-type="float" office:value="0.042836">
                <text:p>0.042836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0.0951191">
                <text:p>0.0951191</text:p>
              </table:table-cell>
              <table:table-cell office:value-type="float" office:value="0.0461537">
                <text:p>0.0461537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105048">
                <text:p>0.105048</text:p>
              </table:table-cell>
              <table:table-cell office:value-type="float" office:value="0.0499649">
                <text:p>0.0499649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112227">
                <text:p>0.112227</text:p>
              </table:table-cell>
              <table:table-cell office:value-type="float" office:value="0.0538472">
                <text:p>0.0538472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123047">
                <text:p>0.123047</text:p>
              </table:table-cell>
              <table:table-cell office:value-type="float" office:value="0.0595739">
                <text:p>0.0595739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0.131052">
                <text:p>0.131052</text:p>
              </table:table-cell>
              <table:table-cell office:value-type="float" office:value="0.0620945">
                <text:p>0.0620945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0.139332">
                <text:p>0.139332</text:p>
              </table:table-cell>
              <table:table-cell office:value-type="float" office:value="0.0671266">
                <text:p>0.0671266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0.148898">
                <text:p>0.148898</text:p>
              </table:table-cell>
              <table:table-cell office:value-type="float" office:value="0.0714346">
                <text:p>0.0714346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156692">
                <text:p>0.156692</text:p>
              </table:table-cell>
              <table:table-cell office:value-type="float" office:value="0.0754951">
                <text:p>0.0754951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0.16611">
                <text:p>0.16611</text:p>
              </table:table-cell>
              <table:table-cell office:value-type="float" office:value="0.0787836">
                <text:p>0.0787836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0.182808">
                <text:p>0.182808</text:p>
              </table:table-cell>
              <table:table-cell office:value-type="float" office:value="0.0864474">
                <text:p>0.0864474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0.184394">
                <text:p>0.184394</text:p>
              </table:table-cell>
              <table:table-cell office:value-type="float" office:value="0.0879884">
                <text:p>0.0879884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0.193457">
                <text:p>0.193457</text:p>
              </table:table-cell>
              <table:table-cell office:value-type="float" office:value="0.0896709">
                <text:p>0.0896709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20302">
                <text:p>0.20302</text:p>
              </table:table-cell>
              <table:table-cell office:value-type="float" office:value="0.0972765">
                <text:p>0.0972765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0.211752">
                <text:p>0.211752</text:p>
              </table:table-cell>
              <table:table-cell office:value-type="float" office:value="0.100185">
                <text:p>0.100185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0.225575">
                <text:p>0.225575</text:p>
              </table:table-cell>
              <table:table-cell office:value-type="float" office:value="0.10344">
                <text:p>0.10344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0.230696">
                <text:p>0.230696</text:p>
              </table:table-cell>
              <table:table-cell office:value-type="float" office:value="0.108544">
                <text:p>0.108544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0.239354">
                <text:p>0.239354</text:p>
              </table:table-cell>
              <table:table-cell office:value-type="float" office:value="0.119897">
                <text:p>0.119897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251901">
                <text:p>0.251901</text:p>
              </table:table-cell>
              <table:table-cell office:value-type="float" office:value="0.116433">
                <text:p>0.116433</text:p>
              </table:table-cell>
            </table:table-row>
            <table:table-row>
              <table:table-cell office:value-type="string"/>
              <table:table-cell office:value-type="float" office:value="0.259173">
                <text:p>0.259173</text:p>
              </table:table-cell>
              <table:table-cell office:value-type="float" office:value="0.133527">
                <text:p>0.1335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2c001e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1.13cm" svg:height="13.495cm" xlink:href=".." xlink:type="simple" chart:class="chart:line" chart:style-name="ch1">
        <chart:title svg:x="9.9cm" svg:y="0.405cm" chart:style-name="ch2">
          <text:p>Dates</text:p>
        </chart:title>
        <chart:legend svg:x="2.291cm" svg:y="11.722cm" style:legend-expansion="custom" chartooo:width="7.003cm" chartooo:height="1.643cm" style:legend-expansion-aspect-ratio="4.26232501521607" chart:style-name="ch3"/>
        <chart:plot-area chart:style-name="ch4" table:cell-range-address="Heapsort.A5:Heapsort.A33 Heapsort.H4:Heapsort.H33 Quicksort.H4:Quicksort.H33" chart:data-source-has-labels="both" svg:x="1.433cm" svg:y="1.453cm" svg:width="19.275cm" svg:height="10.792cm">
          <chartooo:coordinate-region svg:x="2.345cm" svg:y="1.453cm" svg:width="18.363cm" svg:height="9.277cm"/>
          <chart:axis chart:dimension="x" chart:name="primary-x" chart:style-name="ch5" chartooo:axis-type="auto">
            <chartooo:date-scale/>
            <chart:title svg:x="15.509cm" svg:y="12.322cm" chart:style-name="ch6">
              <text:p>Amount of items</text:p>
            </chart:title>
            <chart:categories table:cell-range-address="Heapsort.A5:Heapsort.A33"/>
            <chart:grid chart:style-name="ch7" chart:class="major"/>
          </chart:axis>
          <chart:axis chart:dimension="y" chart:name="primary-y" chart:style-name="ch5">
            <chart:title svg:x="0.451cm" svg:y="7.647cm" chart:style-name="ch8">
              <text:p>Time (sec)</text:p>
            </chart:title>
            <chart:grid chart:style-name="ch7" chart:class="major"/>
          </chart:axis>
          <chart:series chart:style-name="ch9" chart:values-cell-range-address="Heapsort.H4:Heapsort.H33" loext:label-string="heapsort" chart:class="chart:line">
            <chart:data-point chart:repeated="30"/>
          </chart:series>
          <chart:series chart:style-name="ch10" chart:values-cell-range-address="Quicksort.H4:Quicksort.H33" loext:label-string="quicksort" chart:class="chart:line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psort</text:p>
              </table:table-cell>
              <table:table-cell office:value-type="string">
                <text:p>quicksort</text:p>
              </table:table-cell>
            </table:table-row>
          </table:table-header-rows>
          <table:table-rows>
            <table:table-row>
              <table:table-cell office:value-type="float" office:value="20000">
                <text:p>20000</text:p>
                <draw:g>
                  <svg:desc>Heapsort.A5:Heapsort.A33</svg:desc>
                </draw:g>
              </table:table-cell>
              <table:table-cell office:value-type="float" office:value="0.0089816">
                <text:p>0.0089816</text:p>
                <draw:g>
                  <svg:desc>Heapsort.H4:Heapsort.H33</svg:desc>
                </draw:g>
              </table:table-cell>
              <table:table-cell office:value-type="float" office:value="0.0068134">
                <text:p>0.0068134</text:p>
                <draw:g>
                  <svg:desc>Quicksort.H4:Quicksort.H33</svg:desc>
                </draw:g>
              </table:table-cell>
            </table:table-row>
            <table:table-row>
              <table:table-cell office:value-type="float" office:value="30000">
                <text:p>30000</text:p>
              </table:table-cell>
              <table:table-cell office:value-type="float" office:value="0.0181841">
                <text:p>0.0181841</text:p>
              </table:table-cell>
              <table:table-cell office:value-type="float" office:value="0.0104165">
                <text:p>0.0104165</text:p>
              </table:table-cell>
            </table:table-row>
            <table:table-row>
              <table:table-cell office:value-type="float" office:value="40000">
                <text:p>40000</text:p>
              </table:table-cell>
              <table:table-cell office:value-type="float" office:value="0.0287216">
                <text:p>0.0287216</text:p>
              </table:table-cell>
              <table:table-cell office:value-type="float" office:value="0.0154633">
                <text:p>0.0154633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0.0401581">
                <text:p>0.0401581</text:p>
              </table:table-cell>
              <table:table-cell office:value-type="float" office:value="0.0209935">
                <text:p>0.0209935</text:p>
              </table:table-cell>
            </table:table-row>
            <table:table-row>
              <table:table-cell office:value-type="float" office:value="60000">
                <text:p>60000</text:p>
              </table:table-cell>
              <table:table-cell office:value-type="float" office:value="0.0498367">
                <text:p>0.0498367</text:p>
              </table:table-cell>
              <table:table-cell office:value-type="float" office:value="0.0265899">
                <text:p>0.0265899</text:p>
              </table:table-cell>
            </table:table-row>
            <table:table-row>
              <table:table-cell office:value-type="float" office:value="70000">
                <text:p>70000</text:p>
              </table:table-cell>
              <table:table-cell office:value-type="float" office:value="0.0616578">
                <text:p>0.0616578</text:p>
              </table:table-cell>
              <table:table-cell office:value-type="float" office:value="0.0321281">
                <text:p>0.0321281</text:p>
              </table:table-cell>
            </table:table-row>
            <table:table-row>
              <table:table-cell office:value-type="float" office:value="80000">
                <text:p>80000</text:p>
              </table:table-cell>
              <table:table-cell office:value-type="float" office:value="0.0726736">
                <text:p>0.0726736</text:p>
              </table:table-cell>
              <table:table-cell office:value-type="float" office:value="0.0386153">
                <text:p>0.0386153</text:p>
              </table:table-cell>
            </table:table-row>
            <table:table-row>
              <table:table-cell office:value-type="float" office:value="90000">
                <text:p>90000</text:p>
              </table:table-cell>
              <table:table-cell office:value-type="float" office:value="0.0831661">
                <text:p>0.0831661</text:p>
              </table:table-cell>
              <table:table-cell office:value-type="float" office:value="0.0430475">
                <text:p>0.043047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0.0977098">
                <text:p>0.0977098</text:p>
              </table:table-cell>
              <table:table-cell office:value-type="float" office:value="0.0492687">
                <text:p>0.0492687</text:p>
              </table:table-cell>
            </table:table-row>
            <table:table-row>
              <table:table-cell office:value-type="float" office:value="110000">
                <text:p>110000</text:p>
              </table:table-cell>
              <table:table-cell office:value-type="float" office:value="0.105111">
                <text:p>0.105111</text:p>
              </table:table-cell>
              <table:table-cell office:value-type="float" office:value="0.0540392">
                <text:p>0.0540392</text:p>
              </table:table-cell>
            </table:table-row>
            <table:table-row>
              <table:table-cell office:value-type="float" office:value="120000">
                <text:p>120000</text:p>
              </table:table-cell>
              <table:table-cell office:value-type="float" office:value="0.116362">
                <text:p>0.116362</text:p>
              </table:table-cell>
              <table:table-cell office:value-type="float" office:value="0.0607221">
                <text:p>0.0607221</text:p>
              </table:table-cell>
            </table:table-row>
            <table:table-row>
              <table:table-cell office:value-type="float" office:value="130000">
                <text:p>130000</text:p>
              </table:table-cell>
              <table:table-cell office:value-type="float" office:value="0.127905">
                <text:p>0.127905</text:p>
              </table:table-cell>
              <table:table-cell office:value-type="float" office:value="0.0658438">
                <text:p>0.0658438</text:p>
              </table:table-cell>
            </table:table-row>
            <table:table-row>
              <table:table-cell office:value-type="float" office:value="140000">
                <text:p>140000</text:p>
              </table:table-cell>
              <table:table-cell office:value-type="float" office:value="0.143546">
                <text:p>0.143546</text:p>
              </table:table-cell>
              <table:table-cell office:value-type="float" office:value="0.0701642">
                <text:p>0.0701642</text:p>
              </table:table-cell>
            </table:table-row>
            <table:table-row>
              <table:table-cell office:value-type="float" office:value="150000">
                <text:p>150000</text:p>
              </table:table-cell>
              <table:table-cell office:value-type="float" office:value="0.151758">
                <text:p>0.151758</text:p>
              </table:table-cell>
              <table:table-cell office:value-type="float" office:value="0.0765165">
                <text:p>0.0765165</text:p>
              </table:table-cell>
            </table:table-row>
            <table:table-row>
              <table:table-cell office:value-type="float" office:value="160000">
                <text:p>160000</text:p>
              </table:table-cell>
              <table:table-cell office:value-type="float" office:value="0.163464">
                <text:p>0.163464</text:p>
              </table:table-cell>
              <table:table-cell office:value-type="float" office:value="0.0838573">
                <text:p>0.0838573</text:p>
              </table:table-cell>
            </table:table-row>
            <table:table-row>
              <table:table-cell office:value-type="float" office:value="170000">
                <text:p>170000</text:p>
              </table:table-cell>
              <table:table-cell office:value-type="float" office:value="0.175123">
                <text:p>0.175123</text:p>
              </table:table-cell>
              <table:table-cell office:value-type="float" office:value="0.0861858">
                <text:p>0.0861858</text:p>
              </table:table-cell>
            </table:table-row>
            <table:table-row>
              <table:table-cell office:value-type="float" office:value="180000">
                <text:p>180000</text:p>
              </table:table-cell>
              <table:table-cell office:value-type="float" office:value="0.188417">
                <text:p>0.188417</text:p>
              </table:table-cell>
              <table:table-cell office:value-type="float" office:value="0.0927657">
                <text:p>0.0927657</text:p>
              </table:table-cell>
            </table:table-row>
            <table:table-row>
              <table:table-cell office:value-type="float" office:value="190000">
                <text:p>190000</text:p>
              </table:table-cell>
              <table:table-cell office:value-type="float" office:value="0.200349">
                <text:p>0.200349</text:p>
              </table:table-cell>
              <table:table-cell office:value-type="float" office:value="0.098641">
                <text:p>0.098641</text:p>
              </table:table-cell>
            </table:table-row>
            <table:table-row>
              <table:table-cell office:value-type="float" office:value="200000">
                <text:p>200000</text:p>
              </table:table-cell>
              <table:table-cell office:value-type="float" office:value="0.213902">
                <text:p>0.213902</text:p>
              </table:table-cell>
              <table:table-cell office:value-type="float" office:value="0.110019">
                <text:p>0.110019</text:p>
              </table:table-cell>
            </table:table-row>
            <table:table-row>
              <table:table-cell office:value-type="float" office:value="210000">
                <text:p>210000</text:p>
              </table:table-cell>
              <table:table-cell office:value-type="float" office:value="0.22564">
                <text:p>0.22564</text:p>
              </table:table-cell>
              <table:table-cell office:value-type="float" office:value="0.110732">
                <text:p>0.110732</text:p>
              </table:table-cell>
            </table:table-row>
            <table:table-row>
              <table:table-cell office:value-type="float" office:value="220000">
                <text:p>220000</text:p>
              </table:table-cell>
              <table:table-cell office:value-type="float" office:value="0.236671">
                <text:p>0.236671</text:p>
              </table:table-cell>
              <table:table-cell office:value-type="float" office:value="0.116529">
                <text:p>0.116529</text:p>
              </table:table-cell>
            </table:table-row>
            <table:table-row>
              <table:table-cell office:value-type="float" office:value="230000">
                <text:p>230000</text:p>
              </table:table-cell>
              <table:table-cell office:value-type="float" office:value="0.248391">
                <text:p>0.248391</text:p>
              </table:table-cell>
              <table:table-cell office:value-type="float" office:value="0.122475">
                <text:p>0.122475</text:p>
              </table:table-cell>
            </table:table-row>
            <table:table-row>
              <table:table-cell office:value-type="float" office:value="240000">
                <text:p>240000</text:p>
              </table:table-cell>
              <table:table-cell office:value-type="float" office:value="0.263076">
                <text:p>0.263076</text:p>
              </table:table-cell>
              <table:table-cell office:value-type="float" office:value="0.126533">
                <text:p>0.126533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0.273638">
                <text:p>0.273638</text:p>
              </table:table-cell>
              <table:table-cell office:value-type="float" office:value="0.130691">
                <text:p>0.130691</text:p>
              </table:table-cell>
            </table:table-row>
            <table:table-row>
              <table:table-cell office:value-type="float" office:value="260000">
                <text:p>260000</text:p>
              </table:table-cell>
              <table:table-cell office:value-type="float" office:value="0.28599">
                <text:p>0.28599</text:p>
              </table:table-cell>
              <table:table-cell office:value-type="float" office:value="0.138617">
                <text:p>0.138617</text:p>
              </table:table-cell>
            </table:table-row>
            <table:table-row>
              <table:table-cell office:value-type="float" office:value="270000">
                <text:p>270000</text:p>
              </table:table-cell>
              <table:table-cell office:value-type="float" office:value="0.301797">
                <text:p>0.301797</text:p>
              </table:table-cell>
              <table:table-cell office:value-type="float" office:value="0.142881">
                <text:p>0.142881</text:p>
              </table:table-cell>
            </table:table-row>
            <table:table-row>
              <table:table-cell office:value-type="float" office:value="280000">
                <text:p>280000</text:p>
              </table:table-cell>
              <table:table-cell office:value-type="float" office:value="0.324818">
                <text:p>0.324818</text:p>
              </table:table-cell>
              <table:table-cell office:value-type="float" office:value="0.148753">
                <text:p>0.148753</text:p>
              </table:table-cell>
            </table:table-row>
            <table:table-row>
              <table:table-cell office:value-type="float" office:value="290000">
                <text:p>290000</text:p>
              </table:table-cell>
              <table:table-cell office:value-type="float" office:value="0.328288">
                <text:p>0.328288</text:p>
              </table:table-cell>
              <table:table-cell office:value-type="float" office:value="0.159034">
                <text:p>0.159034</text:p>
              </table:table-cell>
            </table:table-row>
            <table:table-row>
              <table:table-cell office:value-type="float" office:value="300000">
                <text:p>300000</text:p>
              </table:table-cell>
              <table:table-cell office:value-type="float" office:value="0.347336">
                <text:p>0.347336</text:p>
              </table:table-cell>
              <table:table-cell office:value-type="float" office:value="0.16901">
                <text:p>0.16901</text:p>
              </table:table-cell>
            </table:table-row>
            <table:table-row>
              <table:table-cell office:value-type="string"/>
              <table:table-cell office:value-type="float" office:value="0.359227">
                <text:p>0.359227</text:p>
              </table:table-cell>
              <table:table-cell office:value-type="float" office:value="0.173065">
                <text:p>0.1730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